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Cabin" svg:font-family="Cabi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imes New Roman" svg:font-family="'Times New Roman'" style:font-family-generic="swiss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2.381cm"/>
    </style:style>
    <style:style style:name="co2" style:family="table-column">
      <style:table-column-properties fo:break-before="auto" style:column-width="16.764cm"/>
    </style:style>
    <style:style style:name="co3" style:family="table-column">
      <style:table-column-properties fo:break-before="auto" style:column-width="2.953cm"/>
    </style:style>
    <style:style style:name="co4" style:family="table-column">
      <style:table-column-properties fo:break-before="auto" style:column-width="2.254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3.016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03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2cm"/>
    </style:style>
    <style:style style:name="ro1" style:family="table-row">
      <style:table-row-properties style:row-height="0.728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323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476cm" fo:break-before="auto" style:use-optimal-row-height="tru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0.847cm" fo:break-before="auto" style:use-optimal-row-height="false"/>
    </style:style>
    <style:style style:name="ro8" style:family="table-row">
      <style:table-row-properties style:row-height="1.085cm" fo:break-before="auto" style:use-optimal-row-height="false"/>
    </style:style>
    <style:style style:name="ro9" style:family="table-row">
      <style:table-row-properties style:row-height="0.937cm" fo:break-before="auto" style:use-optimal-row-height="true"/>
    </style:style>
    <style:style style:name="ro10" style:family="table-row">
      <style:table-row-properties style:row-height="1.058cm" fo:break-before="auto" style:use-optimal-row-height="false"/>
    </style:style>
    <style:style style:name="ro11" style:family="table-row">
      <style:table-row-properties style:row-height="0.494cm" fo:break-before="auto" style:use-optimal-row-height="true"/>
    </style:style>
    <style:style style:name="ro12" style:family="table-row">
      <style:table-row-properties style:row-height="0.926cm" fo:break-before="auto" style:use-optimal-row-height="false"/>
    </style:style>
    <style:style style:name="ro13" style:family="table-row">
      <style:table-row-properties style:row-height="1.032cm" fo:break-before="auto" style:use-optimal-row-height="false"/>
    </style:style>
    <style:style style:name="ro14" style:family="table-row">
      <style:table-row-properties style:row-height="0.635cm" fo:break-before="auto" style:use-optimal-row-height="false"/>
    </style:style>
    <style:style style:name="ro15" style:family="table-row">
      <style:table-row-properties style:row-height="1.111cm" fo:break-before="auto" style:use-optimal-row-height="fals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794cm" fo:break-before="auto" style:use-optimal-row-height="false"/>
    </style:style>
    <style:style style:name="ro18" style:family="table-row">
      <style:table-row-properties style:row-height="0.82cm" fo:break-before="auto" style:use-optimal-row-height="false"/>
    </style:style>
    <style:style style:name="ro19" style:family="table-row">
      <style:table-row-properties style:row-height="0.873cm" fo:break-before="auto" style:use-optimal-row-height="false"/>
    </style:style>
    <style:style style:name="ro20" style:family="table-row">
      <style:table-row-properties style:row-height="0.741cm" fo:break-before="auto" style:use-optimal-row-height="false"/>
    </style:style>
    <style:style style:name="ro21" style:family="table-row">
      <style:table-row-properties style:row-height="0.953cm" fo:break-before="auto" style:use-optimal-row-height="false"/>
    </style:style>
    <style:style style:name="ro22" style:family="table-row">
      <style:table-row-properties style:row-height="1.005cm" fo:break-before="auto" style:use-optimal-row-height="false"/>
    </style:style>
    <style:style style:name="ro23" style:family="table-row">
      <style:table-row-properties style:row-height="1.535cm" fo:break-before="auto" style:use-optimal-row-height="false"/>
    </style:style>
    <style:style style:name="ro24" style:family="table-row">
      <style:table-row-properties style:row-height="1.296cm" fo:break-before="auto" style:use-optimal-row-height="false"/>
    </style:style>
    <style:style style:name="ro25" style:family="table-row">
      <style:table-row-properties style:row-height="1.349cm" fo:break-before="auto" style:use-optimal-row-height="false"/>
    </style:style>
    <style:style style:name="ro26" style:family="table-row">
      <style:table-row-properties style:row-height="1.72cm" fo:break-before="auto" style:use-optimal-row-height="false"/>
    </style:style>
    <style:style style:name="ro27" style:family="table-row">
      <style:table-row-properties style:row-height="1.244cm" fo:break-before="auto" style:use-optimal-row-height="false"/>
    </style:style>
    <style:style style:name="ro28" style:family="table-row">
      <style:table-row-properties style:row-height="1.27cm" fo:break-before="auto" style:use-optimal-row-height="false"/>
    </style:style>
    <style:style style:name="ro29" style:family="table-row">
      <style:table-row-properties style:row-height="1.376cm" fo:break-before="auto" style:use-optimal-row-height="false"/>
    </style:style>
    <style:style style:name="ro30" style:family="table-row">
      <style:table-row-properties style:row-height="0.609cm" fo:break-before="auto" style:use-optimal-row-height="false"/>
    </style:style>
    <style:style style:name="ro31" style:family="table-row">
      <style:table-row-properties style:row-height="0.912cm" fo:break-before="auto" style:use-optimal-row-height="true"/>
    </style:style>
    <style:style style:name="ro32" style:family="table-row">
      <style:table-row-properties style:row-height="0.609cm" fo:break-before="auto" style:use-optimal-row-height="true"/>
    </style:style>
    <style:style style:name="ro33" style:family="table-row">
      <style:table-row-properties style:row-height="0.612cm" fo:break-before="auto" style:use-optimal-row-height="true"/>
    </style:style>
    <style:style style:name="ro34" style:family="table-row">
      <style:table-row-properties style:row-height="1.251cm" fo:break-before="auto" style:use-optimal-row-height="false"/>
    </style:style>
    <style:style style:name="ta1" style:family="table" style:master-page-name="PageStyle_5f_RA_5f_criteris_5f_DA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dedc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none" style:rotation-align="none"/>
    </style:style>
    <style:style style:name="ce26" style:family="table-cell" style:parent-style-name="Default">
      <style:table-cell-properties fo:background-color="#ffff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fo:background-color="#ffff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fo:background-color="#ffff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fo:background-color="#ffff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fo:background-color="#ffdbb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fo:background-color="#ffdbb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fo:background-color="#ffdbb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fo:background-color="#dee6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>
      <style:table-cell-properties fo:background-color="#dee6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ackground-color="#dde8cb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>
      <style:table-cell-properties fo:background-color="#dde8cb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fo:background-color="#f6f9d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" style:family="table-cell" style:parent-style-name="Default">
      <style:table-cell-properties fo:background-color="#f6f9d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fo:background-color="#dedce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>
      <style:table-cell-properties fo:background-color="#dedce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wrap" fo:border="1.5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bi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ackground-color="#ffffd7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fo:background-color="#ffdbb6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fo:background-color="#ffd7d7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fo:background-color="#e0c2cd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fo:background-color="#dee6ef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fo:background-color="#dde8cb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ackground-color="#f6f9d4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dedce6" fo:border="0.74pt solid #000000"/>
    </style:style>
    <style:style style:name="ce62" style:family="table-cell" style:parent-style-name="Default">
      <style:table-cell-properties fo:background-color="#ffffd7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ackground-color="#ffffd7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65" style:family="table-cell" style:parent-style-name="Default">
      <style:table-cell-properties fo:background-color="#dedce6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fo:background-color="#ffffd7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bi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ackground-color="#ffdbb6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bi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ackground-color="#ffd7d7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bi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e0c2cd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bi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dee6ef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bi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dde8cb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bi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ackground-color="#f6f9d4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bi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ackground-color="#dedce6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bi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ackground-color="#ffffd7" style:text-align-source="fix" style:repeat-content="false" fo:border="0.74pt solid #000000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dbb6" style:text-align-source="fix" style:repeat-content="false" fo:border="0.74pt solid #000000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d7d7" style:text-align-source="fix" style:repeat-content="false" fo:border="0.74pt solid #000000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e0c2cd" style:text-align-source="fix" style:repeat-content="false" fo:border="0.74pt solid #000000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dee6ef" style:text-align-source="fix" style:repeat-content="false" fo:border="0.74pt solid #000000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dde8cb" style:text-align-source="fix" style:repeat-content="false" fo:border="0.74pt solid #000000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6f9d4" style:text-align-source="fix" style:repeat-content="false" fo:border="0.74pt solid #000000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dedce6" style:text-align-source="fix" style:repeat-content="false" fo:border="0.74pt solid #000000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ptos Narrow1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fo:color="#000000" style:font-name="Aptos Narrow1" style:text-underline-style="none" style:text-underline-color="font-color" style:text-line-through-type="none" fo:font-style="normal" style:text-outline="false" fo:text-shadow="none" style:text-position="0% 100%" style:font-style-asian="normal" style:font-style-complex="normal" fo:font-size="11pt" fo:font-weight="normal" style:font-size-asian="11pt" style:font-size-complex="11pt" style:font-weight-asian="normal" style:font-weight-complex="normal"/>
    </style:style>
    <style:style style:name="T3" style:family="text">
      <style:text-properties fo:color="#000000" style:text-underline-style="none" style:text-underline-color="font-color" style:text-line-through-type="none" fo:font-style="normal" style:text-outline="false" fo:text-shadow="none" style:text-position="0% 100%" style:font-style-asian="normal" style:font-style-complex="normal" style:font-name="Verdana" fo:font-size="8pt" fo:font-weight="bold" style:font-size-asian="8pt" style:font-size-complex="8pt" style:font-weight-asian="bold" style:font-weight-complex="bold"/>
    </style:style>
    <style:style style:name="T4" style:family="text">
      <style:text-properties fo:color="#000000" style:font-name="Aptos Narrow1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/>
    </style:style>
    <style:style style:name="T5" style:family="text">
      <style:text-properties fo:color="#000000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 style:font-name="Cab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xiMarkt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3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8"/>
        <table:table-column table:style-name="co7" table:default-cell-style-name="Default"/>
        <table:table-column table:style-name="co8" table:default-cell-style-name="ce38"/>
        <table:table-column table:style-name="co7" table:number-columns-repeated="1014" table:default-cell-style-name="Default"/>
        <table:table-column table:style-name="co9" table:default-cell-style-name="Default"/>
        <table:table-column table:style-name="co7" table:number-columns-repeated="15360" table:default-cell-style-name="Default"/>
        <table:table-row table:style-name="ro1">
          <table:table-cell table:style-name="ce2" table:number-columns-repeated="2"/>
          <table:table-cell table:style-name="ce49" office:value-type="string" calcext:value-type="string" table:number-columns-spanned="8" table:number-rows-spanned="1">
            <text:p><text:span text:style-name="T4">Projecte: </text:span><text:span text:style-name="T5">ProxiMarkt. Mercat de proximitat.</text:span></text:p>
          </table:table-cell>
          <table:covered-table-cell table:number-columns-repeated="7" table:style-name="ce49"/>
          <table:table-cell table:number-columns-repeated="16374"/>
        </table:table-row>
        <table:table-row table:style-name="ro2">
          <table:table-cell table:style-name="ce3" office:value-type="string" calcext:value-type="string" table:number-columns-spanned="1" table:number-rows-spanned="2">
            <text:p>Mòduls</text:p>
          </table:table-cell>
          <table:table-cell table:style-name="ce3" office:value-type="string" calcext:value-type="string" table:number-columns-spanned="1" table:number-rows-spanned="2">
            <text:p>Resultats d'aprenentatge i Criteris d'Avaluació</text:p>
          </table:table-cell>
          <table:table-cell table:style-name="ce50" office:value-type="string" calcext:value-type="string">
            <text:p>Sprint 1</text:p>
          </table:table-cell>
          <table:table-cell table:style-name="ce50" office:value-type="string" calcext:value-type="string">
            <text:p>Sprint 2</text:p>
          </table:table-cell>
          <table:table-cell table:style-name="ce50" office:value-type="string" calcext:value-type="string">
            <text:p>Sprint 3</text:p>
          </table:table-cell>
          <table:table-cell table:style-name="ce50" office:value-type="string" calcext:value-type="string">
            <text:p>Sprint 4</text:p>
          </table:table-cell>
          <table:table-cell table:style-name="ce50" office:value-type="string" calcext:value-type="string">
            <text:p>Sprint 5</text:p>
          </table:table-cell>
          <table:table-cell table:style-name="ce50" office:value-type="string" calcext:value-type="string">
            <text:p>Sprint 6</text:p>
          </table:table-cell>
          <table:table-cell table:style-name="ce50" office:value-type="string" calcext:value-type="string">
            <text:p>Sprint 7</text:p>
          </table:table-cell>
          <table:table-cell table:style-name="ce50" office:value-type="string" calcext:value-type="string">
            <text:p>Ressum</text:p>
          </table:table-cell>
          <table:table-cell table:number-columns-repeated="16374"/>
        </table:table-row>
        <table:table-row table:style-name="ro3">
          <table:covered-table-cell table:number-columns-repeated="2" table:style-name="ce3"/>
          <table:table-cell table:style-name="ce51" office:value-type="string" calcext:value-type="string">
            <text:p>Planificació, </text:p>
            <text:p>prototipat i anàlisi </text:p>
            <text:p>Inicial</text:p>
          </table:table-cell>
          <table:table-cell table:style-name="ce51" office:value-type="string" calcext:value-type="string">
            <text:p>Gestió d’usuaris</text:p>
            <text:p> I login</text:p>
          </table:table-cell>
          <table:table-cell table:style-name="ce51" office:value-type="string" calcext:value-type="string">
            <text:p>Gestió de </text:p>
            <text:p>productes per </text:p>
            <text:p>Part del venedor</text:p>
          </table:table-cell>
          <table:table-cell table:style-name="ce51" office:value-type="string" calcext:value-type="string">
            <text:p>Gestió d’encàrrecs. </text:p>
            <text:p>Cistella de la compra</text:p>
          </table:table-cell>
          <table:table-cell table:style-name="ce51" office:value-type="string" calcext:value-type="string">
            <text:p>Filtres de </text:p>
            <text:p>productes i </text:p>
            <text:p>Recerca</text:p>
          </table:table-cell>
          <table:table-cell table:style-name="ce51" office:value-type="string" calcext:value-type="string">
            <text:p>Xarxa social </text:p>
            <text:p> I valoracions</text:p>
          </table:table-cell>
          <table:table-cell table:style-name="ce51" office:value-type="string" calcext:value-type="string">
            <text:p>Ajustos final, proves i presentació</text:p>
          </table:table-cell>
          <table:table-cell table:style-name="ce51"/>
          <table:table-cell table:number-columns-repeated="16374"/>
        </table:table-row>
        <table:table-row table:style-name="ro4">
          <table:table-cell table:style-name="ce6" office:value-type="string" calcext:value-type="string" table:number-columns-spanned="1" table:number-rows-spanned="53">
            <text:p>AD</text:p>
          </table:table-cell>
          <table:table-cell table:style-name="ce26" office:value-type="string" calcext:value-type="string">
            <text:p>RA1- Desenvolupa aplicacions que gestionen informació emmagatzemada en fitxers </text:p>
            <text:p>identificant el camp d'aplicació dels mateixos i utilitzant classes específiques.</text:p>
          </table:table-cell>
          <table:table-cell table:style-name="ce52" table:number-columns-repeated="7"/>
          <table:table-cell table:style-name="ce52" table:formula="of:=IF(COUNTIF([.C4:.I4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a) S'han utilitzat classes per a la gestió de fitxers i directoris. </text:p>
          </table:table-cell>
          <table:table-cell table:style-name="ce52" table:number-columns-repeated="7"/>
          <table:table-cell table:style-name="ce52" table:formula="of:=IF(COUNTIF([.C5:.I5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8" office:value-type="string" calcext:value-type="string">
            <text:p>b) S'han valorat els avantatges i els inconvenients de les diferents formes d'accés.</text:p>
          </table:table-cell>
          <table:table-cell table:style-name="ce52" table:number-columns-repeated="7"/>
          <table:table-cell table:style-name="ce52" table:formula="of:=IF(COUNTIF([.C6:.I6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8" office:value-type="string" calcext:value-type="string">
            <text:p>c) S'han utilitzat classes per a recuperar informació emmagatzemada en fitxers.</text:p>
          </table:table-cell>
          <table:table-cell table:style-name="ce52" table:number-columns-repeated="7"/>
          <table:table-cell table:style-name="ce52" table:formula="of:=IF(COUNTIF([.C7:.I7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8" office:value-type="string" calcext:value-type="string">
            <text:p>d) S'han utilitzat classes per a emmagatzemar informació en fitxers.</text:p>
          </table:table-cell>
          <table:table-cell table:style-name="ce52" table:number-columns-repeated="7"/>
          <table:table-cell table:style-name="ce52" table:formula="of:=IF(COUNTIF([.C8:.I8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8" office:value-type="string" calcext:value-type="string">
            <text:p>e) S'han utilitzat classes per a realitzar conversions entre diferents formats de fitxers.</text:p>
          </table:table-cell>
          <table:table-cell table:style-name="ce52" table:number-columns-repeated="7"/>
          <table:table-cell table:style-name="ce52" table:formula="of:=IF(COUNTIF([.C9:.I9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8" office:value-type="string" calcext:value-type="string">
            <text:p>f)S'han previst i gestionat les excepcions.</text:p>
          </table:table-cell>
          <table:table-cell table:style-name="ce52" table:number-columns-repeated="7"/>
          <table:table-cell table:style-name="ce52" table:formula="of:=IF(COUNTIF([.C10:.I10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8" office:value-type="string" calcext:value-type="string">
            <text:p>g)S'han provat i documentat les aplicacions desenvolupades.</text:p>
          </table:table-cell>
          <table:table-cell table:style-name="ce52" table:number-columns-repeated="7"/>
          <table:table-cell table:style-name="ce52" table:formula="of:=IF(COUNTIF([.C11:.I11]; &quot;X&quot;) &gt; 0; &quot;X&quot;; &quot;&quot;)">
            <text:p/>
          </table:table-cell>
          <table:table-cell table:number-columns-repeated="16374"/>
        </table:table-row>
        <table:table-row table:style-name="ro6">
          <table:covered-table-cell table:style-name="ce6"/>
          <table:table-cell table:style-name="ce26" office:value-type="string" calcext:value-type="string">
            <text:p>RA2- Desenvolupa aplicacions que gestionen informació emmagatzemada en bases de dades </text:p>
            <text:p>Relacionals identificant i utilitzant mecanismes de connexió.</text:p>
          </table:table-cell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2" table:number-columns-repeated="2"/>
          <table:table-cell table:style-name="ce52" table:formula="of:=IF(COUNTIF([.C12:.I12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a) S'han valorat els avantatges i inconvenients d'utilitzar connectors.</text:p>
          </table:table-cell>
          <table:table-cell table:style-name="ce52" table:number-columns-repeated="7"/>
          <table:table-cell table:style-name="ce52" table:formula="of:=IF(COUNTIF([.C13:.I13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b) S'han utilitzat gestors de bases de dades embeguts i independents.</text:p>
          </table:table-cell>
          <table:table-cell table:style-name="ce52" table:number-columns-repeated="7"/>
          <table:table-cell table:style-name="ce52" table:formula="of:=IF(COUNTIF([.C14:.I14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c) S'ha utilitzat el connector idoni en l'aplicació.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5"/>
          <table:table-cell table:style-name="ce52" table:formula="of:=IF(COUNTIF([.C15:.I15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d) S'ha establit la connexió.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6"/>
          <table:table-cell table:style-name="ce52" table:formula="of:=IF(COUNTIF([.C16:.I16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e) S'ha definit l'estructura de la base de dades.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6"/>
          <table:table-cell table:style-name="ce52" table:formula="of:=IF(COUNTIF([.C17:.I17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f) S'han Desenvolupat aplicacions que modifiquen el contingut de la base de dades.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table:formula="of:=IF(COUNTIF([.C18:.I18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g) S'han definit els objectes destinats a emmagatzemar el resultat de les consultes.</text:p>
          </table:table-cell>
          <table:table-cell table:style-name="ce52" table:number-columns-repeated="4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table:formula="of:=IF(COUNTIF([.C19:.I19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h) S'han Desenvolupat aplicacions que efectuen consultes.</text:p>
          </table:table-cell>
          <table:table-cell table:style-name="ce52" table:number-columns-repeated="4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table:formula="of:=IF(COUNTIF([.C20:.I20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i) S'han eliminat els objectes una vegada finalitzada la seua funció.</text:p>
          </table:table-cell>
          <table:table-cell table:style-name="ce52" table:number-columns-repeated="4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table:formula="of:=IF(COUNTIF([.C21:.I21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j) S'han gestionat les transaccions.</text:p>
          </table:table-cell>
          <table:table-cell table:style-name="ce52" table:number-columns-repeated="4"/>
          <table:table-cell table:style-name="ce64" office:value-type="string" calcext:value-type="string">
            <text:p>X</text:p>
          </table:table-cell>
          <table:table-cell table:style-name="ce52" table:number-columns-repeated="2"/>
          <table:table-cell table:style-name="ce52" table:formula="of:=IF(COUNTIF([.C22:.I22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k) S'han executat procediments emmagatzemats en la base de dades.</text:p>
          </table:table-cell>
          <table:table-cell table:style-name="ce52" table:number-columns-repeated="7"/>
          <table:table-cell table:style-name="ce52" table:formula="of:=IF(COUNTIF([.C23:.I23]; &quot;X&quot;) &gt; 0; &quot;X&quot;; &quot;&quot;)">
            <text:p/>
          </table:table-cell>
          <table:table-cell table:number-columns-repeated="16374"/>
        </table:table-row>
        <table:table-row table:style-name="ro7">
          <table:covered-table-cell table:style-name="ce6"/>
          <table:table-cell table:style-name="ce26" office:value-type="string" calcext:value-type="string">
            <text:p>RA-3 Gestiona la persistència de les dades identificant ferramentes de mapatge objecte </text:p>
            <text:p>Relacional (ORM) i Desenvolupant aplicacions que les utilitzen.</text:p>
          </table:table-cell>
          <table:table-cell table:style-name="ce52" table:number-columns-repeated="5"/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52" table:formula="of:=IF(COUNTIF([.C24:.I24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a) S'ha instal·lat la ferramenta ORM.</text:p>
          </table:table-cell>
          <table:table-cell table:style-name="ce52" table:number-columns-repeated="2"/>
          <table:table-cell table:style-name="ce62"/>
          <table:table-cell table:style-name="ce52" table:number-columns-repeated="4"/>
          <table:table-cell table:style-name="ce52" table:formula="of:=IF(COUNTIF([.C25:.I25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b) S'ha configurat la ferramenta ORM.</text:p>
          </table:table-cell>
          <table:table-cell table:style-name="ce52" table:number-columns-repeated="7"/>
          <table:table-cell table:style-name="ce52" table:formula="of:=IF(COUNTIF([.C26:.I26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c) S'han definit els fitxers de mapatge.</text:p>
          </table:table-cell>
          <table:table-cell table:style-name="ce52" table:number-columns-repeated="7"/>
          <table:table-cell table:style-name="ce52" table:formula="of:=IF(COUNTIF([.C27:.I27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d) S'han aplicat mecanismes de persistència als objectes.</text:p>
          </table:table-cell>
          <table:table-cell table:style-name="ce52" table:number-columns-repeated="2"/>
          <table:table-cell table:style-name="ce63"/>
          <table:table-cell table:style-name="ce52" table:number-columns-repeated="2"/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52" table:formula="of:=IF(COUNTIF([.C28:.I28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e) S'han Desenvolupat aplicacions que modifiquen i recuperen objectes persistents.</text:p>
          </table:table-cell>
          <table:table-cell table:style-name="ce52" table:number-columns-repeated="5"/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52" table:formula="of:=IF(COUNTIF([.C29:.I29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f) S'han Desenvolupat aplicacions que realitzen consultes usant el llenguatge SQL.</text:p>
          </table:table-cell>
          <table:table-cell table:style-name="ce52" table:number-columns-repeated="5"/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52" table:formula="of:=IF(COUNTIF([.C30:.I30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g) S'han gestionat les transaccions</text:p>
          </table:table-cell>
          <table:table-cell table:style-name="ce52" table:number-columns-repeated="5"/>
          <table:table-cell table:number-columns-repeated="2" table:style-name="ce52" office:value-type="string" calcext:value-type="string">
            <text:p>x</text:p>
          </table:table-cell>
          <table:table-cell table:style-name="ce52" table:formula="of:=IF(COUNTIF([.C31:.I31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4">
          <table:covered-table-cell table:style-name="ce6"/>
          <table:table-cell table:style-name="ce26" office:value-type="string" calcext:value-type="string">
            <text:p>RA-4 Desenvolupa aplicacions que gestionen la informació emmagatzemada en bases de dades  objecte</text:p>
            <text:p> relacionals i orientades a objectes valorant les seues Característiques i utilitzant els mecanismes </text:p>
            <text:p>D'accés incorporats.</text:p>
          </table:table-cell>
          <table:table-cell table:style-name="ce52" table:number-columns-repeated="2"/>
          <table:table-cell table:number-columns-repeated="2" table:style-name="ce52" office:value-type="string" calcext:value-type="string">
            <text:p>X</text:p>
          </table:table-cell>
          <table:table-cell table:style-name="ce52" table:number-columns-repeated="3"/>
          <table:table-cell table:style-name="ce52" table:formula="of:=IF(COUNTIF([.C32:.I32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a) S'han identificat els avantatges i inconvenients de les bases de dades que emmagatzemen objectes.</text:p>
          </table:table-cell>
          <table:table-cell table:style-name="ce52" table:number-columns-repeated="7"/>
          <table:table-cell table:style-name="ce52" table:formula="of:=IF(COUNTIF([.C33:.I33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b) S'han establit i tancat connexions.</text:p>
          </table:table-cell>
          <table:table-cell table:style-name="ce52" table:number-columns-repeated="2"/>
          <table:table-cell table:number-columns-repeated="2" table:style-name="ce52" office:value-type="string" calcext:value-type="string">
            <text:p>x</text:p>
          </table:table-cell>
          <table:table-cell table:style-name="ce52" table:number-columns-repeated="3"/>
          <table:table-cell table:style-name="ce52" table:formula="of:=IF(COUNTIF([.C34:.I34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c) S'ha gestionat la persistència d'objectes simples.</text:p>
          </table:table-cell>
          <table:table-cell table:style-name="ce52" table:number-columns-repeated="2"/>
          <table:table-cell table:number-columns-repeated="2" table:style-name="ce52" office:value-type="string" calcext:value-type="string">
            <text:p>x</text:p>
          </table:table-cell>
          <table:table-cell table:style-name="ce52" table:number-columns-repeated="3"/>
          <table:table-cell table:style-name="ce52" table:formula="of:=IF(COUNTIF([.C35:.I35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d) S'ha gestionat la persistència d'objectes estructurats.</text:p>
          </table:table-cell>
          <table:table-cell table:style-name="ce52" table:number-columns-repeated="7"/>
          <table:table-cell table:style-name="ce52" table:formula="of:=IF(COUNTIF([.C36:.I36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e) S'han Desenvolupat aplicacions que realitzen consultes.</text:p>
          </table:table-cell>
          <table:table-cell table:style-name="ce52" table:number-columns-repeated="7"/>
          <table:table-cell table:style-name="ce52" table:formula="of:=IF(COUNTIF([.C37:.I37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f) S'han modificat els objectes emmagatzemats.</text:p>
          </table:table-cell>
          <table:table-cell table:style-name="ce52" table:number-columns-repeated="7"/>
          <table:table-cell table:style-name="ce52" table:formula="of:=IF(COUNTIF([.C38:.I38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g) S'han gestionat les transaccions.</text:p>
          </table:table-cell>
          <table:table-cell table:style-name="ce52" table:number-columns-repeated="7"/>
          <table:table-cell table:style-name="ce52" table:formula="of:=IF(COUNTIF([.C39:.I39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h) S'han provat i documentat les aplicacions desenvolupades.</text:p>
          </table:table-cell>
          <table:table-cell table:style-name="ce52" table:number-columns-repeated="7"/>
          <table:table-cell table:style-name="ce52" table:formula="of:=IF(COUNTIF([.C40:.I40]; &quot;X&quot;) &gt; 0; &quot;X&quot;; &quot;&quot;)">
            <text:p/>
          </table:table-cell>
          <table:table-cell table:number-columns-repeated="16374"/>
        </table:table-row>
        <table:table-row table:style-name="ro8">
          <table:covered-table-cell table:style-name="ce6"/>
          <table:table-cell table:style-name="ce26" office:value-type="string" calcext:value-type="string">
            <text:p>RA5- Desenvolupa aplicacions que gestionen la informació emmagatzemada en bases de dades </text:p>
            <text:p>documentals natives avaluant i utilitzant classes Específiques.</text:p>
          </table:table-cell>
          <table:table-cell table:style-name="ce52" table:number-columns-repeated="7"/>
          <table:table-cell table:style-name="ce52" table:formula="of:=IF(COUNTIF([.C41:.I41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a) S'han valorat els avantatges i inconvenients d'utilitzar bases de dades documentals natives.</text:p>
          </table:table-cell>
          <table:table-cell table:style-name="ce52" table:number-columns-repeated="7"/>
          <table:table-cell table:style-name="ce52" table:formula="of:=IF(COUNTIF([.C42:.I42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b) S'ha establit la connexió amb la base de dades.</text:p>
          </table:table-cell>
          <table:table-cell table:style-name="ce52" table:number-columns-repeated="7"/>
          <table:table-cell table:style-name="ce52" table:formula="of:=IF(COUNTIF([.C43:.I43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c) S'han Desenvolupat aplicacions que efectuen consultes sobre el contingut de la base de dades.</text:p>
          </table:table-cell>
          <table:table-cell table:style-name="ce52" table:number-columns-repeated="7"/>
          <table:table-cell table:style-name="ce52" table:formula="of:=IF(COUNTIF([.C44:.I44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d) S'han afegit i eliminat col·leccions de la base de dades.</text:p>
          </table:table-cell>
          <table:table-cell table:style-name="ce52" table:number-columns-repeated="7"/>
          <table:table-cell table:style-name="ce52" table:formula="of:=IF(COUNTIF([.C45:.I45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e) S'han Desenvolupat aplicacions per a afegir, modificar i eliminar documents de la base de dades</text:p>
          </table:table-cell>
          <table:table-cell table:style-name="ce52" table:number-columns-repeated="7"/>
          <table:table-cell table:style-name="ce52" table:formula="of:=IF(COUNTIF([.C46:.I46]; &quot;X&quot;) &gt; 0; &quot;X&quot;; &quot;&quot;)">
            <text:p/>
          </table:table-cell>
          <table:table-cell table:number-columns-repeated="16374"/>
        </table:table-row>
        <table:table-row table:style-name="ro3">
          <table:covered-table-cell table:style-name="ce6"/>
          <table:table-cell table:style-name="ce26" office:value-type="string" calcext:value-type="string">
            <text:p>RA6- Programa components d'accés a dades identificant les característiques que deu </text:p>
            <text:p>Posseir un component i utilitzant ferramentes de Desenvolupament.</text:p>
          </table:table-cell>
          <table:table-cell table:style-name="ce52" table:number-columns-repeated="2"/>
          <table:table-cell table:style-name="ce52" office:value-type="string" calcext:value-type="string">
            <text:p>X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52" table:formula="of:=IF(COUNTIF([.C47:.I47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9" office:value-type="string" calcext:value-type="string">
            <text:p>a) S'han valorat els avantatges i inconvenients d'utilitzar programació orientada a components.</text:p>
          </table:table-cell>
          <table:table-cell table:style-name="ce52" table:number-columns-repeated="7"/>
          <table:table-cell table:style-name="ce52" table:formula="of:=IF(COUNTIF([.C48:.I48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b) S'han identificat ferramentes de Desenvolupament de components.</text:p>
          </table:table-cell>
          <table:table-cell table:style-name="ce52" table:number-columns-repeated="4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table:formula="of:=IF(COUNTIF([.C49:.I49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c) S'han programat components que gestionen informació emmagatzemada en fitxers.</text:p>
          </table:table-cell>
          <table:table-cell table:style-name="ce52" table:number-columns-repeated="7"/>
          <table:table-cell table:style-name="ce52" table:formula="of:=IF(COUNTIF([.C50:.I50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6"/>
          <table:table-cell table:style-name="ce27" office:value-type="string" calcext:value-type="string">
            <text:p>d) S'han programat components que gestionen mitjançant connectors informació emmagatzemada en bases de dades.</text:p>
          </table:table-cell>
          <table:table-cell table:style-name="ce52" table:number-columns-repeated="4"/>
          <table:table-cell table:style-name="ce52" office:value-type="string" calcext:value-type="string">
            <text:p>X</text:p>
          </table:table-cell>
          <table:table-cell table:style-name="ce64" office:value-type="string" calcext:value-type="string">
            <text:p>x</text:p>
          </table:table-cell>
          <table:table-cell table:style-name="ce52"/>
          <table:table-cell table:style-name="ce52" table:formula="of:=IF(COUNTIF([.C51:.I51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e) S'han programat components que gestionen informació usant mapatge objecte relacional.</text:p>
          </table:table-cell>
          <table:table-cell table:style-name="ce52" table:number-columns-repeated="2"/>
          <table:table-cell table:style-name="ce52" office:value-type="string" calcext:value-type="string">
            <text:p>x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formula="of:=IF(COUNTIF([.C52:.I52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9">
          <table:covered-table-cell table:style-name="ce6"/>
          <table:table-cell table:style-name="ce27" office:value-type="string" calcext:value-type="string">
            <text:p>f) S'han programat components que gestionen informació emmagatzemada en bases de dades objecte relacionals i orientades a objectes.</text:p>
          </table:table-cell>
          <table:table-cell table:style-name="ce52" table:number-columns-repeated="7"/>
          <table:table-cell table:style-name="ce52" table:formula="of:=IF(COUNTIF([.C53:.I53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6"/>
          <table:table-cell table:style-name="ce27" office:value-type="string" calcext:value-type="string">
            <text:p>g) S'han programat components que gestionen informació emmagatzemada en una base de dades documental nativa.</text:p>
          </table:table-cell>
          <table:table-cell table:style-name="ce52" table:number-columns-repeated="7"/>
          <table:table-cell table:style-name="ce52" table:formula="of:=IF(COUNTIF([.C54:.I54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h) S'han provat i documentat els components Desenvolupats.</text:p>
          </table:table-cell>
          <table:table-cell table:style-name="ce52" table:number-columns-repeated="2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2" office:value-type="string" calcext:value-type="string">
            <text:p>x</text:p>
          </table:table-cell>
          <table:table-cell table:style-name="ce52" table:formula="of:=IF(COUNTIF([.C55:.I55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6"/>
          <table:table-cell table:style-name="ce27" office:value-type="string" calcext:value-type="string">
            <text:p>i) S'han integrat els components Desenvolupats en aplicacions.</text:p>
          </table:table-cell>
          <table:table-cell table:style-name="ce52" table:number-columns-repeated="2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2" office:value-type="string" calcext:value-type="string">
            <text:p>x</text:p>
          </table:table-cell>
          <table:table-cell table:style-name="ce52" table:formula="of:=IF(COUNTIF([.C56:.I56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10">
          <table:table-cell table:style-name="ce7" office:value-type="string" calcext:value-type="string" table:number-columns-spanned="1" table:number-rows-spanned="47">
            <text:p>PMDM</text:p>
          </table:table-cell>
          <table:table-cell table:style-name="ce30" office:value-type="string" calcext:value-type="string">
            <text:p>RA1- Aplica tecnologies de Desenvolupament per a dispositius mòbils avaluant les seues característiques</text:p>
            <text:p> I capacitats.</text:p>
          </table:table-cell>
          <table:table-cell table:style-name="ce53" table:number-columns-repeated="7"/>
          <table:table-cell table:style-name="ce53" table:formula="of:=IF(COUNTIF([.C57:.I57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a) S'han analitzat les limitacions que planteja l'execució d'aplicacions en els dispositius mòbils.</text:p>
          </table:table-cell>
          <table:table-cell table:style-name="ce53" table:number-columns-repeated="7"/>
          <table:table-cell table:style-name="ce53" table:formula="of:=IF(COUNTIF([.C58:.I58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b) S'han identificat les tecnologies de Desenvolupament d'aplicacions per a dispositius mòbils. </text:p>
          </table:table-cell>
          <table:table-cell table:style-name="ce53" table:number-columns-repeated="7"/>
          <table:table-cell table:style-name="ce53" table:formula="of:=IF(COUNTIF([.C59:.I59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7"/>
          <table:table-cell table:style-name="ce31" office:value-type="string" calcext:value-type="string">
            <text:p>c) S'han instal·lat, configurat i utilitzat entorns de treball per al Desenvolupament d'aplicacions per a dispositius mòbils.</text:p>
          </table:table-cell>
          <table:table-cell table:style-name="ce53" table:number-columns-repeated="7"/>
          <table:table-cell table:style-name="ce53" table:formula="of:=IF(COUNTIF([.C60:.I60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7"/>
          <table:table-cell table:style-name="ce31" office:value-type="string" calcext:value-type="string">
            <text:p>d) S'han identificat configuracions que classifiquen els dispositius mòbils sobre la base de les seues característiques.</text:p>
          </table:table-cell>
          <table:table-cell table:style-name="ce53" table:number-columns-repeated="7"/>
          <table:table-cell table:style-name="ce53" table:formula="of:=IF(COUNTIF([.C61:.I61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7"/>
          <table:table-cell table:style-name="ce31" office:value-type="string" calcext:value-type="string">
            <text:p>e) S'han descrit perfils que establixen la relació entre el dispositiu i l'aplicació. </text:p>
          </table:table-cell>
          <table:table-cell table:style-name="ce53" table:number-columns-repeated="7"/>
          <table:table-cell table:style-name="ce53" table:formula="of:=IF(COUNTIF([.C62:.I62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7"/>
          <table:table-cell table:style-name="ce31" office:value-type="string" calcext:value-type="string">
            <text:p>f) S'ha analitzat l'estructura d'aplicacions existents per a dispositius mòbils identificant les classes utilitzades.</text:p>
          </table:table-cell>
          <table:table-cell table:style-name="ce53" table:number-columns-repeated="7"/>
          <table:table-cell table:style-name="ce53" table:formula="of:=IF(COUNTIF([.C63:.I63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7"/>
          <table:table-cell table:style-name="ce31" office:value-type="string" calcext:value-type="string">
            <text:p>g) S'han realitzat modificacions sobre aplicacions existents. </text:p>
          </table:table-cell>
          <table:table-cell table:style-name="ce53" table:number-columns-repeated="7"/>
          <table:table-cell table:style-name="ce53" table:formula="of:=IF(COUNTIF([.C64:.I64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7"/>
          <table:table-cell table:style-name="ce31" office:value-type="string" calcext:value-type="string">
            <text:p>h) S'han utilitzat emuladors per a comprovar el funcionament de les aplicacions.</text:p>
          </table:table-cell>
          <table:table-cell table:style-name="ce53" table:number-columns-repeated="7"/>
          <table:table-cell table:style-name="ce53" table:formula="of:=IF(COUNTIF([.C65:.I65]; &quot;X&quot;) &gt; 0; &quot;X&quot;; &quot;&quot;)">
            <text:p/>
          </table:table-cell>
          <table:table-cell table:number-columns-repeated="16374"/>
        </table:table-row>
        <table:table-row table:style-name="ro12">
          <table:covered-table-cell table:style-name="ce7"/>
          <table:table-cell table:style-name="ce30" office:value-type="string" calcext:value-type="string">
            <text:p>RA2- Desenvolupa aplicacions per a dispositius mòbils analitzant i emprant les</text:p>
            <text:p> Tecnologies i llibreries específiques</text:p>
          </table:table-cell>
          <table:table-cell table:style-name="ce53" office:value-type="string" calcext:value-type="string">
            <text:p>x</text:p>
          </table:table-cell>
          <table:table-cell table:style-name="ce53"/>
          <table:table-cell table:number-columns-repeated="5" table:style-name="ce53" office:value-type="string" calcext:value-type="string">
            <text:p>X</text:p>
          </table:table-cell>
          <table:table-cell table:style-name="ce53" table:formula="of:=IF(COUNTIF([.C66:.I66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a) S'ha generat l'estructura de classes necessària per a l'aplicació.</text:p>
          </table:table-cell>
          <table:table-cell table:style-name="ce53" office:value-type="string" calcext:value-type="string">
            <text:p>x</text:p>
          </table:table-cell>
          <table:table-cell table:style-name="ce53" table:number-columns-repeated="6"/>
          <table:table-cell table:style-name="ce53" table:formula="of:=IF(COUNTIF([.C67:.I67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9">
          <table:covered-table-cell table:style-name="ce7"/>
          <table:table-cell table:style-name="ce31" office:value-type="string" calcext:value-type="string">
            <text:p>b) S'han analitzat i utilitzat les classes que modelen finestres, menús, alertes i controls per al Desenvolupament d'aplicacions gràfiques senzilles. <text:s text:c="27"/></text:p>
          </table:table-cell>
          <table:table-cell table:style-name="ce53" table:number-columns-repeated="2"/>
          <table:table-cell table:number-columns-repeated="2" table:style-name="ce53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53"/>
          <table:table-cell table:style-name="ce53" table:formula="of:=IF(COUNTIF([.C68:.I68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c) S'han utilitzat les classes necessàries per a la connexió i comunicació amb dispositius sense fils.</text:p>
          </table:table-cell>
          <table:table-cell table:style-name="ce53" table:number-columns-repeated="7"/>
          <table:table-cell table:style-name="ce53" table:formula="of:=IF(COUNTIF([.C69:.I69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d) S'han utilitzat les classes necessàries per a l'intercanvi de missatges de text i multimèdia.</text:p>
          </table:table-cell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table:formula="of:=IF(COUNTIF([.C70:.I70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e) S'han utilitzat les classes necessàries per a establir connexions i comunicacions HTTP i HTTPS.</text:p>
          </table:table-cell>
          <table:table-cell table:style-name="ce53"/>
          <table:table-cell table:style-name="ce53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53" table:number-columns-repeated="3"/>
          <table:table-cell table:style-name="ce53" table:formula="of:=IF(COUNTIF([.C71:.I71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9">
          <table:covered-table-cell table:style-name="ce7"/>
          <table:table-cell table:style-name="ce31" office:value-type="string" calcext:value-type="string">
            <text:p>f) S'han utilitzat les classes necessàries per a establir connexions amb magatzems de dades garantint la persistència. </text:p>
          </table:table-cell>
          <table:table-cell table:style-name="ce53" table:number-columns-repeated="2"/>
          <table:table-cell table:style-name="ce53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3" table:number-columns-repeated="3"/>
          <table:table-cell table:style-name="ce53" table:formula="of:=IF(COUNTIF([.C72:.I72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9">
          <table:covered-table-cell table:style-name="ce7"/>
          <table:table-cell table:style-name="ce31" office:value-type="string" calcext:value-type="string">
            <text:p>g) S'han realitzat proves d'interacció usuari-aplicació per a optimitzar les aplicacions desenvolupades a partir d'emuladors. </text:p>
          </table:table-cell>
          <table:table-cell table:style-name="ce53" table:number-columns-repeated="2"/>
          <table:table-cell table:number-columns-repeated="2" table:style-name="ce53" office:value-type="string" calcext:value-type="string">
            <text:p>X</text:p>
          </table:table-cell>
          <table:table-cell table:style-name="ce53" table:number-columns-repeated="3"/>
          <table:table-cell table:style-name="ce53" table:formula="of:=IF(COUNTIF([.C73:.I73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11">
          <table:covered-table-cell table:style-name="ce7"/>
          <table:table-cell table:style-name="ce31" office:value-type="string" calcext:value-type="string">
            <text:p>h) S'han empaquetat i desplegat les aplicacions desenvolupades en dispositius mòbils reals.</text:p>
          </table:table-cell>
          <table:table-cell table:style-name="ce53" table:number-columns-repeated="6"/>
          <table:table-cell table:style-name="ce53" office:value-type="string" calcext:value-type="string">
            <text:p>X</text:p>
          </table:table-cell>
          <table:table-cell table:style-name="ce53" table:formula="of:=IF(COUNTIF([.C74:.I74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11">
          <table:covered-table-cell table:style-name="ce7"/>
          <table:table-cell table:style-name="ce31" office:value-type="string" calcext:value-type="string">
            <text:p>i) S'han documentat els processos necessaris per al Desenvolupament de les aplicacions. <text:s text:c="37"/></text:p>
          </table:table-cell>
          <table:table-cell table:style-name="ce53" table:number-columns-repeated="6"/>
          <table:table-cell table:style-name="ce53" office:value-type="string" calcext:value-type="string">
            <text:p>X</text:p>
          </table:table-cell>
          <table:table-cell table:style-name="ce53" table:formula="of:=IF(COUNTIF([.C75:.I75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2" office:value-type="string" calcext:value-type="string">
            <text:p><text:s/>j) S'han establit els permisos requerits per al funcionament de les aplicacions.</text:p>
          </table:table-cell>
          <table:table-cell table:style-name="ce53" table:number-columns-repeated="2"/>
          <table:table-cell table:style-name="ce53" office:value-type="string" calcext:value-type="string">
            <text:p>X</text:p>
          </table:table-cell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table:formula="of:=IF(COUNTIF([.C76:.I76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13">
          <table:covered-table-cell table:style-name="ce7"/>
          <table:table-cell table:style-name="ce30" office:value-type="string" calcext:value-type="string">
            <text:p>RA3- Desenvolupa programes que integren continguts multimèdia analitzant i emprant les </text:p>
            <text:p>Tecnologies i llibreries específiques.</text:p>
          </table:table-cell>
          <table:table-cell table:style-name="ce53" table:number-columns-repeated="5"/>
          <table:table-cell table:style-name="ce53" office:value-type="string" calcext:value-type="string">
            <text:p>X</text:p>
          </table:table-cell>
          <table:table-cell table:style-name="ce53"/>
          <table:table-cell table:style-name="ce53" table:formula="of:=IF(COUNTIF([.C77:.I77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11">
          <table:covered-table-cell table:style-name="ce7"/>
          <table:table-cell table:style-name="ce31" office:value-type="string" calcext:value-type="string">
            <text:p>a) S'han analitzat entorns de Desenvolupament multimèdia.</text:p>
          </table:table-cell>
          <table:table-cell table:style-name="ce53" table:number-columns-repeated="7"/>
          <table:table-cell table:style-name="ce53" table:formula="of:=IF(COUNTIF([.C78:.I78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7"/>
          <table:table-cell table:style-name="ce31" office:value-type="string" calcext:value-type="string">
            <text:p>b) S'han reconegut les classes que permeten la captura, processament i emmagatzematge de dades multimèdia.</text:p>
          </table:table-cell>
          <table:table-cell table:style-name="ce53" table:number-columns-repeated="5"/>
          <table:table-cell table:style-name="ce53" office:value-type="string" calcext:value-type="string">
            <text:p>x</text:p>
          </table:table-cell>
          <table:table-cell table:style-name="ce53"/>
          <table:table-cell table:style-name="ce53" table:formula="of:=IF(COUNTIF([.C79:.I79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11">
          <table:covered-table-cell table:style-name="ce7"/>
          <table:table-cell table:style-name="ce31" office:value-type="string" calcext:value-type="string">
            <text:p>c) S'han utilitzat classes per a la conversió de dades multimèdia d'un format a un altre.</text:p>
          </table:table-cell>
          <table:table-cell table:style-name="ce53" table:number-columns-repeated="7"/>
          <table:table-cell table:style-name="ce53" table:formula="of:=IF(COUNTIF([.C80:.I80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7"/>
          <table:table-cell table:style-name="ce31" office:value-type="string" calcext:value-type="string">
            <text:p>d) S'han utilitzat classes per a construir processadors per a la transformació de les fonts de dades multimèdia. </text:p>
          </table:table-cell>
          <table:table-cell table:style-name="ce53" table:number-columns-repeated="7"/>
          <table:table-cell table:style-name="ce53" table:formula="of:=IF(COUNTIF([.C81:.I81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7"/>
          <table:table-cell table:style-name="ce31" office:value-type="string" calcext:value-type="string">
            <text:p>e) S'han utilitzat classes per al control d'esdeveniments, tipus de mitjana i excepcions, entre altres.</text:p>
          </table:table-cell>
          <table:table-cell table:style-name="ce53" table:number-columns-repeated="7"/>
          <table:table-cell table:style-name="ce53" table:formula="of:=IF(COUNTIF([.C82:.I82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7"/>
          <table:table-cell table:style-name="ce31" office:value-type="string" calcext:value-type="string">
            <text:p>f) S'han utilitzat classes per a la creació i control d'animacions.</text:p>
          </table:table-cell>
          <table:table-cell table:style-name="ce53" table:number-columns-repeated="7"/>
          <table:table-cell table:style-name="ce53" table:formula="of:=IF(COUNTIF([.C83:.I83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7"/>
          <table:table-cell table:style-name="ce31" office:value-type="string" calcext:value-type="string">
            <text:p>g) S'han utilitzat classes per a construir reproductors de continguts multimèdia.</text:p>
          </table:table-cell>
          <table:table-cell table:style-name="ce53" table:number-columns-repeated="7"/>
          <table:table-cell table:style-name="ce53" table:formula="of:=IF(COUNTIF([.C84:.I84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7"/>
          <table:table-cell table:style-name="ce31" office:value-type="string" calcext:value-type="string">
            <text:p>h) S'han depurat i documentat els programes Desenvolupats. </text:p>
          </table:table-cell>
          <table:table-cell table:style-name="ce53" table:number-columns-repeated="7"/>
          <table:table-cell table:style-name="ce53" table:formula="of:=IF(COUNTIF([.C85:.I85]; &quot;X&quot;) &gt; 0; &quot;X&quot;; &quot;&quot;)">
            <text:p/>
          </table:table-cell>
          <table:table-cell table:number-columns-repeated="16374"/>
        </table:table-row>
        <table:table-row table:style-name="ro2">
          <table:covered-table-cell table:style-name="ce7"/>
          <table:table-cell table:style-name="ce30" office:value-type="string" calcext:value-type="string">
            <text:p>RA4- Selecciona i prova motors de jocs analitzant l'arquitectura de jocs 2D i 3D.</text:p>
          </table:table-cell>
          <table:table-cell table:style-name="ce53" table:number-columns-repeated="7"/>
          <table:table-cell table:style-name="ce53" table:formula="of:=IF(COUNTIF([.C86:.I86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a) S'han identificat els elements que componen l'arquitectura d'un joc 2D i 3D.</text:p>
          </table:table-cell>
          <table:table-cell table:style-name="ce53" table:number-columns-repeated="7"/>
          <table:table-cell table:style-name="ce53" table:formula="of:=IF(COUNTIF([.C87:.I87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b) S'han analitzat els components d'un motor de jocs.</text:p>
          </table:table-cell>
          <table:table-cell table:style-name="ce53" table:number-columns-repeated="7"/>
          <table:table-cell table:style-name="ce53" table:formula="of:=IF(COUNTIF([.C88:.I88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c) S'han analitzat entorns de Desenvolupament de jocs.</text:p>
          </table:table-cell>
          <table:table-cell table:style-name="ce53" table:number-columns-repeated="7"/>
          <table:table-cell table:style-name="ce53" table:formula="of:=IF(COUNTIF([.C89:.I89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d) S'han analitzat diferents motors de jocs, les seues característiques i funcionalitats.</text:p>
          </table:table-cell>
          <table:table-cell table:style-name="ce53" table:number-columns-repeated="7"/>
          <table:table-cell table:style-name="ce53" table:formula="of:=IF(COUNTIF([.C90:.I90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e) S'han identificat els blocs funcionals d'un joc existent.</text:p>
          </table:table-cell>
          <table:table-cell table:style-name="ce53" table:number-columns-repeated="7"/>
          <table:table-cell table:style-name="ce53" table:formula="of:=IF(COUNTIF([.C91:.I91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f) S'ha reconegut la representació lògica i espacial d'una escena gràfica sobre un joc existent.</text:p>
          </table:table-cell>
          <table:table-cell table:style-name="ce53" table:number-columns-repeated="7"/>
          <table:table-cell table:style-name="ce53" table:formula="of:=IF(COUNTIF([.C92:.I92]; &quot;X&quot;) &gt; 0; &quot;X&quot;; &quot;&quot;)">
            <text:p/>
          </table:table-cell>
          <table:table-cell table:number-columns-repeated="16374"/>
        </table:table-row>
        <table:table-row table:style-name="ro14">
          <table:covered-table-cell table:style-name="ce7"/>
          <table:table-cell table:style-name="ce30" office:value-type="string" calcext:value-type="string">
            <text:p>RA5- Desenvolupa jocs 2D i 3D senzills utilitzant motors de jocs.</text:p>
          </table:table-cell>
          <table:table-cell table:style-name="ce53" table:number-columns-repeated="7"/>
          <table:table-cell table:style-name="ce53" table:formula="of:=IF(COUNTIF([.C93:.I93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a) S'ha establit la lògica d'un nou joc.</text:p>
          </table:table-cell>
          <table:table-cell table:style-name="ce53" table:number-columns-repeated="7"/>
          <table:table-cell table:style-name="ce53" table:formula="of:=IF(COUNTIF([.C94:.I94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b) S'han creat els objectes necessaris per al joc i definit les seues característiques.</text:p>
          </table:table-cell>
          <table:table-cell table:style-name="ce53" table:number-columns-repeated="7"/>
          <table:table-cell table:style-name="ce53" table:formula="of:=IF(COUNTIF([.C95:.I95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c) S'han creat les escenes del joc i distribuït els objectes en estes.</text:p>
          </table:table-cell>
          <table:table-cell table:style-name="ce53" table:number-columns-repeated="7"/>
          <table:table-cell table:style-name="ce53" table:formula="of:=IF(COUNTIF([.C96:.I96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d) S'han creat materials per a determinar les propietats finals de la superfície d'un objecte. <text:s text:c="6"/></text:p>
          </table:table-cell>
          <table:table-cell table:style-name="ce53" table:number-columns-repeated="7"/>
          <table:table-cell table:style-name="ce53" table:formula="of:=IF(COUNTIF([.C97:.I97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e) S'han establit les propietats físiques dels objectes.</text:p>
          </table:table-cell>
          <table:table-cell table:style-name="ce53" table:number-columns-repeated="7"/>
          <table:table-cell table:style-name="ce53" table:formula="of:=IF(COUNTIF([.C98:.I98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f) S'ha incorporat so als diferents esdeveniments del joc.</text:p>
          </table:table-cell>
          <table:table-cell table:style-name="ce53" table:number-columns-repeated="7"/>
          <table:table-cell table:style-name="ce53" table:formula="of:=IF(COUNTIF([.C99:.I99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g) S'han utilitzat càmeres i configurat la il·luminació.</text:p>
          </table:table-cell>
          <table:table-cell table:style-name="ce53" table:number-columns-repeated="7"/>
          <table:table-cell table:style-name="ce53" table:formula="of:=IF(COUNTIF([.C100:.I100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h) S'han Desenvolupat i implantat jocs per a dispositius mòbils.</text:p>
          </table:table-cell>
          <table:table-cell table:style-name="ce53" table:number-columns-repeated="7"/>
          <table:table-cell table:style-name="ce53" table:formula="of:=IF(COUNTIF([.C101:.I101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i) S'han realitzat proves de funcionament i optimització dels jocs Desenvolupats.</text:p>
          </table:table-cell>
          <table:table-cell table:style-name="ce53" table:number-columns-repeated="7"/>
          <table:table-cell table:style-name="ce53" table:formula="of:=IF(COUNTIF([.C102:.I102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7"/>
          <table:table-cell table:style-name="ce31" office:value-type="string" calcext:value-type="string">
            <text:p>j) S'han documentat les fases de disseny i Desenvolupament dels jocs creats. </text:p>
          </table:table-cell>
          <table:table-cell table:style-name="ce53" table:number-columns-repeated="7"/>
          <table:table-cell table:style-name="ce53" table:formula="of:=IF(COUNTIF([.C103:.I103]; &quot;X&quot;) &gt; 0; &quot;X&quot;; &quot;&quot;)">
            <text:p/>
          </table:table-cell>
          <table:table-cell table:number-columns-repeated="16374"/>
        </table:table-row>
        <table:table-row table:style-name="ro15">
          <table:table-cell table:style-name="ce8" office:value-type="string" calcext:value-type="string" table:number-columns-spanned="1" table:number-rows-spanned="68">
            <text:p>DI</text:p>
          </table:table-cell>
          <table:table-cell table:style-name="ce34" office:value-type="string" calcext:value-type="string">
            <text:p>RA1- Genera interfícies gràfiques d'usuari mitjançant editors visuals utilitzant les funcionalitats de l'editor i adaptant el codi generat.</text:p>
          </table:table-cell>
          <table:table-cell table:style-name="ce54" office:value-type="string" calcext:value-type="string">
            <text:p>x</text:p>
          </table:table-cell>
          <table:table-cell table:style-name="ce54" table:number-columns-repeated="6"/>
          <table:table-cell table:style-name="ce54" table:formula="of:=IF(COUNTIF([.C104:.I104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8"/>
          <table:table-cell table:style-name="ce35" office:value-type="string" calcext:value-type="string">
            <text:p>a) S'ha creat una interfície gràfica utilitzant els assistents d'un editor visual. </text:p>
          </table:table-cell>
          <table:table-cell table:style-name="ce54" office:value-type="string" calcext:value-type="string">
            <text:p>x</text:p>
          </table:table-cell>
          <table:table-cell table:style-name="ce54" table:number-columns-repeated="6"/>
          <table:table-cell table:style-name="ce54" table:formula="of:=IF(COUNTIF([.C105:.I105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8"/>
          <table:table-cell table:style-name="ce35" office:value-type="string" calcext:value-type="string">
            <text:p>b) S'han utilitzat les funcions de l'editor per a situar els components de la interfície. </text:p>
          </table:table-cell>
          <table:table-cell table:style-name="ce54" office:value-type="string" calcext:value-type="string">
            <text:p>x</text:p>
          </table:table-cell>
          <table:table-cell table:style-name="ce54" table:number-columns-repeated="6"/>
          <table:table-cell table:style-name="ce54" table:formula="of:=IF(COUNTIF([.C106:.I106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16">
          <table:covered-table-cell table:style-name="ce8"/>
          <table:table-cell table:style-name="ce35" office:value-type="string" calcext:value-type="string">
            <text:p>c) S'han modificat les propietats dels components per a adequar-les a les necessitats de l'aplicació. </text:p>
          </table:table-cell>
          <table:table-cell table:style-name="ce54" table:number-columns-repeated="7"/>
          <table:table-cell table:style-name="ce54" table:formula="of:=IF(COUNTIF([.C107:.I107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8"/>
          <table:table-cell table:style-name="ce35" office:value-type="string" calcext:value-type="string">
            <text:p>d) S'ha analitzat el codi generat per l'editor visual.</text:p>
          </table:table-cell>
          <table:table-cell table:style-name="ce54" table:number-columns-repeated="7"/>
          <table:table-cell table:style-name="ce54" table:formula="of:=IF(COUNTIF([.C108:.I108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8"/>
          <table:table-cell table:style-name="ce35" office:value-type="string" calcext:value-type="string">
            <text:p>e) S'ha modificat el codi generat per l'editor visual. </text:p>
          </table:table-cell>
          <table:table-cell table:style-name="ce54" table:number-columns-repeated="7"/>
          <table:table-cell table:style-name="ce54" table:formula="of:=IF(COUNTIF([.C109:.I109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8"/>
          <table:table-cell table:style-name="ce35" office:value-type="string" calcext:value-type="string">
            <text:p>f) S'han associat als esdeveniments les accions corresponents. </text:p>
          </table:table-cell>
          <table:table-cell table:style-name="ce54" table:number-columns-repeated="7"/>
          <table:table-cell table:style-name="ce54" table:formula="of:=IF(COUNTIF([.C110:.I110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8"/>
          <table:table-cell table:style-name="ce35" office:value-type="string" calcext:value-type="string">
            <text:p>g) S'ha Desenvolupat una aplicació que inclou la interfície gràfica obtinguda</text:p>
          </table:table-cell>
          <table:table-cell table:style-name="ce54" table:number-columns-repeated="7"/>
          <table:table-cell table:style-name="ce54" table:formula="of:=IF(COUNTIF([.C111:.I111]; &quot;X&quot;) &gt; 0; &quot;X&quot;; &quot;&quot;)">
            <text:p/>
          </table:table-cell>
          <table:table-cell table:number-columns-repeated="16374"/>
        </table:table-row>
        <table:table-row table:style-name="ro17">
          <table:covered-table-cell table:style-name="ce8"/>
          <table:table-cell table:style-name="ce34" office:value-type="string" calcext:value-type="string">
            <text:p>RA2- Genera interfícies naturals d'usuari utilitzant ferramentes visuals.</text:p>
          </table:table-cell>
          <table:table-cell table:style-name="ce54" table:number-columns-repeated="7"/>
          <table:table-cell table:style-name="ce54" table:formula="of:=IF(COUNTIF([.C112:.I112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8"/>
          <table:table-cell table:style-name="ce35" office:value-type="string" calcext:value-type="string">
            <text:p>a) S'han identificat les ferramentes disponibles per a l'aprenentatge automàtic relacionades amb les interfícies d'usuari.</text:p>
          </table:table-cell>
          <table:table-cell table:style-name="ce54" table:number-columns-repeated="7"/>
          <table:table-cell table:style-name="ce54" table:formula="of:=IF(COUNTIF([.C113:.I113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8"/>
          <table:table-cell table:style-name="ce35" office:value-type="string" calcext:value-type="string">
            <text:p>b) S'ha creat una interfície natural d'usuari utilitzant les ferramentes disponibles.</text:p>
          </table:table-cell>
          <table:table-cell table:style-name="ce54" table:number-columns-repeated="7"/>
          <table:table-cell table:style-name="ce54" table:formula="of:=IF(COUNTIF([.C114:.I114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11">
          <table:covered-table-cell table:style-name="ce8"/>
          <table:table-cell table:style-name="ce35" office:value-type="string" calcext:value-type="string">
            <text:p>c) S'ha utilitzat el reconeixement de veu per a implementar accions en les interfícies naturals d'usuari.</text:p>
          </table:table-cell>
          <table:table-cell table:style-name="ce54" table:number-columns-repeated="7"/>
          <table:table-cell table:style-name="ce54" table:formula="of:=IF(COUNTIF([.C115:.I115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11">
          <table:covered-table-cell table:style-name="ce8"/>
          <table:table-cell table:style-name="ce35" office:value-type="string" calcext:value-type="string">
            <text:p>d) S'ha incorporat la detecció del moviment del cos per a implementar accions en les interfícies naturals d'usuari.</text:p>
          </table:table-cell>
          <table:table-cell table:style-name="ce54" table:number-columns-repeated="7"/>
          <table:table-cell table:style-name="ce54" table:formula="of:=IF(COUNTIF([.C116:.I116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9">
          <table:covered-table-cell table:style-name="ce8"/>
          <table:table-cell table:style-name="ce35" office:value-type="string" calcext:value-type="string">
            <text:p>e) S'han integrat elements de detecció de parts del cos per a implementar accions en les interfícies naturals d'usuari.</text:p>
          </table:table-cell>
          <table:table-cell table:style-name="ce54" table:number-columns-repeated="7"/>
          <table:table-cell table:style-name="ce54" table:formula="of:=IF(COUNTIF([.C117:.I117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f) S'ha integrat la realitat augmentada en les interfícies d'usuari.</text:p>
          </table:table-cell>
          <table:table-cell table:style-name="ce54" table:number-columns-repeated="7"/>
          <table:table-cell table:style-name="ce54" table:formula="of:=IF(COUNTIF([.C118:.I118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18">
          <table:covered-table-cell table:style-name="ce8"/>
          <table:table-cell table:style-name="ce34" office:value-type="string" calcext:value-type="string">
            <text:p>RA3- Crea components visuals valorant i emprant ferramentes específiques.</text:p>
          </table:table-cell>
          <table:table-cell table:style-name="ce54"/>
          <table:table-cell table:number-columns-repeated="2" table:style-name="ce54" office:value-type="string" calcext:value-type="string">
            <text:p>X</text:p>
          </table:table-cell>
          <table:table-cell table:style-name="ce54"/>
          <table:table-cell table:number-columns-repeated="3" table:style-name="ce54" office:value-type="string" calcext:value-type="string">
            <text:p>X</text:p>
          </table:table-cell>
          <table:table-cell table:style-name="ce54" table:formula="of:=IF(COUNTIF([.C119:.I119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a) S'han identificat les ferramentes per a disseny i prova de components. </text:p>
          </table:table-cell>
          <table:table-cell table:style-name="ce54" table:number-columns-repeated="7"/>
          <table:table-cell table:style-name="ce54" table:formula="of:=IF(COUNTIF([.C120:.I120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b) S'han creat components visuals. </text:p>
          </table:table-cell>
          <table:table-cell table:style-name="ce54"/>
          <table:table-cell table:number-columns-repeated="2" table:style-name="ce54" office:value-type="string" calcext:value-type="string">
            <text:p>x</text:p>
          </table:table-cell>
          <table:table-cell table:style-name="ce54" table:number-columns-repeated="4"/>
          <table:table-cell table:style-name="ce54" table:formula="of:=IF(COUNTIF([.C121:.I121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c) S'han definit les seues propietats i assignat valors per defecte. </text:p>
          </table:table-cell>
          <table:table-cell table:style-name="ce54"/>
          <table:table-cell table:number-columns-repeated="2" table:style-name="ce54" office:value-type="string" calcext:value-type="string">
            <text:p>x</text:p>
          </table:table-cell>
          <table:table-cell table:style-name="ce54" table:number-columns-repeated="4"/>
          <table:table-cell table:style-name="ce54" table:formula="of:=IF(COUNTIF([.C122:.I122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9">
          <table:covered-table-cell table:style-name="ce8"/>
          <table:table-cell table:style-name="ce35" office:value-type="string" calcext:value-type="string">
            <text:p>d) S'han determinat els esdeveniments als quals ha de respondre el component i se'ls han associat les accions corresponents. </text:p>
          </table:table-cell>
          <table:table-cell table:style-name="ce54" table:number-columns-repeated="4"/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54"/>
          <table:table-cell table:style-name="ce54" table:formula="of:=IF(COUNTIF([.C123:.I123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e) S'han realitzat proves unitàries sobre els components Desenvolupats. </text:p>
          </table:table-cell>
          <table:table-cell table:style-name="ce54" table:number-columns-repeated="7"/>
          <table:table-cell table:style-name="ce54" table:formula="of:=IF(COUNTIF([.C124:.I124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f) S'han documentat els components creats.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25:.I125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g) S'han empaquetat components. 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26:.I126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h) S'han programat aplicacions la interfície gràfica de les quals utilitza els components creats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27:.I127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2">
          <table:covered-table-cell table:style-name="ce8"/>
          <table:table-cell table:style-name="ce34" office:value-type="string" calcext:value-type="string">
            <text:p>RA4- Dissenya interfícies gràfiques identificant i aplicant criteris d'usabilitat.</text:p>
          </table:table-cell>
          <table:table-cell table:style-name="ce54" table:number-columns-repeated="3"/>
          <table:table-cell table:style-name="ce54" office:value-type="string" calcext:value-type="string">
            <text:p>X</text:p>
          </table:table-cell>
          <table:table-cell table:style-name="ce54"/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54" table:formula="of:=IF(COUNTIF([.C128:.I128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11">
          <table:covered-table-cell table:style-name="ce8"/>
          <table:table-cell table:style-name="ce35" office:value-type="string" calcext:value-type="string">
            <text:p>a) S'han identificat els principals estàndards d'usabilitat i accessibilitat.</text:p>
          </table:table-cell>
          <table:table-cell table:style-name="ce54" table:number-columns-repeated="7"/>
          <table:table-cell table:style-name="ce54" table:formula="of:=IF(COUNTIF([.C129:.I129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11">
          <table:covered-table-cell table:style-name="ce8"/>
          <table:table-cell table:style-name="ce35" office:value-type="string" calcext:value-type="string">
            <text:p>b) S'ha valorat la importància de l'ús d'estàndards per a la creació d'interfícies. <text:s/></text:p>
          </table:table-cell>
          <table:table-cell table:style-name="ce54" table:number-columns-repeated="7"/>
          <table:table-cell table:style-name="ce54" table:formula="of:=IF(COUNTIF([.C130:.I130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11">
          <table:covered-table-cell table:style-name="ce8"/>
          <table:table-cell table:style-name="ce35" office:value-type="string" calcext:value-type="string">
            <text:p>c) S'han creat diferents tipus de menús l'estructura i el contingut dels quals seguixen els estàndards establits.</text:p>
          </table:table-cell>
          <table:table-cell table:style-name="ce54" table:number-columns-repeated="5"/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54" table:formula="of:=IF(COUNTIF([.C131:.I131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9">
          <table:covered-table-cell table:style-name="ce8"/>
          <table:table-cell table:style-name="ce35" office:value-type="string" calcext:value-type="string">
            <text:p>d) S'han distribuït les accions en menús, barres de ferramentes, botons de comando, entre altres, seguint un criteri coherent.</text:p>
          </table:table-cell>
          <table:table-cell table:style-name="ce54" table:number-columns-repeated="5"/>
          <table:table-cell table:number-columns-repeated="2" table:style-name="ce54" office:value-type="string" calcext:value-type="string">
            <text:p>x</text:p>
          </table:table-cell>
          <table:table-cell table:style-name="ce54" table:formula="of:=IF(COUNTIF([.C132:.I132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11">
          <table:covered-table-cell table:style-name="ce8"/>
          <table:table-cell table:style-name="ce35" office:value-type="string" calcext:value-type="string">
            <text:p>e) S'han distribuït adequadament els controls en la interfície d'usuari.</text:p>
          </table:table-cell>
          <table:table-cell table:style-name="ce54" table:number-columns-repeated="5"/>
          <table:table-cell table:number-columns-repeated="2" table:style-name="ce54" office:value-type="string" calcext:value-type="string">
            <text:p>x</text:p>
          </table:table-cell>
          <table:table-cell table:style-name="ce54" table:formula="of:=IF(COUNTIF([.C133:.I133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11">
          <table:covered-table-cell table:style-name="ce8"/>
          <table:table-cell table:style-name="ce35" office:value-type="string" calcext:value-type="string">
            <text:p>f) S'ha utilitzat el tipus de control més apropiat en cada cas.</text:p>
          </table:table-cell>
          <table:table-cell table:style-name="ce54" table:number-columns-repeated="3"/>
          <table:table-cell table:style-name="ce54" office:value-type="string" calcext:value-type="string">
            <text:p>x</text:p>
          </table:table-cell>
          <table:table-cell table:style-name="ce54" table:number-columns-repeated="3"/>
          <table:table-cell table:style-name="ce54" table:formula="of:=IF(COUNTIF([.C134:.I134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11">
          <table:covered-table-cell table:style-name="ce8"/>
          <table:table-cell table:style-name="ce35" office:value-type="string" calcext:value-type="string">
            <text:p>g) S'ha dissenyat l'aspecte de la interfície d'usuari (colors i fonts entre altres) atenent la seua llegibilitat.</text:p>
          </table:table-cell>
          <table:table-cell table:style-name="ce54" table:number-columns-repeated="3"/>
          <table:table-cell table:style-name="ce54" office:value-type="string" calcext:value-type="string">
            <text:p>x</text:p>
          </table:table-cell>
          <table:table-cell table:style-name="ce54" table:number-columns-repeated="3"/>
          <table:table-cell table:style-name="ce54" table:formula="of:=IF(COUNTIF([.C135:.I135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11">
          <table:covered-table-cell table:style-name="ce8"/>
          <table:table-cell table:style-name="ce35" office:value-type="string" calcext:value-type="string">
            <text:p>h) S'ha verificat que els missatges generats per l'aplicació són adequats en extensió i claredat.</text:p>
          </table:table-cell>
          <table:table-cell table:style-name="ce54" table:number-columns-repeated="7"/>
          <table:table-cell table:style-name="ce54" table:formula="of:=IF(COUNTIF([.C136:.I136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11">
          <table:covered-table-cell table:style-name="ce8"/>
          <table:table-cell table:style-name="ce35" office:value-type="string" calcext:value-type="string">
            <text:p>i) S'han realitzat proves per a avaluar la usabilitat i accessibilitat de l'aplicació.</text:p>
          </table:table-cell>
          <table:table-cell table:style-name="ce54" table:number-columns-repeated="7"/>
          <table:table-cell table:style-name="ce54" table:formula="of:=IF(COUNTIF([.C137:.I137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19">
          <table:covered-table-cell table:style-name="ce8"/>
          <table:table-cell table:style-name="ce34" office:value-type="string" calcext:value-type="string">
            <text:p>RA5- Crea informes avaluant i utilitzant ferramentes gràfiques.</text:p>
          </table:table-cell>
          <table:table-cell table:style-name="ce54" table:number-columns-repeated="7"/>
          <table:table-cell table:style-name="ce54" table:formula="of:=IF(COUNTIF([.C138:.I138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a) S'ha establit l'estructura de l'informe.</text:p>
          </table:table-cell>
          <table:table-cell table:style-name="ce54" table:number-columns-repeated="7"/>
          <table:table-cell table:style-name="ce54" table:formula="of:=IF(COUNTIF([.C139:.I139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b) S'han generat informes bàsics a partir d'una font de dades mitjançant assistents. </text:p>
          </table:table-cell>
          <table:table-cell table:style-name="ce54" table:number-columns-repeated="7"/>
          <table:table-cell table:style-name="ce54" table:formula="of:=IF(COUNTIF([.C140:.I140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c) S'han establit filtres sobre els valors a presentar en els informes. </text:p>
          </table:table-cell>
          <table:table-cell table:style-name="ce54" table:number-columns-repeated="7"/>
          <table:table-cell table:style-name="ce54" table:formula="of:=IF(COUNTIF([.C141:.I141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d) S'han inclòs valors calculats, recomptes i totals.</text:p>
          </table:table-cell>
          <table:table-cell table:style-name="ce54" table:number-columns-repeated="7"/>
          <table:table-cell table:style-name="ce54" table:formula="of:=IF(COUNTIF([.C142:.I142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e) S'han inclòs gràfics generats a partir de les dades.</text:p>
          </table:table-cell>
          <table:table-cell table:style-name="ce54" table:number-columns-repeated="7"/>
          <table:table-cell table:style-name="ce54" table:formula="of:=IF(COUNTIF([.C143:.I143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f) S'han utilitzat ferramentes per a generar el codi corresponent als informes d'una aplicació. </text:p>
          </table:table-cell>
          <table:table-cell table:style-name="ce54" table:number-columns-repeated="7"/>
          <table:table-cell table:style-name="ce54" table:formula="of:=IF(COUNTIF([.C144:.I144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g) S'ha modificat el codi corresponent als informes.</text:p>
          </table:table-cell>
          <table:table-cell table:style-name="ce54" table:number-columns-repeated="7"/>
          <table:table-cell table:style-name="ce54" table:formula="of:=IF(COUNTIF([.C145:.I145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h) S'ha Desenvolupat una aplicació que inclou informes incrustats</text:p>
          </table:table-cell>
          <table:table-cell table:style-name="ce54" table:number-columns-repeated="7"/>
          <table:table-cell table:style-name="ce54" table:formula="of:=IF(COUNTIF([.C146:.I146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7">
          <table:covered-table-cell table:style-name="ce8"/>
          <table:table-cell table:style-name="ce34" office:value-type="string" calcext:value-type="string">
            <text:p>RA6- Documenta aplicacions seleccionant i utilitzant ferramentes específiques.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47:.I147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a) S'han identificat sistemes de generació d'ajudes.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48:.I148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b) S'han generat ajudes en els formats habituals.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49:.I149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c) S'han generat ajudes sensibles al context.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50:.I150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d) S'ha documentat l'estructura de la informació persistent. 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51:.I151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e) S'ha confeccionat el manual d'usuari i la guia de referència. 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52:.I152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f) S'han confeccionat els manuals d'instal·lació, configuració i administració. 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53:.I153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g) S'han confeccionat tutorials.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54:.I154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7">
          <table:covered-table-cell table:style-name="ce8"/>
          <table:table-cell table:style-name="ce34" office:value-type="string" calcext:value-type="string">
            <text:p>RA7- Prepara aplicacions per a la seua distribució avaluant i utilitzant ferramentes específiques.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55:.I155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a) S'han empaquetat els components que requerix l'aplicació. 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56:.I156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b) S'ha personalitzat l'assistent d'instal·lació </text:p>
          </table:table-cell>
          <table:table-cell table:style-name="ce54" table:number-columns-repeated="7"/>
          <table:table-cell table:style-name="ce54" table:formula="of:=IF(COUNTIF([.C157:.I157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c) S'ha empaquetat l'aplicació per a ser instal·lada de manera típica, completa o personalitzada. 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58:.I158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d) S'han generat paquets d'instal·lació utilitzant l'entorn de Desenvolupament. 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59:.I159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e) S'han generat paquets d'instal·lació utilitzant ferramentes externes. 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60:.I160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f) S'han generat paquets instal·lables en mode desatés. </text:p>
          </table:table-cell>
          <table:table-cell table:style-name="ce54" table:number-columns-repeated="7"/>
          <table:table-cell table:style-name="ce54" table:formula="of:=IF(COUNTIF([.C161:.I161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g) S'ha preparat el paquet d'instal·lació perquè l'aplicació puga ser correctament desinstal·lada. </text:p>
          </table:table-cell>
          <table:table-cell table:style-name="ce54" table:number-columns-repeated="7"/>
          <table:table-cell table:style-name="ce54" table:formula="of:=IF(COUNTIF([.C162:.I162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h) S'ha preparat l'aplicació per a ser descarregada des d'un servidor web i executada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63:.I163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20">
          <table:covered-table-cell table:style-name="ce8"/>
          <table:table-cell table:style-name="ce34" office:value-type="string" calcext:value-type="string">
            <text:p>RA8- Avalua el funcionament d'aplicacions dissenyant i executant proves.</text:p>
          </table:table-cell>
          <table:table-cell table:style-name="ce54" table:number-columns-repeated="7"/>
          <table:table-cell table:style-name="ce54" table:formula="of:=IF(COUNTIF([.C164:.I164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a) S'ha establit una estratègia de proves. 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65:.I165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b) S'han realitzat proves d'integració dels diferents elements. 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66:.I166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c) S'han realitzat proves de regressió. 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67:.I167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d) S'han realitzat proves de volum i estrés. 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68:.I168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e) S'han realitzat proves de seguretat. 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69:.I169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f) S'han realitzat proves d'ús de recursos per part de l'aplicació.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70:.I170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8"/>
          <table:table-cell table:style-name="ce35" office:value-type="string" calcext:value-type="string">
            <text:p>g) S'ha documentat l'estratègia de proves i els resultats obtinguts. </text:p>
          </table:table-cell>
          <table:table-cell table:style-name="ce54" table:number-columns-repeated="6"/>
          <table:table-cell table:style-name="ce54" office:value-type="string" calcext:value-type="string">
            <text:p>x</text:p>
          </table:table-cell>
          <table:table-cell table:style-name="ce54" table:formula="of:=IF(COUNTIF([.C171:.I171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  <table:table-cell table:number-columns-repeated="16354"/>
        </table:table-row>
        <table:table-row table:style-name="ro8">
          <table:table-cell table:style-name="ce19" office:value-type="string" calcext:value-type="string" table:number-columns-spanned="1" table:number-rows-spanned="51">
            <text:p>PSP</text:p>
          </table:table-cell>
          <table:table-cell table:style-name="ce36" office:value-type="string" calcext:value-type="string">
            <text:p>RA1- Desenvolupa aplicacions compostes per diversos processos reconeixent i aplicant principis de Programació paral·lela.</text:p>
          </table:table-cell>
          <table:table-cell table:style-name="ce55" table:number-columns-repeated="7"/>
          <table:table-cell table:style-name="ce55" table:formula="of:=IF(COUNTIF([.C172:.I172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19"/>
          <table:table-cell table:style-name="ce37" office:value-type="string" calcext:value-type="string">
            <text:p>a) S'han reconegut les característiques de la programació concurrent i els seus àmbits d'aplicació.</text:p>
          </table:table-cell>
          <table:table-cell table:style-name="ce55" table:number-columns-repeated="7"/>
          <table:table-cell table:style-name="ce55" table:formula="of:=IF(COUNTIF([.C173:.I173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9">
          <table:covered-table-cell table:style-name="ce19"/>
          <table:table-cell table:style-name="ce37" office:value-type="string" calcext:value-type="string">
            <text:p>b) S'han identificat les diferències entre programació paral·lela i programació distribuïda, els seus avantatges i inconvenients.</text:p>
          </table:table-cell>
          <table:table-cell table:style-name="ce55" table:number-columns-repeated="7"/>
          <table:table-cell table:style-name="ce55" table:formula="of:=IF(COUNTIF([.C174:.I174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19"/>
          <table:table-cell table:style-name="ce37" office:value-type="string" calcext:value-type="string">
            <text:p>c) S'han analitzat les característiques dels processos i de la seua execució pel sistema operatiu.</text:p>
          </table:table-cell>
          <table:table-cell table:style-name="ce55" table:number-columns-repeated="7"/>
          <table:table-cell table:style-name="ce55" table:formula="of:=IF(COUNTIF([.C175:.I175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19"/>
          <table:table-cell table:style-name="ce37" office:value-type="string" calcext:value-type="string">
            <text:p>d) S'han caracteritzat els fils d'execució i descrit la seua relació amb els processos.</text:p>
          </table:table-cell>
          <table:table-cell table:style-name="ce55" table:number-columns-repeated="7"/>
          <table:table-cell table:style-name="ce55" table:formula="of:=IF(COUNTIF([.C176:.I176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19"/>
          <table:table-cell table:style-name="ce37" office:value-type="string" calcext:value-type="string">
            <text:p>e) S'han utilitzat classes per a programar aplicacions que creguen subprocesos.</text:p>
          </table:table-cell>
          <table:table-cell table:style-name="ce55" table:number-columns-repeated="7"/>
          <table:table-cell table:style-name="ce55" table:formula="of:=IF(COUNTIF([.C177:.I177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19"/>
          <table:table-cell table:style-name="ce37" office:value-type="string" calcext:value-type="string">
            <text:p>f) S'han utilitzat mecanismes per a compartir informació amb els subprocesos iniciats.</text:p>
          </table:table-cell>
          <table:table-cell table:style-name="ce55" table:number-columns-repeated="7"/>
          <table:table-cell table:style-name="ce55" table:formula="of:=IF(COUNTIF([.C178:.I178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19"/>
          <table:table-cell table:style-name="ce37" office:value-type="string" calcext:value-type="string">
            <text:p>g) S'han utilitzat mecanismes per a sincronitzar i obtindre el valor retornat pels subprocesos iniciats.</text:p>
          </table:table-cell>
          <table:table-cell table:style-name="ce55" table:number-columns-repeated="7"/>
          <table:table-cell table:style-name="ce55" table:formula="of:=IF(COUNTIF([.C179:.I179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9">
          <table:covered-table-cell table:style-name="ce19"/>
          <table:table-cell table:style-name="ce37" office:value-type="string" calcext:value-type="string">
            <text:p>h) S'han Desenvolupat aplicacions que gestionen i utilitzen processos per a l'execució de diverses tasques en paral·lel.</text:p>
          </table:table-cell>
          <table:table-cell table:style-name="ce55" table:number-columns-repeated="7"/>
          <table:table-cell table:style-name="ce55" table:formula="of:=IF(COUNTIF([.C180:.I180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19"/>
          <table:table-cell table:style-name="ce37" office:value-type="string" calcext:value-type="string">
            <text:p>i) S'han depurat i documentat les aplicacions desenvolupades</text:p>
          </table:table-cell>
          <table:table-cell table:style-name="ce55" table:number-columns-repeated="7"/>
          <table:table-cell table:style-name="ce55" table:formula="of:=IF(COUNTIF([.C181:.I181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21">
          <table:covered-table-cell table:style-name="ce19"/>
          <table:table-cell table:style-name="ce36" office:value-type="string" calcext:value-type="string">
            <text:p>RA2- Desenvolupa aplicacions compostes per diversos fils d'execució analitzant i aplicant </text:p>
            <text:p>Llibreries específiques del llenguatge de programació.</text:p>
          </table:table-cell>
          <table:table-cell table:style-name="ce55" table:number-columns-repeated="7"/>
          <table:table-cell table:style-name="ce55" table:formula="of:=IF(COUNTIF([.C182:.I182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11">
          <table:covered-table-cell table:style-name="ce19"/>
          <table:table-cell table:style-name="ce37" office:value-type="string" calcext:value-type="string">
            <text:p>a) S'han identificat situacions en les quals resulte útil la utilització de diversos fils en un programa.</text:p>
          </table:table-cell>
          <table:table-cell table:style-name="ce55" table:number-columns-repeated="7"/>
          <table:table-cell table:style-name="ce55" table:formula="of:=IF(COUNTIF([.C183:.I183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11">
          <table:covered-table-cell table:style-name="ce19"/>
          <table:table-cell table:style-name="ce37" office:value-type="string" calcext:value-type="string">
            <text:p>b) S'han reconegut els mecanismes per a crear, iniciar i finalitzar fils.</text:p>
          </table:table-cell>
          <table:table-cell table:style-name="ce55" table:number-columns-repeated="7"/>
          <table:table-cell table:style-name="ce55" table:formula="of:=IF(COUNTIF([.C184:.I184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11">
          <table:covered-table-cell table:style-name="ce19"/>
          <table:table-cell table:style-name="ce37" office:value-type="string" calcext:value-type="string">
            <text:p>c) S'han programat aplicacions que implementen diversos fils.</text:p>
          </table:table-cell>
          <table:table-cell table:style-name="ce55" table:number-columns-repeated="7"/>
          <table:table-cell table:style-name="ce55" table:formula="of:=IF(COUNTIF([.C185:.I185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11">
          <table:covered-table-cell table:style-name="ce19"/>
          <table:table-cell table:style-name="ce37" office:value-type="string" calcext:value-type="string">
            <text:p>d) S'han identificat els possibles estats d'execució d'un fil i programat aplicacions que els gestionen.</text:p>
          </table:table-cell>
          <table:table-cell table:style-name="ce55" table:number-columns-repeated="7"/>
          <table:table-cell table:style-name="ce55" table:formula="of:=IF(COUNTIF([.C186:.I186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11">
          <table:covered-table-cell table:style-name="ce19"/>
          <table:table-cell table:style-name="ce37" office:value-type="string" calcext:value-type="string">
            <text:p>e) S'han utilitzat mecanismes per a compartir informació entre diversos fils d'un mateix procés.</text:p>
          </table:table-cell>
          <table:table-cell table:style-name="ce55" table:number-columns-repeated="7"/>
          <table:table-cell table:style-name="ce55" table:formula="of:=IF(COUNTIF([.C187:.I187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11">
          <table:covered-table-cell table:style-name="ce19"/>
          <table:table-cell table:style-name="ce37" office:value-type="string" calcext:value-type="string">
            <text:p>f) S'han Desenvolupat programes formats per diversos fils sincronitzats mitjançant tècniques específiques.</text:p>
          </table:table-cell>
          <table:table-cell table:style-name="ce55" table:number-columns-repeated="7"/>
          <table:table-cell table:style-name="ce55" table:formula="of:=IF(COUNTIF([.C188:.I188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11">
          <table:covered-table-cell table:style-name="ce19"/>
          <table:table-cell table:style-name="ce37" office:value-type="string" calcext:value-type="string">
            <text:p>g) S'ha establit i controlat la prioritat de cada un dels fils d'execució.</text:p>
          </table:table-cell>
          <table:table-cell table:style-name="ce55" table:number-columns-repeated="7"/>
          <table:table-cell table:style-name="ce55" table:formula="of:=IF(COUNTIF([.C189:.I189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11">
          <table:covered-table-cell table:style-name="ce19"/>
          <table:table-cell table:style-name="ce37" office:value-type="string" calcext:value-type="string">
            <text:p>h) S'han depurat i documentat els programes Desenvolupats.</text:p>
          </table:table-cell>
          <table:table-cell table:style-name="ce55" table:number-columns-repeated="7"/>
          <table:table-cell table:style-name="ce55" table:formula="of:=IF(COUNTIF([.C190:.I190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11">
          <table:covered-table-cell table:style-name="ce19"/>
          <table:table-cell table:style-name="ce37" office:value-type="string" calcext:value-type="string">
            <text:p>i) S'ha analitzat el context d'execució dels fils.</text:p>
          </table:table-cell>
          <table:table-cell table:style-name="ce55" table:number-columns-repeated="7"/>
          <table:table-cell table:style-name="ce55" table:formula="of:=IF(COUNTIF([.C191:.I191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11">
          <table:covered-table-cell table:style-name="ce19"/>
          <table:table-cell table:style-name="ce37" office:value-type="string" calcext:value-type="string">
            <text:p>j) S'han analitzat llibreries específiques del llenguatge de programació que permeten la programació multifil.</text:p>
          </table:table-cell>
          <table:table-cell table:style-name="ce55" table:number-columns-repeated="7"/>
          <table:table-cell table:style-name="ce55" table:formula="of:=IF(COUNTIF([.C192:.I192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11">
          <table:covered-table-cell table:style-name="ce19"/>
          <table:table-cell table:style-name="ce37" office:value-type="string" calcext:value-type="string">
            <text:p>k) S'han reconegut els problemes derivats de la compartició d'informació entre els fils d'un mateix procés.</text:p>
          </table:table-cell>
          <table:table-cell table:style-name="ce55" table:number-columns-repeated="7"/>
          <table:table-cell table:style-name="ce55" table:formula="of:=IF(COUNTIF([.C193:.I193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22">
          <table:covered-table-cell table:style-name="ce19"/>
          <table:table-cell table:style-name="ce36" office:value-type="string" calcext:value-type="string">
            <text:p>RA3- Programa mecanismes de comunicació en xarxa emprant sockets i analitzant l'escenari d'execució.</text:p>
          </table:table-cell>
          <table:table-cell table:style-name="ce55" table:number-columns-repeated="7"/>
          <table:table-cell table:style-name="ce55" table:formula="of:=IF(COUNTIF([.C194:.I194]; &quot;X&quot;) &gt; 0; &quot;X&quot;; &quot;&quot;)">
            <text:p/>
          </table:table-cell>
          <table:table-cell table:style-name="ce15" table:number-columns-repeated="20"/>
          <table:table-cell table:number-columns-repeated="16354"/>
        </table:table-row>
        <table:table-row table:style-name="ro5">
          <table:covered-table-cell table:style-name="ce19"/>
          <table:table-cell table:style-name="ce37" office:value-type="string" calcext:value-type="string">
            <text:p>a) S'han identificat escenaris que requerixen establir comunicació en xarxa entre diverses aplicacions.</text:p>
          </table:table-cell>
          <table:table-cell table:style-name="ce55" table:number-columns-repeated="7"/>
          <table:table-cell table:style-name="ce55" table:formula="of:=IF(COUNTIF([.C195:.I195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19"/>
          <table:table-cell table:style-name="ce37" office:value-type="string" calcext:value-type="string">
            <text:p>b) S'han identificat els rols de client i de servidor i les seues funcions associades.</text:p>
          </table:table-cell>
          <table:table-cell table:style-name="ce55" table:number-columns-repeated="7"/>
          <table:table-cell table:style-name="ce55" table:formula="of:=IF(COUNTIF([.C196:.I196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19"/>
          <table:table-cell table:style-name="ce37" office:value-type="string" calcext:value-type="string">
            <text:p>c) S'han reconegut llibreries i mecanismes del llenguatge de programació que permeten programar aplicacions en xarxa.</text:p>
          </table:table-cell>
          <table:table-cell table:style-name="ce55" table:number-columns-repeated="7"/>
          <table:table-cell table:style-name="ce55" table:formula="of:=IF(COUNTIF([.C197:.I197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19"/>
          <table:table-cell table:style-name="ce37" office:value-type="string" calcext:value-type="string">
            <text:p>d) S'ha analitzat el concepte de socket, els seus tipus i característiques.</text:p>
          </table:table-cell>
          <table:table-cell table:style-name="ce55" table:number-columns-repeated="7"/>
          <table:table-cell table:style-name="ce55" table:formula="of:=IF(COUNTIF([.C198:.I198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19"/>
          <table:table-cell table:style-name="ce37" office:value-type="string" calcext:value-type="string">
            <text:p>e) S'han utilitzat sockets per a programar una aplicació client que es comunique amb un servidor.</text:p>
          </table:table-cell>
          <table:table-cell table:style-name="ce55" table:number-columns-repeated="7"/>
          <table:table-cell table:style-name="ce55" table:formula="of:=IF(COUNTIF([.C199:.I199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19"/>
          <table:table-cell table:style-name="ce37" office:value-type="string" calcext:value-type="string">
            <text:p>f) S'ha Desenvolupat una aplicació servidor en xarxa i verificat el seu funcionament.</text:p>
          </table:table-cell>
          <table:table-cell table:style-name="ce55" table:number-columns-repeated="7"/>
          <table:table-cell table:style-name="ce55" table:formula="of:=IF(COUNTIF([.C200:.I200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19"/>
          <table:table-cell table:style-name="ce37" office:value-type="string" calcext:value-type="string">
            <text:p>g) S'han desenvolupat aplicacions que utilitzen sockets per a intercanviar <text:s/>informació.</text:p>
          </table:table-cell>
          <table:table-cell table:style-name="ce55" table:number-columns-repeated="7"/>
          <table:table-cell table:style-name="ce55" table:formula="of:=IF(COUNTIF([.C201:.I201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19"/>
          <table:table-cell table:style-name="ce37" office:value-type="string" calcext:value-type="string">
            <text:p>i) S'han utilitzat fils per a possibilitar la comunicació simultània de diversos clients amb el servidor.</text:p>
          </table:table-cell>
          <table:table-cell table:style-name="ce55" table:number-columns-repeated="7"/>
          <table:table-cell table:style-name="ce55" table:formula="of:=IF(COUNTIF([.C202:.I202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19"/>
          <table:table-cell table:style-name="ce37" office:value-type="string" calcext:value-type="string">
            <text:p>j) S'han caracteritzat els models de comunicació més usuals en les arquitectures d'aplicacions distribuïdes.</text:p>
          </table:table-cell>
          <table:table-cell table:style-name="ce55" table:number-columns-repeated="7"/>
          <table:table-cell table:style-name="ce55" table:formula="of:=IF(COUNTIF([.C203:.I203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19"/>
          <table:table-cell table:style-name="ce37" office:value-type="string" calcext:value-type="string">
            <text:p>k) S'han depurat i documentat les aplicacions desenvolupades.</text:p>
          </table:table-cell>
          <table:table-cell table:style-name="ce55" table:number-columns-repeated="7"/>
          <table:table-cell table:style-name="ce55" table:formula="of:=IF(COUNTIF([.C204:.I204]; &quot;X&quot;) &gt; 0; &quot;X&quot;; &quot;&quot;)">
            <text:p/>
          </table:table-cell>
          <table:table-cell table:number-columns-repeated="16374"/>
        </table:table-row>
        <table:table-row table:style-name="ro22">
          <table:covered-table-cell table:style-name="ce19"/>
          <table:table-cell table:style-name="ce36" office:value-type="string" calcext:value-type="string">
            <text:p>RA4- Desenvolupa aplicacions que oferixen servicis en xarxa, utilitzant llibreries de classes i aplicant </text:p>
            <text:p>criteris d'eficiència i disponibilitat.</text:p>
          </table:table-cell>
          <table:table-cell table:style-name="ce55" table:number-columns-repeated="7"/>
          <table:table-cell table:style-name="ce55" table:formula="of:=IF(COUNTIF([.C205:.I205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19"/>
          <table:table-cell table:style-name="ce37" office:value-type="string" calcext:value-type="string">
            <text:p>a) S'han identificat diferents protocols estàndard de comunicació per a la implementació de servicis en xarxa.</text:p>
          </table:table-cell>
          <table:table-cell table:style-name="ce55" table:number-columns-repeated="7"/>
          <table:table-cell table:style-name="ce55" table:formula="of:=IF(COUNTIF([.C206:.I206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19"/>
          <table:table-cell table:style-name="ce37" office:value-type="string" calcext:value-type="string">
            <text:p>b) S'han reconegut els avantatges de la utilització de protocols estàndard per a la comunicació entre aplicacions i processos.</text:p>
          </table:table-cell>
          <table:table-cell table:style-name="ce55" table:number-columns-repeated="7"/>
          <table:table-cell table:style-name="ce55" table:formula="of:=IF(COUNTIF([.C207:.I207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19"/>
          <table:table-cell table:style-name="ce37" office:value-type="string" calcext:value-type="string">
            <text:p>c) S'han analitzat llibreries que permeten implementar servicis en xarxa utilitzant protocols estàndard de comunicació.</text:p>
          </table:table-cell>
          <table:table-cell table:style-name="ce55" table:number-columns-repeated="7"/>
          <table:table-cell table:style-name="ce55" table:formula="of:=IF(COUNTIF([.C208:.I208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19"/>
          <table:table-cell table:style-name="ce37" office:value-type="string" calcext:value-type="string">
            <text:p>d) S'han Desenvolupat i provat servicis de comunicació en xarxa.</text:p>
          </table:table-cell>
          <table:table-cell table:style-name="ce55" table:number-columns-repeated="7"/>
          <table:table-cell table:style-name="ce55" table:formula="of:=IF(COUNTIF([.C209:.I209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19"/>
          <table:table-cell table:style-name="ce37" office:value-type="string" calcext:value-type="string">
            <text:p>e) S'han utilitzat clients de comunicacions per a verificar el funcionament dels servicis.</text:p>
          </table:table-cell>
          <table:table-cell table:style-name="ce55" table:number-columns-repeated="7"/>
          <table:table-cell table:style-name="ce55" table:formula="of:=IF(COUNTIF([.C210:.I210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19"/>
          <table:table-cell table:style-name="ce37" office:value-type="string" calcext:value-type="string">
            <text:p>f) S'han incorporat mecanismes per a possibilitar la comunicació simultània de diversos clients amb el servici.</text:p>
          </table:table-cell>
          <table:table-cell table:style-name="ce55" table:number-columns-repeated="7"/>
          <table:table-cell table:style-name="ce55" table:formula="of:=IF(COUNTIF([.C211:.I211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19"/>
          <table:table-cell table:style-name="ce37" office:value-type="string" calcext:value-type="string">
            <text:p>g) S'ha verificat la disponibilitat del servici.</text:p>
          </table:table-cell>
          <table:table-cell table:style-name="ce55" table:number-columns-repeated="7"/>
          <table:table-cell table:style-name="ce55" table:formula="of:=IF(COUNTIF([.C212:.I212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19"/>
          <table:table-cell table:style-name="ce37" office:value-type="string" calcext:value-type="string">
            <text:p>h) S'han depurat i documentat les aplicacions desenvolupades.</text:p>
          </table:table-cell>
          <table:table-cell table:style-name="ce55" table:number-columns-repeated="7"/>
          <table:table-cell table:style-name="ce55" table:formula="of:=IF(COUNTIF([.C213:.I213]; &quot;X&quot;) &gt; 0; &quot;X&quot;; &quot;&quot;)">
            <text:p/>
          </table:table-cell>
          <table:table-cell table:number-columns-repeated="16374"/>
        </table:table-row>
        <table:table-row table:style-name="ro22">
          <table:covered-table-cell table:style-name="ce19"/>
          <table:table-cell table:style-name="ce36" office:value-type="string" calcext:value-type="string">
            <text:p>RA5- Protegix les aplicacions i les dades definint i aplicant criteris de seguretat en l'accés, Emmagatzematge i transmissió de la informació.</text:p>
          </table:table-cell>
          <table:table-cell table:style-name="ce55" table:number-columns-repeated="7"/>
          <table:table-cell table:style-name="ce55" table:formula="of:=IF(COUNTIF([.C214:.I214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19"/>
          <table:table-cell table:style-name="ce37" office:value-type="string" calcext:value-type="string">
            <text:p>a) S'han identificat i aplicat principis i pràctiques de programació segura.</text:p>
          </table:table-cell>
          <table:table-cell table:style-name="ce55" table:number-columns-repeated="7"/>
          <table:table-cell table:style-name="ce55" table:formula="of:=IF(COUNTIF([.C215:.I215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19"/>
          <table:table-cell table:style-name="ce37" office:value-type="string" calcext:value-type="string">
            <text:p>b) S'han analitzat les principals tècniques i pràctiques criptogràfiques.</text:p>
          </table:table-cell>
          <table:table-cell table:style-name="ce55" table:number-columns-repeated="7"/>
          <table:table-cell table:style-name="ce55" table:formula="of:=IF(COUNTIF([.C216:.I216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19"/>
          <table:table-cell table:style-name="ce37" office:value-type="string" calcext:value-type="string">
            <text:p>c) S'han definit i implantat polítiques de seguretat per a limitar i controlar l'accés dels usuaris a les aplicacions desenvolupades.</text:p>
          </table:table-cell>
          <table:table-cell table:style-name="ce55" table:number-columns-repeated="7"/>
          <table:table-cell table:style-name="ce55" table:formula="of:=IF(COUNTIF([.C217:.I217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19"/>
          <table:table-cell table:style-name="ce37" office:value-type="string" calcext:value-type="string">
            <text:p>d) S'han utilitzat esquemes de seguretat basats en rols.</text:p>
          </table:table-cell>
          <table:table-cell table:style-name="ce55" table:number-columns-repeated="7"/>
          <table:table-cell table:style-name="ce55" table:formula="of:=IF(COUNTIF([.C218:.I218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19"/>
          <table:table-cell table:style-name="ce37" office:value-type="string" calcext:value-type="string">
            <text:p>e) S'han emprat algorismes criptogràfics per a protegir l'accés a la informació emmagatzemada.</text:p>
          </table:table-cell>
          <table:table-cell table:style-name="ce55" table:number-columns-repeated="7"/>
          <table:table-cell table:style-name="ce55" table:formula="of:=IF(COUNTIF([.C219:.I219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19"/>
          <table:table-cell table:style-name="ce37" office:value-type="string" calcext:value-type="string">
            <text:p>f) S'han identificat mètodes per a assegurar la informació transmesa. <text:s text:c="41"/></text:p>
          </table:table-cell>
          <table:table-cell table:style-name="ce55" table:number-columns-repeated="7"/>
          <table:table-cell table:style-name="ce55" table:formula="of:=IF(COUNTIF([.C220:.I220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19"/>
          <table:table-cell table:style-name="ce37" office:value-type="string" calcext:value-type="string">
            <text:p>g) S'han Desenvolupat aplicacions que utilitzen comunicacions segures per a la transmissió d'informació.</text:p>
          </table:table-cell>
          <table:table-cell table:style-name="ce55" table:number-columns-repeated="7"/>
          <table:table-cell table:style-name="ce55" table:formula="of:=IF(COUNTIF([.C221:.I221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19"/>
          <table:table-cell table:style-name="ce37" office:value-type="string" calcext:value-type="string">
            <text:p>h) S'han depurat i documentat les aplicacions desenvolupades.</text:p>
          </table:table-cell>
          <table:table-cell table:style-name="ce55" table:number-columns-repeated="7"/>
          <table:table-cell table:style-name="ce55" table:formula="of:=IF(COUNTIF([.C222:.I222]; &quot;X&quot;) &gt; 0; &quot;X&quot;; &quot;&quot;)">
            <text:p/>
          </table:table-cell>
          <table:table-cell table:number-columns-repeated="16374"/>
        </table:table-row>
        <table:table-row table:style-name="ro23">
          <table:table-cell table:style-name="ce20" office:value-type="string" calcext:value-type="string" table:number-columns-spanned="1" table:number-rows-spanned="43">
            <text:p>SGE</text:p>
          </table:table-cell>
          <table:table-cell table:style-name="ce39" office:value-type="string" calcext:value-type="string">
            <text:p>RA1- Identifica sistemes de planificació de recursos empresarials i de gestió de relacions amb </text:p>
            <text:p>clients (ERP-CRM) reconeixent les seues característiques i verificant la configuració del sistema</text:p>
            <text:p> Informàtic.</text:p>
          </table:table-cell>
          <table:table-cell table:style-name="ce56" table:number-columns-repeated="7"/>
          <table:table-cell table:style-name="ce56" table:formula="of:=IF(COUNTIF([.C223:.I223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a) S'han reconegut els diferents sistemes ERP-CRM que existixen en el mercat. </text:p>
          </table:table-cell>
          <table:table-cell table:style-name="ce56" table:number-columns-repeated="7"/>
          <table:table-cell table:style-name="ce56" table:formula="of:=IF(COUNTIF([.C224:.I224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b) S'han comparat sistemes ERP-CRM en funció de les seues característiques i requisits. <text:s text:c="34"/></text:p>
          </table:table-cell>
          <table:table-cell table:style-name="ce56" table:number-columns-repeated="7"/>
          <table:table-cell table:style-name="ce56" table:formula="of:=IF(COUNTIF([.C225:.I225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c) S'ha identificat el sistema operatiu adequat a cada sistema ERP-CRM. </text:p>
          </table:table-cell>
          <table:table-cell table:style-name="ce56" table:number-columns-repeated="7"/>
          <table:table-cell table:style-name="ce56" table:formula="of:=IF(COUNTIF([.C226:.I226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d) S'ha identificat el sistema gestor de dades adequat a cada sistema ERP-CRM. </text:p>
          </table:table-cell>
          <table:table-cell table:style-name="ce56" table:number-columns-repeated="7"/>
          <table:table-cell table:style-name="ce56" table:formula="of:=IF(COUNTIF([.C227:.I227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20"/>
          <table:table-cell table:style-name="ce40" office:value-type="string" calcext:value-type="string">
            <text:p>e) S'han verificat les configuracions del sistema operatiu i del gestor de dades per a garantir la funcionalitat del ERP-CRM. </text:p>
          </table:table-cell>
          <table:table-cell table:style-name="ce56" table:number-columns-repeated="7"/>
          <table:table-cell table:style-name="ce56" table:formula="of:=IF(COUNTIF([.C228:.I228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f) S'han documentat les operacions realitzades.</text:p>
          </table:table-cell>
          <table:table-cell table:style-name="ce56" table:number-columns-repeated="7"/>
          <table:table-cell table:style-name="ce56" table:formula="of:=IF(COUNTIF([.C229:.I229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g) S'han documentat les incidències produïdes durant el procés. </text:p>
          </table:table-cell>
          <table:table-cell table:style-name="ce56" table:number-columns-repeated="7"/>
          <table:table-cell table:style-name="ce56" table:formula="of:=IF(COUNTIF([.C230:.I230]; &quot;X&quot;) &gt; 0; &quot;X&quot;; &quot;&quot;)">
            <text:p/>
          </table:table-cell>
          <table:table-cell table:number-columns-repeated="16374"/>
        </table:table-row>
        <table:table-row table:style-name="ro7">
          <table:covered-table-cell table:style-name="ce20"/>
          <table:table-cell table:style-name="ce39" office:value-type="string" calcext:value-type="string">
            <text:p>RA2- Implanta sistemes ERP-CRM interpretant la documentació tècnica i identificant les </text:p>
            <text:p>Diferents opcions i mòduls.</text:p>
          </table:table-cell>
          <table:table-cell table:style-name="ce56" table:number-columns-repeated="7"/>
          <table:table-cell table:style-name="ce56" table:formula="of:=IF(COUNTIF([.C231:.I231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a) S'han identificat els mòduls que componen el ERP-CRM.</text:p>
          </table:table-cell>
          <table:table-cell table:style-name="ce56" table:number-columns-repeated="7"/>
          <table:table-cell table:style-name="ce56" table:formula="of:=IF(COUNTIF([.C232:.I232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b) S'han realitzat diferents tipus d'instal·lacions.</text:p>
          </table:table-cell>
          <table:table-cell table:style-name="ce56" table:number-columns-repeated="7"/>
          <table:table-cell table:style-name="ce56" table:formula="of:=IF(COUNTIF([.C233:.I233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c) S'han configurat els mòduls instal·lats.</text:p>
          </table:table-cell>
          <table:table-cell table:style-name="ce56" table:number-columns-repeated="7"/>
          <table:table-cell table:style-name="ce56" table:formula="of:=IF(COUNTIF([.C234:.I234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d) S'han realitzat instal·lacions adaptades a les necessitats plantejades en diferents suposats.</text:p>
          </table:table-cell>
          <table:table-cell table:style-name="ce56" table:number-columns-repeated="7"/>
          <table:table-cell table:style-name="ce56" table:formula="of:=IF(COUNTIF([.C235:.I235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e) S'ha verificat el funcionament del ERP-CRM.</text:p>
          </table:table-cell>
          <table:table-cell table:style-name="ce56" table:number-columns-repeated="7"/>
          <table:table-cell table:style-name="ce56" table:formula="of:=IF(COUNTIF([.C236:.I236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f) S'han documentat les operacions realitzades i les incidències.</text:p>
          </table:table-cell>
          <table:table-cell table:style-name="ce56" table:number-columns-repeated="7"/>
          <table:table-cell table:style-name="ce56" table:formula="of:=IF(COUNTIF([.C237:.I237]; &quot;X&quot;) &gt; 0; &quot;X&quot;; &quot;&quot;)">
            <text:p/>
          </table:table-cell>
          <table:table-cell table:number-columns-repeated="16374"/>
        </table:table-row>
        <table:table-row table:style-name="ro24">
          <table:covered-table-cell table:style-name="ce20"/>
          <table:table-cell table:style-name="ce39" office:value-type="string" calcext:value-type="string">
            <text:p>RA3- Realitza operacions de gestió i consulta de la informació seguint les especificacions de </text:p>
            <text:p>disseny i utilitzant les ferramentes proporcionades pels sistemes ERP-CRM.</text:p>
          </table:table-cell>
          <table:table-cell table:style-name="ce56" table:number-columns-repeated="7"/>
          <table:table-cell table:style-name="ce56" table:formula="of:=IF(COUNTIF([.C238:.I238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20"/>
          <table:table-cell table:style-name="ce40" office:value-type="string" calcext:value-type="string">
            <text:p>a) S'han utilitzat ferramentes i llenguatges de consulta i manipulació de dades proporcionades pels sistemes ERP-CRM.</text:p>
          </table:table-cell>
          <table:table-cell table:style-name="ce56" table:number-columns-repeated="7"/>
          <table:table-cell table:style-name="ce56" table:formula="of:=IF(COUNTIF([.C239:.I239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b) S'han generat formularis.</text:p>
          </table:table-cell>
          <table:table-cell table:style-name="ce56" table:number-columns-repeated="7"/>
          <table:table-cell table:style-name="ce56" table:formula="of:=IF(COUNTIF([.C240:.I240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c) S'han generat informes.</text:p>
          </table:table-cell>
          <table:table-cell table:style-name="ce56" table:number-columns-repeated="7"/>
          <table:table-cell table:style-name="ce56" table:formula="of:=IF(COUNTIF([.C241:.I241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d) S'han exportat dades i informes.</text:p>
          </table:table-cell>
          <table:table-cell table:style-name="ce56" table:number-columns-repeated="7"/>
          <table:table-cell table:style-name="ce56" table:formula="of:=IF(COUNTIF([.C242:.I242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e) S'han automatitzat les extraccions de dades mitjançant processos.</text:p>
          </table:table-cell>
          <table:table-cell table:style-name="ce56" table:number-columns-repeated="7"/>
          <table:table-cell table:style-name="ce56" table:formula="of:=IF(COUNTIF([.C243:.I243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f) S'ha verificat el rendiment del sistema ERP-CRM.</text:p>
          </table:table-cell>
          <table:table-cell table:style-name="ce56" table:number-columns-repeated="7"/>
          <table:table-cell table:style-name="ce56" table:formula="of:=IF(COUNTIF([.C244:.I244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g) S'han documentat les operacions realitzades i les incidències observades.</text:p>
          </table:table-cell>
          <table:table-cell table:style-name="ce56" table:number-columns-repeated="7"/>
          <table:table-cell table:style-name="ce56" table:formula="of:=IF(COUNTIF([.C245:.I245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h) S'ha obtingut informació rellevant a partir de les dades processades.</text:p>
          </table:table-cell>
          <table:table-cell table:style-name="ce56" table:number-columns-repeated="7"/>
          <table:table-cell table:style-name="ce56" table:formula="of:=IF(COUNTIF([.C246:.I246]; &quot;X&quot;) &gt; 0; &quot;X&quot;; &quot;&quot;)">
            <text:p/>
          </table:table-cell>
          <table:table-cell table:number-columns-repeated="16374"/>
        </table:table-row>
        <table:table-row table:style-name="ro25">
          <table:covered-table-cell table:style-name="ce20"/>
          <table:table-cell table:style-name="ce39" office:value-type="string" calcext:value-type="string">
            <text:p>RA4- Adapta sistemes ERP-CRM identificant els requeriments d'un supòsit empresarial i </text:p>
            <text:p>utilitzant les ferramentes proporcionades per estos.</text:p>
          </table:table-cell>
          <table:table-cell table:style-name="ce56" table:number-columns-repeated="7"/>
          <table:table-cell table:style-name="ce56" table:formula="of:=IF(COUNTIF([.C247:.I247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a) S'han identificat les possibilitats d'adaptació del ERP-CRM.</text:p>
          </table:table-cell>
          <table:table-cell table:style-name="ce56" table:number-columns-repeated="7"/>
          <table:table-cell table:style-name="ce56" table:formula="of:=IF(COUNTIF([.C248:.I248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b) S'han adaptat definicions de camps, taules i vistes de la base de dades del ERP-CRM.</text:p>
          </table:table-cell>
          <table:table-cell table:style-name="ce56" table:number-columns-repeated="7"/>
          <table:table-cell table:style-name="ce56" table:formula="of:=IF(COUNTIF([.C249:.I249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c) S'han adaptat consultes.</text:p>
          </table:table-cell>
          <table:table-cell table:style-name="ce56" table:number-columns-repeated="7"/>
          <table:table-cell table:style-name="ce56" table:formula="of:=IF(COUNTIF([.C250:.I250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d) S'han adaptat interfícies d'entrada de dades i de processos.</text:p>
          </table:table-cell>
          <table:table-cell table:style-name="ce56" table:number-columns-repeated="7"/>
          <table:table-cell table:style-name="ce56" table:formula="of:=IF(COUNTIF([.C251:.I251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e) S'han personalitzat informes.</text:p>
          </table:table-cell>
          <table:table-cell table:style-name="ce56" table:number-columns-repeated="7"/>
          <table:table-cell table:style-name="ce56" table:formula="of:=IF(COUNTIF([.C252:.I252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f) S'han creat panells de control.</text:p>
          </table:table-cell>
          <table:table-cell table:style-name="ce56" table:number-columns-repeated="7"/>
          <table:table-cell table:style-name="ce56" table:formula="of:=IF(COUNTIF([.C253:.I253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g) S'han adaptat procediments emmagatzemats de servidor.</text:p>
          </table:table-cell>
          <table:table-cell table:style-name="ce56" table:number-columns-repeated="7"/>
          <table:table-cell table:style-name="ce56" table:formula="of:=IF(COUNTIF([.C254:.I254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h) S'han realitzat proves. <text:s text:c="35"/></text:p>
          </table:table-cell>
          <table:table-cell table:style-name="ce56" table:number-columns-repeated="7"/>
          <table:table-cell table:style-name="ce56" table:formula="of:=IF(COUNTIF([.C255:.I255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i) S'han documentat les operacions realitzades i les incidències observades.</text:p>
          </table:table-cell>
          <table:table-cell table:style-name="ce56" table:number-columns-repeated="7"/>
          <table:table-cell table:style-name="ce56" table:formula="of:=IF(COUNTIF([.C256:.I256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j) S'han realitzat integracions amb un altre sistema de gestió empresarial.</text:p>
          </table:table-cell>
          <table:table-cell table:style-name="ce56" table:number-columns-repeated="7"/>
          <table:table-cell table:style-name="ce56" table:formula="of:=IF(COUNTIF([.C257:.I257]; &quot;X&quot;) &gt; 0; &quot;X&quot;; &quot;&quot;)">
            <text:p/>
          </table:table-cell>
          <table:table-cell table:number-columns-repeated="16374"/>
        </table:table-row>
        <table:table-row table:style-name="ro6">
          <table:covered-table-cell table:style-name="ce20"/>
          <table:table-cell table:style-name="ce39" office:value-type="string" calcext:value-type="string">
            <text:p>RA5- Desenvolupa components per a un sistema ERP-CRM analitzant i utilitzant el llenguatge de </text:p>
            <text:p>programació incorporat.</text:p>
          </table:table-cell>
          <table:table-cell table:style-name="ce56" table:number-columns-repeated="7"/>
          <table:table-cell table:style-name="ce56" table:formula="of:=IF(COUNTIF([.C258:.I258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a) S'han reconegut les sentències del llenguatge propi del sistema ERP/CRM.</text:p>
          </table:table-cell>
          <table:table-cell table:style-name="ce56" table:number-columns-repeated="7"/>
          <table:table-cell table:style-name="ce56" table:formula="of:=IF(COUNTIF([.C259:.I259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20"/>
          <table:table-cell table:style-name="ce40" office:value-type="string" calcext:value-type="string">
            <text:p>b) S'han utilitzat els elements de programació del llenguatge per a crear components de manipulació de dades i extracció d'informació.</text:p>
          </table:table-cell>
          <table:table-cell table:style-name="ce56" table:number-columns-repeated="7"/>
          <table:table-cell table:style-name="ce56" table:formula="of:=IF(COUNTIF([.C260:.I260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c) S'han modificat component programari per a afegir noves funcionalitats al sistema.</text:p>
          </table:table-cell>
          <table:table-cell table:style-name="ce56" table:number-columns-repeated="7"/>
          <table:table-cell table:style-name="ce56" table:formula="of:=IF(COUNTIF([.C261:.I261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d) S'han integrat el nou component programari en el sistema ERP/CRM.</text:p>
          </table:table-cell>
          <table:table-cell table:style-name="ce56" table:number-columns-repeated="7"/>
          <table:table-cell table:style-name="ce56" table:formula="of:=IF(COUNTIF([.C262:.I262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e) S'ha verificat el correcte funcionament dels components creats.</text:p>
          </table:table-cell>
          <table:table-cell table:style-name="ce56" table:number-columns-repeated="7"/>
          <table:table-cell table:style-name="ce56" table:formula="of:=IF(COUNTIF([.C263:.I263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f) S'han documentat tots els components creats o modificats.</text:p>
          </table:table-cell>
          <table:table-cell table:style-name="ce56" table:number-columns-repeated="7"/>
          <table:table-cell table:style-name="ce56" table:formula="of:=IF(COUNTIF([.C264:.I264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0"/>
          <table:table-cell table:style-name="ce40" office:value-type="string" calcext:value-type="string">
            <text:p>g) S'ha analitzat l'arquitectura del ’ERP-CRM.</text:p>
          </table:table-cell>
          <table:table-cell table:style-name="ce56" table:number-columns-repeated="7"/>
          <table:table-cell table:style-name="ce56" table:formula="of:=IF(COUNTIF([.C265:.I265]; &quot;X&quot;) &gt; 0; &quot;X&quot;; &quot;&quot;)">
            <text:p/>
          </table:table-cell>
          <table:table-cell table:number-columns-repeated="16374"/>
        </table:table-row>
        <table:table-row table:style-name="ro26">
          <table:table-cell table:style-name="ce21" office:value-type="string" calcext:value-type="string" table:number-columns-spanned="1" table:number-rows-spanned="51">
            <text:p>DASP</text:p>
          </table:table-cell>
          <table:table-cell table:style-name="ce41" office:value-type="string" calcext:value-type="string">
            <text:p>RA1- Analitza el concepte de digitalització i la seua repercussió en els sectors productius tenint en </text:p>
            <text:p>compte l'activitat de l'empresa i identificant entorns IT (Information Technology: </text:p>
            <text:p>Tecnologia de la informació) i OT (Operation Technology: tecnologia d'operació) </text:p>
            <text:p>Característics.</text:p>
          </table:table-cell>
          <table:table-cell table:style-name="ce57" table:number-columns-repeated="7"/>
          <table:table-cell table:style-name="ce57" table:formula="of:=IF(COUNTIF([.C266:.I266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1"/>
          <table:table-cell table:style-name="ce42" office:value-type="string" calcext:value-type="string">
            <text:p>a) S'ha descrit en què consistix el concepte de digitalització.</text:p>
          </table:table-cell>
          <table:table-cell table:style-name="ce57" table:number-columns-repeated="7"/>
          <table:table-cell table:style-name="ce57" table:formula="of:=IF(COUNTIF([.C267:.I267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1"/>
          <table:table-cell table:style-name="ce42" office:value-type="string" calcext:value-type="string">
            <text:p>b) S'ha relacionat la implantació de la tecnologia digital amb l'organització de les empreses.</text:p>
          </table:table-cell>
          <table:table-cell table:style-name="ce57" table:number-columns-repeated="7"/>
          <table:table-cell table:style-name="ce57" table:formula="of:=IF(COUNTIF([.C268:.I268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1"/>
          <table:table-cell table:style-name="ce42" office:value-type="string" calcext:value-type="string">
            <text:p>c) S'han establit les diferències i similituds entre els entorns <text:s/>IT i OT.</text:p>
          </table:table-cell>
          <table:table-cell table:style-name="ce57" table:number-columns-repeated="7"/>
          <table:table-cell table:style-name="ce57" table:formula="of:=IF(COUNTIF([.C269:.I269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1"/>
          <table:table-cell table:style-name="ce42" office:value-type="string" calcext:value-type="string">
            <text:p>d) S'han identificat els departaments típics de les empreses que poden constituir entorns IT.</text:p>
          </table:table-cell>
          <table:table-cell table:style-name="ce57" table:number-columns-repeated="7"/>
          <table:table-cell table:style-name="ce57" table:formula="of:=IF(COUNTIF([.C270:.I270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1"/>
          <table:table-cell table:style-name="ce42" office:value-type="string" calcext:value-type="string">
            <text:p>e) S'han seleccionat les tecnologies típiques de la digitalització en planta i en negoci.</text:p>
          </table:table-cell>
          <table:table-cell table:style-name="ce57" table:number-columns-repeated="7"/>
          <table:table-cell table:style-name="ce57" table:formula="of:=IF(COUNTIF([.C271:.I271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1"/>
          <table:table-cell table:style-name="ce42" office:value-type="string" calcext:value-type="string">
            <text:p>f) S'ha analitzat la importància de la connexió entre entorns IT i OT. <text:s text:c="56"/></text:p>
          </table:table-cell>
          <table:table-cell table:style-name="ce57" table:number-columns-repeated="7"/>
          <table:table-cell table:style-name="ce57" table:formula="of:=IF(COUNTIF([.C272:.I272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1"/>
          <table:table-cell table:style-name="ce42" office:value-type="string" calcext:value-type="string">
            <text:p>g) S'han analitzat els avantatges de digitalitzar una empresa industrial d'extrem a extrem.</text:p>
          </table:table-cell>
          <table:table-cell table:style-name="ce57" table:number-columns-repeated="7"/>
          <table:table-cell table:style-name="ce57" table:formula="of:=IF(COUNTIF([.C273:.I273]; &quot;X&quot;) &gt; 0; &quot;X&quot;; &quot;&quot;)">
            <text:p/>
          </table:table-cell>
          <table:table-cell table:number-columns-repeated="16374"/>
        </table:table-row>
        <table:table-row table:style-name="ro27">
          <table:covered-table-cell table:style-name="ce21"/>
          <table:table-cell table:style-name="ce41" office:value-type="string" calcext:value-type="string">
            <text:p>RA2- Caracteritza les tecnologies habilitadores digitals necessàries per a l'adequació/transformació </text:p>
            <text:p>de les empreses a entorns digitals Descrivint les seues característiques i aplicacions</text:p>
          </table:table-cell>
          <table:table-cell table:style-name="ce57" table:number-columns-repeated="7"/>
          <table:table-cell table:style-name="ce57" table:formula="of:=IF(COUNTIF([.C274:.I274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1"/>
          <table:table-cell table:style-name="ce42" office:value-type="string" calcext:value-type="string">
            <text:p>a) S'han identificat les principals tecnologies habilitadores digitals.</text:p>
          </table:table-cell>
          <table:table-cell table:style-name="ce57" table:number-columns-repeated="7"/>
          <table:table-cell table:style-name="ce57" table:formula="of:=IF(COUNTIF([.C275:.I275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1"/>
          <table:table-cell table:style-name="ce42" office:value-type="string" calcext:value-type="string">
            <text:p>b) S'han relacionat les THD amb el Desenvolupament de productes i servicis.</text:p>
          </table:table-cell>
          <table:table-cell table:style-name="ce57" table:number-columns-repeated="7"/>
          <table:table-cell table:style-name="ce57" table:formula="of:=IF(COUNTIF([.C276:.I276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1"/>
          <table:table-cell table:style-name="ce42" office:value-type="string" calcext:value-type="string">
            <text:p>c) S'ha relacionat la importància de les THD amb l'economia sostenible i eficient.</text:p>
          </table:table-cell>
          <table:table-cell table:style-name="ce57" table:number-columns-repeated="7"/>
          <table:table-cell table:style-name="ce57" table:formula="of:=IF(COUNTIF([.C277:.I277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1"/>
          <table:table-cell table:style-name="ce42" office:value-type="string" calcext:value-type="string">
            <text:p>d) S'han identificat nous mercats generats per les THD.</text:p>
          </table:table-cell>
          <table:table-cell table:style-name="ce57" table:number-columns-repeated="7"/>
          <table:table-cell table:style-name="ce57" table:formula="of:=IF(COUNTIF([.C278:.I278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1"/>
          <table:table-cell table:style-name="ce42" office:value-type="string" calcext:value-type="string">
            <text:p>e) S'ha analitzat la implicació de THD tant en la part de negoci com en la part de planta.</text:p>
          </table:table-cell>
          <table:table-cell table:style-name="ce57" table:number-columns-repeated="7"/>
          <table:table-cell table:style-name="ce57" table:formula="of:=IF(COUNTIF([.C279:.I279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21"/>
          <table:table-cell table:style-name="ce42" office:value-type="string" calcext:value-type="string">
            <text:p>f) S'han identificat les millores produïdes a causa de la implantació de les tecnologies habilitadores en relació amb els entorns IT i OT.</text:p>
          </table:table-cell>
          <table:table-cell table:style-name="ce57" table:number-columns-repeated="7"/>
          <table:table-cell table:style-name="ce57" table:formula="of:=IF(COUNTIF([.C280:.I280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1"/>
          <table:table-cell table:style-name="ce42" office:value-type="string" calcext:value-type="string">
            <text:p>g) S'ha elaborat un informe que relacione, les tecnologies amb les seues característiques i àrees d'aplicació</text:p>
          </table:table-cell>
          <table:table-cell table:style-name="ce57" table:number-columns-repeated="7"/>
          <table:table-cell table:style-name="ce57" table:formula="of:=IF(COUNTIF([.C281:.I281]; &quot;X&quot;) &gt; 0; &quot;X&quot;; &quot;&quot;)">
            <text:p/>
          </table:table-cell>
          <table:table-cell table:number-columns-repeated="16374"/>
        </table:table-row>
        <table:table-row table:style-name="ro19">
          <table:covered-table-cell table:style-name="ce21"/>
          <table:table-cell table:style-name="ce41" office:value-type="string" calcext:value-type="string">
            <text:p>RA3- Identifica sistemes basats en cloud/núvol i la seua influència en el Desenvolupament dels sistemes </text:p>
            <text:p>Digitals.</text:p>
          </table:table-cell>
          <table:table-cell table:style-name="ce57" table:number-columns-repeated="7"/>
          <table:table-cell table:style-name="ce57" table:formula="of:=IF(COUNTIF([.C282:.I282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1"/>
          <table:table-cell table:style-name="ce42" office:value-type="string" calcext:value-type="string">
            <text:p>a) S'han identificat els diferents nivells de la cloud/núvol.</text:p>
          </table:table-cell>
          <table:table-cell table:style-name="ce57" table:number-columns-repeated="7"/>
          <table:table-cell table:style-name="ce57" table:formula="of:=IF(COUNTIF([.C283:.I283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21"/>
          <table:table-cell table:style-name="ce42" office:value-type="string" calcext:value-type="string">
            <text:p>b) S'han identificat les principals funcions de la cloud/núvol (processament de dades, intercanvi d'informació, execució d'aplicacions, entre altres).</text:p>
          </table:table-cell>
          <table:table-cell table:style-name="ce57" table:number-columns-repeated="7"/>
          <table:table-cell table:style-name="ce57" table:formula="of:=IF(COUNTIF([.C284:.I284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c) S'ha descrit el concepte d’edge computing i la seua relació amb la cloud/núvol.</text:p>
          </table:table-cell>
          <table:table-cell table:style-name="ce57" table:number-columns-repeated="7"/>
          <table:table-cell table:style-name="ce57" table:formula="of:=IF(COUNTIF([.C285:.I285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d) S'han definit els conceptes de fog i mist i les seues zones d'aplicació en el conjunt.</text:p>
          </table:table-cell>
          <table:table-cell table:style-name="ce57" table:number-columns-repeated="7"/>
          <table:table-cell table:style-name="ce57" table:formula="of:=IF(COUNTIF([.C286:.I286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e) S'han identificat els avantatges que proporciona la utilització de la cloud/núvol en els sistemes connectats.</text:p>
          </table:table-cell>
          <table:table-cell table:style-name="ce57" table:number-columns-repeated="7"/>
          <table:table-cell table:style-name="ce57" table:formula="of:=IF(COUNTIF([.C287:.I287]; &quot;X&quot;) &gt; 0; &quot;X&quot;; &quot;&quot;)">
            <text:p/>
          </table:table-cell>
          <table:table-cell table:number-columns-repeated="16374"/>
        </table:table-row>
        <table:table-row table:style-name="ro24">
          <table:covered-table-cell table:style-name="ce21"/>
          <table:table-cell table:style-name="ce41" office:value-type="string" calcext:value-type="string">
            <text:p>RA4- Identifica aplicacions de la IA (intel·ligència artificial) en entorns del sector on està </text:p>
            <text:p>emmarcat el títol descrivint les millores Implícites en la seua implementació</text:p>
          </table:table-cell>
          <table:table-cell table:style-name="ce57" table:number-columns-repeated="7"/>
          <table:table-cell table:style-name="ce57" table:formula="of:=IF(COUNTIF([.C288:.I288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1"/>
          <table:table-cell table:style-name="ce42" office:value-type="string" calcext:value-type="string">
            <text:p>a) S'ha identificat la importància de la IA en l'automatització de processos i la seua optimització.</text:p>
          </table:table-cell>
          <table:table-cell table:style-name="ce57" table:number-columns-repeated="7"/>
          <table:table-cell table:style-name="ce57" table:formula="of:=IF(COUNTIF([.C289:.I289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21"/>
          <table:table-cell table:style-name="ce42" office:value-type="string" calcext:value-type="string">
            <text:p>b) S'ha relacionat la IA amb la recollida massiva de dades (Big data) i el seu tractament (anàlisi) amb la rendibilitat de les empreses.</text:p>
          </table:table-cell>
          <table:table-cell table:style-name="ce57" table:number-columns-repeated="7"/>
          <table:table-cell table:style-name="ce57" table:formula="of:=IF(COUNTIF([.C290:.I290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1"/>
          <table:table-cell table:style-name="ce42" office:value-type="string" calcext:value-type="string">
            <text:p>c) S'ha valorat la importància present i futura de la IA.</text:p>
          </table:table-cell>
          <table:table-cell table:style-name="ce57" table:number-columns-repeated="7"/>
          <table:table-cell table:style-name="ce57" table:formula="of:=IF(COUNTIF([.C291:.I291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1"/>
          <table:table-cell table:style-name="ce42" office:value-type="string" calcext:value-type="string">
            <text:p>d) S'han identificat els sectors amb implantació més rellevant d'IA.</text:p>
          </table:table-cell>
          <table:table-cell table:style-name="ce57" table:number-columns-repeated="7"/>
          <table:table-cell table:style-name="ce57" table:formula="of:=IF(COUNTIF([.C292:.I292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1"/>
          <table:table-cell table:style-name="ce42" office:value-type="string" calcext:value-type="string">
            <text:p>e) S'han identificat els llenguatges de programació en IA.</text:p>
          </table:table-cell>
          <table:table-cell table:style-name="ce57" table:number-columns-repeated="7"/>
          <table:table-cell table:style-name="ce57" table:formula="of:=IF(COUNTIF([.C293:.I293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1"/>
          <table:table-cell table:style-name="ce42" office:value-type="string" calcext:value-type="string">
            <text:p>f) S'ha descrit com influïx la IA en el sector del títol</text:p>
          </table:table-cell>
          <table:table-cell table:style-name="ce57" table:number-columns-repeated="7"/>
          <table:table-cell table:style-name="ce57" table:formula="of:=IF(COUNTIF([.C294:.I294]; &quot;X&quot;) &gt; 0; &quot;X&quot;; &quot;&quot;)">
            <text:p/>
          </table:table-cell>
          <table:table-cell table:number-columns-repeated="16374"/>
        </table:table-row>
        <table:table-row table:style-name="ro25">
          <table:covered-table-cell table:style-name="ce21"/>
          <table:table-cell table:style-name="ce41" office:value-type="string" calcext:value-type="string">
            <text:p>RA5- Avalua la importància de les dades, així com la seua protecció en una economia digital globalitzada, definint sistemes de seguretat i ciberseguretat tant a nivell d'equip/sistema, com a Globals</text:p>
          </table:table-cell>
          <table:table-cell table:style-name="ce57" table:number-columns-repeated="7"/>
          <table:table-cell table:style-name="ce57" table:formula="of:=IF(COUNTIF([.C295:.I295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a) S'ha establit la diferència entre dada i informació.</text:p>
          </table:table-cell>
          <table:table-cell table:style-name="ce57" table:number-columns-repeated="7"/>
          <table:table-cell table:style-name="ce57" table:formula="of:=IF(COUNTIF([.C296:.I296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b) S'ha descrit el cicle de vida de la dada.</text:p>
          </table:table-cell>
          <table:table-cell table:style-name="ce57" table:number-columns-repeated="7"/>
          <table:table-cell table:style-name="ce57" table:formula="of:=IF(COUNTIF([.C297:.I297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c) S'ha identificat la relació entre Big data, anàlisi de dades, machine/ deep learning i intel·ligència artificial.</text:p>
          </table:table-cell>
          <table:table-cell table:style-name="ce57" table:number-columns-repeated="7"/>
          <table:table-cell table:style-name="ce57" table:formula="of:=IF(COUNTIF([.C298:.I298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d) S'han descrit les característiques que definixen Big data.</text:p>
          </table:table-cell>
          <table:table-cell table:style-name="ce57" table:number-columns-repeated="7"/>
          <table:table-cell table:style-name="ce57" table:formula="of:=IF(COUNTIF([.C299:.I299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e) S'han descrit les etapes típiques de la ciència de dades i la seua relació en el procés.</text:p>
          </table:table-cell>
          <table:table-cell table:style-name="ce57" table:number-columns-repeated="7"/>
          <table:table-cell table:style-name="ce57" table:formula="of:=IF(COUNTIF([.C300:.I300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f) S'han descrit els procediments de magatzematge de dades en la cloud/núvol.</text:p>
          </table:table-cell>
          <table:table-cell table:style-name="ce57" table:number-columns-repeated="7"/>
          <table:table-cell table:style-name="ce57" table:formula="of:=IF(COUNTIF([.C301:.I301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g) S'ha descrit la importància del cloud computing </text:p>
          </table:table-cell>
          <table:table-cell table:style-name="ce57" table:number-columns-repeated="7"/>
          <table:table-cell table:style-name="ce57" table:formula="of:=IF(COUNTIF([.C302:.I302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h) S'han identificat els principals objectius de la ciència de dades en les diferents empreses.</text:p>
          </table:table-cell>
          <table:table-cell table:style-name="ce57" table:number-columns-repeated="7"/>
          <table:table-cell table:style-name="ce57" table:formula="of:=IF(COUNTIF([.C303:.I303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i) S'ha valorat la importància de la seguretat i la seua regulació en relació amb les dades.</text:p>
          </table:table-cell>
          <table:table-cell table:style-name="ce57" table:number-columns-repeated="7"/>
          <table:table-cell table:style-name="ce57" table:formula="of:=IF(COUNTIF([.C304:.I304]; &quot;X&quot;) &gt; 0; &quot;X&quot;; &quot;&quot;)">
            <text:p/>
          </table:table-cell>
          <table:table-cell table:number-columns-repeated="16374"/>
        </table:table-row>
        <table:table-row table:style-name="ro28">
          <table:covered-table-cell table:style-name="ce21"/>
          <table:table-cell table:style-name="ce41" office:value-type="string" calcext:value-type="string">
            <text:p>RA6- Desenvolupa un projecte de transformació digital d'una empresa d'un sector relacionat amb el títol, tenint en compte els canvis que s'han de produir en funció dels objectius </text:p>
            <text:p>De l'empresa.</text:p>
          </table:table-cell>
          <table:table-cell table:style-name="ce57" table:number-columns-repeated="7"/>
          <table:table-cell table:style-name="ce57" table:formula="of:=IF(COUNTIF([.C305:.I305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a) S'han identificat els objectius estratègics de l'empresa.</text:p>
          </table:table-cell>
          <table:table-cell table:style-name="ce57" table:number-columns-repeated="7"/>
          <table:table-cell table:style-name="ce57" table:formula="of:=IF(COUNTIF([.C306:.I306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b) S'han identificat i alineat les àrees de producció/negocie i de comunicacions.</text:p>
          </table:table-cell>
          <table:table-cell table:style-name="ce57" table:number-columns-repeated="7"/>
          <table:table-cell table:style-name="ce57" table:formula="of:=IF(COUNTIF([.C307:.I307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c) S'han identificat les àrees susceptibles de ser digitalitzades.</text:p>
          </table:table-cell>
          <table:table-cell table:style-name="ce57" table:number-columns-repeated="7"/>
          <table:table-cell table:style-name="ce57" table:formula="of:=IF(COUNTIF([.C308:.I308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d) S'ha analitzat l'encaix de AD (àrees digitalitzades) entre si i amb les quals no ho estan.</text:p>
          </table:table-cell>
          <table:table-cell table:style-name="ce57" table:number-columns-repeated="7"/>
          <table:table-cell table:style-name="ce57" table:formula="of:=IF(COUNTIF([.C309:.I309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e) S'han tingut en compte les necessitats presents i futures de l'empresa.</text:p>
          </table:table-cell>
          <table:table-cell table:style-name="ce57" table:number-columns-repeated="7"/>
          <table:table-cell table:style-name="ce57" table:formula="of:=IF(COUNTIF([.C310:.I310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f) S'han relacionat cada una de les àrees amb la implantació de les tecnologies.</text:p>
          </table:table-cell>
          <table:table-cell table:style-name="ce57" table:number-columns-repeated="7"/>
          <table:table-cell table:style-name="ce57" table:formula="of:=IF(COUNTIF([.C311:.I311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g) S'han analitzat les possibles bretxes de seguretat en cada una de les àrees.</text:p>
          </table:table-cell>
          <table:table-cell table:style-name="ce57" table:number-columns-repeated="7"/>
          <table:table-cell table:style-name="ce57" table:formula="of:=IF(COUNTIF([.C312:.I312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h) S'ha definit el tractament de les dades i la seua anàlisi.</text:p>
          </table:table-cell>
          <table:table-cell table:style-name="ce57" table:number-columns-repeated="7"/>
          <table:table-cell table:style-name="ce57" table:formula="of:=IF(COUNTIF([.C313:.I313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i) S'ha tingut en compte la integració entre dades, aplicacions, plataformes que els suporten, entre altres.</text:p>
          </table:table-cell>
          <table:table-cell table:style-name="ce57" table:number-columns-repeated="7"/>
          <table:table-cell table:style-name="ce57" table:formula="of:=IF(COUNTIF([.C314:.I314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j) S'han documentat els canvis realitzats en funció de l'estratègia.</text:p>
          </table:table-cell>
          <table:table-cell table:style-name="ce57" table:number-columns-repeated="7"/>
          <table:table-cell table:style-name="ce57" table:formula="of:=IF(COUNTIF([.C315:.I315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1"/>
          <table:table-cell table:style-name="ce42" office:value-type="string" calcext:value-type="string">
            <text:p>k) S'han tingut en compte la idoneïtat dels recursos humans.</text:p>
          </table:table-cell>
          <table:table-cell table:style-name="ce57" table:number-columns-repeated="7"/>
          <table:table-cell table:style-name="ce57" table:formula="of:=IF(COUNTIF([.C316:.I316]; &quot;X&quot;) &gt; 0; &quot;X&quot;; &quot;&quot;)">
            <text:p/>
          </table:table-cell>
          <table:table-cell table:number-columns-repeated="16374"/>
        </table:table-row>
        <table:table-row table:style-name="ro29">
          <table:table-cell table:style-name="ce22" office:value-type="string" calcext:value-type="string" table:number-columns-spanned="1" table:number-rows-spanned="40">
            <text:p>SASP</text:p>
          </table:table-cell>
          <table:table-cell table:style-name="ce43" office:value-type="string" calcext:value-type="string">
            <text:p>RA1- Identifica els aspectes ambientals, socials i de governança (ASG) relatius a la sostenibilitat tenint en compte el concepte de Desenvolupament sostenible i els marcs internacionals que Contribuïxen a la seua consecució</text:p>
          </table:table-cell>
          <table:table-cell table:style-name="ce58" table:number-columns-repeated="7"/>
          <table:table-cell table:style-name="ce58" table:formula="of:=IF(COUNTIF([.C317:.I317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22"/>
          <table:table-cell table:style-name="ce44" office:value-type="string" calcext:value-type="string">
            <text:p>a) S'ha descrit el concepte de sostenibilitat, establint els marcs internacionals associats al Desenvolupament sostenible.</text:p>
          </table:table-cell>
          <table:table-cell table:style-name="ce58" table:number-columns-repeated="7"/>
          <table:table-cell table:style-name="ce58" table:formula="of:=IF(COUNTIF([.C318:.I318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22"/>
          <table:table-cell table:style-name="ce44" office:value-type="string" calcext:value-type="string">
            <text:p>b) S'han identificat els assumptes ambientals, socials i de governança que influïxen en el Desenvolupament sostenible de les organitzacions empresarials.</text:p>
          </table:table-cell>
          <table:table-cell table:style-name="ce58" table:number-columns-repeated="7"/>
          <table:table-cell table:style-name="ce58" table:formula="of:=IF(COUNTIF([.C319:.I319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22"/>
          <table:table-cell table:style-name="ce44" office:value-type="string" calcext:value-type="string">
            <text:p>c) S'han relacionat els Objectius de Desenvolupament Sostenible (ODS) amb la seua importància per a la consecució de l'Agenda 2030.</text:p>
          </table:table-cell>
          <table:table-cell table:style-name="ce58" table:number-columns-repeated="7"/>
          <table:table-cell table:style-name="ce58" table:formula="of:=IF(COUNTIF([.C320:.I320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22"/>
          <table:table-cell table:style-name="ce44" office:value-type="string" calcext:value-type="string">
            <text:p>d) S'ha analitzat la importància d'identificar els aspectes ASG més rellevants per als grups d'interés de les organitzacions relacionant-los amb els riscos i oportunitats que suposen per a la pròpia organització.</text:p>
          </table:table-cell>
          <table:table-cell table:style-name="ce58" table:number-columns-repeated="7"/>
          <table:table-cell table:style-name="ce58" table:formula="of:=IF(COUNTIF([.C321:.I321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22"/>
          <table:table-cell table:style-name="ce44" office:value-type="string" calcext:value-type="string">
            <text:p>e) S'han identificat els principals estàndards de mètriques per a l'avaluació de l'acompliment en sostenibilitat i el seu paper en la rendició de comptes que marca la legislació vigent i les futures regulacions en Desenvolupament.</text:p>
          </table:table-cell>
          <table:table-cell table:style-name="ce58" table:number-columns-repeated="7"/>
          <table:table-cell table:style-name="ce58" table:formula="of:=IF(COUNTIF([.C322:.I322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22"/>
          <table:table-cell table:style-name="ce44" office:value-type="string" calcext:value-type="string">
            <text:p>f) S'ha descrit la inversió socialment responsable i el paper dels analistes, inversors, agències i índexs de sostenibilitat en el foment de la sostenibilitat.</text:p>
          </table:table-cell>
          <table:table-cell table:style-name="ce58" table:number-columns-repeated="7"/>
          <table:table-cell table:style-name="ce58" table:formula="of:=IF(COUNTIF([.C323:.I323]; &quot;X&quot;) &gt; 0; &quot;X&quot;; &quot;&quot;)">
            <text:p/>
          </table:table-cell>
          <table:table-cell table:number-columns-repeated="16374"/>
        </table:table-row>
        <table:table-row table:style-name="ro24">
          <table:covered-table-cell table:style-name="ce22"/>
          <table:table-cell table:style-name="ce43" office:value-type="string" calcext:value-type="string">
            <text:p>RA2- Caracteritza els reptes ambientals i socials als quals s'enfronta la societat, descrivint els impactes sobre les persones i els sectors productius i proposant accions per a minimitzar-los.</text:p>
          </table:table-cell>
          <table:table-cell table:style-name="ce58" office:value-type="string" calcext:value-type="string">
            <text:p>x</text:p>
          </table:table-cell>
          <table:table-cell table:style-name="ce58" table:number-columns-repeated="5"/>
          <table:table-cell table:style-name="ce58" office:value-type="string" calcext:value-type="string">
            <text:p>x</text:p>
          </table:table-cell>
          <table:table-cell table:style-name="ce58" table:formula="of:=IF(COUNTIF([.C324:.I324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11">
          <table:covered-table-cell table:style-name="ce22"/>
          <table:table-cell table:style-name="ce44" office:value-type="string" calcext:value-type="string">
            <text:p>a) S'han identificat els principals reptes ambientals i socials.</text:p>
          </table:table-cell>
          <table:table-cell table:style-name="ce58" table:number-columns-repeated="7"/>
          <table:table-cell table:style-name="ce58" table:formula="of:=IF(COUNTIF([.C325:.I325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2"/>
          <table:table-cell table:style-name="ce44" office:value-type="string" calcext:value-type="string">
            <text:p>b) S'han relacionat els reptes ambientals i socials amb el Desenvolupament de l'activitat econòmica.</text:p>
          </table:table-cell>
          <table:table-cell table:style-name="ce58" office:value-type="string" calcext:value-type="string">
            <text:p>x</text:p>
          </table:table-cell>
          <table:table-cell table:style-name="ce58" table:number-columns-repeated="5"/>
          <table:table-cell table:style-name="ce58" office:value-type="string" calcext:value-type="string">
            <text:p>x</text:p>
          </table:table-cell>
          <table:table-cell table:style-name="ce58" table:formula="of:=IF(COUNTIF([.C326:.I326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11">
          <table:covered-table-cell table:style-name="ce22"/>
          <table:table-cell table:style-name="ce44" office:value-type="string" calcext:value-type="string">
            <text:p>c) S'ha analitzat l'efecte dels impactes ambientals i socials sobre les persones i els sectors productius.</text:p>
          </table:table-cell>
          <table:table-cell table:style-name="ce58" office:value-type="string" calcext:value-type="string">
            <text:p>x</text:p>
          </table:table-cell>
          <table:table-cell table:style-name="ce58" table:number-columns-repeated="5"/>
          <table:table-cell table:style-name="ce58" office:value-type="string" calcext:value-type="string">
            <text:p>x</text:p>
          </table:table-cell>
          <table:table-cell table:style-name="ce58" table:formula="of:=IF(COUNTIF([.C327:.I327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11">
          <table:covered-table-cell table:style-name="ce22"/>
          <table:table-cell table:style-name="ce44" office:value-type="string" calcext:value-type="string">
            <text:p>d) S'han identificat les mesures i accions encaminades a minimitzar els impactes ambientals i socials.</text:p>
          </table:table-cell>
          <table:table-cell table:style-name="ce58" office:value-type="string" calcext:value-type="string">
            <text:p>x</text:p>
          </table:table-cell>
          <table:table-cell table:style-name="ce58" table:number-columns-repeated="5"/>
          <table:table-cell table:style-name="ce58" office:value-type="string" calcext:value-type="string">
            <text:p>x</text:p>
          </table:table-cell>
          <table:table-cell table:style-name="ce58" table:formula="of:=IF(COUNTIF([.C328:.I328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9">
          <table:covered-table-cell table:style-name="ce22"/>
          <table:table-cell table:style-name="ce44" office:value-type="string" calcext:value-type="string">
            <text:p>e) S'ha analitzat la importància d'establir aliances i treballar de manera transversal i coordinada per a abordar amb èxit els reptes ambientals i socials.</text:p>
          </table:table-cell>
          <table:table-cell table:style-name="ce58" office:value-type="string" calcext:value-type="string">
            <text:p>x</text:p>
          </table:table-cell>
          <table:table-cell table:style-name="ce58" table:number-columns-repeated="5"/>
          <table:table-cell table:style-name="ce58" office:value-type="string" calcext:value-type="string">
            <text:p>x</text:p>
          </table:table-cell>
          <table:table-cell table:style-name="ce58" table:formula="of:=IF(COUNTIF([.C329:.I329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19">
          <table:covered-table-cell table:style-name="ce22"/>
          <table:table-cell table:style-name="ce43" office:value-type="string" calcext:value-type="string">
            <text:p>RA3- Establix l'aplicació de criteris de sostenibilitat en l'acompliment professional i personal, identificant els elements necessaris</text:p>
          </table:table-cell>
          <table:table-cell table:style-name="ce58" office:value-type="string" calcext:value-type="string">
            <text:p>X</text:p>
          </table:table-cell>
          <table:table-cell table:style-name="ce58" table:number-columns-repeated="5"/>
          <table:table-cell table:style-name="ce58" office:value-type="string" calcext:value-type="string">
            <text:p>X</text:p>
          </table:table-cell>
          <table:table-cell table:style-name="ce58" table:formula="of:=IF(COUNTIF([.C330:.I330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22"/>
          <table:table-cell table:style-name="ce44" office:value-type="string" calcext:value-type="string">
            <text:p>a) S'han identificat els ODS més rellevants per a l'activitat professional que realitza.</text:p>
          </table:table-cell>
          <table:table-cell table:style-name="ce58" office:value-type="string" calcext:value-type="string">
            <text:p>x</text:p>
          </table:table-cell>
          <table:table-cell table:style-name="ce58" table:number-columns-repeated="5"/>
          <table:table-cell table:style-name="ce58" office:value-type="string" calcext:value-type="string">
            <text:p>x</text:p>
          </table:table-cell>
          <table:table-cell table:style-name="ce58" table:formula="of:=IF(COUNTIF([.C331:.I331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22"/>
          <table:table-cell table:style-name="ce44" office:value-type="string" calcext:value-type="string">
            <text:p>b) S'han analitzat els riscos i oportunitats que representen els ODS.</text:p>
          </table:table-cell>
          <table:table-cell table:style-name="ce58" office:value-type="string" calcext:value-type="string">
            <text:p>x</text:p>
          </table:table-cell>
          <table:table-cell table:style-name="ce58" table:number-columns-repeated="5"/>
          <table:table-cell table:style-name="ce58" office:value-type="string" calcext:value-type="string">
            <text:p>x</text:p>
          </table:table-cell>
          <table:table-cell table:style-name="ce58" table:formula="of:=IF(COUNTIF([.C332:.I332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9">
          <table:covered-table-cell table:style-name="ce22"/>
          <table:table-cell table:style-name="ce44" office:value-type="string" calcext:value-type="string">
            <text:p>c) S'han identificat les accions necessàries per a atendre alguns dels reptes ambientals i socials des de l'activitat professional i l'entorn personal.</text:p>
          </table:table-cell>
          <table:table-cell table:style-name="ce58" office:value-type="string" calcext:value-type="string">
            <text:p>x</text:p>
          </table:table-cell>
          <table:table-cell table:style-name="ce58" table:number-columns-repeated="5"/>
          <table:table-cell table:style-name="ce58" office:value-type="string" calcext:value-type="string">
            <text:p>x</text:p>
          </table:table-cell>
          <table:table-cell table:style-name="ce58" table:formula="of:=IF(COUNTIF([.C333:.I333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21">
          <table:covered-table-cell table:style-name="ce22"/>
          <table:table-cell table:style-name="ce43" office:value-type="string" calcext:value-type="string">
            <text:p>RA4- Proposa productes i servicis responsables tenint en compte els principis de l'economia circular.</text:p>
          </table:table-cell>
          <table:table-cell table:style-name="ce58" table:number-columns-repeated="7"/>
          <table:table-cell table:style-name="ce58" table:formula="of:=IF(COUNTIF([.C334:.I334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2"/>
          <table:table-cell table:style-name="ce44" office:value-type="string" calcext:value-type="string">
            <text:p>a) S'ha caracteritzat el model de producció i consum actual.</text:p>
          </table:table-cell>
          <table:table-cell table:style-name="ce58" table:number-columns-repeated="7"/>
          <table:table-cell table:style-name="ce58" table:formula="of:=IF(COUNTIF([.C335:.I335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2"/>
          <table:table-cell table:style-name="ce44" office:value-type="string" calcext:value-type="string">
            <text:p>b) S'han identificat els principis de l'economia verda i circular.</text:p>
          </table:table-cell>
          <table:table-cell table:style-name="ce58" table:number-columns-repeated="7"/>
          <table:table-cell table:style-name="ce58" table:formula="of:=IF(COUNTIF([.C336:.I336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2"/>
          <table:table-cell table:style-name="ce44" office:value-type="string" calcext:value-type="string">
            <text:p>c) S'han contrastat els beneficis de l'economia verda i circular enfront del model clàssic de producció.</text:p>
          </table:table-cell>
          <table:table-cell table:style-name="ce58" table:number-columns-repeated="7"/>
          <table:table-cell table:style-name="ce58" table:formula="of:=IF(COUNTIF([.C337:.I337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2"/>
          <table:table-cell table:style-name="ce44" office:value-type="string" calcext:value-type="string">
            <text:p>d) S'han aplicat principis d'ecodisseny.</text:p>
          </table:table-cell>
          <table:table-cell table:style-name="ce58" table:number-columns-repeated="7"/>
          <table:table-cell table:style-name="ce58" table:formula="of:=IF(COUNTIF([.C338:.I338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2"/>
          <table:table-cell table:style-name="ce44" office:value-type="string" calcext:value-type="string">
            <text:p>e) S'ha analitzat el cicle de vida del producte.</text:p>
          </table:table-cell>
          <table:table-cell table:style-name="ce58" table:number-columns-repeated="7"/>
          <table:table-cell table:style-name="ce58" table:formula="of:=IF(COUNTIF([.C339:.I339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2"/>
          <table:table-cell table:style-name="ce44" office:value-type="string" calcext:value-type="string">
            <text:p>f) S'han identificat els processos de producció i els criteris de sostenibilitat aplicats.</text:p>
          </table:table-cell>
          <table:table-cell table:style-name="ce58" table:number-columns-repeated="7"/>
          <table:table-cell table:style-name="ce58" table:formula="of:=IF(COUNTIF([.C340:.I340]; &quot;X&quot;) &gt; 0; &quot;X&quot;; &quot;&quot;)">
            <text:p/>
          </table:table-cell>
          <table:table-cell table:number-columns-repeated="16374"/>
        </table:table-row>
        <table:table-row table:style-name="ro18">
          <table:covered-table-cell table:style-name="ce22"/>
          <table:table-cell table:style-name="ce43" office:value-type="string" calcext:value-type="string">
            <text:p>RA5- Realitza activitats sostenibles minimitzant l'impacte de les mateixes en el medi ambient.</text:p>
          </table:table-cell>
          <table:table-cell table:style-name="ce58" table:number-columns-repeated="7"/>
          <table:table-cell table:style-name="ce58" table:formula="of:=IF(COUNTIF([.C341:.I341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2"/>
          <table:table-cell table:style-name="ce44" office:value-type="string" calcext:value-type="string">
            <text:p>a) S'ha caracteritzat el model de producció i consum actual.</text:p>
          </table:table-cell>
          <table:table-cell table:style-name="ce58" table:number-columns-repeated="7"/>
          <table:table-cell table:style-name="ce58" table:formula="of:=IF(COUNTIF([.C342:.I342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2"/>
          <table:table-cell table:style-name="ce44" office:value-type="string" calcext:value-type="string">
            <text:p>b) S'han identificat els principis de l'economia verda i circular.</text:p>
          </table:table-cell>
          <table:table-cell table:style-name="ce58" table:number-columns-repeated="7"/>
          <table:table-cell table:style-name="ce58" table:formula="of:=IF(COUNTIF([.C343:.I343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2"/>
          <table:table-cell table:style-name="ce44" office:value-type="string" calcext:value-type="string">
            <text:p>c) S'han contrastat els beneficis de l'economia verda i circular enfront del model clàssic de producció.</text:p>
          </table:table-cell>
          <table:table-cell table:style-name="ce58" table:number-columns-repeated="7"/>
          <table:table-cell table:style-name="ce58" table:formula="of:=IF(COUNTIF([.C344:.I344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2"/>
          <table:table-cell table:style-name="ce44" office:value-type="string" calcext:value-type="string">
            <text:p>d) S'ha avaluat l'impacte de les activitats personals i professionals.</text:p>
          </table:table-cell>
          <table:table-cell table:style-name="ce58" table:number-columns-repeated="7"/>
          <table:table-cell table:style-name="ce58" table:formula="of:=IF(COUNTIF([.C345:.I345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2"/>
          <table:table-cell table:style-name="ce44" office:value-type="string" calcext:value-type="string">
            <text:p>e) S'han aplicat principis d'ecodisseny.</text:p>
          </table:table-cell>
          <table:table-cell table:style-name="ce58" table:number-columns-repeated="7"/>
          <table:table-cell table:style-name="ce58" table:formula="of:=IF(COUNTIF([.C346:.I346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2"/>
          <table:table-cell table:style-name="ce44" office:value-type="string" calcext:value-type="string">
            <text:p>f) S'han aplicat estratègies sostenibles.</text:p>
          </table:table-cell>
          <table:table-cell table:style-name="ce58" table:number-columns-repeated="7"/>
          <table:table-cell table:style-name="ce58" table:formula="of:=IF(COUNTIF([.C347:.I347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2"/>
          <table:table-cell table:style-name="ce44" office:value-type="string" calcext:value-type="string">
            <text:p>g) S'ha analitzat el cicle de vida del producte.</text:p>
          </table:table-cell>
          <table:table-cell table:style-name="ce58" table:number-columns-repeated="7"/>
          <table:table-cell table:style-name="ce58" table:formula="of:=IF(COUNTIF([.C348:.I348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2"/>
          <table:table-cell table:style-name="ce44" office:value-type="string" calcext:value-type="string">
            <text:p>h) S'han identificat els processos de producció i els criteris de sostenibilitat aplicats.</text:p>
          </table:table-cell>
          <table:table-cell table:style-name="ce58" table:number-columns-repeated="7"/>
          <table:table-cell table:style-name="ce58" table:formula="of:=IF(COUNTIF([.C349:.I349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2"/>
          <table:table-cell table:style-name="ce44" office:value-type="string" calcext:value-type="string">
            <text:p>i) S'ha aplicat la normativa ambiental.</text:p>
          </table:table-cell>
          <table:table-cell table:style-name="ce58" table:number-columns-repeated="7"/>
          <table:table-cell table:style-name="ce58" table:formula="of:=IF(COUNTIF([.C350:.I350]; &quot;X&quot;) &gt; 0; &quot;X&quot;; &quot;&quot;)">
            <text:p/>
          </table:table-cell>
          <table:table-cell table:number-columns-repeated="16374"/>
        </table:table-row>
        <table:table-row table:style-name="ro4">
          <table:covered-table-cell table:style-name="ce22"/>
          <table:table-cell table:style-name="ce43" office:value-type="string" calcext:value-type="string">
            <text:p>RA6- Analitza un pla de sostenibilitat d'una empresa del sector, identificant els seus grups de </text:p>
            <text:p>interés, els aspectes ASG materials i justificant accions per a la seua gestió i mesurament.</text:p>
          </table:table-cell>
          <table:table-cell table:style-name="ce58" table:number-columns-repeated="7"/>
          <table:table-cell table:style-name="ce58" table:formula="of:=IF(COUNTIF([.C351:.I351]; &quot;X&quot;) &gt; 0; &quot;X&quot;; &quot;&quot;)">
            <text:p/>
          </table:table-cell>
          <table:table-cell table:number-columns-repeated="16374"/>
        </table:table-row>
        <table:table-row table:style-name="ro30">
          <table:covered-table-cell table:style-name="ce22"/>
          <table:table-cell table:style-name="ce44" office:value-type="string" calcext:value-type="string">
            <text:p>a) S'han identificat els principals grups d'interés de l'empresa.</text:p>
          </table:table-cell>
          <table:table-cell table:style-name="ce58" table:number-columns-repeated="7"/>
          <table:table-cell table:style-name="ce58" table:formula="of:=IF(COUNTIF([.C352:.I352]; &quot;X&quot;) &gt; 0; &quot;X&quot;; &quot;&quot;)">
            <text:p/>
          </table:table-cell>
          <table:table-cell table:number-columns-repeated="16374"/>
        </table:table-row>
        <table:table-row table:style-name="ro21">
          <table:covered-table-cell table:style-name="ce22"/>
          <table:table-cell table:style-name="ce44" office:value-type="string" calcext:value-type="string">
            <text:p>b) S'han analitzat els aspectes ASG materials, les expectatives dels grups d'interés i la importància dels aspectes ASG en relació amb els objectius empresarials. <text:s text:c="63"/></text:p>
          </table:table-cell>
          <table:table-cell table:style-name="ce58" table:number-columns-repeated="7"/>
          <table:table-cell table:style-name="ce58" table:formula="of:=IF(COUNTIF([.C353:.I353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22"/>
          <table:table-cell table:style-name="ce44" office:value-type="string" calcext:value-type="string">
            <text:p>c) S'han definit accions encaminades a minimitzar els impactes negatius i aprofitar les oportunitats que plantegen els principals aspectes ASG identificats.</text:p>
          </table:table-cell>
          <table:table-cell table:style-name="ce58" table:number-columns-repeated="7"/>
          <table:table-cell table:style-name="ce58" table:formula="of:=IF(COUNTIF([.C354:.I354]; &quot;X&quot;) &gt; 0; &quot;X&quot;; &quot;&quot;)">
            <text:p/>
          </table:table-cell>
          <table:table-cell table:number-columns-repeated="16374"/>
        </table:table-row>
        <table:table-row table:style-name="ro18">
          <table:covered-table-cell table:style-name="ce22"/>
          <table:table-cell table:style-name="ce44" office:value-type="string" calcext:value-type="string">
            <text:p>d) S'han determinat les mètriques d'avaluació de l'acompliment de l'empresa d'acord amb els estàndards de sostenibilitat més àmpliament utilitzats.</text:p>
          </table:table-cell>
          <table:table-cell table:style-name="ce58" table:number-columns-repeated="7"/>
          <table:table-cell table:style-name="ce58" table:formula="of:=IF(COUNTIF([.C355:.I355]; &quot;X&quot;) &gt; 0; &quot;X&quot;; &quot;&quot;)">
            <text:p/>
          </table:table-cell>
          <table:table-cell table:number-columns-repeated="16374"/>
        </table:table-row>
        <table:table-row table:style-name="ro14">
          <table:covered-table-cell table:style-name="ce22"/>
          <table:table-cell table:style-name="ce44" office:value-type="string" calcext:value-type="string">
            <text:p>e) S'ha elaborat un informe de sostenibilitat amb el pla i els indicadors proposats.</text:p>
          </table:table-cell>
          <table:table-cell table:style-name="ce58" table:number-columns-repeated="7"/>
          <table:table-cell table:style-name="ce58" table:formula="of:=IF(COUNTIF([.C356:.I356]; &quot;X&quot;) &gt; 0; &quot;X&quot;; &quot;&quot;)">
            <text:p/>
          </table:table-cell>
          <table:table-cell table:number-columns-repeated="16374"/>
        </table:table-row>
        <table:table-row table:style-name="ro31">
          <table:table-cell table:style-name="ce23" office:value-type="string" calcext:value-type="string" table:number-columns-spanned="1" table:number-rows-spanned="37">
            <text:p>PIM</text:p>
          </table:table-cell>
          <table:table-cell table:style-name="ce47" office:value-type="string" calcext:value-type="string">
            <text:p><text:span text:style-name="T1">RA1-</text:span><text:span text:style-name="T2"> </text:span><text:span text:style-name="T3">Identifica necessitats del sector productiu relacionant-les amb projectes tipus que les puguen satisfer.</text:span></text:p>
          </table:table-cell>
          <table:table-cell table:style-name="ce59" office:value-type="string" calcext:value-type="string">
            <text:p>X</text:p>
          </table:table-cell>
          <table:table-cell table:style-name="ce61" table:number-columns-repeated="3"/>
          <table:table-cell table:style-name="ce59"/>
          <table:table-cell table:style-name="ce61"/>
          <table:table-cell table:style-name="ce59" office:value-type="string" calcext:value-type="string">
            <text:p>X</text:p>
          </table:table-cell>
          <table:table-cell table:style-name="ce65" table:formula="of:=IF(COUNTIF([.C357:.I357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9">
          <table:covered-table-cell table:style-name="ce23"/>
          <table:table-cell table:style-name="ce48" office:value-type="string" calcext:value-type="string">
            <text:p>a) S'han classificat les empreses del sector per les seues característiques organitzatives i el tipus de producte o servici que oferixen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58:.I358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3"/>
          <table:table-cell table:style-name="ce48" office:value-type="string" calcext:value-type="string">
            <text:p>b) S'han caracteritzat les empreses tipus indicant l'estructura organitzativa i les funcions de cada departament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59:.I359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3"/>
          <table:table-cell table:style-name="ce48" office:value-type="string" calcext:value-type="string">
            <text:p>c) S'han identificat les necessitats més demandades a les empreses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60:.I360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3"/>
          <table:table-cell table:style-name="ce48" office:value-type="string" calcext:value-type="string">
            <text:p>d) S'han valorat les oportunitats de negoci previsibles en el sector.</text:p>
          </table:table-cell>
          <table:table-cell table:style-name="ce59" office:value-type="string" calcext:value-type="string">
            <text:p>X</text:p>
          </table:table-cell>
          <table:table-cell table:style-name="ce61" table:number-columns-repeated="3"/>
          <table:table-cell table:style-name="ce59"/>
          <table:table-cell table:style-name="ce61"/>
          <table:table-cell table:style-name="ce59" office:value-type="string" calcext:value-type="string">
            <text:p>X</text:p>
          </table:table-cell>
          <table:table-cell table:style-name="ce65" table:formula="of:=IF(COUNTIF([.C361:.I361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11">
          <table:covered-table-cell table:style-name="ce23"/>
          <table:table-cell table:style-name="ce48" office:value-type="string" calcext:value-type="string">
            <text:p>e) S'ha identificat el tipus de projecte requerit per a donar resposta a les demandes previstes.</text:p>
          </table:table-cell>
          <table:table-cell table:style-name="ce59" office:value-type="string" calcext:value-type="string">
            <text:p>X</text:p>
          </table:table-cell>
          <table:table-cell table:style-name="ce61" table:number-columns-repeated="3"/>
          <table:table-cell table:style-name="ce59"/>
          <table:table-cell table:style-name="ce61"/>
          <table:table-cell table:style-name="ce59" office:value-type="string" calcext:value-type="string">
            <text:p>X</text:p>
          </table:table-cell>
          <table:table-cell table:style-name="ce65" table:formula="of:=IF(COUNTIF([.C362:.I362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11">
          <table:covered-table-cell table:style-name="ce23"/>
          <table:table-cell table:style-name="ce48" office:value-type="string" calcext:value-type="string">
            <text:p>f) S'han determinat les característiques específiques requerides al projecte.</text:p>
          </table:table-cell>
          <table:table-cell table:style-name="ce59" office:value-type="string" calcext:value-type="string">
            <text:p>X</text:p>
          </table:table-cell>
          <table:table-cell table:style-name="ce61" table:number-columns-repeated="3"/>
          <table:table-cell table:style-name="ce59"/>
          <table:table-cell table:style-name="ce61"/>
          <table:table-cell table:style-name="ce59" office:value-type="string" calcext:value-type="string">
            <text:p>X</text:p>
          </table:table-cell>
          <table:table-cell table:style-name="ce65" table:formula="of:=IF(COUNTIF([.C363:.I363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11">
          <table:covered-table-cell table:style-name="ce23"/>
          <table:table-cell table:style-name="ce48" office:value-type="string" calcext:value-type="string">
            <text:p>g) S'han determinat les obligacions fiscals, laborals i de prevenció de riscos i les seues condicions d'aplicació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64:.I364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23"/>
          <table:table-cell table:style-name="ce48" office:value-type="string" calcext:value-type="string">
            <text:p>h) S'han identificat possibles ajudes o subvencions per a la incorporació de noves tecnologies de producció o de servici que es proposen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65:.I365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3"/>
          <table:table-cell table:style-name="ce48" office:value-type="string" calcext:value-type="string">
            <text:p>i) S'ha elaborat el guió de treball que se seguirà per a l'elaboració del projecte.</text:p>
          </table:table-cell>
          <table:table-cell table:style-name="ce59" office:value-type="string" calcext:value-type="string">
            <text:p>X</text:p>
          </table:table-cell>
          <table:table-cell table:style-name="ce61" table:number-columns-repeated="3"/>
          <table:table-cell table:style-name="ce59"/>
          <table:table-cell table:style-name="ce61"/>
          <table:table-cell table:style-name="ce59" office:value-type="string" calcext:value-type="string">
            <text:p>X</text:p>
          </table:table-cell>
          <table:table-cell table:style-name="ce65" table:formula="of:=IF(COUNTIF([.C366:.I366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9">
          <table:covered-table-cell table:style-name="ce23"/>
          <table:table-cell table:style-name="ce47" office:value-type="string" calcext:value-type="string">
            <text:p>RA2- Dissenya projectes relacionats amb les competències expressades en el títol, incloent i Desenvolupant les fases que el componen.</text:p>
          </table:table-cell>
          <table:table-cell table:style-name="ce59" office:value-type="string" calcext:value-type="string">
            <text:p>X</text:p>
          </table:table-cell>
          <table:table-cell table:style-name="ce61" table:number-columns-repeated="3"/>
          <table:table-cell table:style-name="ce59"/>
          <table:table-cell table:style-name="ce61"/>
          <table:table-cell table:style-name="ce59" office:value-type="string" calcext:value-type="string">
            <text:p>X</text:p>
          </table:table-cell>
          <table:table-cell table:style-name="ce65" table:formula="of:=IF(COUNTIF([.C367:.I367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23"/>
          <table:table-cell table:style-name="ce48" office:value-type="string" calcext:value-type="string">
            <text:p>a) S'ha recopilat informació relativa als aspectes que seran tractats en el projecte.</text:p>
          </table:table-cell>
          <table:table-cell table:style-name="ce59" office:value-type="string" calcext:value-type="string">
            <text:p>X</text:p>
          </table:table-cell>
          <table:table-cell table:style-name="ce61" table:number-columns-repeated="3"/>
          <table:table-cell table:style-name="ce59"/>
          <table:table-cell table:style-name="ce61"/>
          <table:table-cell table:style-name="ce59" office:value-type="string" calcext:value-type="string">
            <text:p>X</text:p>
          </table:table-cell>
          <table:table-cell table:style-name="ce65" table:formula="of:=IF(COUNTIF([.C368:.I368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23"/>
          <table:table-cell table:style-name="ce48" office:value-type="string" calcext:value-type="string">
            <text:p>b) S'ha realitzat l'estudi de viabilitat tècnica d'este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69:.I369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3"/>
          <table:table-cell table:style-name="ce48" office:value-type="string" calcext:value-type="string">
            <text:p>c) S'han identificat les fases o parts que componen el projecte i el seu contingut.</text:p>
          </table:table-cell>
          <table:table-cell table:style-name="ce59" office:value-type="string" calcext:value-type="string">
            <text:p>X</text:p>
          </table:table-cell>
          <table:table-cell table:style-name="ce61" table:number-columns-repeated="3"/>
          <table:table-cell table:style-name="ce59"/>
          <table:table-cell table:style-name="ce61"/>
          <table:table-cell table:style-name="ce59" office:value-type="string" calcext:value-type="string">
            <text:p>X</text:p>
          </table:table-cell>
          <table:table-cell table:style-name="ce65" table:formula="of:=IF(COUNTIF([.C370:.I370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23"/>
          <table:table-cell table:style-name="ce48" office:value-type="string" calcext:value-type="string">
            <text:p>d) S'han establit els objectius que es pretenen aconseguir identificant el seu abast.</text:p>
          </table:table-cell>
          <table:table-cell table:style-name="ce59" office:value-type="string" calcext:value-type="string">
            <text:p>X</text:p>
          </table:table-cell>
          <table:table-cell table:style-name="ce61" table:number-columns-repeated="3"/>
          <table:table-cell table:style-name="ce59"/>
          <table:table-cell table:style-name="ce61"/>
          <table:table-cell table:style-name="ce59" office:value-type="string" calcext:value-type="string">
            <text:p>X</text:p>
          </table:table-cell>
          <table:table-cell table:style-name="ce65" table:formula="of:=IF(COUNTIF([.C371:.I371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23"/>
          <table:table-cell table:style-name="ce48" office:value-type="string" calcext:value-type="string">
            <text:p>e) S'han previst els recursos materials i personals necessaris per a realitzar el projecte.</text:p>
          </table:table-cell>
          <table:table-cell table:style-name="ce59" office:value-type="string" calcext:value-type="string">
            <text:p>X</text:p>
          </table:table-cell>
          <table:table-cell table:style-name="ce61" table:number-columns-repeated="3"/>
          <table:table-cell table:style-name="ce59"/>
          <table:table-cell table:style-name="ce61"/>
          <table:table-cell table:style-name="ce59" office:value-type="string" calcext:value-type="string">
            <text:p>X</text:p>
          </table:table-cell>
          <table:table-cell table:style-name="ce65" table:formula="of:=IF(COUNTIF([.C372:.I372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23"/>
          <table:table-cell table:style-name="ce48" office:value-type="string" calcext:value-type="string">
            <text:p>f) S'ha realitzat el pressupost econòmic corresponent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73:.I373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3"/>
          <table:table-cell table:style-name="ce48" office:value-type="string" calcext:value-type="string">
            <text:p>g) S'han identificat les necessitats de finançament per a la posada en marxa d'este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74:.I374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3"/>
          <table:table-cell table:style-name="ce48" office:value-type="string" calcext:value-type="string">
            <text:p>h) S'ha definit i elaborat la documentació necessària per al seu disseny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75:.I375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3"/>
          <table:table-cell table:style-name="ce48" office:value-type="string" calcext:value-type="string">
            <text:p>i) S'han identificat els aspectes que s'han de controlar per a garantir la qualitat del projecte.</text:p>
          </table:table-cell>
          <table:table-cell table:style-name="ce59" office:value-type="string" calcext:value-type="string">
            <text:p>X</text:p>
          </table:table-cell>
          <table:table-cell table:style-name="ce61" table:number-columns-repeated="3"/>
          <table:table-cell table:style-name="ce59"/>
          <table:table-cell table:style-name="ce61"/>
          <table:table-cell table:style-name="ce59" office:value-type="string" calcext:value-type="string">
            <text:p>X</text:p>
          </table:table-cell>
          <table:table-cell table:style-name="ce65" table:formula="of:=IF(COUNTIF([.C376:.I376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9">
          <table:covered-table-cell table:style-name="ce23"/>
          <table:table-cell table:style-name="ce47" office:value-type="string" calcext:value-type="string">
            <text:p>RA3- Planifica la posada en funcionament o execució del projecte, determinant el pla d'intervenció i la documentació associada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77:.I377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3"/>
          <table:table-cell table:style-name="ce48" office:value-type="string" calcext:value-type="string">
            <text:p>a) S'han seqüenciat les activitats, ordenant-les en funció de les necessitats d'implementació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78:.I378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3"/>
          <table:table-cell table:style-name="ce48" office:value-type="string" calcext:value-type="string">
            <text:p>b) S'han determinat els recursos i la logística necessària per a cada activitat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79:.I379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3"/>
          <table:table-cell table:style-name="ce48" office:value-type="string" calcext:value-type="string">
            <text:p>c) S'han identificat les necessitats de permisos i autoritzacions per a dur a terme les activitats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80:.I380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3"/>
          <table:table-cell table:style-name="ce48" office:value-type="string" calcext:value-type="string">
            <text:p>d) S'han determinat els procediments d'actuació o execució de les activitats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81:.I381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23"/>
          <table:table-cell table:style-name="ce48" office:value-type="string" calcext:value-type="string">
            <text:p>e) S'han identificat els riscos inherents a l'execució, definint el pla de prevenció de riscos i els mitjans i equips necessaris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82:.I382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3"/>
          <table:table-cell table:style-name="ce48" office:value-type="string" calcext:value-type="string">
            <text:p>f) S'han planificat l'assignació de recursos materials i humans i els temps d'execució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83:.I383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3"/>
          <table:table-cell table:style-name="ce48" office:value-type="string" calcext:value-type="string">
            <text:p>g) S'ha fet la valoració econòmica que dona resposta a les condicions de l'execució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84:.I384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3"/>
          <table:table-cell table:style-name="ce48" office:value-type="string" calcext:value-type="string">
            <text:p>h) S'ha definit i elaborat la documentació necessària per a l'execució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85:.I385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23"/>
          <table:table-cell table:style-name="ce47" office:value-type="string" calcext:value-type="string">
            <text:p>RA4- Definix els procediments per al seguiment i control en l'execució del projecte, justificant la selecció de variables i instruments emprats.</text:p>
          </table:table-cell>
          <table:table-cell table:style-name="ce59" office:value-type="string" calcext:value-type="string">
            <text:p>X</text:p>
          </table:table-cell>
          <table:table-cell table:style-name="ce61" table:number-columns-repeated="3"/>
          <table:table-cell table:style-name="ce59"/>
          <table:table-cell table:style-name="ce61"/>
          <table:table-cell table:style-name="ce59" office:value-type="string" calcext:value-type="string">
            <text:p>X</text:p>
          </table:table-cell>
          <table:table-cell table:style-name="ce65" table:formula="of:=IF(COUNTIF([.C386:.I386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5">
          <table:covered-table-cell table:style-name="ce23"/>
          <table:table-cell table:style-name="ce48" office:value-type="string" calcext:value-type="string">
            <text:p>a) S'ha definit el procediment d'avaluació de les activitats o intervencions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87:.I387]; &quot;X&quot;) &gt; 0; &quot;X&quot;; &quot;&quot;)">
            <text:p/>
          </table:table-cell>
          <table:table-cell table:number-columns-repeated="16374"/>
        </table:table-row>
        <table:table-row table:style-name="ro5">
          <table:covered-table-cell table:style-name="ce23"/>
          <table:table-cell table:style-name="ce48" office:value-type="string" calcext:value-type="string">
            <text:p>b) S'han definit els indicadors de qualitat per a realitzar l'avaluació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88:.I388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23"/>
          <table:table-cell table:style-name="ce48" office:value-type="string" calcext:value-type="string">
            <text:p>c) S'ha definit el procediment per a l'avaluació de les incidències que puguen presentar-se durant la realització de les activitats, la seua possible solució i registre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89:.I389]; &quot;X&quot;) &gt; 0; &quot;X&quot;; &quot;&quot;)">
            <text:p/>
          </table:table-cell>
          <table:table-cell table:number-columns-repeated="16374"/>
        </table:table-row>
        <table:table-row table:style-name="ro9">
          <table:covered-table-cell table:style-name="ce23"/>
          <table:table-cell table:style-name="ce48" office:value-type="string" calcext:value-type="string">
            <text:p>d) S'ha definit el procediment per a gestionar els possibles canvis en els recursos i en les activitats, incloent-hi el sistema de registre d'estos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90:.I390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3"/>
          <table:table-cell table:style-name="ce48" office:value-type="string" calcext:value-type="string">
            <text:p>e) S'ha definit i elaborat la documentació necessària per a l'avaluació de les activitats i del projecte.</text:p>
          </table:table-cell>
          <table:table-cell table:style-name="ce59" office:value-type="string" calcext:value-type="string">
            <text:p>X</text:p>
          </table:table-cell>
          <table:table-cell table:style-name="ce61" table:number-columns-repeated="3"/>
          <table:table-cell table:style-name="ce59"/>
          <table:table-cell table:style-name="ce61"/>
          <table:table-cell table:style-name="ce59" office:value-type="string" calcext:value-type="string">
            <text:p>X</text:p>
          </table:table-cell>
          <table:table-cell table:style-name="ce65" table:formula="of:=IF(COUNTIF([.C391:.I391]; &quot;X&quot;) &gt; 0; &quot;X&quot;; &quot;&quot;)" office:value-type="string" office:string-value="X" calcext:value-type="string">
            <text:p>X</text:p>
          </table:table-cell>
          <table:table-cell table:number-columns-repeated="16374"/>
        </table:table-row>
        <table:table-row table:style-name="ro9">
          <table:covered-table-cell table:style-name="ce23"/>
          <table:table-cell table:style-name="ce48" office:value-type="string" calcext:value-type="string">
            <text:p>f) S'ha establit el procediment per a la participació en l'avaluació dels usuaris o clients i s'han elaborat els documents específics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92:.I392]; &quot;X&quot;) &gt; 0; &quot;X&quot;; &quot;&quot;)">
            <text:p/>
          </table:table-cell>
          <table:table-cell table:number-columns-repeated="16374"/>
        </table:table-row>
        <table:table-row table:style-name="ro11">
          <table:covered-table-cell table:style-name="ce23"/>
          <table:table-cell table:style-name="ce48" office:value-type="string" calcext:value-type="string">
            <text:p>g) S'ha establit un sistema per a garantir el compliment del plec de condicions del projecte quan este existix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93:.I393]; &quot;X&quot;) &gt; 0; &quot;X&quot;; &quot;&quot;)">
            <text:p/>
          </table:table-cell>
          <table:table-cell table:number-columns-repeated="16374"/>
        </table:table-row>
        <table:table-row table:style-name="ro32" table:number-rows-repeated="3">
          <table:table-cell table:style-name="ce24"/>
          <table:table-cell table:number-columns-repeated="16383"/>
        </table:table-row>
        <table:table-row table:style-name="ro5" table:number-rows-repeated="104817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igitalitzacioEmpresa" table:style-name="ta2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3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8"/>
        <table:table-column table:style-name="co7" table:default-cell-style-name="Default"/>
        <table:table-column table:style-name="co8" table:default-cell-style-name="ce38"/>
        <table:table-column table:style-name="co7" table:number-columns-repeated="21" table:default-cell-style-name="Default"/>
        <table:table-row table:style-name="ro1">
          <table:table-cell table:style-name="ce2" table:number-columns-repeated="2"/>
          <table:table-cell table:style-name="ce49" office:value-type="string" calcext:value-type="string" table:number-columns-spanned="8" table:number-rows-spanned="1">
            <text:p><text:span text:style-name="T4">Projecte: </text:span><text:span text:style-name="T5">Digitalització d’una empresa</text:span></text:p>
          </table:table-cell>
          <table:covered-table-cell table:number-columns-repeated="7" table:style-name="ce49"/>
          <table:table-cell table:number-columns-repeated="20"/>
        </table:table-row>
        <table:table-row table:style-name="ro2">
          <table:table-cell table:style-name="ce3" office:value-type="string" calcext:value-type="string" table:number-columns-spanned="1" table:number-rows-spanned="2">
            <text:p>Mòduls</text:p>
          </table:table-cell>
          <table:table-cell table:style-name="ce3" office:value-type="string" calcext:value-type="string" table:number-columns-spanned="1" table:number-rows-spanned="2">
            <text:p>Resultats d'aprenentatge i Criteris d'Avaluació</text:p>
          </table:table-cell>
          <table:table-cell table:style-name="ce50" office:value-type="string" calcext:value-type="string">
            <text:p>Sprint 1</text:p>
          </table:table-cell>
          <table:table-cell table:style-name="ce50" office:value-type="string" calcext:value-type="string">
            <text:p>Sprint 2</text:p>
          </table:table-cell>
          <table:table-cell table:style-name="ce50" office:value-type="string" calcext:value-type="string">
            <text:p>Sprint 3</text:p>
          </table:table-cell>
          <table:table-cell table:style-name="ce50" office:value-type="string" calcext:value-type="string">
            <text:p>Sprint 4</text:p>
          </table:table-cell>
          <table:table-cell table:style-name="ce50" office:value-type="string" calcext:value-type="string">
            <text:p>Sprint 5</text:p>
          </table:table-cell>
          <table:table-cell table:style-name="ce50" office:value-type="string" calcext:value-type="string">
            <text:p>Sprint 6</text:p>
          </table:table-cell>
          <table:table-cell table:style-name="ce50" office:value-type="string" calcext:value-type="string">
            <text:p>Sprint 7</text:p>
          </table:table-cell>
          <table:table-cell table:style-name="ce50" office:value-type="string" calcext:value-type="string">
            <text:p>Ressum</text:p>
          </table:table-cell>
          <table:table-cell table:number-columns-repeated="20"/>
        </table:table-row>
        <table:table-row table:style-name="ro3">
          <table:covered-table-cell table:number-columns-repeated="2" table:style-name="ce3"/>
          <table:table-cell table:style-name="ce51" table:number-columns-repeated="8"/>
          <table:table-cell table:number-columns-repeated="20"/>
        </table:table-row>
        <table:table-row table:style-name="ro4">
          <table:table-cell table:style-name="ce6" office:value-type="string" calcext:value-type="string" table:number-columns-spanned="1" table:number-rows-spanned="53">
            <text:p>AD</text:p>
          </table:table-cell>
          <table:table-cell table:style-name="ce26" office:value-type="string" calcext:value-type="string">
            <text:p>RA1- Desenvolupa aplicacions que gestionen informació emmagatzemada en fitxers </text:p>
            <text:p>identificant el camp d'aplicació dels mateixos i utilitzant classes específiques.</text:p>
          </table:table-cell>
          <table:table-cell table:style-name="ce52" table:number-columns-repeated="7"/>
          <table:table-cell table:style-name="ce52" table:formula="of:=IF(COUNTIF([.C4:.I4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a) S'han utilitzat classes per a la gestió de fitxers i directoris. </text:p>
          </table:table-cell>
          <table:table-cell table:style-name="ce52" table:number-columns-repeated="7"/>
          <table:table-cell table:style-name="ce52" table:formula="of:=IF(COUNTIF([.C5:.I5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8" office:value-type="string" calcext:value-type="string">
            <text:p>b) S'han valorat els avantatges i els inconvenients de les diferents formes d'accés.</text:p>
          </table:table-cell>
          <table:table-cell table:style-name="ce52" table:number-columns-repeated="7"/>
          <table:table-cell table:style-name="ce52" table:formula="of:=IF(COUNTIF([.C6:.I6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8" office:value-type="string" calcext:value-type="string">
            <text:p>c) S'han utilitzat classes per a recuperar informació emmagatzemada en fitxers.</text:p>
          </table:table-cell>
          <table:table-cell table:style-name="ce52" table:number-columns-repeated="7"/>
          <table:table-cell table:style-name="ce52" table:formula="of:=IF(COUNTIF([.C7:.I7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8" office:value-type="string" calcext:value-type="string">
            <text:p>d) S'han utilitzat classes per a emmagatzemar informació en fitxers.</text:p>
          </table:table-cell>
          <table:table-cell table:style-name="ce52" table:number-columns-repeated="7"/>
          <table:table-cell table:style-name="ce52" table:formula="of:=IF(COUNTIF([.C8:.I8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8" office:value-type="string" calcext:value-type="string">
            <text:p>e) S'han utilitzat classes per a realitzar conversions entre diferents formats de fitxers.</text:p>
          </table:table-cell>
          <table:table-cell table:style-name="ce52" table:number-columns-repeated="7"/>
          <table:table-cell table:style-name="ce52" table:formula="of:=IF(COUNTIF([.C9:.I9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8" office:value-type="string" calcext:value-type="string">
            <text:p>f)S'han previst i gestionat les excepcions.</text:p>
          </table:table-cell>
          <table:table-cell table:style-name="ce52" table:number-columns-repeated="7"/>
          <table:table-cell table:style-name="ce52" table:formula="of:=IF(COUNTIF([.C10:.I10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8" office:value-type="string" calcext:value-type="string">
            <text:p>g)S'han provat i documentat les aplicacions desenvolupades.</text:p>
          </table:table-cell>
          <table:table-cell table:style-name="ce52" table:number-columns-repeated="7"/>
          <table:table-cell table:style-name="ce52" table:formula="of:=IF(COUNTIF([.C11:.I11]; &quot;X&quot;) &gt; 0; &quot;X&quot;; &quot;&quot;)">
            <text:p/>
          </table:table-cell>
          <table:table-cell table:number-columns-repeated="20"/>
        </table:table-row>
        <table:table-row table:style-name="ro6">
          <table:covered-table-cell table:style-name="ce6"/>
          <table:table-cell table:style-name="ce26" office:value-type="string" calcext:value-type="string">
            <text:p>RA2- Desenvolupa aplicacions que gestionen informació emmagatzemada en bases de dades </text:p>
            <text:p>Relacionals identificant i utilitzant mecanismes de connexió.</text:p>
          </table:table-cell>
          <table:table-cell table:style-name="ce52" table:number-columns-repeated="4"/>
          <table:table-cell table:style-name="ce64"/>
          <table:table-cell table:style-name="ce52" table:number-columns-repeated="2"/>
          <table:table-cell table:style-name="ce52" table:formula="of:=IF(COUNTIF([.C12:.I12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a) S'han valorat els avantatges i inconvenients d'utilitzar connectors.</text:p>
          </table:table-cell>
          <table:table-cell table:style-name="ce52" table:number-columns-repeated="7"/>
          <table:table-cell table:style-name="ce52" table:formula="of:=IF(COUNTIF([.C13:.I13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b) S'han utilitzat gestors de bases de dades embeguts i independents.</text:p>
          </table:table-cell>
          <table:table-cell table:style-name="ce52" table:number-columns-repeated="7"/>
          <table:table-cell table:style-name="ce52" table:formula="of:=IF(COUNTIF([.C14:.I14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c) S'ha utilitzat el connector idoni en l'aplicació.</text:p>
          </table:table-cell>
          <table:table-cell table:style-name="ce52" table:number-columns-repeated="7"/>
          <table:table-cell table:style-name="ce52" table:formula="of:=IF(COUNTIF([.C15:.I15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d) S'ha establit la connexió.</text:p>
          </table:table-cell>
          <table:table-cell table:style-name="ce52" table:number-columns-repeated="7"/>
          <table:table-cell table:style-name="ce52" table:formula="of:=IF(COUNTIF([.C16:.I16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e) S'ha definit l'estructura de la base de dades.</text:p>
          </table:table-cell>
          <table:table-cell table:style-name="ce52" table:number-columns-repeated="7"/>
          <table:table-cell table:style-name="ce52" table:formula="of:=IF(COUNTIF([.C17:.I17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f) S'han Desenvolupat aplicacions que modifiquen el contingut de la base de dades.</text:p>
          </table:table-cell>
          <table:table-cell table:style-name="ce52" table:number-columns-repeated="7"/>
          <table:table-cell table:style-name="ce52" table:formula="of:=IF(COUNTIF([.C18:.I18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g) S'han definit els objectes destinats a emmagatzemar el resultat de les consultes.</text:p>
          </table:table-cell>
          <table:table-cell table:style-name="ce52" table:number-columns-repeated="7"/>
          <table:table-cell table:style-name="ce52" table:formula="of:=IF(COUNTIF([.C19:.I19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h) S'han Desenvolupat aplicacions que efectuen consultes.</text:p>
          </table:table-cell>
          <table:table-cell table:style-name="ce52" table:number-columns-repeated="7"/>
          <table:table-cell table:style-name="ce52" table:formula="of:=IF(COUNTIF([.C20:.I20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i) S'han eliminat els objectes una vegada finalitzada la seua funció.</text:p>
          </table:table-cell>
          <table:table-cell table:style-name="ce52" table:number-columns-repeated="7"/>
          <table:table-cell table:style-name="ce52" table:formula="of:=IF(COUNTIF([.C21:.I21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j) S'han gestionat les transaccions.</text:p>
          </table:table-cell>
          <table:table-cell table:style-name="ce52" table:number-columns-repeated="4"/>
          <table:table-cell table:style-name="ce64"/>
          <table:table-cell table:style-name="ce52" table:number-columns-repeated="2"/>
          <table:table-cell table:style-name="ce52" table:formula="of:=IF(COUNTIF([.C22:.I22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k) S'han executat procediments emmagatzemats en la base de dades.</text:p>
          </table:table-cell>
          <table:table-cell table:style-name="ce52" table:number-columns-repeated="7"/>
          <table:table-cell table:style-name="ce52" table:formula="of:=IF(COUNTIF([.C23:.I23]; &quot;X&quot;) &gt; 0; &quot;X&quot;; &quot;&quot;)">
            <text:p/>
          </table:table-cell>
          <table:table-cell table:number-columns-repeated="20"/>
        </table:table-row>
        <table:table-row table:style-name="ro7">
          <table:covered-table-cell table:style-name="ce6"/>
          <table:table-cell table:style-name="ce26" office:value-type="string" calcext:value-type="string">
            <text:p>RA-3 Gestiona la persistència de les dades identificant ferramentes de mapatge objecte </text:p>
            <text:p>Relacional (ORM) i Desenvolupant aplicacions que les utilitzen.</text:p>
          </table:table-cell>
          <table:table-cell table:style-name="ce52" table:number-columns-repeated="7"/>
          <table:table-cell table:style-name="ce52" table:formula="of:=IF(COUNTIF([.C24:.I24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a) S'ha instal·lat la ferramenta ORM.</text:p>
          </table:table-cell>
          <table:table-cell table:style-name="ce52" table:number-columns-repeated="2"/>
          <table:table-cell table:style-name="ce62"/>
          <table:table-cell table:style-name="ce52" table:number-columns-repeated="4"/>
          <table:table-cell table:style-name="ce52" table:formula="of:=IF(COUNTIF([.C25:.I25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b) S'ha configurat la ferramenta ORM.</text:p>
          </table:table-cell>
          <table:table-cell table:style-name="ce52" table:number-columns-repeated="7"/>
          <table:table-cell table:style-name="ce52" table:formula="of:=IF(COUNTIF([.C26:.I26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c) S'han definit els fitxers de mapatge.</text:p>
          </table:table-cell>
          <table:table-cell table:style-name="ce52" table:number-columns-repeated="7"/>
          <table:table-cell table:style-name="ce52" table:formula="of:=IF(COUNTIF([.C27:.I27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d) S'han aplicat mecanismes de persistència als objectes.</text:p>
          </table:table-cell>
          <table:table-cell table:style-name="ce52" table:number-columns-repeated="2"/>
          <table:table-cell table:style-name="ce63"/>
          <table:table-cell table:style-name="ce52" table:number-columns-repeated="4"/>
          <table:table-cell table:style-name="ce52" table:formula="of:=IF(COUNTIF([.C28:.I28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e) S'han Desenvolupat aplicacions que modifiquen i recuperen objectes persistents.</text:p>
          </table:table-cell>
          <table:table-cell table:style-name="ce52" table:number-columns-repeated="7"/>
          <table:table-cell table:style-name="ce52" table:formula="of:=IF(COUNTIF([.C29:.I29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f) S'han Desenvolupat aplicacions que realitzen consultes usant el llenguatge SQL.</text:p>
          </table:table-cell>
          <table:table-cell table:style-name="ce52" table:number-columns-repeated="7"/>
          <table:table-cell table:style-name="ce52" table:formula="of:=IF(COUNTIF([.C30:.I30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g) S'han gestionat les transaccions</text:p>
          </table:table-cell>
          <table:table-cell table:style-name="ce52" table:number-columns-repeated="7"/>
          <table:table-cell table:style-name="ce52" table:formula="of:=IF(COUNTIF([.C31:.I31]; &quot;X&quot;) &gt; 0; &quot;X&quot;; &quot;&quot;)">
            <text:p/>
          </table:table-cell>
          <table:table-cell table:number-columns-repeated="20"/>
        </table:table-row>
        <table:table-row table:style-name="ro4">
          <table:covered-table-cell table:style-name="ce6"/>
          <table:table-cell table:style-name="ce26" office:value-type="string" calcext:value-type="string">
            <text:p>RA-4 Desenvolupa aplicacions que gestionen la informació emmagatzemada en bases de dades  objecte</text:p>
            <text:p> relacionals i orientades a objectes valorant les seues Característiques i utilitzant els mecanismes </text:p>
            <text:p>D'accés incorporats.</text:p>
          </table:table-cell>
          <table:table-cell table:style-name="ce52" table:number-columns-repeated="7"/>
          <table:table-cell table:style-name="ce52" table:formula="of:=IF(COUNTIF([.C32:.I32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a) S'han identificat els avantatges i inconvenients de les bases de dades que emmagatzemen objectes.</text:p>
          </table:table-cell>
          <table:table-cell table:style-name="ce52" table:number-columns-repeated="7"/>
          <table:table-cell table:style-name="ce52" table:formula="of:=IF(COUNTIF([.C33:.I33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b) S'han establit i tancat connexions.</text:p>
          </table:table-cell>
          <table:table-cell table:style-name="ce52" table:number-columns-repeated="7"/>
          <table:table-cell table:style-name="ce52" table:formula="of:=IF(COUNTIF([.C34:.I34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c) S'ha gestionat la persistència d'objectes simples.</text:p>
          </table:table-cell>
          <table:table-cell table:style-name="ce52" table:number-columns-repeated="7"/>
          <table:table-cell table:style-name="ce52" table:formula="of:=IF(COUNTIF([.C35:.I35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d) S'ha gestionat la persistència d'objectes estructurats.</text:p>
          </table:table-cell>
          <table:table-cell table:style-name="ce52" table:number-columns-repeated="7"/>
          <table:table-cell table:style-name="ce52" table:formula="of:=IF(COUNTIF([.C36:.I36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e) S'han Desenvolupat aplicacions que realitzen consultes.</text:p>
          </table:table-cell>
          <table:table-cell table:style-name="ce52" table:number-columns-repeated="7"/>
          <table:table-cell table:style-name="ce52" table:formula="of:=IF(COUNTIF([.C37:.I37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f) S'han modificat els objectes emmagatzemats.</text:p>
          </table:table-cell>
          <table:table-cell table:style-name="ce52" table:number-columns-repeated="7"/>
          <table:table-cell table:style-name="ce52" table:formula="of:=IF(COUNTIF([.C38:.I38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g) S'han gestionat les transaccions.</text:p>
          </table:table-cell>
          <table:table-cell table:style-name="ce52" table:number-columns-repeated="7"/>
          <table:table-cell table:style-name="ce52" table:formula="of:=IF(COUNTIF([.C39:.I39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h) S'han provat i documentat les aplicacions desenvolupades.</text:p>
          </table:table-cell>
          <table:table-cell table:style-name="ce52" table:number-columns-repeated="7"/>
          <table:table-cell table:style-name="ce52" table:formula="of:=IF(COUNTIF([.C40:.I40]; &quot;X&quot;) &gt; 0; &quot;X&quot;; &quot;&quot;)">
            <text:p/>
          </table:table-cell>
          <table:table-cell table:number-columns-repeated="20"/>
        </table:table-row>
        <table:table-row table:style-name="ro8">
          <table:covered-table-cell table:style-name="ce6"/>
          <table:table-cell table:style-name="ce26" office:value-type="string" calcext:value-type="string">
            <text:p>RA5- Desenvolupa aplicacions que gestionen la informació emmagatzemada en bases de dades </text:p>
            <text:p>documentals natives avaluant i utilitzant classes Específiques.</text:p>
          </table:table-cell>
          <table:table-cell table:style-name="ce52" table:number-columns-repeated="7"/>
          <table:table-cell table:style-name="ce52" table:formula="of:=IF(COUNTIF([.C41:.I41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a) S'han valorat els avantatges i inconvenients d'utilitzar bases de dades documentals natives.</text:p>
          </table:table-cell>
          <table:table-cell table:style-name="ce52" table:number-columns-repeated="7"/>
          <table:table-cell table:style-name="ce52" table:formula="of:=IF(COUNTIF([.C42:.I42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b) S'ha establit la connexió amb la base de dades.</text:p>
          </table:table-cell>
          <table:table-cell table:style-name="ce52" table:number-columns-repeated="7"/>
          <table:table-cell table:style-name="ce52" table:formula="of:=IF(COUNTIF([.C43:.I43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c) S'han Desenvolupat aplicacions que efectuen consultes sobre el contingut de la base de dades.</text:p>
          </table:table-cell>
          <table:table-cell table:style-name="ce52" table:number-columns-repeated="7"/>
          <table:table-cell table:style-name="ce52" table:formula="of:=IF(COUNTIF([.C44:.I44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d) S'han afegit i eliminat col·leccions de la base de dades.</text:p>
          </table:table-cell>
          <table:table-cell table:style-name="ce52" table:number-columns-repeated="7"/>
          <table:table-cell table:style-name="ce52" table:formula="of:=IF(COUNTIF([.C45:.I45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e) S'han Desenvolupat aplicacions per a afegir, modificar i eliminar documents de la base de dades</text:p>
          </table:table-cell>
          <table:table-cell table:style-name="ce52" table:number-columns-repeated="7"/>
          <table:table-cell table:style-name="ce52" table:formula="of:=IF(COUNTIF([.C46:.I46]; &quot;X&quot;) &gt; 0; &quot;X&quot;; &quot;&quot;)">
            <text:p/>
          </table:table-cell>
          <table:table-cell table:number-columns-repeated="20"/>
        </table:table-row>
        <table:table-row table:style-name="ro3">
          <table:covered-table-cell table:style-name="ce6"/>
          <table:table-cell table:style-name="ce26" office:value-type="string" calcext:value-type="string">
            <text:p>RA6- Programa components d'accés a dades identificant les característiques que deu </text:p>
            <text:p>Posseir un component i utilitzant ferramentes de Desenvolupament.</text:p>
          </table:table-cell>
          <table:table-cell table:style-name="ce52" table:number-columns-repeated="7"/>
          <table:table-cell table:style-name="ce52" table:formula="of:=IF(COUNTIF([.C47:.I47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9" office:value-type="string" calcext:value-type="string">
            <text:p>a) S'han valorat els avantatges i inconvenients d'utilitzar programació orientada a components.</text:p>
          </table:table-cell>
          <table:table-cell table:style-name="ce52" table:number-columns-repeated="7"/>
          <table:table-cell table:style-name="ce52" table:formula="of:=IF(COUNTIF([.C48:.I48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b) S'han identificat ferramentes de Desenvolupament de components.</text:p>
          </table:table-cell>
          <table:table-cell table:style-name="ce52" table:number-columns-repeated="7"/>
          <table:table-cell table:style-name="ce52" table:formula="of:=IF(COUNTIF([.C49:.I49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c) S'han programat components que gestionen informació emmagatzemada en fitxers.</text:p>
          </table:table-cell>
          <table:table-cell table:style-name="ce52" table:number-columns-repeated="7"/>
          <table:table-cell table:style-name="ce52" table:formula="of:=IF(COUNTIF([.C50:.I50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6"/>
          <table:table-cell table:style-name="ce27" office:value-type="string" calcext:value-type="string">
            <text:p>d) S'han programat components que gestionen mitjançant connectors informació emmagatzemada en bases de dades.</text:p>
          </table:table-cell>
          <table:table-cell table:style-name="ce52" table:number-columns-repeated="5"/>
          <table:table-cell table:style-name="ce64"/>
          <table:table-cell table:style-name="ce52"/>
          <table:table-cell table:style-name="ce52" table:formula="of:=IF(COUNTIF([.C51:.I51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e) S'han programat components que gestionen informació usant mapatge objecte relacional.</text:p>
          </table:table-cell>
          <table:table-cell table:style-name="ce52" table:number-columns-repeated="7"/>
          <table:table-cell table:style-name="ce52" table:formula="of:=IF(COUNTIF([.C52:.I52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6"/>
          <table:table-cell table:style-name="ce27" office:value-type="string" calcext:value-type="string">
            <text:p>f) S'han programat components que gestionen informació emmagatzemada en bases de dades objecte relacionals i orientades a objectes.</text:p>
          </table:table-cell>
          <table:table-cell table:style-name="ce52" table:number-columns-repeated="7"/>
          <table:table-cell table:style-name="ce52" table:formula="of:=IF(COUNTIF([.C53:.I53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6"/>
          <table:table-cell table:style-name="ce27" office:value-type="string" calcext:value-type="string">
            <text:p>g) S'han programat components que gestionen informació emmagatzemada en una base de dades documental nativa.</text:p>
          </table:table-cell>
          <table:table-cell table:style-name="ce52" table:number-columns-repeated="7"/>
          <table:table-cell table:style-name="ce52" table:formula="of:=IF(COUNTIF([.C54:.I54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h) S'han provat i documentat els components Desenvolupats.</text:p>
          </table:table-cell>
          <table:table-cell table:style-name="ce52" table:number-columns-repeated="7"/>
          <table:table-cell table:style-name="ce52" table:formula="of:=IF(COUNTIF([.C55:.I55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i) S'han integrat els components Desenvolupats en aplicacions.</text:p>
          </table:table-cell>
          <table:table-cell table:style-name="ce52" table:number-columns-repeated="7"/>
          <table:table-cell table:style-name="ce52" table:formula="of:=IF(COUNTIF([.C56:.I56]; &quot;X&quot;) &gt; 0; &quot;X&quot;; &quot;&quot;)">
            <text:p/>
          </table:table-cell>
          <table:table-cell table:number-columns-repeated="20"/>
        </table:table-row>
        <table:table-row table:style-name="ro10">
          <table:table-cell table:style-name="ce7" office:value-type="string" calcext:value-type="string" table:number-columns-spanned="1" table:number-rows-spanned="47">
            <text:p>PMDM</text:p>
          </table:table-cell>
          <table:table-cell table:style-name="ce30" office:value-type="string" calcext:value-type="string">
            <text:p>RA1- Aplica tecnologies de Desenvolupament per a dispositius mòbils avaluant les seues característiques</text:p>
            <text:p> I capacitats.</text:p>
          </table:table-cell>
          <table:table-cell table:style-name="ce53" table:number-columns-repeated="7"/>
          <table:table-cell table:style-name="ce53" table:formula="of:=IF(COUNTIF([.C57:.I57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a) S'han analitzat les limitacions que planteja l'execució d'aplicacions en els dispositius mòbils.</text:p>
          </table:table-cell>
          <table:table-cell table:style-name="ce53" table:number-columns-repeated="7"/>
          <table:table-cell table:style-name="ce53" table:formula="of:=IF(COUNTIF([.C58:.I58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b) S'han identificat les tecnologies de Desenvolupament d'aplicacions per a dispositius mòbils. </text:p>
          </table:table-cell>
          <table:table-cell table:style-name="ce53" table:number-columns-repeated="7"/>
          <table:table-cell table:style-name="ce53" table:formula="of:=IF(COUNTIF([.C59:.I59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7"/>
          <table:table-cell table:style-name="ce31" office:value-type="string" calcext:value-type="string">
            <text:p>c) S'han instal·lat, configurat i utilitzat entorns de treball per al Desenvolupament d'aplicacions per a dispositius mòbils.</text:p>
          </table:table-cell>
          <table:table-cell table:style-name="ce53" table:number-columns-repeated="7"/>
          <table:table-cell table:style-name="ce53" table:formula="of:=IF(COUNTIF([.C60:.I60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d) S'han identificat configuracions que classifiquen els dispositius mòbils sobre la base de les seues característiques.</text:p>
          </table:table-cell>
          <table:table-cell table:style-name="ce53" table:number-columns-repeated="7"/>
          <table:table-cell table:style-name="ce53" table:formula="of:=IF(COUNTIF([.C61:.I61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e) S'han descrit perfils que establixen la relació entre el dispositiu i l'aplicació. </text:p>
          </table:table-cell>
          <table:table-cell table:style-name="ce53" table:number-columns-repeated="7"/>
          <table:table-cell table:style-name="ce53" table:formula="of:=IF(COUNTIF([.C62:.I62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f) S'ha analitzat l'estructura d'aplicacions existents per a dispositius mòbils identificant les classes utilitzades.</text:p>
          </table:table-cell>
          <table:table-cell table:style-name="ce53" table:number-columns-repeated="7"/>
          <table:table-cell table:style-name="ce53" table:formula="of:=IF(COUNTIF([.C63:.I63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g) S'han realitzat modificacions sobre aplicacions existents. </text:p>
          </table:table-cell>
          <table:table-cell table:style-name="ce53" table:number-columns-repeated="7"/>
          <table:table-cell table:style-name="ce53" table:formula="of:=IF(COUNTIF([.C64:.I64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h) S'han utilitzat emuladors per a comprovar el funcionament de les aplicacions.</text:p>
          </table:table-cell>
          <table:table-cell table:style-name="ce53" table:number-columns-repeated="7"/>
          <table:table-cell table:style-name="ce53" table:formula="of:=IF(COUNTIF([.C65:.I65]; &quot;X&quot;) &gt; 0; &quot;X&quot;; &quot;&quot;)">
            <text:p/>
          </table:table-cell>
          <table:table-cell table:number-columns-repeated="20"/>
        </table:table-row>
        <table:table-row table:style-name="ro12">
          <table:covered-table-cell table:style-name="ce7"/>
          <table:table-cell table:style-name="ce30" office:value-type="string" calcext:value-type="string">
            <text:p>RA2- Desenvolupa aplicacions per a dispositius mòbils analitzant i emprant les</text:p>
            <text:p> Tecnologies i llibreries específiques</text:p>
          </table:table-cell>
          <table:table-cell table:style-name="ce53" table:number-columns-repeated="7"/>
          <table:table-cell table:style-name="ce53" table:formula="of:=IF(COUNTIF([.C66:.I66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a) S'ha generat l'estructura de classes necessària per a l'aplicació.</text:p>
          </table:table-cell>
          <table:table-cell table:style-name="ce53" table:number-columns-repeated="7"/>
          <table:table-cell table:style-name="ce53" table:formula="of:=IF(COUNTIF([.C67:.I67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7"/>
          <table:table-cell table:style-name="ce31" office:value-type="string" calcext:value-type="string">
            <text:p>b) S'han analitzat i utilitzat les classes que modelen finestres, menús, alertes i controls per al Desenvolupament d'aplicacions gràfiques senzilles. <text:s text:c="27"/></text:p>
          </table:table-cell>
          <table:table-cell table:style-name="ce53" table:number-columns-repeated="7"/>
          <table:table-cell table:style-name="ce53" table:formula="of:=IF(COUNTIF([.C68:.I68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c) S'han utilitzat les classes necessàries per a la connexió i comunicació amb dispositius sense fils.</text:p>
          </table:table-cell>
          <table:table-cell table:style-name="ce53" table:number-columns-repeated="7"/>
          <table:table-cell table:style-name="ce53" table:formula="of:=IF(COUNTIF([.C69:.I69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d) S'han utilitzat les classes necessàries per a l'intercanvi de missatges de text i multimèdia.</text:p>
          </table:table-cell>
          <table:table-cell table:style-name="ce53" table:number-columns-repeated="7"/>
          <table:table-cell table:style-name="ce53" table:formula="of:=IF(COUNTIF([.C70:.I70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e) S'han utilitzat les classes necessàries per a establir connexions i comunicacions HTTP i HTTPS.</text:p>
          </table:table-cell>
          <table:table-cell table:style-name="ce53" table:number-columns-repeated="7"/>
          <table:table-cell table:style-name="ce53" table:formula="of:=IF(COUNTIF([.C71:.I71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7"/>
          <table:table-cell table:style-name="ce31" office:value-type="string" calcext:value-type="string">
            <text:p>f) S'han utilitzat les classes necessàries per a establir connexions amb magatzems de dades garantint la persistència. </text:p>
          </table:table-cell>
          <table:table-cell table:style-name="ce53" table:number-columns-repeated="7"/>
          <table:table-cell table:style-name="ce53" table:formula="of:=IF(COUNTIF([.C72:.I72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7"/>
          <table:table-cell table:style-name="ce31" office:value-type="string" calcext:value-type="string">
            <text:p>g) S'han realitzat proves d'interacció usuari-aplicació per a optimitzar les aplicacions desenvolupades a partir d'emuladors. </text:p>
          </table:table-cell>
          <table:table-cell table:style-name="ce53" table:number-columns-repeated="7"/>
          <table:table-cell table:style-name="ce53" table:formula="of:=IF(COUNTIF([.C73:.I73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h) S'han empaquetat i desplegat les aplicacions desenvolupades en dispositius mòbils reals.</text:p>
          </table:table-cell>
          <table:table-cell table:style-name="ce53" table:number-columns-repeated="7"/>
          <table:table-cell table:style-name="ce53" table:formula="of:=IF(COUNTIF([.C74:.I74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i) S'han documentat els processos necessaris per al Desenvolupament de les aplicacions. <text:s text:c="37"/></text:p>
          </table:table-cell>
          <table:table-cell table:style-name="ce53" table:number-columns-repeated="7"/>
          <table:table-cell table:style-name="ce53" table:formula="of:=IF(COUNTIF([.C75:.I75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2" office:value-type="string" calcext:value-type="string">
            <text:p><text:s/>j) S'han establit els permisos requerits per al funcionament de les aplicacions.</text:p>
          </table:table-cell>
          <table:table-cell table:style-name="ce53" table:number-columns-repeated="7"/>
          <table:table-cell table:style-name="ce53" table:formula="of:=IF(COUNTIF([.C76:.I76]; &quot;X&quot;) &gt; 0; &quot;X&quot;; &quot;&quot;)">
            <text:p/>
          </table:table-cell>
          <table:table-cell table:number-columns-repeated="20"/>
        </table:table-row>
        <table:table-row table:style-name="ro13">
          <table:covered-table-cell table:style-name="ce7"/>
          <table:table-cell table:style-name="ce30" office:value-type="string" calcext:value-type="string">
            <text:p>RA3- Desenvolupa programes que integren continguts multimèdia analitzant i emprant les </text:p>
            <text:p>Tecnologies i llibreries específiques.</text:p>
          </table:table-cell>
          <table:table-cell table:style-name="ce53" table:number-columns-repeated="7"/>
          <table:table-cell table:style-name="ce53" table:formula="of:=IF(COUNTIF([.C77:.I77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a) S'han analitzat entorns de Desenvolupament multimèdia.</text:p>
          </table:table-cell>
          <table:table-cell table:style-name="ce53" table:number-columns-repeated="7"/>
          <table:table-cell table:style-name="ce53" table:formula="of:=IF(COUNTIF([.C78:.I78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b) S'han reconegut les classes que permeten la captura, processament i emmagatzematge de dades multimèdia.</text:p>
          </table:table-cell>
          <table:table-cell table:style-name="ce53" table:number-columns-repeated="7"/>
          <table:table-cell table:style-name="ce53" table:formula="of:=IF(COUNTIF([.C79:.I79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c) S'han utilitzat classes per a la conversió de dades multimèdia d'un format a un altre.</text:p>
          </table:table-cell>
          <table:table-cell table:style-name="ce53" table:number-columns-repeated="7"/>
          <table:table-cell table:style-name="ce53" table:formula="of:=IF(COUNTIF([.C80:.I80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d) S'han utilitzat classes per a construir processadors per a la transformació de les fonts de dades multimèdia. </text:p>
          </table:table-cell>
          <table:table-cell table:style-name="ce53" table:number-columns-repeated="7"/>
          <table:table-cell table:style-name="ce53" table:formula="of:=IF(COUNTIF([.C81:.I81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e) S'han utilitzat classes per al control d'esdeveniments, tipus de mitjana i excepcions, entre altres.</text:p>
          </table:table-cell>
          <table:table-cell table:style-name="ce53" table:number-columns-repeated="7"/>
          <table:table-cell table:style-name="ce53" table:formula="of:=IF(COUNTIF([.C82:.I82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f) S'han utilitzat classes per a la creació i control d'animacions.</text:p>
          </table:table-cell>
          <table:table-cell table:style-name="ce53" table:number-columns-repeated="7"/>
          <table:table-cell table:style-name="ce53" table:formula="of:=IF(COUNTIF([.C83:.I83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g) S'han utilitzat classes per a construir reproductors de continguts multimèdia.</text:p>
          </table:table-cell>
          <table:table-cell table:style-name="ce53" table:number-columns-repeated="7"/>
          <table:table-cell table:style-name="ce53" table:formula="of:=IF(COUNTIF([.C84:.I84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h) S'han depurat i documentat els programes Desenvolupats. </text:p>
          </table:table-cell>
          <table:table-cell table:style-name="ce53" table:number-columns-repeated="7"/>
          <table:table-cell table:style-name="ce53" table:formula="of:=IF(COUNTIF([.C85:.I85]; &quot;X&quot;) &gt; 0; &quot;X&quot;; &quot;&quot;)">
            <text:p/>
          </table:table-cell>
          <table:table-cell table:number-columns-repeated="20"/>
        </table:table-row>
        <table:table-row table:style-name="ro2">
          <table:covered-table-cell table:style-name="ce7"/>
          <table:table-cell table:style-name="ce30" office:value-type="string" calcext:value-type="string">
            <text:p>RA4- Selecciona i prova motors de jocs analitzant l'arquitectura de jocs 2D i 3D.</text:p>
          </table:table-cell>
          <table:table-cell table:style-name="ce53" table:number-columns-repeated="7"/>
          <table:table-cell table:style-name="ce53" table:formula="of:=IF(COUNTIF([.C86:.I86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a) S'han identificat els elements que componen l'arquitectura d'un joc 2D i 3D.</text:p>
          </table:table-cell>
          <table:table-cell table:style-name="ce53" table:number-columns-repeated="7"/>
          <table:table-cell table:style-name="ce53" table:formula="of:=IF(COUNTIF([.C87:.I87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b) S'han analitzat els components d'un motor de jocs.</text:p>
          </table:table-cell>
          <table:table-cell table:style-name="ce53" table:number-columns-repeated="7"/>
          <table:table-cell table:style-name="ce53" table:formula="of:=IF(COUNTIF([.C88:.I88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c) S'han analitzat entorns de Desenvolupament de jocs.</text:p>
          </table:table-cell>
          <table:table-cell table:style-name="ce53" table:number-columns-repeated="7"/>
          <table:table-cell table:style-name="ce53" table:formula="of:=IF(COUNTIF([.C89:.I89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d) S'han analitzat diferents motors de jocs, les seues característiques i funcionalitats.</text:p>
          </table:table-cell>
          <table:table-cell table:style-name="ce53" table:number-columns-repeated="7"/>
          <table:table-cell table:style-name="ce53" table:formula="of:=IF(COUNTIF([.C90:.I90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e) S'han identificat els blocs funcionals d'un joc existent.</text:p>
          </table:table-cell>
          <table:table-cell table:style-name="ce53" table:number-columns-repeated="7"/>
          <table:table-cell table:style-name="ce53" table:formula="of:=IF(COUNTIF([.C91:.I91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f) S'ha reconegut la representació lògica i espacial d'una escena gràfica sobre un joc existent.</text:p>
          </table:table-cell>
          <table:table-cell table:style-name="ce53" table:number-columns-repeated="7"/>
          <table:table-cell table:style-name="ce53" table:formula="of:=IF(COUNTIF([.C92:.I92]; &quot;X&quot;) &gt; 0; &quot;X&quot;; &quot;&quot;)">
            <text:p/>
          </table:table-cell>
          <table:table-cell table:number-columns-repeated="20"/>
        </table:table-row>
        <table:table-row table:style-name="ro14">
          <table:covered-table-cell table:style-name="ce7"/>
          <table:table-cell table:style-name="ce30" office:value-type="string" calcext:value-type="string">
            <text:p>RA5- Desenvolupa jocs 2D i 3D senzills utilitzant motors de jocs.</text:p>
          </table:table-cell>
          <table:table-cell table:style-name="ce53" table:number-columns-repeated="7"/>
          <table:table-cell table:style-name="ce53" table:formula="of:=IF(COUNTIF([.C93:.I93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a) S'ha establit la lògica d'un nou joc.</text:p>
          </table:table-cell>
          <table:table-cell table:style-name="ce53" table:number-columns-repeated="7"/>
          <table:table-cell table:style-name="ce53" table:formula="of:=IF(COUNTIF([.C94:.I94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b) S'han creat els objectes necessaris per al joc i definit les seues característiques.</text:p>
          </table:table-cell>
          <table:table-cell table:style-name="ce53" table:number-columns-repeated="7"/>
          <table:table-cell table:style-name="ce53" table:formula="of:=IF(COUNTIF([.C95:.I95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c) S'han creat les escenes del joc i distribuït els objectes en estes.</text:p>
          </table:table-cell>
          <table:table-cell table:style-name="ce53" table:number-columns-repeated="7"/>
          <table:table-cell table:style-name="ce53" table:formula="of:=IF(COUNTIF([.C96:.I96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d) S'han creat materials per a determinar les propietats finals de la superfície d'un objecte. <text:s text:c="6"/></text:p>
          </table:table-cell>
          <table:table-cell table:style-name="ce53" table:number-columns-repeated="7"/>
          <table:table-cell table:style-name="ce53" table:formula="of:=IF(COUNTIF([.C97:.I97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e) S'han establit les propietats físiques dels objectes.</text:p>
          </table:table-cell>
          <table:table-cell table:style-name="ce53" table:number-columns-repeated="7"/>
          <table:table-cell table:style-name="ce53" table:formula="of:=IF(COUNTIF([.C98:.I98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f) S'ha incorporat so als diferents esdeveniments del joc.</text:p>
          </table:table-cell>
          <table:table-cell table:style-name="ce53" table:number-columns-repeated="7"/>
          <table:table-cell table:style-name="ce53" table:formula="of:=IF(COUNTIF([.C99:.I99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g) S'han utilitzat càmeres i configurat la il·luminació.</text:p>
          </table:table-cell>
          <table:table-cell table:style-name="ce53" table:number-columns-repeated="7"/>
          <table:table-cell table:style-name="ce53" table:formula="of:=IF(COUNTIF([.C100:.I100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h) S'han Desenvolupat i implantat jocs per a dispositius mòbils.</text:p>
          </table:table-cell>
          <table:table-cell table:style-name="ce53" table:number-columns-repeated="7"/>
          <table:table-cell table:style-name="ce53" table:formula="of:=IF(COUNTIF([.C101:.I101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i) S'han realitzat proves de funcionament i optimització dels jocs Desenvolupats.</text:p>
          </table:table-cell>
          <table:table-cell table:style-name="ce53" table:number-columns-repeated="7"/>
          <table:table-cell table:style-name="ce53" table:formula="of:=IF(COUNTIF([.C102:.I102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j) S'han documentat les fases de disseny i Desenvolupament dels jocs creats. </text:p>
          </table:table-cell>
          <table:table-cell table:style-name="ce53" table:number-columns-repeated="7"/>
          <table:table-cell table:style-name="ce53" table:formula="of:=IF(COUNTIF([.C103:.I103]; &quot;X&quot;) &gt; 0; &quot;X&quot;; &quot;&quot;)">
            <text:p/>
          </table:table-cell>
          <table:table-cell table:number-columns-repeated="20"/>
        </table:table-row>
        <table:table-row table:style-name="ro15">
          <table:table-cell table:style-name="ce8" office:value-type="string" calcext:value-type="string" table:number-columns-spanned="1" table:number-rows-spanned="68">
            <text:p>DI</text:p>
          </table:table-cell>
          <table:table-cell table:style-name="ce34" office:value-type="string" calcext:value-type="string">
            <text:p>RA1- Genera interfícies gràfiques d'usuari mitjançant editors visuals utilitzant les funcionalitats de l'editor i adaptant el codi generat.</text:p>
          </table:table-cell>
          <table:table-cell table:style-name="ce54" table:number-columns-repeated="7"/>
          <table:table-cell table:style-name="ce54" table:formula="of:=IF(COUNTIF([.C104:.I104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a) S'ha creat una interfície gràfica utilitzant els assistents d'un editor visual. </text:p>
          </table:table-cell>
          <table:table-cell table:style-name="ce54" table:number-columns-repeated="7"/>
          <table:table-cell table:style-name="ce54" table:formula="of:=IF(COUNTIF([.C105:.I105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b) S'han utilitzat les funcions de l'editor per a situar els components de la interfície. </text:p>
          </table:table-cell>
          <table:table-cell table:style-name="ce54" table:number-columns-repeated="7"/>
          <table:table-cell table:style-name="ce54" table:formula="of:=IF(COUNTIF([.C106:.I106]; &quot;X&quot;) &gt; 0; &quot;X&quot;; &quot;&quot;)">
            <text:p/>
          </table:table-cell>
          <table:table-cell table:number-columns-repeated="20"/>
        </table:table-row>
        <table:table-row table:style-name="ro16">
          <table:covered-table-cell table:style-name="ce8"/>
          <table:table-cell table:style-name="ce35" office:value-type="string" calcext:value-type="string">
            <text:p>c) S'han modificat les propietats dels components per a adequar-les a les necessitats de l'aplicació. </text:p>
          </table:table-cell>
          <table:table-cell table:style-name="ce54" table:number-columns-repeated="7"/>
          <table:table-cell table:style-name="ce54" table:formula="of:=IF(COUNTIF([.C107:.I107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d) S'ha analitzat el codi generat per l'editor visual.</text:p>
          </table:table-cell>
          <table:table-cell table:style-name="ce54" table:number-columns-repeated="7"/>
          <table:table-cell table:style-name="ce54" table:formula="of:=IF(COUNTIF([.C108:.I108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e) S'ha modificat el codi generat per l'editor visual. </text:p>
          </table:table-cell>
          <table:table-cell table:style-name="ce54" table:number-columns-repeated="7"/>
          <table:table-cell table:style-name="ce54" table:formula="of:=IF(COUNTIF([.C109:.I109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f) S'han associat als esdeveniments les accions corresponents. </text:p>
          </table:table-cell>
          <table:table-cell table:style-name="ce54" table:number-columns-repeated="7"/>
          <table:table-cell table:style-name="ce54" table:formula="of:=IF(COUNTIF([.C110:.I110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g) S'ha Desenvolupat una aplicació que inclou la interfície gràfica obtinguda</text:p>
          </table:table-cell>
          <table:table-cell table:style-name="ce54" table:number-columns-repeated="7"/>
          <table:table-cell table:style-name="ce54" table:formula="of:=IF(COUNTIF([.C111:.I111]; &quot;X&quot;) &gt; 0; &quot;X&quot;; &quot;&quot;)">
            <text:p/>
          </table:table-cell>
          <table:table-cell table:number-columns-repeated="20"/>
        </table:table-row>
        <table:table-row table:style-name="ro17">
          <table:covered-table-cell table:style-name="ce8"/>
          <table:table-cell table:style-name="ce34" office:value-type="string" calcext:value-type="string">
            <text:p>RA2- Genera interfícies naturals d'usuari utilitzant ferramentes visuals.</text:p>
          </table:table-cell>
          <table:table-cell table:style-name="ce54" table:number-columns-repeated="7"/>
          <table:table-cell table:style-name="ce54" table:formula="of:=IF(COUNTIF([.C112:.I112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8"/>
          <table:table-cell table:style-name="ce35" office:value-type="string" calcext:value-type="string">
            <text:p>a) S'han identificat les ferramentes disponibles per a l'aprenentatge automàtic relacionades amb les interfícies d'usuari.</text:p>
          </table:table-cell>
          <table:table-cell table:style-name="ce54" table:number-columns-repeated="7"/>
          <table:table-cell table:style-name="ce54" table:formula="of:=IF(COUNTIF([.C113:.I113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b) S'ha creat una interfície natural d'usuari utilitzant les ferramentes disponibles.</text:p>
          </table:table-cell>
          <table:table-cell table:style-name="ce54" table:number-columns-repeated="7"/>
          <table:table-cell table:style-name="ce54" table:formula="of:=IF(COUNTIF([.C114:.I114]; &quot;X&quot;) &gt; 0; &quot;X&quot;; &quot;&quot;)">
            <text:p/>
          </table:table-cell>
          <table:table-cell table:style-name="ce15"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c) S'ha utilitzat el reconeixement de veu per a implementar accions en les interfícies naturals d'usuari.</text:p>
          </table:table-cell>
          <table:table-cell table:style-name="ce54" table:number-columns-repeated="7"/>
          <table:table-cell table:style-name="ce54" table:formula="of:=IF(COUNTIF([.C115:.I115]; &quot;X&quot;) &gt; 0; &quot;X&quot;; &quot;&quot;)">
            <text:p/>
          </table:table-cell>
          <table:table-cell table:style-name="ce15"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d) S'ha incorporat la detecció del moviment del cos per a implementar accions en les interfícies naturals d'usuari.</text:p>
          </table:table-cell>
          <table:table-cell table:style-name="ce54" table:number-columns-repeated="7"/>
          <table:table-cell table:style-name="ce54" table:formula="of:=IF(COUNTIF([.C116:.I116]; &quot;X&quot;) &gt; 0; &quot;X&quot;; &quot;&quot;)">
            <text:p/>
          </table:table-cell>
          <table:table-cell table:style-name="ce15" table:number-columns-repeated="20"/>
        </table:table-row>
        <table:table-row table:style-name="ro9">
          <table:covered-table-cell table:style-name="ce8"/>
          <table:table-cell table:style-name="ce35" office:value-type="string" calcext:value-type="string">
            <text:p>e) S'han integrat elements de detecció de parts del cos per a implementar accions en les interfícies naturals d'usuari.</text:p>
          </table:table-cell>
          <table:table-cell table:style-name="ce54" table:number-columns-repeated="7"/>
          <table:table-cell table:style-name="ce54" table:formula="of:=IF(COUNTIF([.C117:.I117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f) S'ha integrat la realitat augmentada en les interfícies d'usuari.</text:p>
          </table:table-cell>
          <table:table-cell table:style-name="ce54" table:number-columns-repeated="7"/>
          <table:table-cell table:style-name="ce54" table:formula="of:=IF(COUNTIF([.C118:.I118]; &quot;X&quot;) &gt; 0; &quot;X&quot;; &quot;&quot;)">
            <text:p/>
          </table:table-cell>
          <table:table-cell table:style-name="ce15" table:number-columns-repeated="20"/>
        </table:table-row>
        <table:table-row table:style-name="ro18">
          <table:covered-table-cell table:style-name="ce8"/>
          <table:table-cell table:style-name="ce34" office:value-type="string" calcext:value-type="string">
            <text:p>RA3- Crea components visuals valorant i emprant ferramentes específiques.</text:p>
          </table:table-cell>
          <table:table-cell table:style-name="ce54" table:number-columns-repeated="7"/>
          <table:table-cell table:style-name="ce54" table:formula="of:=IF(COUNTIF([.C119:.I119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a) S'han identificat les ferramentes per a disseny i prova de components. </text:p>
          </table:table-cell>
          <table:table-cell table:style-name="ce54" table:number-columns-repeated="7"/>
          <table:table-cell table:style-name="ce54" table:formula="of:=IF(COUNTIF([.C120:.I120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b) S'han creat components visuals. </text:p>
          </table:table-cell>
          <table:table-cell table:style-name="ce54" table:number-columns-repeated="7"/>
          <table:table-cell table:style-name="ce54" table:formula="of:=IF(COUNTIF([.C121:.I121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c) S'han definit les seues propietats i assignat valors per defecte. </text:p>
          </table:table-cell>
          <table:table-cell table:style-name="ce54" table:number-columns-repeated="7"/>
          <table:table-cell table:style-name="ce54" table:formula="of:=IF(COUNTIF([.C122:.I122]; &quot;X&quot;) &gt; 0; &quot;X&quot;; &quot;&quot;)">
            <text:p/>
          </table:table-cell>
          <table:table-cell table:style-name="ce15" table:number-columns-repeated="20"/>
        </table:table-row>
        <table:table-row table:style-name="ro9">
          <table:covered-table-cell table:style-name="ce8"/>
          <table:table-cell table:style-name="ce35" office:value-type="string" calcext:value-type="string">
            <text:p>d) S'han determinat els esdeveniments als quals ha de respondre el component i se'ls han associat les accions corresponents. </text:p>
          </table:table-cell>
          <table:table-cell table:style-name="ce54" table:number-columns-repeated="7"/>
          <table:table-cell table:style-name="ce54" table:formula="of:=IF(COUNTIF([.C123:.I123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e) S'han realitzat proves unitàries sobre els components Desenvolupats. </text:p>
          </table:table-cell>
          <table:table-cell table:style-name="ce54" table:number-columns-repeated="7"/>
          <table:table-cell table:style-name="ce54" table:formula="of:=IF(COUNTIF([.C124:.I124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f) S'han documentat els components creats.</text:p>
          </table:table-cell>
          <table:table-cell table:style-name="ce54" table:number-columns-repeated="7"/>
          <table:table-cell table:style-name="ce54" table:formula="of:=IF(COUNTIF([.C125:.I125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g) S'han empaquetat components. </text:p>
          </table:table-cell>
          <table:table-cell table:style-name="ce54" table:number-columns-repeated="7"/>
          <table:table-cell table:style-name="ce54" table:formula="of:=IF(COUNTIF([.C126:.I126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h) S'han programat aplicacions la interfície gràfica de les quals utilitza els components creats</text:p>
          </table:table-cell>
          <table:table-cell table:style-name="ce54" table:number-columns-repeated="7"/>
          <table:table-cell table:style-name="ce54" table:formula="of:=IF(COUNTIF([.C127:.I127]; &quot;X&quot;) &gt; 0; &quot;X&quot;; &quot;&quot;)">
            <text:p/>
          </table:table-cell>
          <table:table-cell table:style-name="ce15" table:number-columns-repeated="20"/>
        </table:table-row>
        <table:table-row table:style-name="ro2">
          <table:covered-table-cell table:style-name="ce8"/>
          <table:table-cell table:style-name="ce34" office:value-type="string" calcext:value-type="string">
            <text:p>RA4- Dissenya interfícies gràfiques identificant i aplicant criteris d'usabilitat.</text:p>
          </table:table-cell>
          <table:table-cell table:style-name="ce54" table:number-columns-repeated="7"/>
          <table:table-cell table:style-name="ce54" table:formula="of:=IF(COUNTIF([.C128:.I128]; &quot;X&quot;) &gt; 0; &quot;X&quot;; &quot;&quot;)">
            <text:p/>
          </table:table-cell>
          <table:table-cell table:style-name="ce15"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a) S'han identificat els principals estàndards d'usabilitat i accessibilitat.</text:p>
          </table:table-cell>
          <table:table-cell table:style-name="ce54" table:number-columns-repeated="7"/>
          <table:table-cell table:style-name="ce54" table:formula="of:=IF(COUNTIF([.C129:.I129]; &quot;X&quot;) &gt; 0; &quot;X&quot;; &quot;&quot;)">
            <text:p/>
          </table:table-cell>
          <table:table-cell table:style-name="ce15"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b) S'ha valorat la importància de l'ús d'estàndards per a la creació d'interfícies. <text:s/></text:p>
          </table:table-cell>
          <table:table-cell table:style-name="ce54" table:number-columns-repeated="7"/>
          <table:table-cell table:style-name="ce54" table:formula="of:=IF(COUNTIF([.C130:.I130]; &quot;X&quot;) &gt; 0; &quot;X&quot;; &quot;&quot;)">
            <text:p/>
          </table:table-cell>
          <table:table-cell table:style-name="ce15"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c) S'han creat diferents tipus de menús l'estructura i el contingut dels quals seguixen els estàndards establits.</text:p>
          </table:table-cell>
          <table:table-cell table:style-name="ce54" table:number-columns-repeated="7"/>
          <table:table-cell table:style-name="ce54" table:formula="of:=IF(COUNTIF([.C131:.I131]; &quot;X&quot;) &gt; 0; &quot;X&quot;; &quot;&quot;)">
            <text:p/>
          </table:table-cell>
          <table:table-cell table:style-name="ce15" table:number-columns-repeated="20"/>
        </table:table-row>
        <table:table-row table:style-name="ro9">
          <table:covered-table-cell table:style-name="ce8"/>
          <table:table-cell table:style-name="ce35" office:value-type="string" calcext:value-type="string">
            <text:p>d) S'han distribuït les accions en menús, barres de ferramentes, botons de comando, entre altres, seguint un criteri coherent.</text:p>
          </table:table-cell>
          <table:table-cell table:style-name="ce54" table:number-columns-repeated="7"/>
          <table:table-cell table:style-name="ce54" table:formula="of:=IF(COUNTIF([.C132:.I132]; &quot;X&quot;) &gt; 0; &quot;X&quot;; &quot;&quot;)">
            <text:p/>
          </table:table-cell>
          <table:table-cell table:style-name="ce15"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e) S'han distribuït adequadament els controls en la interfície d'usuari.</text:p>
          </table:table-cell>
          <table:table-cell table:style-name="ce54" table:number-columns-repeated="7"/>
          <table:table-cell table:style-name="ce54" table:formula="of:=IF(COUNTIF([.C133:.I133]; &quot;X&quot;) &gt; 0; &quot;X&quot;; &quot;&quot;)">
            <text:p/>
          </table:table-cell>
          <table:table-cell table:style-name="ce15"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f) S'ha utilitzat el tipus de control més apropiat en cada cas.</text:p>
          </table:table-cell>
          <table:table-cell table:style-name="ce54" table:number-columns-repeated="7"/>
          <table:table-cell table:style-name="ce54" table:formula="of:=IF(COUNTIF([.C134:.I134]; &quot;X&quot;) &gt; 0; &quot;X&quot;; &quot;&quot;)">
            <text:p/>
          </table:table-cell>
          <table:table-cell table:style-name="ce15"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g) S'ha dissenyat l'aspecte de la interfície d'usuari (colors i fonts entre altres) atenent la seua llegibilitat.</text:p>
          </table:table-cell>
          <table:table-cell table:style-name="ce54" table:number-columns-repeated="7"/>
          <table:table-cell table:style-name="ce54" table:formula="of:=IF(COUNTIF([.C135:.I135]; &quot;X&quot;) &gt; 0; &quot;X&quot;; &quot;&quot;)">
            <text:p/>
          </table:table-cell>
          <table:table-cell table:style-name="ce15"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h) S'ha verificat que els missatges generats per l'aplicació són adequats en extensió i claredat.</text:p>
          </table:table-cell>
          <table:table-cell table:style-name="ce54" table:number-columns-repeated="7"/>
          <table:table-cell table:style-name="ce54" table:formula="of:=IF(COUNTIF([.C136:.I136]; &quot;X&quot;) &gt; 0; &quot;X&quot;; &quot;&quot;)">
            <text:p/>
          </table:table-cell>
          <table:table-cell table:style-name="ce15"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i) S'han realitzat proves per a avaluar la usabilitat i accessibilitat de l'aplicació.</text:p>
          </table:table-cell>
          <table:table-cell table:style-name="ce54" table:number-columns-repeated="7"/>
          <table:table-cell table:style-name="ce54" table:formula="of:=IF(COUNTIF([.C137:.I137]; &quot;X&quot;) &gt; 0; &quot;X&quot;; &quot;&quot;)">
            <text:p/>
          </table:table-cell>
          <table:table-cell table:style-name="ce15" table:number-columns-repeated="20"/>
        </table:table-row>
        <table:table-row table:style-name="ro19">
          <table:covered-table-cell table:style-name="ce8"/>
          <table:table-cell table:style-name="ce34" office:value-type="string" calcext:value-type="string">
            <text:p>RA5- Crea informes avaluant i utilitzant ferramentes gràfiques.</text:p>
          </table:table-cell>
          <table:table-cell table:style-name="ce54" table:number-columns-repeated="7"/>
          <table:table-cell table:style-name="ce54" table:formula="of:=IF(COUNTIF([.C138:.I138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a) S'ha establit l'estructura de l'informe.</text:p>
          </table:table-cell>
          <table:table-cell table:style-name="ce54" table:number-columns-repeated="7"/>
          <table:table-cell table:style-name="ce54" table:formula="of:=IF(COUNTIF([.C139:.I139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b) S'han generat informes bàsics a partir d'una font de dades mitjançant assistents. </text:p>
          </table:table-cell>
          <table:table-cell table:style-name="ce54" table:number-columns-repeated="7"/>
          <table:table-cell table:style-name="ce54" table:formula="of:=IF(COUNTIF([.C140:.I140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c) S'han establit filtres sobre els valors a presentar en els informes. </text:p>
          </table:table-cell>
          <table:table-cell table:style-name="ce54" table:number-columns-repeated="7"/>
          <table:table-cell table:style-name="ce54" table:formula="of:=IF(COUNTIF([.C141:.I141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d) S'han inclòs valors calculats, recomptes i totals.</text:p>
          </table:table-cell>
          <table:table-cell table:style-name="ce54" table:number-columns-repeated="7"/>
          <table:table-cell table:style-name="ce54" table:formula="of:=IF(COUNTIF([.C142:.I142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e) S'han inclòs gràfics generats a partir de les dades.</text:p>
          </table:table-cell>
          <table:table-cell table:style-name="ce54" table:number-columns-repeated="7"/>
          <table:table-cell table:style-name="ce54" table:formula="of:=IF(COUNTIF([.C143:.I143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f) S'han utilitzat ferramentes per a generar el codi corresponent als informes d'una aplicació. </text:p>
          </table:table-cell>
          <table:table-cell table:style-name="ce54" table:number-columns-repeated="7"/>
          <table:table-cell table:style-name="ce54" table:formula="of:=IF(COUNTIF([.C144:.I144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g) S'ha modificat el codi corresponent als informes.</text:p>
          </table:table-cell>
          <table:table-cell table:style-name="ce54" table:number-columns-repeated="7"/>
          <table:table-cell table:style-name="ce54" table:formula="of:=IF(COUNTIF([.C145:.I145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h) S'ha Desenvolupat una aplicació que inclou informes incrustats</text:p>
          </table:table-cell>
          <table:table-cell table:style-name="ce54" table:number-columns-repeated="7"/>
          <table:table-cell table:style-name="ce54" table:formula="of:=IF(COUNTIF([.C146:.I146]; &quot;X&quot;) &gt; 0; &quot;X&quot;; &quot;&quot;)">
            <text:p/>
          </table:table-cell>
          <table:table-cell table:style-name="ce15" table:number-columns-repeated="20"/>
        </table:table-row>
        <table:table-row table:style-name="ro7">
          <table:covered-table-cell table:style-name="ce8"/>
          <table:table-cell table:style-name="ce34" office:value-type="string" calcext:value-type="string">
            <text:p>RA6- Documenta aplicacions seleccionant i utilitzant ferramentes específiques.</text:p>
          </table:table-cell>
          <table:table-cell table:style-name="ce54" table:number-columns-repeated="7"/>
          <table:table-cell table:style-name="ce54" table:formula="of:=IF(COUNTIF([.C147:.I147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a) S'han identificat sistemes de generació d'ajudes.</text:p>
          </table:table-cell>
          <table:table-cell table:style-name="ce54" table:number-columns-repeated="7"/>
          <table:table-cell table:style-name="ce54" table:formula="of:=IF(COUNTIF([.C148:.I148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b) S'han generat ajudes en els formats habituals.</text:p>
          </table:table-cell>
          <table:table-cell table:style-name="ce54" table:number-columns-repeated="7"/>
          <table:table-cell table:style-name="ce54" table:formula="of:=IF(COUNTIF([.C149:.I149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c) S'han generat ajudes sensibles al context.</text:p>
          </table:table-cell>
          <table:table-cell table:style-name="ce54" table:number-columns-repeated="7"/>
          <table:table-cell table:style-name="ce54" table:formula="of:=IF(COUNTIF([.C150:.I150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d) S'ha documentat l'estructura de la informació persistent. </text:p>
          </table:table-cell>
          <table:table-cell table:style-name="ce54" table:number-columns-repeated="7"/>
          <table:table-cell table:style-name="ce54" table:formula="of:=IF(COUNTIF([.C151:.I151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e) S'ha confeccionat el manual d'usuari i la guia de referència. </text:p>
          </table:table-cell>
          <table:table-cell table:style-name="ce54" table:number-columns-repeated="7"/>
          <table:table-cell table:style-name="ce54" table:formula="of:=IF(COUNTIF([.C152:.I152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f) S'han confeccionat els manuals d'instal·lació, configuració i administració. </text:p>
          </table:table-cell>
          <table:table-cell table:style-name="ce54" table:number-columns-repeated="7"/>
          <table:table-cell table:style-name="ce54" table:formula="of:=IF(COUNTIF([.C153:.I153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g) S'han confeccionat tutorials.</text:p>
          </table:table-cell>
          <table:table-cell table:style-name="ce54" table:number-columns-repeated="7"/>
          <table:table-cell table:style-name="ce54" table:formula="of:=IF(COUNTIF([.C154:.I154]; &quot;X&quot;) &gt; 0; &quot;X&quot;; &quot;&quot;)">
            <text:p/>
          </table:table-cell>
          <table:table-cell table:style-name="ce15" table:number-columns-repeated="20"/>
        </table:table-row>
        <table:table-row table:style-name="ro7">
          <table:covered-table-cell table:style-name="ce8"/>
          <table:table-cell table:style-name="ce34" office:value-type="string" calcext:value-type="string">
            <text:p>RA7- Prepara aplicacions per a la seua distribució avaluant i utilitzant ferramentes específiques.</text:p>
          </table:table-cell>
          <table:table-cell table:style-name="ce54" table:number-columns-repeated="7"/>
          <table:table-cell table:style-name="ce54" table:formula="of:=IF(COUNTIF([.C155:.I155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a) S'han empaquetat els components que requerix l'aplicació. </text:p>
          </table:table-cell>
          <table:table-cell table:style-name="ce54" table:number-columns-repeated="7"/>
          <table:table-cell table:style-name="ce54" table:formula="of:=IF(COUNTIF([.C156:.I156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b) S'ha personalitzat l'assistent d'instal·lació </text:p>
          </table:table-cell>
          <table:table-cell table:style-name="ce54" table:number-columns-repeated="7"/>
          <table:table-cell table:style-name="ce54" table:formula="of:=IF(COUNTIF([.C157:.I157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c) S'ha empaquetat l'aplicació per a ser instal·lada de manera típica, completa o personalitzada. </text:p>
          </table:table-cell>
          <table:table-cell table:style-name="ce54" table:number-columns-repeated="7"/>
          <table:table-cell table:style-name="ce54" table:formula="of:=IF(COUNTIF([.C158:.I158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d) S'han generat paquets d'instal·lació utilitzant l'entorn de Desenvolupament. </text:p>
          </table:table-cell>
          <table:table-cell table:style-name="ce54" table:number-columns-repeated="7"/>
          <table:table-cell table:style-name="ce54" table:formula="of:=IF(COUNTIF([.C159:.I159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e) S'han generat paquets d'instal·lació utilitzant ferramentes externes. </text:p>
          </table:table-cell>
          <table:table-cell table:style-name="ce54" table:number-columns-repeated="7"/>
          <table:table-cell table:style-name="ce54" table:formula="of:=IF(COUNTIF([.C160:.I160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f) S'han generat paquets instal·lables en mode desatés. </text:p>
          </table:table-cell>
          <table:table-cell table:style-name="ce54" table:number-columns-repeated="7"/>
          <table:table-cell table:style-name="ce54" table:formula="of:=IF(COUNTIF([.C161:.I161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g) S'ha preparat el paquet d'instal·lació perquè l'aplicació puga ser correctament desinstal·lada. </text:p>
          </table:table-cell>
          <table:table-cell table:style-name="ce54" table:number-columns-repeated="7"/>
          <table:table-cell table:style-name="ce54" table:formula="of:=IF(COUNTIF([.C162:.I162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h) S'ha preparat l'aplicació per a ser descarregada des d'un servidor web i executada</text:p>
          </table:table-cell>
          <table:table-cell table:style-name="ce54" table:number-columns-repeated="7"/>
          <table:table-cell table:style-name="ce54" table:formula="of:=IF(COUNTIF([.C163:.I163]; &quot;X&quot;) &gt; 0; &quot;X&quot;; &quot;&quot;)">
            <text:p/>
          </table:table-cell>
          <table:table-cell table:style-name="ce15" table:number-columns-repeated="20"/>
        </table:table-row>
        <table:table-row table:style-name="ro20">
          <table:covered-table-cell table:style-name="ce8"/>
          <table:table-cell table:style-name="ce34" office:value-type="string" calcext:value-type="string">
            <text:p>RA8- Avalua el funcionament d'aplicacions dissenyant i executant proves.</text:p>
          </table:table-cell>
          <table:table-cell table:style-name="ce54" table:number-columns-repeated="7"/>
          <table:table-cell table:style-name="ce54" table:formula="of:=IF(COUNTIF([.C164:.I164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a) S'ha establit una estratègia de proves. </text:p>
          </table:table-cell>
          <table:table-cell table:style-name="ce54" table:number-columns-repeated="7"/>
          <table:table-cell table:style-name="ce54" table:formula="of:=IF(COUNTIF([.C165:.I165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b) S'han realitzat proves d'integració dels diferents elements. </text:p>
          </table:table-cell>
          <table:table-cell table:style-name="ce54" table:number-columns-repeated="7"/>
          <table:table-cell table:style-name="ce54" table:formula="of:=IF(COUNTIF([.C166:.I166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c) S'han realitzat proves de regressió. </text:p>
          </table:table-cell>
          <table:table-cell table:style-name="ce54" table:number-columns-repeated="7"/>
          <table:table-cell table:style-name="ce54" table:formula="of:=IF(COUNTIF([.C167:.I167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d) S'han realitzat proves de volum i estrés. </text:p>
          </table:table-cell>
          <table:table-cell table:style-name="ce54" table:number-columns-repeated="7"/>
          <table:table-cell table:style-name="ce54" table:formula="of:=IF(COUNTIF([.C168:.I168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e) S'han realitzat proves de seguretat. </text:p>
          </table:table-cell>
          <table:table-cell table:style-name="ce54" table:number-columns-repeated="7"/>
          <table:table-cell table:style-name="ce54" table:formula="of:=IF(COUNTIF([.C169:.I169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f) S'han realitzat proves d'ús de recursos per part de l'aplicació.</text:p>
          </table:table-cell>
          <table:table-cell table:style-name="ce54" table:number-columns-repeated="7"/>
          <table:table-cell table:style-name="ce54" table:formula="of:=IF(COUNTIF([.C170:.I170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g) S'ha documentat l'estratègia de proves i els resultats obtinguts. </text:p>
          </table:table-cell>
          <table:table-cell table:style-name="ce54" table:number-columns-repeated="7"/>
          <table:table-cell table:style-name="ce54" table:formula="of:=IF(COUNTIF([.C171:.I171]; &quot;X&quot;) &gt; 0; &quot;X&quot;; &quot;&quot;)">
            <text:p/>
          </table:table-cell>
          <table:table-cell table:style-name="ce15" table:number-columns-repeated="20"/>
        </table:table-row>
        <table:table-row table:style-name="ro8">
          <table:table-cell table:style-name="ce19" office:value-type="string" calcext:value-type="string" table:number-columns-spanned="1" table:number-rows-spanned="51">
            <text:p>PSP</text:p>
          </table:table-cell>
          <table:table-cell table:style-name="ce36" office:value-type="string" calcext:value-type="string">
            <text:p>RA1- Desenvolupa aplicacions compostes per diversos processos reconeixent i aplicant principis de Programació paral·lela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172:.I172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a) S'han reconegut les característiques de la programació concurrent i els seus àmbits d'aplicació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173:.I173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</table:table-row>
        <table:table-row table:style-name="ro9">
          <table:covered-table-cell table:style-name="ce19"/>
          <table:table-cell table:style-name="ce37" office:value-type="string" calcext:value-type="string">
            <text:p>b) S'han identificat les diferències entre programació paral·lela i programació distribuïda, els seus avantatges i inconvenients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174:.I174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c) S'han analitzat les característiques dels processos i de la seua execució pel sistema operatiu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175:.I175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d) S'han caracteritzat els fils d'execució i descrit la seua relació amb els processos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176:.I176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e) S'han utilitzat classes per a programar aplicacions que creguen subprocesos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177:.I177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f) S'han utilitzat mecanismes per a compartir informació amb els subprocesos iniciats.</text:p>
          </table:table-cell>
          <table:table-cell table:style-name="ce55" table:number-columns-repeated="7"/>
          <table:table-cell table:style-name="ce55" table:formula="of:=IF(COUNTIF([.C178:.I178]; &quot;X&quot;) &gt; 0; &quot;X&quot;; &quot;&quot;)">
            <text:p/>
          </table:table-cell>
          <table:table-cell table:style-name="ce15"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g) S'han utilitzat mecanismes per a sincronitzar i obtindre el valor retornat pels subprocesos iniciats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179:.I179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</table:table-row>
        <table:table-row table:style-name="ro9">
          <table:covered-table-cell table:style-name="ce19"/>
          <table:table-cell table:style-name="ce37" office:value-type="string" calcext:value-type="string">
            <text:p>h) S'han Desenvolupat aplicacions que gestionen i utilitzen processos per a l'execució de diverses tasques en paral·lel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180:.I180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i) S'han depurat i documentat les aplicacions desenvolupades</text:p>
          </table:table-cell>
          <table:table-cell table:style-name="ce55" table:number-columns-repeated="7"/>
          <table:table-cell table:style-name="ce55" table:formula="of:=IF(COUNTIF([.C181:.I181]; &quot;X&quot;) &gt; 0; &quot;X&quot;; &quot;&quot;)">
            <text:p/>
          </table:table-cell>
          <table:table-cell table:style-name="ce15" table:number-columns-repeated="20"/>
        </table:table-row>
        <table:table-row table:style-name="ro21">
          <table:covered-table-cell table:style-name="ce19"/>
          <table:table-cell table:style-name="ce36" office:value-type="string" calcext:value-type="string">
            <text:p>RA2- Desenvolupa aplicacions compostes per diversos fils d'execució analitzant i aplicant </text:p>
            <text:p>Llibreries específiques del llenguatge de programació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182:.I182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a) S'han identificat situacions en les quals resulte útil la utilització de diversos fils en un programa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183:.I183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b) S'han reconegut els mecanismes per a crear, iniciar i finalitzar fils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184:.I184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c) S'han programat aplicacions que implementen diversos fils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185:.I185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d) S'han identificat els possibles estats d'execució d'un fil i programat aplicacions que els gestionen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186:.I186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e) S'han utilitzat mecanismes per a compartir informació entre diversos fils d'un mateix procés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187:.I187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f) S'han Desenvolupat programes formats per diversos fils sincronitzats mitjançant tècniques específiques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188:.I188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g) S'ha establit i controlat la prioritat de cada un dels fils d'execució.</text:p>
          </table:table-cell>
          <table:table-cell table:style-name="ce55" table:number-columns-repeated="7"/>
          <table:table-cell table:style-name="ce55" table:formula="of:=IF(COUNTIF([.C189:.I189]; &quot;X&quot;) &gt; 0; &quot;X&quot;; &quot;&quot;)">
            <text:p/>
          </table:table-cell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h) S'han depurat i documentat els programes Desenvolupats.</text:p>
          </table:table-cell>
          <table:table-cell table:style-name="ce55" table:number-columns-repeated="7"/>
          <table:table-cell table:style-name="ce55" table:formula="of:=IF(COUNTIF([.C190:.I190]; &quot;X&quot;) &gt; 0; &quot;X&quot;; &quot;&quot;)">
            <text:p/>
          </table:table-cell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i) S'ha analitzat el context d'execució dels fils.</text:p>
          </table:table-cell>
          <table:table-cell table:style-name="ce55" table:number-columns-repeated="7"/>
          <table:table-cell table:style-name="ce55" table:formula="of:=IF(COUNTIF([.C191:.I191]; &quot;X&quot;) &gt; 0; &quot;X&quot;; &quot;&quot;)">
            <text:p/>
          </table:table-cell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j) S'han analitzat llibreries específiques del llenguatge de programació que permeten la programació multifil.</text:p>
          </table:table-cell>
          <table:table-cell table:style-name="ce55" table:number-columns-repeated="7"/>
          <table:table-cell table:style-name="ce55" table:formula="of:=IF(COUNTIF([.C192:.I192]; &quot;X&quot;) &gt; 0; &quot;X&quot;; &quot;&quot;)">
            <text:p/>
          </table:table-cell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k) S'han reconegut els problemes derivats de la compartició d'informació entre els fils d'un mateix procés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193:.I193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</table:table-row>
        <table:table-row table:style-name="ro22">
          <table:covered-table-cell table:style-name="ce19"/>
          <table:table-cell table:style-name="ce36" office:value-type="string" calcext:value-type="string">
            <text:p>RA3- Programa mecanismes de comunicació en xarxa emprant sockets i analitzant l'escenari d'execució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194:.I194]; &quot;X&quot;) &gt; 0; &quot;X&quot;; &quot;&quot;)" office:value-type="string" office:string-value="X" calcext:value-type="string">
            <text:p>X</text:p>
          </table:table-cell>
          <table:table-cell table:style-name="ce15"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a) S'han identificat escenaris que requerixen establir comunicació en xarxa entre diverses aplicacions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195:.I195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b) S'han identificat els rols de client i de servidor i les seues funcions associades.</text:p>
          </table:table-cell>
          <table:table-cell table:style-name="ce55" table:number-columns-repeated="7"/>
          <table:table-cell table:style-name="ce55" table:formula="of:=IF(COUNTIF([.C196:.I196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19"/>
          <table:table-cell table:style-name="ce37" office:value-type="string" calcext:value-type="string">
            <text:p>c) S'han reconegut llibreries i mecanismes del llenguatge de programació que permeten programar aplicacions en xarxa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197:.I197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d) S'ha analitzat el concepte de socket, els seus tipus i característiques.</text:p>
          </table:table-cell>
          <table:table-cell table:style-name="ce55" table:number-columns-repeated="7"/>
          <table:table-cell table:style-name="ce55" table:formula="of:=IF(COUNTIF([.C198:.I198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e) S'han utilitzat sockets per a programar una aplicació client que es comunique amb un servidor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199:.I199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f) S'ha Desenvolupat una aplicació servidor en xarxa i verificat el seu funcionament.</text:p>
          </table:table-cell>
          <table:table-cell table:style-name="ce55" table:number-columns-repeated="7"/>
          <table:table-cell table:style-name="ce55" table:formula="of:=IF(COUNTIF([.C200:.I200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g) S'han desenvolupat aplicacions que utilitzen sockets per a intercanviar <text:s/>informació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201:.I201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i) S'han utilitzat fils per a possibilitar la comunicació simultània de diversos clients amb el servidor.</text:p>
          </table:table-cell>
          <table:table-cell table:style-name="ce55" table:number-columns-repeated="7"/>
          <table:table-cell table:style-name="ce55" table:formula="of:=IF(COUNTIF([.C202:.I202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j) S'han caracteritzat els models de comunicació més usuals en les arquitectures d'aplicacions distribuïdes.</text:p>
          </table:table-cell>
          <table:table-cell table:style-name="ce55" table:number-columns-repeated="7"/>
          <table:table-cell table:style-name="ce55" table:formula="of:=IF(COUNTIF([.C203:.I203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k) S'han depurat i documentat les aplicacions desenvolupades.</text:p>
          </table:table-cell>
          <table:table-cell table:style-name="ce55" table:number-columns-repeated="7"/>
          <table:table-cell table:style-name="ce55" table:formula="of:=IF(COUNTIF([.C204:.I204]; &quot;X&quot;) &gt; 0; &quot;X&quot;; &quot;&quot;)">
            <text:p/>
          </table:table-cell>
          <table:table-cell table:number-columns-repeated="20"/>
        </table:table-row>
        <table:table-row table:style-name="ro22">
          <table:covered-table-cell table:style-name="ce19"/>
          <table:table-cell table:style-name="ce36" office:value-type="string" calcext:value-type="string">
            <text:p>RA4- Desenvolupa aplicacions que oferixen servicis en xarxa, utilitzant llibreries de classes i aplicant </text:p>
            <text:p>criteris d'eficiència i disponibilitat.</text:p>
          </table:table-cell>
          <table:table-cell table:style-name="ce55" table:number-columns-repeated="7"/>
          <table:table-cell table:style-name="ce55" table:formula="of:=IF(COUNTIF([.C205:.I205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a) S'han identificat diferents protocols estàndard de comunicació per a la implementació de servicis en xarxa.</text:p>
          </table:table-cell>
          <table:table-cell table:style-name="ce55" table:number-columns-repeated="7"/>
          <table:table-cell table:style-name="ce55" table:formula="of:=IF(COUNTIF([.C206:.I206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19"/>
          <table:table-cell table:style-name="ce37" office:value-type="string" calcext:value-type="string">
            <text:p>b) S'han reconegut els avantatges de la utilització de protocols estàndard per a la comunicació entre aplicacions i processos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207:.I207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9">
          <table:covered-table-cell table:style-name="ce19"/>
          <table:table-cell table:style-name="ce37" office:value-type="string" calcext:value-type="string">
            <text:p>c) S'han analitzat llibreries que permeten implementar servicis en xarxa utilitzant protocols estàndard de comunicació.</text:p>
          </table:table-cell>
          <table:table-cell table:style-name="ce55" table:number-columns-repeated="7"/>
          <table:table-cell table:style-name="ce55" table:formula="of:=IF(COUNTIF([.C208:.I208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d) S'han Desenvolupat i provat servicis de comunicació en xarxa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209:.I209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e) S'han utilitzat clients de comunicacions per a verificar el funcionament dels servicis.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style-name="ce55" table:formula="of:=IF(COUNTIF([.C210:.I210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f) S'han incorporat mecanismes per a possibilitar la comunicació simultània de diversos clients amb el servici.</text:p>
          </table:table-cell>
          <table:table-cell table:style-name="ce55" table:number-columns-repeated="7"/>
          <table:table-cell table:style-name="ce55" table:formula="of:=IF(COUNTIF([.C211:.I211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g) S'ha verificat la disponibilitat del servici.</text:p>
          </table:table-cell>
          <table:table-cell table:style-name="ce55" table:number-columns-repeated="7"/>
          <table:table-cell table:style-name="ce55" table:formula="of:=IF(COUNTIF([.C212:.I212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h) S'han depurat i documentat les aplicacions desenvolupades.</text:p>
          </table:table-cell>
          <table:table-cell table:style-name="ce55" table:number-columns-repeated="7"/>
          <table:table-cell table:style-name="ce55" table:formula="of:=IF(COUNTIF([.C213:.I213]; &quot;X&quot;) &gt; 0; &quot;X&quot;; &quot;&quot;)">
            <text:p/>
          </table:table-cell>
          <table:table-cell table:number-columns-repeated="20"/>
        </table:table-row>
        <table:table-row table:style-name="ro22">
          <table:covered-table-cell table:style-name="ce19"/>
          <table:table-cell table:style-name="ce36" office:value-type="string" calcext:value-type="string">
            <text:p>RA5- Protegix les aplicacions i les dades definint i aplicant criteris de seguretat en l'accés, Emmagatzematge i transmissió de la informació.</text:p>
          </table:table-cell>
          <table:table-cell table:style-name="ce55" table:number-columns-repeated="7"/>
          <table:table-cell table:style-name="ce55" table:formula="of:=IF(COUNTIF([.C214:.I214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a) S'han identificat i aplicat principis i pràctiques de programació segura.</text:p>
          </table:table-cell>
          <table:table-cell table:style-name="ce55" table:number-columns-repeated="7"/>
          <table:table-cell table:style-name="ce55" table:formula="of:=IF(COUNTIF([.C215:.I215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b) S'han analitzat les principals tècniques i pràctiques criptogràfiques.</text:p>
          </table:table-cell>
          <table:table-cell table:style-name="ce55" table:number-columns-repeated="7"/>
          <table:table-cell table:style-name="ce55" table:formula="of:=IF(COUNTIF([.C216:.I216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19"/>
          <table:table-cell table:style-name="ce37" office:value-type="string" calcext:value-type="string">
            <text:p>c) S'han definit i implantat polítiques de seguretat per a limitar i controlar l'accés dels usuaris a les aplicacions desenvolupades.</text:p>
          </table:table-cell>
          <table:table-cell table:style-name="ce55" table:number-columns-repeated="7"/>
          <table:table-cell table:style-name="ce55" table:formula="of:=IF(COUNTIF([.C217:.I217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d) S'han utilitzat esquemes de seguretat basats en rols.</text:p>
          </table:table-cell>
          <table:table-cell table:style-name="ce55" table:number-columns-repeated="7"/>
          <table:table-cell table:style-name="ce55" table:formula="of:=IF(COUNTIF([.C218:.I218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e) S'han emprat algorismes criptogràfics per a protegir l'accés a la informació emmagatzemada.</text:p>
          </table:table-cell>
          <table:table-cell table:style-name="ce55" table:number-columns-repeated="7"/>
          <table:table-cell table:style-name="ce55" table:formula="of:=IF(COUNTIF([.C219:.I219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f) S'han identificat mètodes per a assegurar la informació transmesa. <text:s text:c="41"/></text:p>
          </table:table-cell>
          <table:table-cell table:style-name="ce55" table:number-columns-repeated="7"/>
          <table:table-cell table:style-name="ce55" table:formula="of:=IF(COUNTIF([.C220:.I220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g) S'han Desenvolupat aplicacions que utilitzen comunicacions segures per a la transmissió d'informació.</text:p>
          </table:table-cell>
          <table:table-cell table:style-name="ce55" table:number-columns-repeated="7"/>
          <table:table-cell table:style-name="ce55" table:formula="of:=IF(COUNTIF([.C221:.I221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h) S'han depurat i documentat les aplicacions desenvolupades.</text:p>
          </table:table-cell>
          <table:table-cell table:style-name="ce55" table:number-columns-repeated="7"/>
          <table:table-cell table:style-name="ce55" table:formula="of:=IF(COUNTIF([.C222:.I222]; &quot;X&quot;) &gt; 0; &quot;X&quot;; &quot;&quot;)">
            <text:p/>
          </table:table-cell>
          <table:table-cell table:number-columns-repeated="20"/>
        </table:table-row>
        <table:table-row table:style-name="ro23">
          <table:table-cell table:style-name="ce20" office:value-type="string" calcext:value-type="string" table:number-columns-spanned="1" table:number-rows-spanned="43">
            <text:p>SGE</text:p>
          </table:table-cell>
          <table:table-cell table:style-name="ce39" office:value-type="string" calcext:value-type="string">
            <text:p>RA1- Identifica sistemes de planificació de recursos empresarials i de gestió de relacions amb </text:p>
            <text:p>clients (ERP-CRM) reconeixent les seues característiques i verificant la configuració del sistema</text:p>
            <text:p> Informàtic.</text:p>
          </table:table-cell>
          <table:table-cell table:style-name="ce56" table:number-columns-repeated="7"/>
          <table:table-cell table:style-name="ce56" table:formula="of:=IF(COUNTIF([.C223:.I223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a) S'han reconegut els diferents sistemes ERP-CRM que existixen en el mercat. </text:p>
          </table:table-cell>
          <table:table-cell table:style-name="ce56" table:number-columns-repeated="7"/>
          <table:table-cell table:style-name="ce56" table:formula="of:=IF(COUNTIF([.C224:.I224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b) S'han comparat sistemes ERP-CRM en funció de les seues característiques i requisits. <text:s text:c="34"/></text:p>
          </table:table-cell>
          <table:table-cell table:style-name="ce56" table:number-columns-repeated="7"/>
          <table:table-cell table:style-name="ce56" table:formula="of:=IF(COUNTIF([.C225:.I225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c) S'ha identificat el sistema operatiu adequat a cada sistema ERP-CRM. </text:p>
          </table:table-cell>
          <table:table-cell table:style-name="ce56" table:number-columns-repeated="7"/>
          <table:table-cell table:style-name="ce56" table:formula="of:=IF(COUNTIF([.C226:.I226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d) S'ha identificat el sistema gestor de dades adequat a cada sistema ERP-CRM. </text:p>
          </table:table-cell>
          <table:table-cell table:style-name="ce56" table:number-columns-repeated="7"/>
          <table:table-cell table:style-name="ce56" table:formula="of:=IF(COUNTIF([.C227:.I227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0"/>
          <table:table-cell table:style-name="ce40" office:value-type="string" calcext:value-type="string">
            <text:p>e) S'han verificat les configuracions del sistema operatiu i del gestor de dades per a garantir la funcionalitat del ERP-CRM. </text:p>
          </table:table-cell>
          <table:table-cell table:style-name="ce56" table:number-columns-repeated="7"/>
          <table:table-cell table:style-name="ce56" table:formula="of:=IF(COUNTIF([.C228:.I228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f) S'han documentat les operacions realitzades.</text:p>
          </table:table-cell>
          <table:table-cell table:style-name="ce56" table:number-columns-repeated="7"/>
          <table:table-cell table:style-name="ce56" table:formula="of:=IF(COUNTIF([.C229:.I229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g) S'han documentat les incidències produïdes durant el procés. </text:p>
          </table:table-cell>
          <table:table-cell table:style-name="ce56" table:number-columns-repeated="7"/>
          <table:table-cell table:style-name="ce56" table:formula="of:=IF(COUNTIF([.C230:.I230]; &quot;X&quot;) &gt; 0; &quot;X&quot;; &quot;&quot;)">
            <text:p/>
          </table:table-cell>
          <table:table-cell table:number-columns-repeated="20"/>
        </table:table-row>
        <table:table-row table:style-name="ro7">
          <table:covered-table-cell table:style-name="ce20"/>
          <table:table-cell table:style-name="ce39" office:value-type="string" calcext:value-type="string">
            <text:p>RA2- Implanta sistemes ERP-CRM interpretant la documentació tècnica i identificant les </text:p>
            <text:p>Diferents opcions i mòdu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table:formula="of:=IF(COUNTIF([.C231:.I231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a) S'han identificat els mòduls que componen el ERP-CRM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table:formula="of:=IF(COUNTIF([.C232:.I232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b) S'han realitzat diferents tipus d'instal·lacion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table:formula="of:=IF(COUNTIF([.C233:.I233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c) S'han configurat els mòduls instal·lat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table:formula="of:=IF(COUNTIF([.C234:.I234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d) S'han realitzat instal·lacions adaptades a les necessitats plantejades en diferents suposat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table:formula="of:=IF(COUNTIF([.C235:.I235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e) S'ha verificat el funcionament del ERP-CRM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table:formula="of:=IF(COUNTIF([.C236:.I236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f) S'han documentat les operacions realitzades i les incidènci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table:formula="of:=IF(COUNTIF([.C237:.I237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24">
          <table:covered-table-cell table:style-name="ce20"/>
          <table:table-cell table:style-name="ce39" office:value-type="string" calcext:value-type="string">
            <text:p>RA3- Realitza operacions de gestió i consulta de la informació seguint les especificacions de </text:p>
            <text:p>disseny i utilitzant les ferramentes proporcionades pels sistemes ERP-CRM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table:formula="of:=IF(COUNTIF([.C238:.I238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9">
          <table:covered-table-cell table:style-name="ce20"/>
          <table:table-cell table:style-name="ce40" office:value-type="string" calcext:value-type="string">
            <text:p>a) S'han utilitzat ferramentes i llenguatges de consulta i manipulació de dades proporcionades pels sistemes ERP-CRM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table:formula="of:=IF(COUNTIF([.C239:.I239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b) S'han generat formulari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table:formula="of:=IF(COUNTIF([.C240:.I240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c) S'han generat inform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table:formula="of:=IF(COUNTIF([.C241:.I241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d) S'han exportat dades i informes.</text:p>
          </table:table-cell>
          <table:table-cell table:style-name="ce56" table:number-columns-repeated="7"/>
          <table:table-cell table:style-name="ce56" table:formula="of:=IF(COUNTIF([.C242:.I242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e) S'han automatitzat les extraccions de dades mitjançant processos.</text:p>
          </table:table-cell>
          <table:table-cell table:style-name="ce56" table:number-columns-repeated="7"/>
          <table:table-cell table:style-name="ce56" table:formula="of:=IF(COUNTIF([.C243:.I243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f) S'ha verificat el rendiment del sistema ERP-CRM.</text:p>
          </table:table-cell>
          <table:table-cell table:style-name="ce56" table:number-columns-repeated="7"/>
          <table:table-cell table:style-name="ce56" table:formula="of:=IF(COUNTIF([.C244:.I244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g) S'han documentat les operacions realitzades i les incidències observades.</text:p>
          </table:table-cell>
          <table:table-cell table:style-name="ce56" table:number-columns-repeated="7"/>
          <table:table-cell table:style-name="ce56" table:formula="of:=IF(COUNTIF([.C245:.I245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h) S'ha obtingut informació rellevant a partir de les dades processades.</text:p>
          </table:table-cell>
          <table:table-cell table:style-name="ce56" table:number-columns-repeated="7"/>
          <table:table-cell table:style-name="ce56" table:formula="of:=IF(COUNTIF([.C246:.I246]; &quot;X&quot;) &gt; 0; &quot;X&quot;; &quot;&quot;)">
            <text:p/>
          </table:table-cell>
          <table:table-cell table:number-columns-repeated="20"/>
        </table:table-row>
        <table:table-row table:style-name="ro25">
          <table:covered-table-cell table:style-name="ce20"/>
          <table:table-cell table:style-name="ce39" office:value-type="string" calcext:value-type="string">
            <text:p>RA4- Adapta sistemes ERP-CRM identificant els requeriments d'un supòsit empresarial i </text:p>
            <text:p>utilitzant les ferramentes proporcionades per estos.</text:p>
          </table:table-cell>
          <table:table-cell table:style-name="ce56" table:number-columns-repeated="7"/>
          <table:table-cell table:style-name="ce56" table:formula="of:=IF(COUNTIF([.C247:.I247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a) S'han identificat les possibilitats d'adaptació del ERP-CRM.</text:p>
          </table:table-cell>
          <table:table-cell table:style-name="ce56" table:number-columns-repeated="7"/>
          <table:table-cell table:style-name="ce56" table:formula="of:=IF(COUNTIF([.C248:.I248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b) S'han adaptat definicions de camps, taules i vistes de la base de dades del ERP-CRM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table:formula="of:=IF(COUNTIF([.C249:.I249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c) S'han adaptat consultes.</text:p>
          </table:table-cell>
          <table:table-cell table:style-name="ce56" table:number-columns-repeated="7"/>
          <table:table-cell table:style-name="ce56" table:formula="of:=IF(COUNTIF([.C250:.I250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d) S'han adaptat interfícies d'entrada de dades i de processo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table:formula="of:=IF(COUNTIF([.C251:.I251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e) S'han personalitzat informes.</text:p>
          </table:table-cell>
          <table:table-cell table:style-name="ce56" table:number-columns-repeated="7"/>
          <table:table-cell table:style-name="ce56" table:formula="of:=IF(COUNTIF([.C252:.I252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f) S'han creat panells de control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table:formula="of:=IF(COUNTIF([.C253:.I253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g) S'han adaptat procediments emmagatzemats de servidor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table:formula="of:=IF(COUNTIF([.C254:.I254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h) S'han realitzat proves. <text:s text:c="35"/>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table:formula="of:=IF(COUNTIF([.C255:.I255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i) S'han documentat les operacions realitzades i les incidències observades.</text:p>
          </table:table-cell>
          <table:table-cell table:style-name="ce56" table:number-columns-repeated="7"/>
          <table:table-cell table:style-name="ce56" table:formula="of:=IF(COUNTIF([.C256:.I256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j) S'han realitzat integracions amb un altre sistema de gestió empresarial.</text:p>
          </table:table-cell>
          <table:table-cell table:style-name="ce56" table:number-columns-repeated="7"/>
          <table:table-cell table:style-name="ce56" table:formula="of:=IF(COUNTIF([.C257:.I257]; &quot;X&quot;) &gt; 0; &quot;X&quot;; &quot;&quot;)">
            <text:p/>
          </table:table-cell>
          <table:table-cell table:number-columns-repeated="20"/>
        </table:table-row>
        <table:table-row table:style-name="ro6">
          <table:covered-table-cell table:style-name="ce20"/>
          <table:table-cell table:style-name="ce39" office:value-type="string" calcext:value-type="string">
            <text:p>RA5- Desenvolupa components per a un sistema ERP-CRM analitzant i utilitzant el llenguatge de </text:p>
            <text:p>programació incorporat.</text:p>
          </table:table-cell>
          <table:table-cell table:style-name="ce56" table:number-columns-repeated="7"/>
          <table:table-cell table:style-name="ce56" table:formula="of:=IF(COUNTIF([.C258:.I258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a) S'han reconegut les sentències del llenguatge propi del sistema ERP/CRM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table:formula="of:=IF(COUNTIF([.C259:.I259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9">
          <table:covered-table-cell table:style-name="ce20"/>
          <table:table-cell table:style-name="ce40" office:value-type="string" calcext:value-type="string">
            <text:p>b) S'han utilitzat els elements de programació del llenguatge per a crear components de manipulació de dades i extracció d'informació.</text:p>
          </table:table-cell>
          <table:table-cell table:style-name="ce56" table:number-columns-repeated="7"/>
          <table:table-cell table:style-name="ce56" table:formula="of:=IF(COUNTIF([.C260:.I260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c) S'han modificat component programari per a afegir noves funcionalitats al sistema.</text:p>
          </table:table-cell>
          <table:table-cell table:style-name="ce56" table:number-columns-repeated="7"/>
          <table:table-cell table:style-name="ce56" table:formula="of:=IF(COUNTIF([.C261:.I261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d) S'han integrat el nou component programari en el sistema ERP/CRM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table:formula="of:=IF(COUNTIF([.C262:.I262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e) S'ha verificat el correcte funcionament dels components creat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table:formula="of:=IF(COUNTIF([.C263:.I263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f) S'han documentat tots els components creats o modificat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table:formula="of:=IF(COUNTIF([.C264:.I264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g) S'ha analitzat l'arquitectura del ’ERP-CRM.</text:p>
          </table:table-cell>
          <table:table-cell table:style-name="ce56" table:number-columns-repeated="7"/>
          <table:table-cell table:style-name="ce56" table:formula="of:=IF(COUNTIF([.C265:.I265]; &quot;X&quot;) &gt; 0; &quot;X&quot;; &quot;&quot;)">
            <text:p/>
          </table:table-cell>
          <table:table-cell table:number-columns-repeated="20"/>
        </table:table-row>
        <table:table-row table:style-name="ro26">
          <table:table-cell table:style-name="ce21" office:value-type="string" calcext:value-type="string" table:number-columns-spanned="1" table:number-rows-spanned="51">
            <text:p>DASP</text:p>
          </table:table-cell>
          <table:table-cell table:style-name="ce41" office:value-type="string" calcext:value-type="string">
            <text:p>RA1- Analitza el concepte de digitalització i la seua repercussió en els sectors productius tenint en </text:p>
            <text:p>compte l'activitat de l'empresa i identificant entorns IT (Information Technology: </text:p>
            <text:p>Tecnologia de la informació) i OT (Operation Technology: tecnologia d'operació) </text:p>
            <text:p>Característics.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6"/>
          <table:table-cell table:style-name="ce57" table:formula="of:=IF(COUNTIF([.C266:.I266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a) S'ha descrit en què consistix el concepte de digitalització.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6"/>
          <table:table-cell table:style-name="ce57" table:formula="of:=IF(COUNTIF([.C267:.I267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b) S'ha relacionat la implantació de la tecnologia digital amb l'organització de les empreses.</text:p>
          </table:table-cell>
          <table:table-cell table:style-name="ce57" table:number-columns-repeated="7"/>
          <table:table-cell table:style-name="ce57" table:formula="of:=IF(COUNTIF([.C268:.I268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c) S'han establit les diferències i similituds entre els entorns <text:s/>IT i OT.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6"/>
          <table:table-cell table:style-name="ce57" table:formula="of:=IF(COUNTIF([.C269:.I269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d) S'han identificat els departaments típics de les empreses que poden constituir entorns IT.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6"/>
          <table:table-cell table:style-name="ce57" table:formula="of:=IF(COUNTIF([.C270:.I270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e) S'han seleccionat les tecnologies típiques de la digitalització en planta i en negoci.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6"/>
          <table:table-cell table:style-name="ce57" table:formula="of:=IF(COUNTIF([.C271:.I271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f) S'ha analitzat la importància de la connexió entre entorns IT i OT. <text:s text:c="56"/>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6"/>
          <table:table-cell table:style-name="ce57" table:formula="of:=IF(COUNTIF([.C272:.I272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g) S'han analitzat els avantatges de digitalitzar una empresa industrial d'extrem a extrem.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6"/>
          <table:table-cell table:style-name="ce57" table:formula="of:=IF(COUNTIF([.C273:.I273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27">
          <table:covered-table-cell table:style-name="ce21"/>
          <table:table-cell table:style-name="ce41" office:value-type="string" calcext:value-type="string">
            <text:p>RA2- Caracteritza les tecnologies habilitadores digitals necessàries per a l'adequació/transformació </text:p>
            <text:p>de les empreses a entorns digitals Descrivint les seues característiques i aplicacions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6"/>
          <table:table-cell table:style-name="ce57" table:formula="of:=IF(COUNTIF([.C274:.I274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a) S'han identificat les principals tecnologies habilitadores digitals.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6"/>
          <table:table-cell table:style-name="ce57" table:formula="of:=IF(COUNTIF([.C275:.I275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b) S'han relacionat les THD amb el Desenvolupament de productes i servicis.</text:p>
          </table:table-cell>
          <table:table-cell table:style-name="ce57" table:number-columns-repeated="7"/>
          <table:table-cell table:style-name="ce57" table:formula="of:=IF(COUNTIF([.C276:.I276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c) S'ha relacionat la importància de les THD amb l'economia sostenible i eficient.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6"/>
          <table:table-cell table:style-name="ce57" table:formula="of:=IF(COUNTIF([.C277:.I277]; &quot;X&quot;) &gt; 0; &quot;X&quot;; &quot;&quot;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d) S'han identificat nous mercats generats per les THD.</text:p>
          </table:table-cell>
          <table:table-cell table:style-name="ce57" office:value-type="string" calcext:value-type="string">
            <text:p>xx</text:p>
          </table:table-cell>
          <table:table-cell table:style-name="ce57" table:number-columns-repeated="6"/>
          <table:table-cell table:style-name="ce57" table:formula="of:=IF(COUNTIF([.C278:.I278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e) S'ha analitzat la implicació de THD tant en la part de negoci com en la part de planta.</text:p>
          </table:table-cell>
          <table:table-cell table:style-name="ce57" table:number-columns-repeated="7"/>
          <table:table-cell table:style-name="ce57" table:formula="of:=IF(COUNTIF([.C279:.I279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1"/>
          <table:table-cell table:style-name="ce42" office:value-type="string" calcext:value-type="string">
            <text:p>f) S'han identificat les millores produïdes a causa de la implantació de les tecnologies habilitadores en relació amb els entorns IT i OT.</text:p>
          </table:table-cell>
          <table:table-cell table:style-name="ce57" table:number-columns-repeated="7"/>
          <table:table-cell table:style-name="ce57" table:formula="of:=IF(COUNTIF([.C280:.I280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g) S'ha elaborat un informe que relacione, les tecnologies amb les seues característiques i àrees d'aplicació</text:p>
          </table:table-cell>
          <table:table-cell table:style-name="ce57" table:number-columns-repeated="7"/>
          <table:table-cell table:style-name="ce57" table:formula="of:=IF(COUNTIF([.C281:.I281]; &quot;X&quot;) &gt; 0; &quot;X&quot;; &quot;&quot;)">
            <text:p/>
          </table:table-cell>
          <table:table-cell table:number-columns-repeated="20"/>
        </table:table-row>
        <table:table-row table:style-name="ro19">
          <table:covered-table-cell table:style-name="ce21"/>
          <table:table-cell table:style-name="ce41" office:value-type="string" calcext:value-type="string">
            <text:p>RA3- Identifica sistemes basats en cloud/núvol i la seua influència en el Desenvolupament dels sistemes </text:p>
            <text:p>Digitals.</text:p>
          </table:table-cell>
          <table:table-cell table:style-name="ce57" table:number-columns-repeated="7"/>
          <table:table-cell table:style-name="ce57" table:formula="of:=IF(COUNTIF([.C282:.I282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a) S'han identificat els diferents nivells de la cloud/núvol.</text:p>
          </table:table-cell>
          <table:table-cell table:style-name="ce57" table:number-columns-repeated="7"/>
          <table:table-cell table:style-name="ce57" table:formula="of:=IF(COUNTIF([.C283:.I283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1"/>
          <table:table-cell table:style-name="ce42" office:value-type="string" calcext:value-type="string">
            <text:p>b) S'han identificat les principals funcions de la cloud/núvol (processament de dades, intercanvi d'informació, execució d'aplicacions, entre altres).</text:p>
          </table:table-cell>
          <table:table-cell table:style-name="ce57" table:number-columns-repeated="7"/>
          <table:table-cell table:style-name="ce57" table:formula="of:=IF(COUNTIF([.C284:.I284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c) S'ha descrit el concepte d’edge computing i la seua relació amb la cloud/núvol.</text:p>
          </table:table-cell>
          <table:table-cell table:style-name="ce57" table:number-columns-repeated="7"/>
          <table:table-cell table:style-name="ce57" table:formula="of:=IF(COUNTIF([.C285:.I285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d) S'han definit els conceptes de fog i mist i les seues zones d'aplicació en el conjunt.</text:p>
          </table:table-cell>
          <table:table-cell table:style-name="ce57" table:number-columns-repeated="7"/>
          <table:table-cell table:style-name="ce57" table:formula="of:=IF(COUNTIF([.C286:.I286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e) S'han identificat els avantatges que proporciona la utilització de la cloud/núvol en els sistemes connectats.</text:p>
          </table:table-cell>
          <table:table-cell table:style-name="ce57" table:number-columns-repeated="7"/>
          <table:table-cell table:style-name="ce57" table:formula="of:=IF(COUNTIF([.C287:.I287]; &quot;X&quot;) &gt; 0; &quot;X&quot;; &quot;&quot;)">
            <text:p/>
          </table:table-cell>
          <table:table-cell table:number-columns-repeated="20"/>
        </table:table-row>
        <table:table-row table:style-name="ro24">
          <table:covered-table-cell table:style-name="ce21"/>
          <table:table-cell table:style-name="ce41" office:value-type="string" calcext:value-type="string">
            <text:p>RA4- Identifica aplicacions de la IA (intel·ligència artificial) en entorns del sector on està </text:p>
            <text:p>emmarcat el títol descrivint les millores Implícites en la seua implementació</text:p>
          </table:table-cell>
          <table:table-cell table:style-name="ce57" table:number-columns-repeated="7"/>
          <table:table-cell table:style-name="ce57" table:formula="of:=IF(COUNTIF([.C288:.I288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a) S'ha identificat la importància de la IA en l'automatització de processos i la seua optimització.</text:p>
          </table:table-cell>
          <table:table-cell table:style-name="ce57" table:number-columns-repeated="7"/>
          <table:table-cell table:style-name="ce57" table:formula="of:=IF(COUNTIF([.C289:.I289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1"/>
          <table:table-cell table:style-name="ce42" office:value-type="string" calcext:value-type="string">
            <text:p>b) S'ha relacionat la IA amb la recollida massiva de dades (Big data) i el seu tractament (anàlisi) amb la rendibilitat de les empreses.</text:p>
          </table:table-cell>
          <table:table-cell table:style-name="ce57" table:number-columns-repeated="7"/>
          <table:table-cell table:style-name="ce57" table:formula="of:=IF(COUNTIF([.C290:.I290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c) S'ha valorat la importància present i futura de la IA.</text:p>
          </table:table-cell>
          <table:table-cell table:style-name="ce57" table:number-columns-repeated="7"/>
          <table:table-cell table:style-name="ce57" table:formula="of:=IF(COUNTIF([.C291:.I291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d) S'han identificat els sectors amb implantació més rellevant d'IA.</text:p>
          </table:table-cell>
          <table:table-cell table:style-name="ce57" table:number-columns-repeated="7"/>
          <table:table-cell table:style-name="ce57" table:formula="of:=IF(COUNTIF([.C292:.I292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e) S'han identificat els llenguatges de programació en IA.</text:p>
          </table:table-cell>
          <table:table-cell table:style-name="ce57" table:number-columns-repeated="7"/>
          <table:table-cell table:style-name="ce57" table:formula="of:=IF(COUNTIF([.C293:.I293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f) S'ha descrit com influïx la IA en el sector del títol</text:p>
          </table:table-cell>
          <table:table-cell table:style-name="ce57" table:number-columns-repeated="7"/>
          <table:table-cell table:style-name="ce57" table:formula="of:=IF(COUNTIF([.C294:.I294]; &quot;X&quot;) &gt; 0; &quot;X&quot;; &quot;&quot;)">
            <text:p/>
          </table:table-cell>
          <table:table-cell table:number-columns-repeated="20"/>
        </table:table-row>
        <table:table-row table:style-name="ro25">
          <table:covered-table-cell table:style-name="ce21"/>
          <table:table-cell table:style-name="ce41" office:value-type="string" calcext:value-type="string">
            <text:p>RA5- Avalua la importància de les dades, així com la seua protecció en una economia digital globalitzada, definint sistemes de seguretat i ciberseguretat tant a nivell d'equip/sistema, com a Globals</text:p>
          </table:table-cell>
          <table:table-cell table:style-name="ce57" table:number-columns-repeated="7"/>
          <table:table-cell table:style-name="ce57" table:formula="of:=IF(COUNTIF([.C295:.I295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a) S'ha establit la diferència entre dada i informació.</text:p>
          </table:table-cell>
          <table:table-cell table:style-name="ce57" table:number-columns-repeated="7"/>
          <table:table-cell table:style-name="ce57" table:formula="of:=IF(COUNTIF([.C296:.I296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b) S'ha descrit el cicle de vida de la dada.</text:p>
          </table:table-cell>
          <table:table-cell table:style-name="ce57" table:number-columns-repeated="7"/>
          <table:table-cell table:style-name="ce57" table:formula="of:=IF(COUNTIF([.C297:.I297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c) S'ha identificat la relació entre Big data, anàlisi de dades, machine/ deep learning i intel·ligència artificial.</text:p>
          </table:table-cell>
          <table:table-cell table:style-name="ce57" table:number-columns-repeated="7"/>
          <table:table-cell table:style-name="ce57" table:formula="of:=IF(COUNTIF([.C298:.I298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d) S'han descrit les característiques que definixen Big data.</text:p>
          </table:table-cell>
          <table:table-cell table:style-name="ce57" table:number-columns-repeated="7"/>
          <table:table-cell table:style-name="ce57" table:formula="of:=IF(COUNTIF([.C299:.I299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e) S'han descrit les etapes típiques de la ciència de dades i la seua relació en el procés.</text:p>
          </table:table-cell>
          <table:table-cell table:style-name="ce57" table:number-columns-repeated="7"/>
          <table:table-cell table:style-name="ce57" table:formula="of:=IF(COUNTIF([.C300:.I300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f) S'han descrit els procediments de magatzematge de dades en la cloud/núvol.</text:p>
          </table:table-cell>
          <table:table-cell table:style-name="ce57" table:number-columns-repeated="7"/>
          <table:table-cell table:style-name="ce57" table:formula="of:=IF(COUNTIF([.C301:.I301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g) S'ha descrit la importància del cloud computing </text:p>
          </table:table-cell>
          <table:table-cell table:style-name="ce57" table:number-columns-repeated="7"/>
          <table:table-cell table:style-name="ce57" table:formula="of:=IF(COUNTIF([.C302:.I302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h) S'han identificat els principals objectius de la ciència de dades en les diferents empreses.</text:p>
          </table:table-cell>
          <table:table-cell table:style-name="ce57" table:number-columns-repeated="7"/>
          <table:table-cell table:style-name="ce57" table:formula="of:=IF(COUNTIF([.C303:.I303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i) S'ha valorat la importància de la seguretat i la seua regulació en relació amb les dades.</text:p>
          </table:table-cell>
          <table:table-cell table:style-name="ce57" table:number-columns-repeated="7"/>
          <table:table-cell table:style-name="ce57" table:formula="of:=IF(COUNTIF([.C304:.I304]; &quot;X&quot;) &gt; 0; &quot;X&quot;; &quot;&quot;)">
            <text:p/>
          </table:table-cell>
          <table:table-cell table:number-columns-repeated="20"/>
        </table:table-row>
        <table:table-row table:style-name="ro28">
          <table:covered-table-cell table:style-name="ce21"/>
          <table:table-cell table:style-name="ce41" office:value-type="string" calcext:value-type="string">
            <text:p>RA6- Desenvolupa un projecte de transformació digital d'una empresa d'un sector relacionat amb el títol, tenint en compte els canvis que s'han de produir en funció dels objectius </text:p>
            <text:p>De l'empresa.</text:p>
          </table:table-cell>
          <table:table-cell table:style-name="ce57" table:number-columns-repeated="7"/>
          <table:table-cell table:style-name="ce57" table:formula="of:=IF(COUNTIF([.C305:.I305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a) S'han identificat els objectius estratègics de l'empresa.</text:p>
          </table:table-cell>
          <table:table-cell table:style-name="ce57" table:number-columns-repeated="7"/>
          <table:table-cell table:style-name="ce57" table:formula="of:=IF(COUNTIF([.C306:.I306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b) S'han identificat i alineat les àrees de producció/negocie i de comunicacions.</text:p>
          </table:table-cell>
          <table:table-cell table:style-name="ce57" table:number-columns-repeated="7"/>
          <table:table-cell table:style-name="ce57" table:formula="of:=IF(COUNTIF([.C307:.I307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c) S'han identificat les àrees susceptibles de ser digitalitzades.</text:p>
          </table:table-cell>
          <table:table-cell table:style-name="ce57" table:number-columns-repeated="7"/>
          <table:table-cell table:style-name="ce57" table:formula="of:=IF(COUNTIF([.C308:.I308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d) S'ha analitzat l'encaix de AD (àrees digitalitzades) entre si i amb les quals no ho estan.</text:p>
          </table:table-cell>
          <table:table-cell table:style-name="ce57" table:number-columns-repeated="7"/>
          <table:table-cell table:style-name="ce57" table:formula="of:=IF(COUNTIF([.C309:.I309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e) S'han tingut en compte les necessitats presents i futures de l'empresa.</text:p>
          </table:table-cell>
          <table:table-cell table:style-name="ce57" table:number-columns-repeated="7"/>
          <table:table-cell table:style-name="ce57" table:formula="of:=IF(COUNTIF([.C310:.I310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f) S'han relacionat cada una de les àrees amb la implantació de les tecnologies.</text:p>
          </table:table-cell>
          <table:table-cell table:style-name="ce57" table:number-columns-repeated="7"/>
          <table:table-cell table:style-name="ce57" table:formula="of:=IF(COUNTIF([.C311:.I311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g) S'han analitzat les possibles bretxes de seguretat en cada una de les àrees.</text:p>
          </table:table-cell>
          <table:table-cell table:style-name="ce57" table:number-columns-repeated="7"/>
          <table:table-cell table:style-name="ce57" table:formula="of:=IF(COUNTIF([.C312:.I312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h) S'ha definit el tractament de les dades i la seua anàlisi.</text:p>
          </table:table-cell>
          <table:table-cell table:style-name="ce57" table:number-columns-repeated="7"/>
          <table:table-cell table:style-name="ce57" table:formula="of:=IF(COUNTIF([.C313:.I313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i) S'ha tingut en compte la integració entre dades, aplicacions, plataformes que els suporten, entre altres.</text:p>
          </table:table-cell>
          <table:table-cell table:style-name="ce57" table:number-columns-repeated="7"/>
          <table:table-cell table:style-name="ce57" table:formula="of:=IF(COUNTIF([.C314:.I314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j) S'han documentat els canvis realitzats en funció de l'estratègia.</text:p>
          </table:table-cell>
          <table:table-cell table:style-name="ce57" table:number-columns-repeated="7"/>
          <table:table-cell table:style-name="ce57" table:formula="of:=IF(COUNTIF([.C315:.I315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k) S'han tingut en compte la idoneïtat dels recursos humans.</text:p>
          </table:table-cell>
          <table:table-cell table:style-name="ce57" table:number-columns-repeated="7"/>
          <table:table-cell table:style-name="ce57" table:formula="of:=IF(COUNTIF([.C316:.I316]; &quot;X&quot;) &gt; 0; &quot;X&quot;; &quot;&quot;)">
            <text:p/>
          </table:table-cell>
          <table:table-cell table:number-columns-repeated="20"/>
        </table:table-row>
        <table:table-row table:style-name="ro29">
          <table:table-cell table:style-name="ce22" office:value-type="string" calcext:value-type="string" table:number-columns-spanned="1" table:number-rows-spanned="40">
            <text:p>SASP</text:p>
          </table:table-cell>
          <table:table-cell table:style-name="ce43" office:value-type="string" calcext:value-type="string">
            <text:p>RA1- Identifica els aspectes ambientals, socials i de governança (ASG) relatius a la sostenibilitat tenint en compte el concepte de Desenvolupament sostenible i els marcs internacionals que Contribuïxen a la seua consecució</text:p>
          </table:table-cell>
          <table:table-cell table:style-name="ce58" table:number-columns-repeated="7"/>
          <table:table-cell table:style-name="ce58" table:formula="of:=IF(COUNTIF([.C317:.I317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2"/>
          <table:table-cell table:style-name="ce44" office:value-type="string" calcext:value-type="string">
            <text:p>a) S'ha descrit el concepte de sostenibilitat, establint els marcs internacionals associats al Desenvolupament sostenible.</text:p>
          </table:table-cell>
          <table:table-cell table:style-name="ce58" table:number-columns-repeated="7"/>
          <table:table-cell table:style-name="ce58" table:formula="of:=IF(COUNTIF([.C318:.I318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2"/>
          <table:table-cell table:style-name="ce44" office:value-type="string" calcext:value-type="string">
            <text:p>b) S'han identificat els assumptes ambientals, socials i de governança que influïxen en el Desenvolupament sostenible de les organitzacions empresarials.</text:p>
          </table:table-cell>
          <table:table-cell table:style-name="ce58" table:number-columns-repeated="7"/>
          <table:table-cell table:style-name="ce58" table:formula="of:=IF(COUNTIF([.C319:.I319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2"/>
          <table:table-cell table:style-name="ce44" office:value-type="string" calcext:value-type="string">
            <text:p>c) S'han relacionat els Objectius de Desenvolupament Sostenible (ODS) amb la seua importància per a la consecució de l'Agenda 2030.</text:p>
          </table:table-cell>
          <table:table-cell table:style-name="ce58" table:number-columns-repeated="7"/>
          <table:table-cell table:style-name="ce58" table:formula="of:=IF(COUNTIF([.C320:.I320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2"/>
          <table:table-cell table:style-name="ce44" office:value-type="string" calcext:value-type="string">
            <text:p>d) S'ha analitzat la importància d'identificar els aspectes ASG més rellevants per als grups d'interés de les organitzacions relacionant-los amb els riscos i oportunitats que suposen per a la pròpia organització.</text:p>
          </table:table-cell>
          <table:table-cell table:style-name="ce58" table:number-columns-repeated="7"/>
          <table:table-cell table:style-name="ce58" table:formula="of:=IF(COUNTIF([.C321:.I321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2"/>
          <table:table-cell table:style-name="ce44" office:value-type="string" calcext:value-type="string">
            <text:p>e) S'han identificat els principals estàndards de mètriques per a l'avaluació de l'acompliment en sostenibilitat i el seu paper en la rendició de comptes que marca la legislació vigent i les futures regulacions en Desenvolupament.</text:p>
          </table:table-cell>
          <table:table-cell table:style-name="ce58" table:number-columns-repeated="7"/>
          <table:table-cell table:style-name="ce58" table:formula="of:=IF(COUNTIF([.C322:.I322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2"/>
          <table:table-cell table:style-name="ce44" office:value-type="string" calcext:value-type="string">
            <text:p>f) S'ha descrit la inversió socialment responsable i el paper dels analistes, inversors, agències i índexs de sostenibilitat en el foment de la sostenibilitat.</text:p>
          </table:table-cell>
          <table:table-cell table:style-name="ce58" table:number-columns-repeated="7"/>
          <table:table-cell table:style-name="ce58" table:formula="of:=IF(COUNTIF([.C323:.I323]; &quot;X&quot;) &gt; 0; &quot;X&quot;; &quot;&quot;)">
            <text:p/>
          </table:table-cell>
          <table:table-cell table:number-columns-repeated="20"/>
        </table:table-row>
        <table:table-row table:style-name="ro24">
          <table:covered-table-cell table:style-name="ce22"/>
          <table:table-cell table:style-name="ce43" office:value-type="string" calcext:value-type="string">
            <text:p>RA2- Caracteritza els reptes ambientals i socials als quals s'enfronta la societat, descrivint els impactes sobre les persones i els sectors productius i proposant accions per a minimitzar-los.</text:p>
          </table:table-cell>
          <table:table-cell table:style-name="ce58" table:number-columns-repeated="7"/>
          <table:table-cell table:style-name="ce58" table:formula="of:=IF(COUNTIF([.C324:.I324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a) S'han identificat els principals reptes ambientals i socials.</text:p>
          </table:table-cell>
          <table:table-cell table:style-name="ce58" table:number-columns-repeated="7"/>
          <table:table-cell table:style-name="ce58" table:formula="of:=IF(COUNTIF([.C325:.I325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b) S'han relacionat els reptes ambientals i socials amb el Desenvolupament de l'activitat econòmica.</text:p>
          </table:table-cell>
          <table:table-cell table:style-name="ce58" table:number-columns-repeated="7"/>
          <table:table-cell table:style-name="ce58" table:formula="of:=IF(COUNTIF([.C326:.I326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c) S'ha analitzat l'efecte dels impactes ambientals i socials sobre les persones i els sectors productius.</text:p>
          </table:table-cell>
          <table:table-cell table:style-name="ce58" table:number-columns-repeated="7"/>
          <table:table-cell table:style-name="ce58" table:formula="of:=IF(COUNTIF([.C327:.I327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d) S'han identificat les mesures i accions encaminades a minimitzar els impactes ambientals i socials.</text:p>
          </table:table-cell>
          <table:table-cell table:style-name="ce58" table:number-columns-repeated="7"/>
          <table:table-cell table:style-name="ce58" table:formula="of:=IF(COUNTIF([.C328:.I328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2"/>
          <table:table-cell table:style-name="ce44" office:value-type="string" calcext:value-type="string">
            <text:p>e) S'ha analitzat la importància d'establir aliances i treballar de manera transversal i coordinada per a abordar amb èxit els reptes ambientals i socials.</text:p>
          </table:table-cell>
          <table:table-cell table:style-name="ce58" table:number-columns-repeated="7"/>
          <table:table-cell table:style-name="ce58" table:formula="of:=IF(COUNTIF([.C329:.I329]; &quot;X&quot;) &gt; 0; &quot;X&quot;; &quot;&quot;)">
            <text:p/>
          </table:table-cell>
          <table:table-cell table:number-columns-repeated="20"/>
        </table:table-row>
        <table:table-row table:style-name="ro19">
          <table:covered-table-cell table:style-name="ce22"/>
          <table:table-cell table:style-name="ce43" office:value-type="string" calcext:value-type="string">
            <text:p>RA3- Establix l'aplicació de criteris de sostenibilitat en l'acompliment professional i personal, identificant els elements necessaris</text:p>
          </table:table-cell>
          <table:table-cell table:style-name="ce58" table:number-columns-repeated="7"/>
          <table:table-cell table:style-name="ce58" table:formula="of:=IF(COUNTIF([.C330:.I330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2"/>
          <table:table-cell table:style-name="ce44" office:value-type="string" calcext:value-type="string">
            <text:p>a) S'han identificat els ODS més rellevants per a l'activitat professional que realitza.</text:p>
          </table:table-cell>
          <table:table-cell table:style-name="ce58" table:number-columns-repeated="7"/>
          <table:table-cell table:style-name="ce58" table:formula="of:=IF(COUNTIF([.C331:.I331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2"/>
          <table:table-cell table:style-name="ce44" office:value-type="string" calcext:value-type="string">
            <text:p>b) S'han analitzat els riscos i oportunitats que representen els ODS.</text:p>
          </table:table-cell>
          <table:table-cell table:style-name="ce58" table:number-columns-repeated="7"/>
          <table:table-cell table:style-name="ce58" table:formula="of:=IF(COUNTIF([.C332:.I332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2"/>
          <table:table-cell table:style-name="ce44" office:value-type="string" calcext:value-type="string">
            <text:p>c) S'han identificat les accions necessàries per a atendre alguns dels reptes ambientals i socials des de l'activitat professional i l'entorn personal.</text:p>
          </table:table-cell>
          <table:table-cell table:style-name="ce58" table:number-columns-repeated="7"/>
          <table:table-cell table:style-name="ce58" table:formula="of:=IF(COUNTIF([.C333:.I333]; &quot;X&quot;) &gt; 0; &quot;X&quot;; &quot;&quot;)">
            <text:p/>
          </table:table-cell>
          <table:table-cell table:number-columns-repeated="20"/>
        </table:table-row>
        <table:table-row table:style-name="ro21">
          <table:covered-table-cell table:style-name="ce22"/>
          <table:table-cell table:style-name="ce43" office:value-type="string" calcext:value-type="string">
            <text:p>RA4- Proposa productes i servicis responsables tenint en compte els principis de l'economia circular.</text:p>
          </table:table-cell>
          <table:table-cell table:style-name="ce58" table:number-columns-repeated="7"/>
          <table:table-cell table:style-name="ce58" table:formula="of:=IF(COUNTIF([.C334:.I334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a) S'ha caracteritzat el model de producció i consum actual.</text:p>
          </table:table-cell>
          <table:table-cell table:style-name="ce58" table:number-columns-repeated="7"/>
          <table:table-cell table:style-name="ce58" table:formula="of:=IF(COUNTIF([.C335:.I335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b) S'han identificat els principis de l'economia verda i circular.</text:p>
          </table:table-cell>
          <table:table-cell table:style-name="ce58" table:number-columns-repeated="7"/>
          <table:table-cell table:style-name="ce58" table:formula="of:=IF(COUNTIF([.C336:.I336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c) S'han contrastat els beneficis de l'economia verda i circular enfront del model clàssic de producció.</text:p>
          </table:table-cell>
          <table:table-cell table:style-name="ce58" table:number-columns-repeated="7"/>
          <table:table-cell table:style-name="ce58" table:formula="of:=IF(COUNTIF([.C337:.I337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d) S'han aplicat principis d'ecodisseny.</text:p>
          </table:table-cell>
          <table:table-cell table:style-name="ce58" table:number-columns-repeated="7"/>
          <table:table-cell table:style-name="ce58" table:formula="of:=IF(COUNTIF([.C338:.I338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e) S'ha analitzat el cicle de vida del producte.</text:p>
          </table:table-cell>
          <table:table-cell table:style-name="ce58" table:number-columns-repeated="7"/>
          <table:table-cell table:style-name="ce58" table:formula="of:=IF(COUNTIF([.C339:.I339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f) S'han identificat els processos de producció i els criteris de sostenibilitat aplicats.</text:p>
          </table:table-cell>
          <table:table-cell table:style-name="ce58" table:number-columns-repeated="7"/>
          <table:table-cell table:style-name="ce58" table:formula="of:=IF(COUNTIF([.C340:.I340]; &quot;X&quot;) &gt; 0; &quot;X&quot;; &quot;&quot;)">
            <text:p/>
          </table:table-cell>
          <table:table-cell table:number-columns-repeated="20"/>
        </table:table-row>
        <table:table-row table:style-name="ro18">
          <table:covered-table-cell table:style-name="ce22"/>
          <table:table-cell table:style-name="ce43" office:value-type="string" calcext:value-type="string">
            <text:p>RA5- Realitza activitats sostenibles minimitzant l'impacte de les mateixes en el medi ambient.</text:p>
          </table:table-cell>
          <table:table-cell table:style-name="ce58" table:number-columns-repeated="7"/>
          <table:table-cell table:style-name="ce58" table:formula="of:=IF(COUNTIF([.C341:.I341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a) S'ha caracteritzat el model de producció i consum actual.</text:p>
          </table:table-cell>
          <table:table-cell table:style-name="ce58" table:number-columns-repeated="7"/>
          <table:table-cell table:style-name="ce58" table:formula="of:=IF(COUNTIF([.C342:.I342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b) S'han identificat els principis de l'economia verda i circular.</text:p>
          </table:table-cell>
          <table:table-cell table:style-name="ce58" table:number-columns-repeated="7"/>
          <table:table-cell table:style-name="ce58" table:formula="of:=IF(COUNTIF([.C343:.I343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c) S'han contrastat els beneficis de l'economia verda i circular enfront del model clàssic de producció.</text:p>
          </table:table-cell>
          <table:table-cell table:style-name="ce58" table:number-columns-repeated="7"/>
          <table:table-cell table:style-name="ce58" table:formula="of:=IF(COUNTIF([.C344:.I344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d) S'ha avaluat l'impacte de les activitats personals i professionals.</text:p>
          </table:table-cell>
          <table:table-cell table:style-name="ce58" table:number-columns-repeated="7"/>
          <table:table-cell table:style-name="ce58" table:formula="of:=IF(COUNTIF([.C345:.I345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e) S'han aplicat principis d'ecodisseny.</text:p>
          </table:table-cell>
          <table:table-cell table:style-name="ce58" table:number-columns-repeated="7"/>
          <table:table-cell table:style-name="ce58" table:formula="of:=IF(COUNTIF([.C346:.I346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f) S'han aplicat estratègies sostenibles.</text:p>
          </table:table-cell>
          <table:table-cell table:style-name="ce58" table:number-columns-repeated="7"/>
          <table:table-cell table:style-name="ce58" table:formula="of:=IF(COUNTIF([.C347:.I347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g) S'ha analitzat el cicle de vida del producte.</text:p>
          </table:table-cell>
          <table:table-cell table:style-name="ce58" table:number-columns-repeated="7"/>
          <table:table-cell table:style-name="ce58" table:formula="of:=IF(COUNTIF([.C348:.I348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h) S'han identificat els processos de producció i els criteris de sostenibilitat aplicats.</text:p>
          </table:table-cell>
          <table:table-cell table:style-name="ce58" table:number-columns-repeated="7"/>
          <table:table-cell table:style-name="ce58" table:formula="of:=IF(COUNTIF([.C349:.I349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i) S'ha aplicat la normativa ambiental.</text:p>
          </table:table-cell>
          <table:table-cell table:style-name="ce58" table:number-columns-repeated="7"/>
          <table:table-cell table:style-name="ce58" table:formula="of:=IF(COUNTIF([.C350:.I350]; &quot;X&quot;) &gt; 0; &quot;X&quot;; &quot;&quot;)">
            <text:p/>
          </table:table-cell>
          <table:table-cell table:number-columns-repeated="20"/>
        </table:table-row>
        <table:table-row table:style-name="ro4">
          <table:covered-table-cell table:style-name="ce22"/>
          <table:table-cell table:style-name="ce43" office:value-type="string" calcext:value-type="string">
            <text:p>RA6- Analitza un pla de sostenibilitat d'una empresa del sector, identificant els seus grups de </text:p>
            <text:p>interés, els aspectes ASG materials i justificant accions per a la seua gestió i mesurament.</text:p>
          </table:table-cell>
          <table:table-cell table:style-name="ce58" table:number-columns-repeated="7"/>
          <table:table-cell table:style-name="ce58" table:formula="of:=IF(COUNTIF([.C351:.I351]; &quot;X&quot;) &gt; 0; &quot;X&quot;; &quot;&quot;)">
            <text:p/>
          </table:table-cell>
          <table:table-cell table:number-columns-repeated="20"/>
        </table:table-row>
        <table:table-row table:style-name="ro30">
          <table:covered-table-cell table:style-name="ce22"/>
          <table:table-cell table:style-name="ce44" office:value-type="string" calcext:value-type="string">
            <text:p>a) S'han identificat els principals grups d'interés de l'empresa.</text:p>
          </table:table-cell>
          <table:table-cell table:style-name="ce58" table:number-columns-repeated="7"/>
          <table:table-cell table:style-name="ce58" table:formula="of:=IF(COUNTIF([.C352:.I352]; &quot;X&quot;) &gt; 0; &quot;X&quot;; &quot;&quot;)">
            <text:p/>
          </table:table-cell>
          <table:table-cell table:number-columns-repeated="20"/>
        </table:table-row>
        <table:table-row table:style-name="ro21">
          <table:covered-table-cell table:style-name="ce22"/>
          <table:table-cell table:style-name="ce44" office:value-type="string" calcext:value-type="string">
            <text:p>b) S'han analitzat els aspectes ASG materials, les expectatives dels grups d'interés i la importància dels aspectes ASG en relació amb els objectius empresarials. <text:s text:c="63"/></text:p>
          </table:table-cell>
          <table:table-cell table:style-name="ce58" table:number-columns-repeated="7"/>
          <table:table-cell table:style-name="ce58" table:formula="of:=IF(COUNTIF([.C353:.I353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2"/>
          <table:table-cell table:style-name="ce44" office:value-type="string" calcext:value-type="string">
            <text:p>c) S'han definit accions encaminades a minimitzar els impactes negatius i aprofitar les oportunitats que plantegen els principals aspectes ASG identificats.</text:p>
          </table:table-cell>
          <table:table-cell table:style-name="ce58" table:number-columns-repeated="7"/>
          <table:table-cell table:style-name="ce58" table:formula="of:=IF(COUNTIF([.C354:.I354]; &quot;X&quot;) &gt; 0; &quot;X&quot;; &quot;&quot;)">
            <text:p/>
          </table:table-cell>
          <table:table-cell table:number-columns-repeated="20"/>
        </table:table-row>
        <table:table-row table:style-name="ro18">
          <table:covered-table-cell table:style-name="ce22"/>
          <table:table-cell table:style-name="ce44" office:value-type="string" calcext:value-type="string">
            <text:p>d) S'han determinat les mètriques d'avaluació de l'acompliment de l'empresa d'acord amb els estàndards de sostenibilitat més àmpliament utilitzats.</text:p>
          </table:table-cell>
          <table:table-cell table:style-name="ce58" table:number-columns-repeated="7"/>
          <table:table-cell table:style-name="ce58" table:formula="of:=IF(COUNTIF([.C355:.I355]; &quot;X&quot;) &gt; 0; &quot;X&quot;; &quot;&quot;)">
            <text:p/>
          </table:table-cell>
          <table:table-cell table:number-columns-repeated="20"/>
        </table:table-row>
        <table:table-row table:style-name="ro14">
          <table:covered-table-cell table:style-name="ce22"/>
          <table:table-cell table:style-name="ce44" office:value-type="string" calcext:value-type="string">
            <text:p>e) S'ha elaborat un informe de sostenibilitat amb el pla i els indicadors proposats.</text:p>
          </table:table-cell>
          <table:table-cell table:style-name="ce58" table:number-columns-repeated="7"/>
          <table:table-cell table:style-name="ce58" table:formula="of:=IF(COUNTIF([.C356:.I356]; &quot;X&quot;) &gt; 0; &quot;X&quot;; &quot;&quot;)">
            <text:p/>
          </table:table-cell>
          <table:table-cell table:number-columns-repeated="20"/>
        </table:table-row>
        <table:table-row table:style-name="ro31">
          <table:table-cell table:style-name="ce23" office:value-type="string" calcext:value-type="string" table:number-columns-spanned="1" table:number-rows-spanned="37">
            <text:p>PIM</text:p>
          </table:table-cell>
          <table:table-cell table:style-name="ce47" office:value-type="string" calcext:value-type="string">
            <text:p><text:span text:style-name="T1">RA1-</text:span><text:span text:style-name="T2"> </text:span><text:span text:style-name="T3">Identifica necessitats del sector productiu relacionant-les amb projectes tipus que les puguen satisfer.</text:span>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57:.I357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3"/>
          <table:table-cell table:style-name="ce48" office:value-type="string" calcext:value-type="string">
            <text:p>a) S'han classificat les empreses del sector per les seues característiques organitzatives i el tipus de producte o servici que oferixen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58:.I358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3"/>
          <table:table-cell table:style-name="ce48" office:value-type="string" calcext:value-type="string">
            <text:p>b) S'han caracteritzat les empreses tipus indicant l'estructura organitzativa i les funcions de cada departament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59:.I359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3"/>
          <table:table-cell table:style-name="ce48" office:value-type="string" calcext:value-type="string">
            <text:p>c) S'han identificat les necessitats més demandades a les empreses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60:.I360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3"/>
          <table:table-cell table:style-name="ce48" office:value-type="string" calcext:value-type="string">
            <text:p>d) S'han valorat les oportunitats de negoci previsibles en el sector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61:.I361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3"/>
          <table:table-cell table:style-name="ce48" office:value-type="string" calcext:value-type="string">
            <text:p>e) S'ha identificat el tipus de projecte requerit per a donar resposta a les demandes previstes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62:.I362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3"/>
          <table:table-cell table:style-name="ce48" office:value-type="string" calcext:value-type="string">
            <text:p>f) S'han determinat les característiques específiques requerides al projecte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63:.I363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3"/>
          <table:table-cell table:style-name="ce48" office:value-type="string" calcext:value-type="string">
            <text:p>g) S'han determinat les obligacions fiscals, laborals i de prevenció de riscos i les seues condicions d'aplicació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64:.I364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3"/>
          <table:table-cell table:style-name="ce48" office:value-type="string" calcext:value-type="string">
            <text:p>h) S'han identificat possibles ajudes o subvencions per a la incorporació de noves tecnologies de producció o de servici que es proposen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65:.I365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3"/>
          <table:table-cell table:style-name="ce48" office:value-type="string" calcext:value-type="string">
            <text:p>i) S'ha elaborat el guió de treball que se seguirà per a l'elaboració del projecte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66:.I366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3"/>
          <table:table-cell table:style-name="ce47" office:value-type="string" calcext:value-type="string">
            <text:p>RA2- Dissenya projectes relacionats amb les competències expressades en el títol, incloent i Desenvolupant les fases que el componen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67:.I367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a) S'ha recopilat informació relativa als aspectes que seran tractats en el projecte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68:.I368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b) S'ha realitzat l'estudi de viabilitat tècnica d'este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69:.I369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c) S'han identificat les fases o parts que componen el projecte i el seu contingut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70:.I370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d) S'han establit els objectius que es pretenen aconseguir identificant el seu abast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71:.I371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e) S'han previst els recursos materials i personals necessaris per a realitzar el projecte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72:.I372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f) S'ha realitzat el pressupost econòmic corresponent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73:.I373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g) S'han identificat les necessitats de finançament per a la posada en marxa d'este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74:.I374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h) S'ha definit i elaborat la documentació necessària per al seu disseny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75:.I375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i) S'han identificat els aspectes que s'han de controlar per a garantir la qualitat del projecte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76:.I376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3"/>
          <table:table-cell table:style-name="ce47" office:value-type="string" calcext:value-type="string">
            <text:p>RA3- Planifica la posada en funcionament o execució del projecte, determinant el pla d'intervenció i la documentació associada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77:.I377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a) S'han seqüenciat les activitats, ordenant-les en funció de les necessitats d'implementació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78:.I378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b) S'han determinat els recursos i la logística necessària per a cada activitat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79:.I379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c) S'han identificat les necessitats de permisos i autoritzacions per a dur a terme les activitats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80:.I380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d) S'han determinat els procediments d'actuació o execució de les activitats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81:.I381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3"/>
          <table:table-cell table:style-name="ce48" office:value-type="string" calcext:value-type="string">
            <text:p>e) S'han identificat els riscos inherents a l'execució, definint el pla de prevenció de riscos i els mitjans i equips necessaris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82:.I382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f) S'han planificat l'assignació de recursos materials i humans i els temps d'execució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83:.I383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g) S'ha fet la valoració econòmica que dona resposta a les condicions de l'execució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84:.I384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h) S'ha definit i elaborat la documentació necessària per a l'execució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85:.I385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3"/>
          <table:table-cell table:style-name="ce47" office:value-type="string" calcext:value-type="string">
            <text:p>RA4- Definix els procediments per al seguiment i control en l'execució del projecte, justificant la selecció de variables i instruments emprats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86:.I386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a) S'ha definit el procediment d'avaluació de les activitats o intervencions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87:.I387]; &quot;X&quot;) &gt; 0; &quot;X&quot;; &quot;&quot;)">
            <text:p/>
          </table:table-cell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b) S'han definit els indicadors de qualitat per a realitzar l'avaluació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88:.I388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3"/>
          <table:table-cell table:style-name="ce48" office:value-type="string" calcext:value-type="string">
            <text:p>c) S'ha definit el procediment per a l'avaluació de les incidències que puguen presentar-se durant la realització de les activitats, la seua possible solució i registre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89:.I389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3"/>
          <table:table-cell table:style-name="ce48" office:value-type="string" calcext:value-type="string">
            <text:p>d) S'ha definit el procediment per a gestionar els possibles canvis en els recursos i en les activitats, incloent-hi el sistema de registre d'estos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90:.I390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3"/>
          <table:table-cell table:style-name="ce48" office:value-type="string" calcext:value-type="string">
            <text:p>e) S'ha definit i elaborat la documentació necessària per a l'avaluació de les activitats i del projecte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91:.I391]; &quot;X&quot;) &gt; 0; &quot;X&quot;; &quot;&quot;)">
            <text:p/>
          </table:table-cell>
          <table:table-cell table:number-columns-repeated="20"/>
        </table:table-row>
        <table:table-row table:style-name="ro9">
          <table:covered-table-cell table:style-name="ce23"/>
          <table:table-cell table:style-name="ce48" office:value-type="string" calcext:value-type="string">
            <text:p>f) S'ha establit el procediment per a la participació en l'avaluació dels usuaris o clients i s'han elaborat els documents específics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92:.I392]; &quot;X&quot;) &gt; 0; &quot;X&quot;; &quot;&quot;)">
            <text:p/>
          </table:table-cell>
          <table:table-cell table:number-columns-repeated="20"/>
        </table:table-row>
        <table:table-row table:style-name="ro11">
          <table:covered-table-cell table:style-name="ce23"/>
          <table:table-cell table:style-name="ce48" office:value-type="string" calcext:value-type="string">
            <text:p>g) S'ha establit un sistema per a garantir el compliment del plec de condicions del projecte quan este existix.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1"/>
          <table:table-cell table:style-name="ce59"/>
          <table:table-cell table:style-name="ce65" table:formula="of:=IF(COUNTIF([.C393:.I393]; &quot;X&quot;) &gt; 0; &quot;X&quot;; &quot;&quot;)">
            <text:p/>
          </table:table-cell>
          <table:table-cell table:number-columns-repeated="20"/>
        </table:table-row>
        <table:table-row table:style-name="ro32" table:number-rows-repeated="3">
          <table:table-cell table:style-name="ce24"/>
          <table:table-cell table:number-columns-repeated="29"/>
        </table:table-row>
        <table:table-row table:style-name="ro5" table:number-rows-repeated="1048179">
          <table:table-cell table:number-columns-repeated="30"/>
        </table:table-row>
        <table:table-row table:style-name="ro5">
          <table:table-cell table:number-columns-repeated="30"/>
        </table:table-row>
      </table:table>
      <table:table table:name="Ressum" table:style-name="ta2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38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8"/>
        <table:table-column table:style-name="co7" table:default-cell-style-name="Default"/>
        <table:table-column table:style-name="co8" table:default-cell-style-name="ce38"/>
        <table:table-column table:style-name="co7" table:number-columns-repeated="21" table:default-cell-style-name="Default"/>
        <table:table-row table:style-name="ro33">
          <table:table-cell table:style-name="ce2" table:number-columns-repeated="2"/>
          <table:table-cell table:style-name="ce49" office:value-type="string" calcext:value-type="string" table:number-columns-spanned="8" table:number-rows-spanned="1">
            <text:p>Ressum de Ras i Cas per projecte</text:p>
          </table:table-cell>
          <table:covered-table-cell table:number-columns-repeated="7" table:style-name="ce49"/>
          <table:table-cell table:number-columns-repeated="20"/>
        </table:table-row>
        <table:table-row table:style-name="ro34">
          <table:table-cell table:style-name="ce3" office:value-type="string" calcext:value-type="string" table:number-columns-spanned="1" table:number-rows-spanned="2">
            <text:p>Mòduls</text:p>
          </table:table-cell>
          <table:table-cell table:style-name="ce3" office:value-type="string" calcext:value-type="string" table:number-columns-spanned="1" table:number-rows-spanned="2">
            <text:p>Resultats d'aprenentatge i Criteris d'Avaluació</text:p>
          </table:table-cell>
          <table:table-cell table:style-name="ce50" office:value-type="string" calcext:value-type="string">
            <text:p>Projecte </text:p>
            <text:p>ProxiMarkt</text:p>
          </table:table-cell>
          <table:table-cell table:style-name="ce50" office:value-type="string" calcext:value-type="string">
            <text:p>Projecte</text:p>
            <text:p>Digitalització </text:p>
          </table:table-cell>
          <table:table-cell table:style-name="ce50" table:number-columns-repeated="4"/>
          <table:table-cell table:style-name="ce50" office:value-type="string" calcext:value-type="string">
            <text:p>Global</text:p>
          </table:table-cell>
          <table:table-cell table:style-name="ce50"/>
          <table:table-cell table:number-columns-repeated="20"/>
        </table:table-row>
        <table:table-row table:style-name="ro3">
          <table:covered-table-cell table:number-columns-repeated="2" table:style-name="ce3"/>
          <table:table-cell table:style-name="ce51" table:number-columns-repeated="8"/>
          <table:table-cell table:number-columns-repeated="20"/>
        </table:table-row>
        <table:table-row table:style-name="ro4">
          <table:table-cell table:style-name="ce6" office:value-type="string" calcext:value-type="string" table:number-columns-spanned="1" table:number-rows-spanned="53">
            <text:p>AD</text:p>
          </table:table-cell>
          <table:table-cell table:style-name="ce26" office:value-type="string" calcext:value-type="string">
            <text:p>RA1- Desenvolupa aplicacions que gestionen informació emmagatzemada en fitxers </text:p>
            <text:p>identificant el camp d'aplicació dels mateixos i utilitzant classes específiques.</text:p>
          </table:table-cell>
          <table:table-cell table:style-name="ce52" table:formula="of:=[$ProxiMarkt.J4]">
            <text:p/>
          </table:table-cell>
          <table:table-cell table:style-name="ce67" table:formula="of:=[$DigitalitzacioEmpresa.J4]">
            <text:p/>
          </table:table-cell>
          <table:table-cell table:style-name="ce52" table:number-columns-repeated="4"/>
          <table:table-cell table:style-name="ce75" table:formula="of:=IF(COUNTIF([.C4:.I4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a) S'han utilitzat classes per a la gestió de fitxers i directoris. </text:p>
          </table:table-cell>
          <table:table-cell table:style-name="ce52" table:formula="of:=[$ProxiMarkt.J5]">
            <text:p/>
          </table:table-cell>
          <table:table-cell table:style-name="ce67" table:formula="of:=[$DigitalitzacioEmpresa.J5]">
            <text:p/>
          </table:table-cell>
          <table:table-cell table:style-name="ce52" table:number-columns-repeated="4"/>
          <table:table-cell table:style-name="ce75" table:formula="of:=IF(COUNTIF([.C5:.I5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8" office:value-type="string" calcext:value-type="string">
            <text:p>b) S'han valorat els avantatges i els inconvenients de les diferents formes d'accés.</text:p>
          </table:table-cell>
          <table:table-cell table:style-name="ce52" table:formula="of:=[$ProxiMarkt.J6]">
            <text:p/>
          </table:table-cell>
          <table:table-cell table:style-name="ce67" table:formula="of:=[$DigitalitzacioEmpresa.J6]">
            <text:p/>
          </table:table-cell>
          <table:table-cell table:style-name="ce52" table:number-columns-repeated="4"/>
          <table:table-cell table:style-name="ce75" table:formula="of:=IF(COUNTIF([.C6:.I6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8" office:value-type="string" calcext:value-type="string">
            <text:p>c) S'han utilitzat classes per a recuperar informació emmagatzemada en fitxers.</text:p>
          </table:table-cell>
          <table:table-cell table:style-name="ce52" table:formula="of:=[$ProxiMarkt.J7]">
            <text:p/>
          </table:table-cell>
          <table:table-cell table:style-name="ce67" table:formula="of:=[$DigitalitzacioEmpresa.J7]">
            <text:p/>
          </table:table-cell>
          <table:table-cell table:style-name="ce52" table:number-columns-repeated="4"/>
          <table:table-cell table:style-name="ce75" table:formula="of:=IF(COUNTIF([.C7:.I7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8" office:value-type="string" calcext:value-type="string">
            <text:p>d) S'han utilitzat classes per a emmagatzemar informació en fitxers.</text:p>
          </table:table-cell>
          <table:table-cell table:style-name="ce52" table:formula="of:=[$ProxiMarkt.J8]">
            <text:p/>
          </table:table-cell>
          <table:table-cell table:style-name="ce67" table:formula="of:=[$DigitalitzacioEmpresa.J8]">
            <text:p/>
          </table:table-cell>
          <table:table-cell table:style-name="ce52" table:number-columns-repeated="4"/>
          <table:table-cell table:style-name="ce75" table:formula="of:=IF(COUNTIF([.C8:.I8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8" office:value-type="string" calcext:value-type="string">
            <text:p>e) S'han utilitzat classes per a realitzar conversions entre diferents formats de fitxers.</text:p>
          </table:table-cell>
          <table:table-cell table:style-name="ce52" table:formula="of:=[$ProxiMarkt.J9]">
            <text:p/>
          </table:table-cell>
          <table:table-cell table:style-name="ce67" table:formula="of:=[$DigitalitzacioEmpresa.J9]">
            <text:p/>
          </table:table-cell>
          <table:table-cell table:style-name="ce52" table:number-columns-repeated="4"/>
          <table:table-cell table:style-name="ce75" table:formula="of:=IF(COUNTIF([.C9:.I9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8" office:value-type="string" calcext:value-type="string">
            <text:p>f)S'han previst i gestionat les excepcions.</text:p>
          </table:table-cell>
          <table:table-cell table:style-name="ce52" table:formula="of:=[$ProxiMarkt.J10]">
            <text:p/>
          </table:table-cell>
          <table:table-cell table:style-name="ce67" table:formula="of:=[$DigitalitzacioEmpresa.J10]">
            <text:p/>
          </table:table-cell>
          <table:table-cell table:style-name="ce52" table:number-columns-repeated="4"/>
          <table:table-cell table:style-name="ce75" table:formula="of:=IF(COUNTIF([.C10:.I10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8" office:value-type="string" calcext:value-type="string">
            <text:p>g)S'han provat i documentat les aplicacions desenvolupades.</text:p>
          </table:table-cell>
          <table:table-cell table:style-name="ce52" table:formula="of:=[$ProxiMarkt.J11]">
            <text:p/>
          </table:table-cell>
          <table:table-cell table:style-name="ce67" table:formula="of:=[$DigitalitzacioEmpresa.J11]">
            <text:p/>
          </table:table-cell>
          <table:table-cell table:style-name="ce52" table:number-columns-repeated="4"/>
          <table:table-cell table:style-name="ce75" table:formula="of:=IF(COUNTIF([.C11:.I11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6">
          <table:covered-table-cell table:style-name="ce6"/>
          <table:table-cell table:style-name="ce26" office:value-type="string" calcext:value-type="string">
            <text:p>RA2- Desenvolupa aplicacions que gestionen informació emmagatzemada en bases de dades </text:p>
            <text:p>Relacionals identificant i utilitzant mecanismes de connexió.</text:p>
          </table:table-cell>
          <table:table-cell table:style-name="ce52" table:formula="of:=[$ProxiMarkt.J12]" office:value-type="string" office:string-value="X" calcext:value-type="string">
            <text:p>X</text:p>
          </table:table-cell>
          <table:table-cell table:style-name="ce67" table:formula="of:=[$DigitalitzacioEmpresa.J12]">
            <text:p/>
          </table:table-cell>
          <table:table-cell table:style-name="ce52" table:number-columns-repeated="2"/>
          <table:table-cell table:style-name="ce64"/>
          <table:table-cell table:style-name="ce52"/>
          <table:table-cell table:style-name="ce75" table:formula="of:=IF(COUNTIF([.C12:.I12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a) S'han valorat els avantatges i inconvenients d'utilitzar connectors.</text:p>
          </table:table-cell>
          <table:table-cell table:style-name="ce52" table:formula="of:=[$ProxiMarkt.J13]">
            <text:p/>
          </table:table-cell>
          <table:table-cell table:style-name="ce67" table:formula="of:=[$DigitalitzacioEmpresa.J13]">
            <text:p/>
          </table:table-cell>
          <table:table-cell table:style-name="ce52" table:number-columns-repeated="4"/>
          <table:table-cell table:style-name="ce75" table:formula="of:=IF(COUNTIF([.C13:.I13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b) S'han utilitzat gestors de bases de dades embeguts i independents.</text:p>
          </table:table-cell>
          <table:table-cell table:style-name="ce52" table:formula="of:=[$ProxiMarkt.J14]">
            <text:p/>
          </table:table-cell>
          <table:table-cell table:style-name="ce67" table:formula="of:=[$DigitalitzacioEmpresa.J14]">
            <text:p/>
          </table:table-cell>
          <table:table-cell table:style-name="ce52" table:number-columns-repeated="4"/>
          <table:table-cell table:style-name="ce75" table:formula="of:=IF(COUNTIF([.C14:.I14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c) S'ha utilitzat el connector idoni en l'aplicació.</text:p>
          </table:table-cell>
          <table:table-cell table:style-name="ce52" table:formula="of:=[$ProxiMarkt.J15]" office:value-type="string" office:string-value="X" calcext:value-type="string">
            <text:p>X</text:p>
          </table:table-cell>
          <table:table-cell table:style-name="ce67" table:formula="of:=[$DigitalitzacioEmpresa.J15]">
            <text:p/>
          </table:table-cell>
          <table:table-cell table:style-name="ce52" table:number-columns-repeated="4"/>
          <table:table-cell table:style-name="ce75" table:formula="of:=IF(COUNTIF([.C15:.I15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d) S'ha establit la connexió.</text:p>
          </table:table-cell>
          <table:table-cell table:style-name="ce52" table:formula="of:=[$ProxiMarkt.J16]" office:value-type="string" office:string-value="X" calcext:value-type="string">
            <text:p>X</text:p>
          </table:table-cell>
          <table:table-cell table:style-name="ce67" table:formula="of:=[$DigitalitzacioEmpresa.J16]">
            <text:p/>
          </table:table-cell>
          <table:table-cell table:style-name="ce52" table:number-columns-repeated="4"/>
          <table:table-cell table:style-name="ce75" table:formula="of:=IF(COUNTIF([.C16:.I16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e) S'ha definit l'estructura de la base de dades.</text:p>
          </table:table-cell>
          <table:table-cell table:style-name="ce52" table:formula="of:=[$ProxiMarkt.J17]" office:value-type="string" office:string-value="X" calcext:value-type="string">
            <text:p>X</text:p>
          </table:table-cell>
          <table:table-cell table:style-name="ce67" table:formula="of:=[$DigitalitzacioEmpresa.J17]">
            <text:p/>
          </table:table-cell>
          <table:table-cell table:style-name="ce52" table:number-columns-repeated="4"/>
          <table:table-cell table:style-name="ce75" table:formula="of:=IF(COUNTIF([.C17:.I17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f) S'han Desenvolupat aplicacions que modifiquen el contingut de la base de dades.</text:p>
          </table:table-cell>
          <table:table-cell table:style-name="ce52" table:formula="of:=[$ProxiMarkt.J18]" office:value-type="string" office:string-value="X" calcext:value-type="string">
            <text:p>X</text:p>
          </table:table-cell>
          <table:table-cell table:style-name="ce67" table:formula="of:=[$DigitalitzacioEmpresa.J18]">
            <text:p/>
          </table:table-cell>
          <table:table-cell table:style-name="ce52" table:number-columns-repeated="4"/>
          <table:table-cell table:style-name="ce75" table:formula="of:=IF(COUNTIF([.C18:.I18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g) S'han definit els objectes destinats a emmagatzemar el resultat de les consultes.</text:p>
          </table:table-cell>
          <table:table-cell table:style-name="ce52" table:formula="of:=[$ProxiMarkt.J19]" office:value-type="string" office:string-value="X" calcext:value-type="string">
            <text:p>X</text:p>
          </table:table-cell>
          <table:table-cell table:style-name="ce67" table:formula="of:=[$DigitalitzacioEmpresa.J19]">
            <text:p/>
          </table:table-cell>
          <table:table-cell table:style-name="ce52" table:number-columns-repeated="4"/>
          <table:table-cell table:style-name="ce75" table:formula="of:=IF(COUNTIF([.C19:.I19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h) S'han Desenvolupat aplicacions que efectuen consultes.</text:p>
          </table:table-cell>
          <table:table-cell table:style-name="ce52" table:formula="of:=[$ProxiMarkt.J20]" office:value-type="string" office:string-value="X" calcext:value-type="string">
            <text:p>X</text:p>
          </table:table-cell>
          <table:table-cell table:style-name="ce67" table:formula="of:=[$DigitalitzacioEmpresa.J20]">
            <text:p/>
          </table:table-cell>
          <table:table-cell table:style-name="ce52" table:number-columns-repeated="4"/>
          <table:table-cell table:style-name="ce75" table:formula="of:=IF(COUNTIF([.C20:.I20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i) S'han eliminat els objectes una vegada finalitzada la seua funció.</text:p>
          </table:table-cell>
          <table:table-cell table:style-name="ce52" table:formula="of:=[$ProxiMarkt.J21]" office:value-type="string" office:string-value="X" calcext:value-type="string">
            <text:p>X</text:p>
          </table:table-cell>
          <table:table-cell table:style-name="ce67" table:formula="of:=[$DigitalitzacioEmpresa.J21]">
            <text:p/>
          </table:table-cell>
          <table:table-cell table:style-name="ce52" table:number-columns-repeated="4"/>
          <table:table-cell table:style-name="ce75" table:formula="of:=IF(COUNTIF([.C21:.I21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j) S'han gestionat les transaccions.</text:p>
          </table:table-cell>
          <table:table-cell table:style-name="ce52" table:formula="of:=[$ProxiMarkt.J22]" office:value-type="string" office:string-value="X" calcext:value-type="string">
            <text:p>X</text:p>
          </table:table-cell>
          <table:table-cell table:style-name="ce67" table:formula="of:=[$DigitalitzacioEmpresa.J22]">
            <text:p/>
          </table:table-cell>
          <table:table-cell table:style-name="ce52" table:number-columns-repeated="2"/>
          <table:table-cell table:style-name="ce64"/>
          <table:table-cell table:style-name="ce52"/>
          <table:table-cell table:style-name="ce75" table:formula="of:=IF(COUNTIF([.C22:.I22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k) S'han executat procediments emmagatzemats en la base de dades.</text:p>
          </table:table-cell>
          <table:table-cell table:style-name="ce52" table:formula="of:=[$ProxiMarkt.J23]">
            <text:p/>
          </table:table-cell>
          <table:table-cell table:style-name="ce67" table:formula="of:=[$DigitalitzacioEmpresa.J23]">
            <text:p/>
          </table:table-cell>
          <table:table-cell table:style-name="ce52" table:number-columns-repeated="4"/>
          <table:table-cell table:style-name="ce75" table:formula="of:=IF(COUNTIF([.C23:.I23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7">
          <table:covered-table-cell table:style-name="ce6"/>
          <table:table-cell table:style-name="ce26" office:value-type="string" calcext:value-type="string">
            <text:p>RA-3 Gestiona la persistència de les dades identificant ferramentes de mapatge objecte </text:p>
            <text:p>Relacional (ORM) i Desenvolupant aplicacions que les utilitzen.</text:p>
          </table:table-cell>
          <table:table-cell table:style-name="ce52" table:formula="of:=[$ProxiMarkt.J24]" office:value-type="string" office:string-value="X" calcext:value-type="string">
            <text:p>X</text:p>
          </table:table-cell>
          <table:table-cell table:style-name="ce67" table:formula="of:=[$DigitalitzacioEmpresa.J24]">
            <text:p/>
          </table:table-cell>
          <table:table-cell table:style-name="ce52" table:number-columns-repeated="4"/>
          <table:table-cell table:style-name="ce75" table:formula="of:=IF(COUNTIF([.C24:.I24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a) S'ha instal·lat la ferramenta ORM.</text:p>
          </table:table-cell>
          <table:table-cell table:style-name="ce52" table:formula="of:=[$ProxiMarkt.J25]">
            <text:p/>
          </table:table-cell>
          <table:table-cell table:style-name="ce67" table:formula="of:=[$DigitalitzacioEmpresa.J25]">
            <text:p/>
          </table:table-cell>
          <table:table-cell table:style-name="ce62"/>
          <table:table-cell table:style-name="ce52" table:number-columns-repeated="3"/>
          <table:table-cell table:style-name="ce75" table:formula="of:=IF(COUNTIF([.C25:.I25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b) S'ha configurat la ferramenta ORM.</text:p>
          </table:table-cell>
          <table:table-cell table:style-name="ce52" table:formula="of:=[$ProxiMarkt.J26]">
            <text:p/>
          </table:table-cell>
          <table:table-cell table:style-name="ce67" table:formula="of:=[$DigitalitzacioEmpresa.J26]">
            <text:p/>
          </table:table-cell>
          <table:table-cell table:style-name="ce52" table:number-columns-repeated="4"/>
          <table:table-cell table:style-name="ce75" table:formula="of:=IF(COUNTIF([.C26:.I26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c) S'han definit els fitxers de mapatge.</text:p>
          </table:table-cell>
          <table:table-cell table:style-name="ce52" table:formula="of:=[$ProxiMarkt.J27]">
            <text:p/>
          </table:table-cell>
          <table:table-cell table:style-name="ce67" table:formula="of:=[$DigitalitzacioEmpresa.J27]">
            <text:p/>
          </table:table-cell>
          <table:table-cell table:style-name="ce52" table:number-columns-repeated="4"/>
          <table:table-cell table:style-name="ce75" table:formula="of:=IF(COUNTIF([.C27:.I27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d) S'han aplicat mecanismes de persistència als objectes.</text:p>
          </table:table-cell>
          <table:table-cell table:style-name="ce52" table:formula="of:=[$ProxiMarkt.J28]" office:value-type="string" office:string-value="X" calcext:value-type="string">
            <text:p>X</text:p>
          </table:table-cell>
          <table:table-cell table:style-name="ce67" table:formula="of:=[$DigitalitzacioEmpresa.J28]">
            <text:p/>
          </table:table-cell>
          <table:table-cell table:style-name="ce63"/>
          <table:table-cell table:style-name="ce52" table:number-columns-repeated="3"/>
          <table:table-cell table:style-name="ce75" table:formula="of:=IF(COUNTIF([.C28:.I28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e) S'han Desenvolupat aplicacions que modifiquen i recuperen objectes persistents.</text:p>
          </table:table-cell>
          <table:table-cell table:style-name="ce52" table:formula="of:=[$ProxiMarkt.J29]" office:value-type="string" office:string-value="X" calcext:value-type="string">
            <text:p>X</text:p>
          </table:table-cell>
          <table:table-cell table:style-name="ce67" table:formula="of:=[$DigitalitzacioEmpresa.J29]">
            <text:p/>
          </table:table-cell>
          <table:table-cell table:style-name="ce52" table:number-columns-repeated="4"/>
          <table:table-cell table:style-name="ce75" table:formula="of:=IF(COUNTIF([.C29:.I29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f) S'han Desenvolupat aplicacions que realitzen consultes usant el llenguatge SQL.</text:p>
          </table:table-cell>
          <table:table-cell table:style-name="ce52" table:formula="of:=[$ProxiMarkt.J30]" office:value-type="string" office:string-value="X" calcext:value-type="string">
            <text:p>X</text:p>
          </table:table-cell>
          <table:table-cell table:style-name="ce67" table:formula="of:=[$DigitalitzacioEmpresa.J30]">
            <text:p/>
          </table:table-cell>
          <table:table-cell table:style-name="ce52" table:number-columns-repeated="4"/>
          <table:table-cell table:style-name="ce75" table:formula="of:=IF(COUNTIF([.C30:.I30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g) S'han gestionat les transaccions</text:p>
          </table:table-cell>
          <table:table-cell table:style-name="ce52" table:formula="of:=[$ProxiMarkt.J31]" office:value-type="string" office:string-value="X" calcext:value-type="string">
            <text:p>X</text:p>
          </table:table-cell>
          <table:table-cell table:style-name="ce67" table:formula="of:=[$DigitalitzacioEmpresa.J31]">
            <text:p/>
          </table:table-cell>
          <table:table-cell table:style-name="ce52" table:number-columns-repeated="4"/>
          <table:table-cell table:style-name="ce75" table:formula="of:=IF(COUNTIF([.C31:.I31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4">
          <table:covered-table-cell table:style-name="ce6"/>
          <table:table-cell table:style-name="ce26" office:value-type="string" calcext:value-type="string">
            <text:p>RA-4 Desenvolupa aplicacions que gestionen la informació emmagatzemada en bases de dades  objecte</text:p>
            <text:p> relacionals i orientades a objectes valorant les seues Característiques i utilitzant els mecanismes </text:p>
            <text:p>D'accés incorporats.</text:p>
          </table:table-cell>
          <table:table-cell table:style-name="ce52" table:formula="of:=[$ProxiMarkt.J32]" office:value-type="string" office:string-value="X" calcext:value-type="string">
            <text:p>X</text:p>
          </table:table-cell>
          <table:table-cell table:style-name="ce67" table:formula="of:=[$DigitalitzacioEmpresa.J32]">
            <text:p/>
          </table:table-cell>
          <table:table-cell table:style-name="ce52" table:number-columns-repeated="4"/>
          <table:table-cell table:style-name="ce75" table:formula="of:=IF(COUNTIF([.C32:.I32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a) S'han identificat els avantatges i inconvenients de les bases de dades que emmagatzemen objectes.</text:p>
          </table:table-cell>
          <table:table-cell table:style-name="ce52" table:formula="of:=[$ProxiMarkt.J33]">
            <text:p/>
          </table:table-cell>
          <table:table-cell table:style-name="ce67" table:formula="of:=[$DigitalitzacioEmpresa.J33]">
            <text:p/>
          </table:table-cell>
          <table:table-cell table:style-name="ce52" table:number-columns-repeated="4"/>
          <table:table-cell table:style-name="ce75" table:formula="of:=IF(COUNTIF([.C33:.I33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b) S'han establit i tancat connexions.</text:p>
          </table:table-cell>
          <table:table-cell table:style-name="ce52" table:formula="of:=[$ProxiMarkt.J34]" office:value-type="string" office:string-value="X" calcext:value-type="string">
            <text:p>X</text:p>
          </table:table-cell>
          <table:table-cell table:style-name="ce67" table:formula="of:=[$DigitalitzacioEmpresa.J34]">
            <text:p/>
          </table:table-cell>
          <table:table-cell table:style-name="ce52" table:number-columns-repeated="4"/>
          <table:table-cell table:style-name="ce75" table:formula="of:=IF(COUNTIF([.C34:.I34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c) S'ha gestionat la persistència d'objectes simples.</text:p>
          </table:table-cell>
          <table:table-cell table:style-name="ce52" table:formula="of:=[$ProxiMarkt.J35]" office:value-type="string" office:string-value="X" calcext:value-type="string">
            <text:p>X</text:p>
          </table:table-cell>
          <table:table-cell table:style-name="ce67" table:formula="of:=[$DigitalitzacioEmpresa.J35]">
            <text:p/>
          </table:table-cell>
          <table:table-cell table:style-name="ce52" table:number-columns-repeated="4"/>
          <table:table-cell table:style-name="ce75" table:formula="of:=IF(COUNTIF([.C35:.I35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d) S'ha gestionat la persistència d'objectes estructurats.</text:p>
          </table:table-cell>
          <table:table-cell table:style-name="ce52" table:formula="of:=[$ProxiMarkt.J36]">
            <text:p/>
          </table:table-cell>
          <table:table-cell table:style-name="ce67" table:formula="of:=[$DigitalitzacioEmpresa.J36]">
            <text:p/>
          </table:table-cell>
          <table:table-cell table:style-name="ce52" table:number-columns-repeated="4"/>
          <table:table-cell table:style-name="ce75" table:formula="of:=IF(COUNTIF([.C36:.I36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e) S'han Desenvolupat aplicacions que realitzen consultes.</text:p>
          </table:table-cell>
          <table:table-cell table:style-name="ce52" table:formula="of:=[$ProxiMarkt.J37]">
            <text:p/>
          </table:table-cell>
          <table:table-cell table:style-name="ce67" table:formula="of:=[$DigitalitzacioEmpresa.J37]">
            <text:p/>
          </table:table-cell>
          <table:table-cell table:style-name="ce52" table:number-columns-repeated="4"/>
          <table:table-cell table:style-name="ce75" table:formula="of:=IF(COUNTIF([.C37:.I37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f) S'han modificat els objectes emmagatzemats.</text:p>
          </table:table-cell>
          <table:table-cell table:style-name="ce52" table:formula="of:=[$ProxiMarkt.J38]">
            <text:p/>
          </table:table-cell>
          <table:table-cell table:style-name="ce67" table:formula="of:=[$DigitalitzacioEmpresa.J38]">
            <text:p/>
          </table:table-cell>
          <table:table-cell table:style-name="ce52" table:number-columns-repeated="4"/>
          <table:table-cell table:style-name="ce75" table:formula="of:=IF(COUNTIF([.C38:.I38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g) S'han gestionat les transaccions.</text:p>
          </table:table-cell>
          <table:table-cell table:style-name="ce52" table:formula="of:=[$ProxiMarkt.J39]">
            <text:p/>
          </table:table-cell>
          <table:table-cell table:style-name="ce67" table:formula="of:=[$DigitalitzacioEmpresa.J39]">
            <text:p/>
          </table:table-cell>
          <table:table-cell table:style-name="ce52" table:number-columns-repeated="4"/>
          <table:table-cell table:style-name="ce75" table:formula="of:=IF(COUNTIF([.C39:.I39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h) S'han provat i documentat les aplicacions desenvolupades.</text:p>
          </table:table-cell>
          <table:table-cell table:style-name="ce52" table:formula="of:=[$ProxiMarkt.J40]">
            <text:p/>
          </table:table-cell>
          <table:table-cell table:style-name="ce67" table:formula="of:=[$DigitalitzacioEmpresa.J40]">
            <text:p/>
          </table:table-cell>
          <table:table-cell table:style-name="ce52" table:number-columns-repeated="4"/>
          <table:table-cell table:style-name="ce75" table:formula="of:=IF(COUNTIF([.C40:.I40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8">
          <table:covered-table-cell table:style-name="ce6"/>
          <table:table-cell table:style-name="ce26" office:value-type="string" calcext:value-type="string">
            <text:p>RA5- Desenvolupa aplicacions que gestionen la informació emmagatzemada en bases de dades </text:p>
            <text:p>documentals natives avaluant i utilitzant classes Específiques.</text:p>
          </table:table-cell>
          <table:table-cell table:style-name="ce52" table:formula="of:=[$ProxiMarkt.J41]">
            <text:p/>
          </table:table-cell>
          <table:table-cell table:style-name="ce67" table:formula="of:=[$DigitalitzacioEmpresa.J41]">
            <text:p/>
          </table:table-cell>
          <table:table-cell table:style-name="ce52" table:number-columns-repeated="4"/>
          <table:table-cell table:style-name="ce75" table:formula="of:=IF(COUNTIF([.C41:.I41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a) S'han valorat els avantatges i inconvenients d'utilitzar bases de dades documentals natives.</text:p>
          </table:table-cell>
          <table:table-cell table:style-name="ce52" table:formula="of:=[$ProxiMarkt.J42]">
            <text:p/>
          </table:table-cell>
          <table:table-cell table:style-name="ce67" table:formula="of:=[$DigitalitzacioEmpresa.J42]">
            <text:p/>
          </table:table-cell>
          <table:table-cell table:style-name="ce52" table:number-columns-repeated="4"/>
          <table:table-cell table:style-name="ce75" table:formula="of:=IF(COUNTIF([.C42:.I42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b) S'ha establit la connexió amb la base de dades.</text:p>
          </table:table-cell>
          <table:table-cell table:style-name="ce52" table:formula="of:=[$ProxiMarkt.J43]">
            <text:p/>
          </table:table-cell>
          <table:table-cell table:style-name="ce67" table:formula="of:=[$DigitalitzacioEmpresa.J43]">
            <text:p/>
          </table:table-cell>
          <table:table-cell table:style-name="ce52" table:number-columns-repeated="4"/>
          <table:table-cell table:style-name="ce75" table:formula="of:=IF(COUNTIF([.C43:.I43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c) S'han Desenvolupat aplicacions que efectuen consultes sobre el contingut de la base de dades.</text:p>
          </table:table-cell>
          <table:table-cell table:style-name="ce52" table:formula="of:=[$ProxiMarkt.J44]">
            <text:p/>
          </table:table-cell>
          <table:table-cell table:style-name="ce67" table:formula="of:=[$DigitalitzacioEmpresa.J44]">
            <text:p/>
          </table:table-cell>
          <table:table-cell table:style-name="ce52" table:number-columns-repeated="4"/>
          <table:table-cell table:style-name="ce75" table:formula="of:=IF(COUNTIF([.C44:.I44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d) S'han afegit i eliminat col·leccions de la base de dades.</text:p>
          </table:table-cell>
          <table:table-cell table:style-name="ce52" table:formula="of:=[$ProxiMarkt.J45]">
            <text:p/>
          </table:table-cell>
          <table:table-cell table:style-name="ce67" table:formula="of:=[$DigitalitzacioEmpresa.J45]">
            <text:p/>
          </table:table-cell>
          <table:table-cell table:style-name="ce52" table:number-columns-repeated="4"/>
          <table:table-cell table:style-name="ce75" table:formula="of:=IF(COUNTIF([.C45:.I45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e) S'han Desenvolupat aplicacions per a afegir, modificar i eliminar documents de la base de dades</text:p>
          </table:table-cell>
          <table:table-cell table:style-name="ce52" table:formula="of:=[$ProxiMarkt.J46]">
            <text:p/>
          </table:table-cell>
          <table:table-cell table:style-name="ce67" table:formula="of:=[$DigitalitzacioEmpresa.J46]">
            <text:p/>
          </table:table-cell>
          <table:table-cell table:style-name="ce52" table:number-columns-repeated="4"/>
          <table:table-cell table:style-name="ce75" table:formula="of:=IF(COUNTIF([.C46:.I46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3">
          <table:covered-table-cell table:style-name="ce6"/>
          <table:table-cell table:style-name="ce26" office:value-type="string" calcext:value-type="string">
            <text:p>RA6- Programa components d'accés a dades identificant les característiques que deu </text:p>
            <text:p>Posseir un component i utilitzant ferramentes de Desenvolupament.</text:p>
          </table:table-cell>
          <table:table-cell table:style-name="ce52" table:formula="of:=[$ProxiMarkt.J47]" office:value-type="string" office:string-value="X" calcext:value-type="string">
            <text:p>X</text:p>
          </table:table-cell>
          <table:table-cell table:style-name="ce67" table:formula="of:=[$DigitalitzacioEmpresa.J47]">
            <text:p/>
          </table:table-cell>
          <table:table-cell table:style-name="ce52" table:number-columns-repeated="4"/>
          <table:table-cell table:style-name="ce75" table:formula="of:=IF(COUNTIF([.C47:.I47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9" office:value-type="string" calcext:value-type="string">
            <text:p>a) S'han valorat els avantatges i inconvenients d'utilitzar programació orientada a components.</text:p>
          </table:table-cell>
          <table:table-cell table:style-name="ce52" table:formula="of:=[$ProxiMarkt.J48]">
            <text:p/>
          </table:table-cell>
          <table:table-cell table:style-name="ce67" table:formula="of:=[$DigitalitzacioEmpresa.J48]">
            <text:p/>
          </table:table-cell>
          <table:table-cell table:style-name="ce52" table:number-columns-repeated="4"/>
          <table:table-cell table:style-name="ce75" table:formula="of:=IF(COUNTIF([.C48:.I48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b) S'han identificat ferramentes de Desenvolupament de components.</text:p>
          </table:table-cell>
          <table:table-cell table:style-name="ce52" table:formula="of:=[$ProxiMarkt.J49]" office:value-type="string" office:string-value="X" calcext:value-type="string">
            <text:p>X</text:p>
          </table:table-cell>
          <table:table-cell table:style-name="ce67" table:formula="of:=[$DigitalitzacioEmpresa.J49]">
            <text:p/>
          </table:table-cell>
          <table:table-cell table:style-name="ce52" table:number-columns-repeated="4"/>
          <table:table-cell table:style-name="ce75" table:formula="of:=IF(COUNTIF([.C49:.I49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c) S'han programat components que gestionen informació emmagatzemada en fitxers.</text:p>
          </table:table-cell>
          <table:table-cell table:style-name="ce52" table:formula="of:=[$ProxiMarkt.J50]">
            <text:p/>
          </table:table-cell>
          <table:table-cell table:style-name="ce67" table:formula="of:=[$DigitalitzacioEmpresa.J50]">
            <text:p/>
          </table:table-cell>
          <table:table-cell table:style-name="ce52" table:number-columns-repeated="4"/>
          <table:table-cell table:style-name="ce75" table:formula="of:=IF(COUNTIF([.C50:.I50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9">
          <table:covered-table-cell table:style-name="ce6"/>
          <table:table-cell table:style-name="ce27" office:value-type="string" calcext:value-type="string">
            <text:p>d) S'han programat components que gestionen mitjançant connectors informació emmagatzemada en bases de dades.</text:p>
          </table:table-cell>
          <table:table-cell table:style-name="ce52" table:formula="of:=[$ProxiMarkt.J51]" office:value-type="string" office:string-value="X" calcext:value-type="string">
            <text:p>X</text:p>
          </table:table-cell>
          <table:table-cell table:style-name="ce67" table:formula="of:=[$DigitalitzacioEmpresa.J51]">
            <text:p/>
          </table:table-cell>
          <table:table-cell table:style-name="ce52" table:number-columns-repeated="3"/>
          <table:table-cell table:style-name="ce64"/>
          <table:table-cell table:style-name="ce75" table:formula="of:=IF(COUNTIF([.C51:.I51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e) S'han programat components que gestionen informació usant mapatge objecte relacional.</text:p>
          </table:table-cell>
          <table:table-cell table:style-name="ce52" table:formula="of:=[$ProxiMarkt.J52]" office:value-type="string" office:string-value="X" calcext:value-type="string">
            <text:p>X</text:p>
          </table:table-cell>
          <table:table-cell table:style-name="ce67" table:formula="of:=[$DigitalitzacioEmpresa.J52]">
            <text:p/>
          </table:table-cell>
          <table:table-cell table:style-name="ce52" table:number-columns-repeated="4"/>
          <table:table-cell table:style-name="ce75" table:formula="of:=IF(COUNTIF([.C52:.I52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9">
          <table:covered-table-cell table:style-name="ce6"/>
          <table:table-cell table:style-name="ce27" office:value-type="string" calcext:value-type="string">
            <text:p>f) S'han programat components que gestionen informació emmagatzemada en bases de dades objecte relacionals i orientades a objectes.</text:p>
          </table:table-cell>
          <table:table-cell table:style-name="ce52" table:formula="of:=[$ProxiMarkt.J53]">
            <text:p/>
          </table:table-cell>
          <table:table-cell table:style-name="ce67" table:formula="of:=[$DigitalitzacioEmpresa.J53]">
            <text:p/>
          </table:table-cell>
          <table:table-cell table:style-name="ce52" table:number-columns-repeated="4"/>
          <table:table-cell table:style-name="ce75" table:formula="of:=IF(COUNTIF([.C53:.I53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9">
          <table:covered-table-cell table:style-name="ce6"/>
          <table:table-cell table:style-name="ce27" office:value-type="string" calcext:value-type="string">
            <text:p>g) S'han programat components que gestionen informació emmagatzemada en una base de dades documental nativa.</text:p>
          </table:table-cell>
          <table:table-cell table:style-name="ce52" table:formula="of:=[$ProxiMarkt.J54]">
            <text:p/>
          </table:table-cell>
          <table:table-cell table:style-name="ce67" table:formula="of:=[$DigitalitzacioEmpresa.J54]">
            <text:p/>
          </table:table-cell>
          <table:table-cell table:style-name="ce52" table:number-columns-repeated="4"/>
          <table:table-cell table:style-name="ce75" table:formula="of:=IF(COUNTIF([.C54:.I54]; &quot;X&quot;) &gt; 0; &quot;X&quot;; &quot;&quot;)">
            <text:p/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h) S'han provat i documentat els components Desenvolupats.</text:p>
          </table:table-cell>
          <table:table-cell table:style-name="ce52" table:formula="of:=[$ProxiMarkt.J55]" office:value-type="string" office:string-value="X" calcext:value-type="string">
            <text:p>X</text:p>
          </table:table-cell>
          <table:table-cell table:style-name="ce67" table:formula="of:=[$DigitalitzacioEmpresa.J55]">
            <text:p/>
          </table:table-cell>
          <table:table-cell table:style-name="ce52" table:number-columns-repeated="4"/>
          <table:table-cell table:style-name="ce75" table:formula="of:=IF(COUNTIF([.C55:.I55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5">
          <table:covered-table-cell table:style-name="ce6"/>
          <table:table-cell table:style-name="ce27" office:value-type="string" calcext:value-type="string">
            <text:p>i) S'han integrat els components Desenvolupats en aplicacions.</text:p>
          </table:table-cell>
          <table:table-cell table:style-name="ce52" table:formula="of:=[$ProxiMarkt.J56]" office:value-type="string" office:string-value="X" calcext:value-type="string">
            <text:p>X</text:p>
          </table:table-cell>
          <table:table-cell table:style-name="ce67" table:formula="of:=[$DigitalitzacioEmpresa.J56]">
            <text:p/>
          </table:table-cell>
          <table:table-cell table:style-name="ce52" table:number-columns-repeated="4"/>
          <table:table-cell table:style-name="ce75" table:formula="of:=IF(COUNTIF([.C56:.I56]; &quot;X&quot;) &gt; 0; &quot;X&quot;; &quot;&quot;)" office:value-type="string" office:string-value="X" calcext:value-type="string">
            <text:p>X</text:p>
          </table:table-cell>
          <table:table-cell table:style-name="ce52"/>
          <table:table-cell table:number-columns-repeated="20"/>
        </table:table-row>
        <table:table-row table:style-name="ro10">
          <table:table-cell table:style-name="ce7" office:value-type="string" calcext:value-type="string" table:number-columns-spanned="1" table:number-rows-spanned="47">
            <text:p>PMDM</text:p>
          </table:table-cell>
          <table:table-cell table:style-name="ce30" office:value-type="string" calcext:value-type="string">
            <text:p>RA1- Aplica tecnologies de Desenvolupament per a dispositius mòbils avaluant les seues característiques</text:p>
            <text:p> I capacitats.</text:p>
          </table:table-cell>
          <table:table-cell table:style-name="ce53" table:formula="of:=[$ProxiMarkt.J57]">
            <text:p/>
          </table:table-cell>
          <table:table-cell table:style-name="ce68" table:formula="of:=[$DigitalitzacioEmpresa.J57]">
            <text:p/>
          </table:table-cell>
          <table:table-cell table:style-name="ce53" table:number-columns-repeated="4"/>
          <table:table-cell table:style-name="ce76" table:formula="of:=IF(COUNTIF([.C57:.I57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a) S'han analitzat les limitacions que planteja l'execució d'aplicacions en els dispositius mòbils.</text:p>
          </table:table-cell>
          <table:table-cell table:style-name="ce53" table:formula="of:=[$ProxiMarkt.J58]">
            <text:p/>
          </table:table-cell>
          <table:table-cell table:style-name="ce68" table:formula="of:=[$DigitalitzacioEmpresa.J58]">
            <text:p/>
          </table:table-cell>
          <table:table-cell table:style-name="ce53" table:number-columns-repeated="4"/>
          <table:table-cell table:style-name="ce76" table:formula="of:=IF(COUNTIF([.C58:.I58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b) S'han identificat les tecnologies de Desenvolupament d'aplicacions per a dispositius mòbils. </text:p>
          </table:table-cell>
          <table:table-cell table:style-name="ce53" table:formula="of:=[$ProxiMarkt.J59]">
            <text:p/>
          </table:table-cell>
          <table:table-cell table:style-name="ce68" table:formula="of:=[$DigitalitzacioEmpresa.J59]">
            <text:p/>
          </table:table-cell>
          <table:table-cell table:style-name="ce53" table:number-columns-repeated="4"/>
          <table:table-cell table:style-name="ce76" table:formula="of:=IF(COUNTIF([.C59:.I59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9">
          <table:covered-table-cell table:style-name="ce7"/>
          <table:table-cell table:style-name="ce31" office:value-type="string" calcext:value-type="string">
            <text:p>c) S'han instal·lat, configurat i utilitzat entorns de treball per al Desenvolupament d'aplicacions per a dispositius mòbils.</text:p>
          </table:table-cell>
          <table:table-cell table:style-name="ce53" table:formula="of:=[$ProxiMarkt.J60]">
            <text:p/>
          </table:table-cell>
          <table:table-cell table:style-name="ce68" table:formula="of:=[$DigitalitzacioEmpresa.J60]">
            <text:p/>
          </table:table-cell>
          <table:table-cell table:style-name="ce53" table:number-columns-repeated="4"/>
          <table:table-cell table:style-name="ce76" table:formula="of:=IF(COUNTIF([.C60:.I60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d) S'han identificat configuracions que classifiquen els dispositius mòbils sobre la base de les seues característiques.</text:p>
          </table:table-cell>
          <table:table-cell table:style-name="ce53" table:formula="of:=[$ProxiMarkt.J61]">
            <text:p/>
          </table:table-cell>
          <table:table-cell table:style-name="ce68" table:formula="of:=[$DigitalitzacioEmpresa.J61]">
            <text:p/>
          </table:table-cell>
          <table:table-cell table:style-name="ce53" table:number-columns-repeated="4"/>
          <table:table-cell table:style-name="ce76" table:formula="of:=IF(COUNTIF([.C61:.I61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e) S'han descrit perfils que establixen la relació entre el dispositiu i l'aplicació. </text:p>
          </table:table-cell>
          <table:table-cell table:style-name="ce53" table:formula="of:=[$ProxiMarkt.J62]">
            <text:p/>
          </table:table-cell>
          <table:table-cell table:style-name="ce68" table:formula="of:=[$DigitalitzacioEmpresa.J62]">
            <text:p/>
          </table:table-cell>
          <table:table-cell table:style-name="ce53" table:number-columns-repeated="4"/>
          <table:table-cell table:style-name="ce76" table:formula="of:=IF(COUNTIF([.C62:.I62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f) S'ha analitzat l'estructura d'aplicacions existents per a dispositius mòbils identificant les classes utilitzades.</text:p>
          </table:table-cell>
          <table:table-cell table:style-name="ce53" table:formula="of:=[$ProxiMarkt.J63]">
            <text:p/>
          </table:table-cell>
          <table:table-cell table:style-name="ce68" table:formula="of:=[$DigitalitzacioEmpresa.J63]">
            <text:p/>
          </table:table-cell>
          <table:table-cell table:style-name="ce53" table:number-columns-repeated="4"/>
          <table:table-cell table:style-name="ce76" table:formula="of:=IF(COUNTIF([.C63:.I63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g) S'han realitzat modificacions sobre aplicacions existents. </text:p>
          </table:table-cell>
          <table:table-cell table:style-name="ce53" table:formula="of:=[$ProxiMarkt.J64]">
            <text:p/>
          </table:table-cell>
          <table:table-cell table:style-name="ce68" table:formula="of:=[$DigitalitzacioEmpresa.J64]">
            <text:p/>
          </table:table-cell>
          <table:table-cell table:style-name="ce53" table:number-columns-repeated="4"/>
          <table:table-cell table:style-name="ce76" table:formula="of:=IF(COUNTIF([.C64:.I64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h) S'han utilitzat emuladors per a comprovar el funcionament de les aplicacions.</text:p>
          </table:table-cell>
          <table:table-cell table:style-name="ce53" table:formula="of:=[$ProxiMarkt.J65]">
            <text:p/>
          </table:table-cell>
          <table:table-cell table:style-name="ce68" table:formula="of:=[$DigitalitzacioEmpresa.J65]">
            <text:p/>
          </table:table-cell>
          <table:table-cell table:style-name="ce53" table:number-columns-repeated="4"/>
          <table:table-cell table:style-name="ce76" table:formula="of:=IF(COUNTIF([.C65:.I65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12">
          <table:covered-table-cell table:style-name="ce7"/>
          <table:table-cell table:style-name="ce30" office:value-type="string" calcext:value-type="string">
            <text:p>RA2- Desenvolupa aplicacions per a dispositius mòbils analitzant i emprant les</text:p>
            <text:p> Tecnologies i llibreries específiques</text:p>
          </table:table-cell>
          <table:table-cell table:style-name="ce53" table:formula="of:=[$ProxiMarkt.J66]" office:value-type="string" office:string-value="X" calcext:value-type="string">
            <text:p>X</text:p>
          </table:table-cell>
          <table:table-cell table:style-name="ce68" table:formula="of:=[$DigitalitzacioEmpresa.J66]">
            <text:p/>
          </table:table-cell>
          <table:table-cell table:style-name="ce53" table:number-columns-repeated="4"/>
          <table:table-cell table:style-name="ce76" table:formula="of:=IF(COUNTIF([.C66:.I66]; &quot;X&quot;) &gt; 0; &quot;X&quot;; &quot;&quot;)" office:value-type="string" office:string-value="X" calcext:value-type="string">
            <text:p>X</text:p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a) S'ha generat l'estructura de classes necessària per a l'aplicació.</text:p>
          </table:table-cell>
          <table:table-cell table:style-name="ce53" table:formula="of:=[$ProxiMarkt.J67]" office:value-type="string" office:string-value="X" calcext:value-type="string">
            <text:p>X</text:p>
          </table:table-cell>
          <table:table-cell table:style-name="ce68" table:formula="of:=[$DigitalitzacioEmpresa.J67]">
            <text:p/>
          </table:table-cell>
          <table:table-cell table:style-name="ce53" table:number-columns-repeated="4"/>
          <table:table-cell table:style-name="ce76" table:formula="of:=IF(COUNTIF([.C67:.I67]; &quot;X&quot;) &gt; 0; &quot;X&quot;; &quot;&quot;)" office:value-type="string" office:string-value="X" calcext:value-type="string">
            <text:p>X</text:p>
          </table:table-cell>
          <table:table-cell table:style-name="ce53"/>
          <table:table-cell table:number-columns-repeated="20"/>
        </table:table-row>
        <table:table-row table:style-name="ro9">
          <table:covered-table-cell table:style-name="ce7"/>
          <table:table-cell table:style-name="ce31" office:value-type="string" calcext:value-type="string">
            <text:p>b) S'han analitzat i utilitzat les classes que modelen finestres, menús, alertes i controls per al Desenvolupament d'aplicacions gràfiques senzilles. <text:s text:c="27"/></text:p>
          </table:table-cell>
          <table:table-cell table:style-name="ce53" table:formula="of:=[$ProxiMarkt.J68]" office:value-type="string" office:string-value="X" calcext:value-type="string">
            <text:p>X</text:p>
          </table:table-cell>
          <table:table-cell table:style-name="ce68" table:formula="of:=[$DigitalitzacioEmpresa.J68]">
            <text:p/>
          </table:table-cell>
          <table:table-cell table:style-name="ce53" table:number-columns-repeated="4"/>
          <table:table-cell table:style-name="ce76" table:formula="of:=IF(COUNTIF([.C68:.I68]; &quot;X&quot;) &gt; 0; &quot;X&quot;; &quot;&quot;)" office:value-type="string" office:string-value="X" calcext:value-type="string">
            <text:p>X</text:p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c) S'han utilitzat les classes necessàries per a la connexió i comunicació amb dispositius sense fils.</text:p>
          </table:table-cell>
          <table:table-cell table:style-name="ce53" table:formula="of:=[$ProxiMarkt.J69]">
            <text:p/>
          </table:table-cell>
          <table:table-cell table:style-name="ce68" table:formula="of:=[$DigitalitzacioEmpresa.J69]">
            <text:p/>
          </table:table-cell>
          <table:table-cell table:style-name="ce53" table:number-columns-repeated="4"/>
          <table:table-cell table:style-name="ce76" table:formula="of:=IF(COUNTIF([.C69:.I69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d) S'han utilitzat les classes necessàries per a l'intercanvi de missatges de text i multimèdia.</text:p>
          </table:table-cell>
          <table:table-cell table:style-name="ce53" table:formula="of:=[$ProxiMarkt.J70]" office:value-type="string" office:string-value="X" calcext:value-type="string">
            <text:p>X</text:p>
          </table:table-cell>
          <table:table-cell table:style-name="ce68" table:formula="of:=[$DigitalitzacioEmpresa.J70]">
            <text:p/>
          </table:table-cell>
          <table:table-cell table:style-name="ce53" table:number-columns-repeated="4"/>
          <table:table-cell table:style-name="ce76" table:formula="of:=IF(COUNTIF([.C70:.I70]; &quot;X&quot;) &gt; 0; &quot;X&quot;; &quot;&quot;)" office:value-type="string" office:string-value="X" calcext:value-type="string">
            <text:p>X</text:p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e) S'han utilitzat les classes necessàries per a establir connexions i comunicacions HTTP i HTTPS.</text:p>
          </table:table-cell>
          <table:table-cell table:style-name="ce53" table:formula="of:=[$ProxiMarkt.J71]" office:value-type="string" office:string-value="X" calcext:value-type="string">
            <text:p>X</text:p>
          </table:table-cell>
          <table:table-cell table:style-name="ce68" table:formula="of:=[$DigitalitzacioEmpresa.J71]">
            <text:p/>
          </table:table-cell>
          <table:table-cell table:style-name="ce53" table:number-columns-repeated="4"/>
          <table:table-cell table:style-name="ce76" table:formula="of:=IF(COUNTIF([.C71:.I71]; &quot;X&quot;) &gt; 0; &quot;X&quot;; &quot;&quot;)" office:value-type="string" office:string-value="X" calcext:value-type="string">
            <text:p>X</text:p>
          </table:table-cell>
          <table:table-cell table:style-name="ce53"/>
          <table:table-cell table:number-columns-repeated="20"/>
        </table:table-row>
        <table:table-row table:style-name="ro9">
          <table:covered-table-cell table:style-name="ce7"/>
          <table:table-cell table:style-name="ce31" office:value-type="string" calcext:value-type="string">
            <text:p>f) S'han utilitzat les classes necessàries per a establir connexions amb magatzems de dades garantint la persistència. </text:p>
          </table:table-cell>
          <table:table-cell table:style-name="ce53" table:formula="of:=[$ProxiMarkt.J72]" office:value-type="string" office:string-value="X" calcext:value-type="string">
            <text:p>X</text:p>
          </table:table-cell>
          <table:table-cell table:style-name="ce68" table:formula="of:=[$DigitalitzacioEmpresa.J72]">
            <text:p/>
          </table:table-cell>
          <table:table-cell table:style-name="ce53" table:number-columns-repeated="4"/>
          <table:table-cell table:style-name="ce76" table:formula="of:=IF(COUNTIF([.C72:.I72]; &quot;X&quot;) &gt; 0; &quot;X&quot;; &quot;&quot;)" office:value-type="string" office:string-value="X" calcext:value-type="string">
            <text:p>X</text:p>
          </table:table-cell>
          <table:table-cell table:style-name="ce53"/>
          <table:table-cell table:number-columns-repeated="20"/>
        </table:table-row>
        <table:table-row table:style-name="ro9">
          <table:covered-table-cell table:style-name="ce7"/>
          <table:table-cell table:style-name="ce31" office:value-type="string" calcext:value-type="string">
            <text:p>g) S'han realitzat proves d'interacció usuari-aplicació per a optimitzar les aplicacions desenvolupades a partir d'emuladors. </text:p>
          </table:table-cell>
          <table:table-cell table:style-name="ce53" table:formula="of:=[$ProxiMarkt.J73]" office:value-type="string" office:string-value="X" calcext:value-type="string">
            <text:p>X</text:p>
          </table:table-cell>
          <table:table-cell table:style-name="ce68" table:formula="of:=[$DigitalitzacioEmpresa.J73]">
            <text:p/>
          </table:table-cell>
          <table:table-cell table:style-name="ce53" table:number-columns-repeated="4"/>
          <table:table-cell table:style-name="ce76" table:formula="of:=IF(COUNTIF([.C73:.I73]; &quot;X&quot;) &gt; 0; &quot;X&quot;; &quot;&quot;)" office:value-type="string" office:string-value="X" calcext:value-type="string">
            <text:p>X</text:p>
          </table:table-cell>
          <table:table-cell table:style-name="ce53"/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h) S'han empaquetat i desplegat les aplicacions desenvolupades en dispositius mòbils reals.</text:p>
          </table:table-cell>
          <table:table-cell table:style-name="ce53" table:formula="of:=[$ProxiMarkt.J74]" office:value-type="string" office:string-value="X" calcext:value-type="string">
            <text:p>X</text:p>
          </table:table-cell>
          <table:table-cell table:style-name="ce68" table:formula="of:=[$DigitalitzacioEmpresa.J74]">
            <text:p/>
          </table:table-cell>
          <table:table-cell table:style-name="ce53" table:number-columns-repeated="4"/>
          <table:table-cell table:style-name="ce76" table:formula="of:=IF(COUNTIF([.C74:.I74]; &quot;X&quot;) &gt; 0; &quot;X&quot;; &quot;&quot;)" office:value-type="string" office:string-value="X" calcext:value-type="string">
            <text:p>X</text:p>
          </table:table-cell>
          <table:table-cell table:style-name="ce53"/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i) S'han documentat els processos necessaris per al Desenvolupament de les aplicacions. <text:s text:c="37"/></text:p>
          </table:table-cell>
          <table:table-cell table:style-name="ce53" table:formula="of:=[$ProxiMarkt.J75]" office:value-type="string" office:string-value="X" calcext:value-type="string">
            <text:p>X</text:p>
          </table:table-cell>
          <table:table-cell table:style-name="ce68" table:formula="of:=[$DigitalitzacioEmpresa.J75]">
            <text:p/>
          </table:table-cell>
          <table:table-cell table:style-name="ce53" table:number-columns-repeated="4"/>
          <table:table-cell table:style-name="ce76" table:formula="of:=IF(COUNTIF([.C75:.I75]; &quot;X&quot;) &gt; 0; &quot;X&quot;; &quot;&quot;)" office:value-type="string" office:string-value="X" calcext:value-type="string">
            <text:p>X</text:p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2" office:value-type="string" calcext:value-type="string">
            <text:p><text:s/>j) S'han establit els permisos requerits per al funcionament de les aplicacions.</text:p>
          </table:table-cell>
          <table:table-cell table:style-name="ce53" table:formula="of:=[$ProxiMarkt.J76]" office:value-type="string" office:string-value="X" calcext:value-type="string">
            <text:p>X</text:p>
          </table:table-cell>
          <table:table-cell table:style-name="ce68" table:formula="of:=[$DigitalitzacioEmpresa.J76]">
            <text:p/>
          </table:table-cell>
          <table:table-cell table:style-name="ce53" table:number-columns-repeated="4"/>
          <table:table-cell table:style-name="ce76" table:formula="of:=IF(COUNTIF([.C76:.I76]; &quot;X&quot;) &gt; 0; &quot;X&quot;; &quot;&quot;)" office:value-type="string" office:string-value="X" calcext:value-type="string">
            <text:p>X</text:p>
          </table:table-cell>
          <table:table-cell table:style-name="ce53"/>
          <table:table-cell table:number-columns-repeated="20"/>
        </table:table-row>
        <table:table-row table:style-name="ro13">
          <table:covered-table-cell table:style-name="ce7"/>
          <table:table-cell table:style-name="ce30" office:value-type="string" calcext:value-type="string">
            <text:p>RA3- Desenvolupa programes que integren continguts multimèdia analitzant i emprant les </text:p>
            <text:p>Tecnologies i llibreries específiques.</text:p>
          </table:table-cell>
          <table:table-cell table:style-name="ce53" table:formula="of:=[$ProxiMarkt.J77]" office:value-type="string" office:string-value="X" calcext:value-type="string">
            <text:p>X</text:p>
          </table:table-cell>
          <table:table-cell table:style-name="ce68" table:formula="of:=[$DigitalitzacioEmpresa.J77]">
            <text:p/>
          </table:table-cell>
          <table:table-cell table:style-name="ce53" table:number-columns-repeated="4"/>
          <table:table-cell table:style-name="ce76" table:formula="of:=IF(COUNTIF([.C77:.I77]; &quot;X&quot;) &gt; 0; &quot;X&quot;; &quot;&quot;)" office:value-type="string" office:string-value="X" calcext:value-type="string">
            <text:p>X</text:p>
          </table:table-cell>
          <table:table-cell table:style-name="ce53"/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a) S'han analitzat entorns de Desenvolupament multimèdia.</text:p>
          </table:table-cell>
          <table:table-cell table:style-name="ce53" table:formula="of:=[$ProxiMarkt.J78]">
            <text:p/>
          </table:table-cell>
          <table:table-cell table:style-name="ce68" table:formula="of:=[$DigitalitzacioEmpresa.J78]">
            <text:p/>
          </table:table-cell>
          <table:table-cell table:style-name="ce53" table:number-columns-repeated="4"/>
          <table:table-cell table:style-name="ce76" table:formula="of:=IF(COUNTIF([.C78:.I78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b) S'han reconegut les classes que permeten la captura, processament i emmagatzematge de dades multimèdia.</text:p>
          </table:table-cell>
          <table:table-cell table:style-name="ce53" table:formula="of:=[$ProxiMarkt.J79]" office:value-type="string" office:string-value="X" calcext:value-type="string">
            <text:p>X</text:p>
          </table:table-cell>
          <table:table-cell table:style-name="ce68" table:formula="of:=[$DigitalitzacioEmpresa.J79]">
            <text:p/>
          </table:table-cell>
          <table:table-cell table:style-name="ce53" table:number-columns-repeated="4"/>
          <table:table-cell table:style-name="ce76" table:formula="of:=IF(COUNTIF([.C79:.I79]; &quot;X&quot;) &gt; 0; &quot;X&quot;; &quot;&quot;)" office:value-type="string" office:string-value="X" calcext:value-type="string">
            <text:p>X</text:p>
          </table:table-cell>
          <table:table-cell table:style-name="ce53"/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c) S'han utilitzat classes per a la conversió de dades multimèdia d'un format a un altre.</text:p>
          </table:table-cell>
          <table:table-cell table:style-name="ce53" table:formula="of:=[$ProxiMarkt.J80]">
            <text:p/>
          </table:table-cell>
          <table:table-cell table:style-name="ce68" table:formula="of:=[$DigitalitzacioEmpresa.J80]">
            <text:p/>
          </table:table-cell>
          <table:table-cell table:style-name="ce53" table:number-columns-repeated="4"/>
          <table:table-cell table:style-name="ce76" table:formula="of:=IF(COUNTIF([.C80:.I80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d) S'han utilitzat classes per a construir processadors per a la transformació de les fonts de dades multimèdia. </text:p>
          </table:table-cell>
          <table:table-cell table:style-name="ce53" table:formula="of:=[$ProxiMarkt.J81]">
            <text:p/>
          </table:table-cell>
          <table:table-cell table:style-name="ce68" table:formula="of:=[$DigitalitzacioEmpresa.J81]">
            <text:p/>
          </table:table-cell>
          <table:table-cell table:style-name="ce53" table:number-columns-repeated="4"/>
          <table:table-cell table:style-name="ce76" table:formula="of:=IF(COUNTIF([.C81:.I81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e) S'han utilitzat classes per al control d'esdeveniments, tipus de mitjana i excepcions, entre altres.</text:p>
          </table:table-cell>
          <table:table-cell table:style-name="ce53" table:formula="of:=[$ProxiMarkt.J82]">
            <text:p/>
          </table:table-cell>
          <table:table-cell table:style-name="ce68" table:formula="of:=[$DigitalitzacioEmpresa.J82]">
            <text:p/>
          </table:table-cell>
          <table:table-cell table:style-name="ce53" table:number-columns-repeated="4"/>
          <table:table-cell table:style-name="ce76" table:formula="of:=IF(COUNTIF([.C82:.I82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f) S'han utilitzat classes per a la creació i control d'animacions.</text:p>
          </table:table-cell>
          <table:table-cell table:style-name="ce53" table:formula="of:=[$ProxiMarkt.J83]">
            <text:p/>
          </table:table-cell>
          <table:table-cell table:style-name="ce68" table:formula="of:=[$DigitalitzacioEmpresa.J83]">
            <text:p/>
          </table:table-cell>
          <table:table-cell table:style-name="ce53" table:number-columns-repeated="4"/>
          <table:table-cell table:style-name="ce76" table:formula="of:=IF(COUNTIF([.C83:.I83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g) S'han utilitzat classes per a construir reproductors de continguts multimèdia.</text:p>
          </table:table-cell>
          <table:table-cell table:style-name="ce53" table:formula="of:=[$ProxiMarkt.J84]">
            <text:p/>
          </table:table-cell>
          <table:table-cell table:style-name="ce68" table:formula="of:=[$DigitalitzacioEmpresa.J84]">
            <text:p/>
          </table:table-cell>
          <table:table-cell table:style-name="ce53" table:number-columns-repeated="4"/>
          <table:table-cell table:style-name="ce76" table:formula="of:=IF(COUNTIF([.C84:.I84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11">
          <table:covered-table-cell table:style-name="ce7"/>
          <table:table-cell table:style-name="ce31" office:value-type="string" calcext:value-type="string">
            <text:p>h) S'han depurat i documentat els programes Desenvolupats. </text:p>
          </table:table-cell>
          <table:table-cell table:style-name="ce53" table:formula="of:=[$ProxiMarkt.J85]">
            <text:p/>
          </table:table-cell>
          <table:table-cell table:style-name="ce68" table:formula="of:=[$DigitalitzacioEmpresa.J85]">
            <text:p/>
          </table:table-cell>
          <table:table-cell table:style-name="ce53" table:number-columns-repeated="4"/>
          <table:table-cell table:style-name="ce76" table:formula="of:=IF(COUNTIF([.C85:.I85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2">
          <table:covered-table-cell table:style-name="ce7"/>
          <table:table-cell table:style-name="ce30" office:value-type="string" calcext:value-type="string">
            <text:p>RA4- Selecciona i prova motors de jocs analitzant l'arquitectura de jocs 2D i 3D.</text:p>
          </table:table-cell>
          <table:table-cell table:style-name="ce53" table:formula="of:=[$ProxiMarkt.J86]">
            <text:p/>
          </table:table-cell>
          <table:table-cell table:style-name="ce68" table:formula="of:=[$DigitalitzacioEmpresa.J86]">
            <text:p/>
          </table:table-cell>
          <table:table-cell table:style-name="ce53" table:number-columns-repeated="4"/>
          <table:table-cell table:style-name="ce76" table:formula="of:=IF(COUNTIF([.C86:.I86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a) S'han identificat els elements que componen l'arquitectura d'un joc 2D i 3D.</text:p>
          </table:table-cell>
          <table:table-cell table:style-name="ce53" table:formula="of:=[$ProxiMarkt.J87]">
            <text:p/>
          </table:table-cell>
          <table:table-cell table:style-name="ce68" table:formula="of:=[$DigitalitzacioEmpresa.J87]">
            <text:p/>
          </table:table-cell>
          <table:table-cell table:style-name="ce53" table:number-columns-repeated="4"/>
          <table:table-cell table:style-name="ce76" table:formula="of:=IF(COUNTIF([.C87:.I87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b) S'han analitzat els components d'un motor de jocs.</text:p>
          </table:table-cell>
          <table:table-cell table:style-name="ce53" table:formula="of:=[$ProxiMarkt.J88]">
            <text:p/>
          </table:table-cell>
          <table:table-cell table:style-name="ce68" table:formula="of:=[$DigitalitzacioEmpresa.J88]">
            <text:p/>
          </table:table-cell>
          <table:table-cell table:style-name="ce53" table:number-columns-repeated="4"/>
          <table:table-cell table:style-name="ce76" table:formula="of:=IF(COUNTIF([.C88:.I88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c) S'han analitzat entorns de Desenvolupament de jocs.</text:p>
          </table:table-cell>
          <table:table-cell table:style-name="ce53" table:formula="of:=[$ProxiMarkt.J89]">
            <text:p/>
          </table:table-cell>
          <table:table-cell table:style-name="ce68" table:formula="of:=[$DigitalitzacioEmpresa.J89]">
            <text:p/>
          </table:table-cell>
          <table:table-cell table:style-name="ce53" table:number-columns-repeated="4"/>
          <table:table-cell table:style-name="ce76" table:formula="of:=IF(COUNTIF([.C89:.I89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d) S'han analitzat diferents motors de jocs, les seues característiques i funcionalitats.</text:p>
          </table:table-cell>
          <table:table-cell table:style-name="ce53" table:formula="of:=[$ProxiMarkt.J90]">
            <text:p/>
          </table:table-cell>
          <table:table-cell table:style-name="ce68" table:formula="of:=[$DigitalitzacioEmpresa.J90]">
            <text:p/>
          </table:table-cell>
          <table:table-cell table:style-name="ce53" table:number-columns-repeated="4"/>
          <table:table-cell table:style-name="ce76" table:formula="of:=IF(COUNTIF([.C90:.I90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e) S'han identificat els blocs funcionals d'un joc existent.</text:p>
          </table:table-cell>
          <table:table-cell table:style-name="ce53" table:formula="of:=[$ProxiMarkt.J91]">
            <text:p/>
          </table:table-cell>
          <table:table-cell table:style-name="ce68" table:formula="of:=[$DigitalitzacioEmpresa.J91]">
            <text:p/>
          </table:table-cell>
          <table:table-cell table:style-name="ce53" table:number-columns-repeated="4"/>
          <table:table-cell table:style-name="ce76" table:formula="of:=IF(COUNTIF([.C91:.I91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f) S'ha reconegut la representació lògica i espacial d'una escena gràfica sobre un joc existent.</text:p>
          </table:table-cell>
          <table:table-cell table:style-name="ce53" table:formula="of:=[$ProxiMarkt.J92]">
            <text:p/>
          </table:table-cell>
          <table:table-cell table:style-name="ce68" table:formula="of:=[$DigitalitzacioEmpresa.J92]">
            <text:p/>
          </table:table-cell>
          <table:table-cell table:style-name="ce53" table:number-columns-repeated="4"/>
          <table:table-cell table:style-name="ce76" table:formula="of:=IF(COUNTIF([.C92:.I92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14">
          <table:covered-table-cell table:style-name="ce7"/>
          <table:table-cell table:style-name="ce30" office:value-type="string" calcext:value-type="string">
            <text:p>RA5- Desenvolupa jocs 2D i 3D senzills utilitzant motors de jocs.</text:p>
          </table:table-cell>
          <table:table-cell table:style-name="ce53" table:formula="of:=[$ProxiMarkt.J93]">
            <text:p/>
          </table:table-cell>
          <table:table-cell table:style-name="ce68" table:formula="of:=[$DigitalitzacioEmpresa.J93]">
            <text:p/>
          </table:table-cell>
          <table:table-cell table:style-name="ce53" table:number-columns-repeated="4"/>
          <table:table-cell table:style-name="ce76" table:formula="of:=IF(COUNTIF([.C93:.I93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a) S'ha establit la lògica d'un nou joc.</text:p>
          </table:table-cell>
          <table:table-cell table:style-name="ce53" table:formula="of:=[$ProxiMarkt.J94]">
            <text:p/>
          </table:table-cell>
          <table:table-cell table:style-name="ce68" table:formula="of:=[$DigitalitzacioEmpresa.J94]">
            <text:p/>
          </table:table-cell>
          <table:table-cell table:style-name="ce53" table:number-columns-repeated="4"/>
          <table:table-cell table:style-name="ce76" table:formula="of:=IF(COUNTIF([.C94:.I94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b) S'han creat els objectes necessaris per al joc i definit les seues característiques.</text:p>
          </table:table-cell>
          <table:table-cell table:style-name="ce53" table:formula="of:=[$ProxiMarkt.J95]">
            <text:p/>
          </table:table-cell>
          <table:table-cell table:style-name="ce68" table:formula="of:=[$DigitalitzacioEmpresa.J95]">
            <text:p/>
          </table:table-cell>
          <table:table-cell table:style-name="ce53" table:number-columns-repeated="4"/>
          <table:table-cell table:style-name="ce76" table:formula="of:=IF(COUNTIF([.C95:.I95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c) S'han creat les escenes del joc i distribuït els objectes en estes.</text:p>
          </table:table-cell>
          <table:table-cell table:style-name="ce53" table:formula="of:=[$ProxiMarkt.J96]">
            <text:p/>
          </table:table-cell>
          <table:table-cell table:style-name="ce68" table:formula="of:=[$DigitalitzacioEmpresa.J96]">
            <text:p/>
          </table:table-cell>
          <table:table-cell table:style-name="ce53" table:number-columns-repeated="4"/>
          <table:table-cell table:style-name="ce76" table:formula="of:=IF(COUNTIF([.C96:.I96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d) S'han creat materials per a determinar les propietats finals de la superfície d'un objecte. <text:s text:c="6"/></text:p>
          </table:table-cell>
          <table:table-cell table:style-name="ce53" table:formula="of:=[$ProxiMarkt.J97]">
            <text:p/>
          </table:table-cell>
          <table:table-cell table:style-name="ce68" table:formula="of:=[$DigitalitzacioEmpresa.J97]">
            <text:p/>
          </table:table-cell>
          <table:table-cell table:style-name="ce53" table:number-columns-repeated="4"/>
          <table:table-cell table:style-name="ce76" table:formula="of:=IF(COUNTIF([.C97:.I97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e) S'han establit les propietats físiques dels objectes.</text:p>
          </table:table-cell>
          <table:table-cell table:style-name="ce53" table:formula="of:=[$ProxiMarkt.J98]">
            <text:p/>
          </table:table-cell>
          <table:table-cell table:style-name="ce68" table:formula="of:=[$DigitalitzacioEmpresa.J98]">
            <text:p/>
          </table:table-cell>
          <table:table-cell table:style-name="ce53" table:number-columns-repeated="4"/>
          <table:table-cell table:style-name="ce76" table:formula="of:=IF(COUNTIF([.C98:.I98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f) S'ha incorporat so als diferents esdeveniments del joc.</text:p>
          </table:table-cell>
          <table:table-cell table:style-name="ce53" table:formula="of:=[$ProxiMarkt.J99]">
            <text:p/>
          </table:table-cell>
          <table:table-cell table:style-name="ce68" table:formula="of:=[$DigitalitzacioEmpresa.J99]">
            <text:p/>
          </table:table-cell>
          <table:table-cell table:style-name="ce53" table:number-columns-repeated="4"/>
          <table:table-cell table:style-name="ce76" table:formula="of:=IF(COUNTIF([.C99:.I99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g) S'han utilitzat càmeres i configurat la il·luminació.</text:p>
          </table:table-cell>
          <table:table-cell table:style-name="ce53" table:formula="of:=[$ProxiMarkt.J100]">
            <text:p/>
          </table:table-cell>
          <table:table-cell table:style-name="ce68" table:formula="of:=[$DigitalitzacioEmpresa.J100]">
            <text:p/>
          </table:table-cell>
          <table:table-cell table:style-name="ce53" table:number-columns-repeated="4"/>
          <table:table-cell table:style-name="ce76" table:formula="of:=IF(COUNTIF([.C100:.I100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h) S'han Desenvolupat i implantat jocs per a dispositius mòbils.</text:p>
          </table:table-cell>
          <table:table-cell table:style-name="ce53" table:formula="of:=[$ProxiMarkt.J101]">
            <text:p/>
          </table:table-cell>
          <table:table-cell table:style-name="ce68" table:formula="of:=[$DigitalitzacioEmpresa.J101]">
            <text:p/>
          </table:table-cell>
          <table:table-cell table:style-name="ce53" table:number-columns-repeated="4"/>
          <table:table-cell table:style-name="ce76" table:formula="of:=IF(COUNTIF([.C101:.I101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i) S'han realitzat proves de funcionament i optimització dels jocs Desenvolupats.</text:p>
          </table:table-cell>
          <table:table-cell table:style-name="ce53" table:formula="of:=[$ProxiMarkt.J102]">
            <text:p/>
          </table:table-cell>
          <table:table-cell table:style-name="ce68" table:formula="of:=[$DigitalitzacioEmpresa.J102]">
            <text:p/>
          </table:table-cell>
          <table:table-cell table:style-name="ce53" table:number-columns-repeated="4"/>
          <table:table-cell table:style-name="ce76" table:formula="of:=IF(COUNTIF([.C102:.I102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5">
          <table:covered-table-cell table:style-name="ce7"/>
          <table:table-cell table:style-name="ce31" office:value-type="string" calcext:value-type="string">
            <text:p>j) S'han documentat les fases de disseny i Desenvolupament dels jocs creats. </text:p>
          </table:table-cell>
          <table:table-cell table:style-name="ce53" table:formula="of:=[$ProxiMarkt.J103]">
            <text:p/>
          </table:table-cell>
          <table:table-cell table:style-name="ce68" table:formula="of:=[$DigitalitzacioEmpresa.J103]">
            <text:p/>
          </table:table-cell>
          <table:table-cell table:style-name="ce53" table:number-columns-repeated="4"/>
          <table:table-cell table:style-name="ce76" table:formula="of:=IF(COUNTIF([.C103:.I103]; &quot;X&quot;) &gt; 0; &quot;X&quot;; &quot;&quot;)">
            <text:p/>
          </table:table-cell>
          <table:table-cell table:style-name="ce53"/>
          <table:table-cell table:number-columns-repeated="20"/>
        </table:table-row>
        <table:table-row table:style-name="ro15">
          <table:table-cell table:style-name="ce8" office:value-type="string" calcext:value-type="string" table:number-columns-spanned="1" table:number-rows-spanned="68">
            <text:p>DI</text:p>
          </table:table-cell>
          <table:table-cell table:style-name="ce34" office:value-type="string" calcext:value-type="string">
            <text:p>RA1- Genera interfícies gràfiques d'usuari mitjançant editors visuals utilitzant les funcionalitats de l'editor i adaptant el codi generat.</text:p>
          </table:table-cell>
          <table:table-cell table:style-name="ce54" table:formula="of:=[$ProxiMarkt.J104]" office:value-type="string" office:string-value="X" calcext:value-type="string">
            <text:p>X</text:p>
          </table:table-cell>
          <table:table-cell table:style-name="ce69" table:formula="of:=[$DigitalitzacioEmpresa.J104]">
            <text:p/>
          </table:table-cell>
          <table:table-cell table:style-name="ce54" table:number-columns-repeated="4"/>
          <table:table-cell table:style-name="ce77" table:formula="of:=IF(COUNTIF([.C104:.I104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a) S'ha creat una interfície gràfica utilitzant els assistents d'un editor visual. </text:p>
          </table:table-cell>
          <table:table-cell table:style-name="ce54" table:formula="of:=[$ProxiMarkt.J105]" office:value-type="string" office:string-value="X" calcext:value-type="string">
            <text:p>X</text:p>
          </table:table-cell>
          <table:table-cell table:style-name="ce69" table:formula="of:=[$DigitalitzacioEmpresa.J105]">
            <text:p/>
          </table:table-cell>
          <table:table-cell table:style-name="ce54" table:number-columns-repeated="4"/>
          <table:table-cell table:style-name="ce77" table:formula="of:=IF(COUNTIF([.C105:.I105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b) S'han utilitzat les funcions de l'editor per a situar els components de la interfície. </text:p>
          </table:table-cell>
          <table:table-cell table:style-name="ce54" table:formula="of:=[$ProxiMarkt.J106]" office:value-type="string" office:string-value="X" calcext:value-type="string">
            <text:p>X</text:p>
          </table:table-cell>
          <table:table-cell table:style-name="ce69" table:formula="of:=[$DigitalitzacioEmpresa.J106]">
            <text:p/>
          </table:table-cell>
          <table:table-cell table:style-name="ce54" table:number-columns-repeated="4"/>
          <table:table-cell table:style-name="ce77" table:formula="of:=IF(COUNTIF([.C106:.I106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number-columns-repeated="20"/>
        </table:table-row>
        <table:table-row table:style-name="ro16">
          <table:covered-table-cell table:style-name="ce8"/>
          <table:table-cell table:style-name="ce35" office:value-type="string" calcext:value-type="string">
            <text:p>c) S'han modificat les propietats dels components per a adequar-les a les necessitats de l'aplicació. </text:p>
          </table:table-cell>
          <table:table-cell table:style-name="ce54" table:formula="of:=[$ProxiMarkt.J107]">
            <text:p/>
          </table:table-cell>
          <table:table-cell table:style-name="ce69" table:formula="of:=[$DigitalitzacioEmpresa.J107]">
            <text:p/>
          </table:table-cell>
          <table:table-cell table:style-name="ce54" table:number-columns-repeated="4"/>
          <table:table-cell table:style-name="ce77" table:formula="of:=IF(COUNTIF([.C107:.I107]; &quot;X&quot;) &gt; 0; &quot;X&quot;; &quot;&quot;)">
            <text:p/>
          </table:table-cell>
          <table:table-cell table:style-name="ce54"/>
          <table:table-cell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d) S'ha analitzat el codi generat per l'editor visual.</text:p>
          </table:table-cell>
          <table:table-cell table:style-name="ce54" table:formula="of:=[$ProxiMarkt.J108]">
            <text:p/>
          </table:table-cell>
          <table:table-cell table:style-name="ce69" table:formula="of:=[$DigitalitzacioEmpresa.J108]">
            <text:p/>
          </table:table-cell>
          <table:table-cell table:style-name="ce54" table:number-columns-repeated="4"/>
          <table:table-cell table:style-name="ce77" table:formula="of:=IF(COUNTIF([.C108:.I108]; &quot;X&quot;) &gt; 0; &quot;X&quot;; &quot;&quot;)">
            <text:p/>
          </table:table-cell>
          <table:table-cell table:style-name="ce54"/>
          <table:table-cell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e) S'ha modificat el codi generat per l'editor visual. </text:p>
          </table:table-cell>
          <table:table-cell table:style-name="ce54" table:formula="of:=[$ProxiMarkt.J109]">
            <text:p/>
          </table:table-cell>
          <table:table-cell table:style-name="ce69" table:formula="of:=[$DigitalitzacioEmpresa.J109]">
            <text:p/>
          </table:table-cell>
          <table:table-cell table:style-name="ce54" table:number-columns-repeated="4"/>
          <table:table-cell table:style-name="ce77" table:formula="of:=IF(COUNTIF([.C109:.I109]; &quot;X&quot;) &gt; 0; &quot;X&quot;; &quot;&quot;)">
            <text:p/>
          </table:table-cell>
          <table:table-cell table:style-name="ce54"/>
          <table:table-cell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f) S'han associat als esdeveniments les accions corresponents. </text:p>
          </table:table-cell>
          <table:table-cell table:style-name="ce54" table:formula="of:=[$ProxiMarkt.J110]">
            <text:p/>
          </table:table-cell>
          <table:table-cell table:style-name="ce69" table:formula="of:=[$DigitalitzacioEmpresa.J110]">
            <text:p/>
          </table:table-cell>
          <table:table-cell table:style-name="ce54" table:number-columns-repeated="4"/>
          <table:table-cell table:style-name="ce77" table:formula="of:=IF(COUNTIF([.C110:.I110]; &quot;X&quot;) &gt; 0; &quot;X&quot;; &quot;&quot;)">
            <text:p/>
          </table:table-cell>
          <table:table-cell table:style-name="ce54"/>
          <table:table-cell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g) S'ha Desenvolupat una aplicació que inclou la interfície gràfica obtinguda</text:p>
          </table:table-cell>
          <table:table-cell table:style-name="ce54" table:formula="of:=[$ProxiMarkt.J111]">
            <text:p/>
          </table:table-cell>
          <table:table-cell table:style-name="ce69" table:formula="of:=[$DigitalitzacioEmpresa.J111]">
            <text:p/>
          </table:table-cell>
          <table:table-cell table:style-name="ce54" table:number-columns-repeated="4"/>
          <table:table-cell table:style-name="ce77" table:formula="of:=IF(COUNTIF([.C111:.I111]; &quot;X&quot;) &gt; 0; &quot;X&quot;; &quot;&quot;)">
            <text:p/>
          </table:table-cell>
          <table:table-cell table:style-name="ce54"/>
          <table:table-cell table:number-columns-repeated="20"/>
        </table:table-row>
        <table:table-row table:style-name="ro17">
          <table:covered-table-cell table:style-name="ce8"/>
          <table:table-cell table:style-name="ce34" office:value-type="string" calcext:value-type="string">
            <text:p>RA2- Genera interfícies naturals d'usuari utilitzant ferramentes visuals.</text:p>
          </table:table-cell>
          <table:table-cell table:style-name="ce54" table:formula="of:=[$ProxiMarkt.J112]">
            <text:p/>
          </table:table-cell>
          <table:table-cell table:style-name="ce69" table:formula="of:=[$DigitalitzacioEmpresa.J112]">
            <text:p/>
          </table:table-cell>
          <table:table-cell table:style-name="ce54" table:number-columns-repeated="4"/>
          <table:table-cell table:style-name="ce77" table:formula="of:=IF(COUNTIF([.C112:.I112]; &quot;X&quot;) &gt; 0; &quot;X&quot;; &quot;&quot;)">
            <text:p/>
          </table:table-cell>
          <table:table-cell table:style-name="ce54"/>
          <table:table-cell table:number-columns-repeated="20"/>
        </table:table-row>
        <table:table-row table:style-name="ro9">
          <table:covered-table-cell table:style-name="ce8"/>
          <table:table-cell table:style-name="ce35" office:value-type="string" calcext:value-type="string">
            <text:p>a) S'han identificat les ferramentes disponibles per a l'aprenentatge automàtic relacionades amb les interfícies d'usuari.</text:p>
          </table:table-cell>
          <table:table-cell table:style-name="ce54" table:formula="of:=[$ProxiMarkt.J113]">
            <text:p/>
          </table:table-cell>
          <table:table-cell table:style-name="ce69" table:formula="of:=[$DigitalitzacioEmpresa.J113]">
            <text:p/>
          </table:table-cell>
          <table:table-cell table:style-name="ce54" table:number-columns-repeated="4"/>
          <table:table-cell table:style-name="ce77" table:formula="of:=IF(COUNTIF([.C113:.I113]; &quot;X&quot;) &gt; 0; &quot;X&quot;; &quot;&quot;)">
            <text:p/>
          </table:table-cell>
          <table:table-cell table:style-name="ce54"/>
          <table:table-cell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b) S'ha creat una interfície natural d'usuari utilitzant les ferramentes disponibles.</text:p>
          </table:table-cell>
          <table:table-cell table:style-name="ce54" table:formula="of:=[$ProxiMarkt.J114]">
            <text:p/>
          </table:table-cell>
          <table:table-cell table:style-name="ce69" table:formula="of:=[$DigitalitzacioEmpresa.J114]">
            <text:p/>
          </table:table-cell>
          <table:table-cell table:style-name="ce54" table:number-columns-repeated="4"/>
          <table:table-cell table:style-name="ce77" table:formula="of:=IF(COUNTIF([.C114:.I114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c) S'ha utilitzat el reconeixement de veu per a implementar accions en les interfícies naturals d'usuari.</text:p>
          </table:table-cell>
          <table:table-cell table:style-name="ce54" table:formula="of:=[$ProxiMarkt.J115]">
            <text:p/>
          </table:table-cell>
          <table:table-cell table:style-name="ce69" table:formula="of:=[$DigitalitzacioEmpresa.J115]">
            <text:p/>
          </table:table-cell>
          <table:table-cell table:style-name="ce54" table:number-columns-repeated="4"/>
          <table:table-cell table:style-name="ce77" table:formula="of:=IF(COUNTIF([.C115:.I115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d) S'ha incorporat la detecció del moviment del cos per a implementar accions en les interfícies naturals d'usuari.</text:p>
          </table:table-cell>
          <table:table-cell table:style-name="ce54" table:formula="of:=[$ProxiMarkt.J116]">
            <text:p/>
          </table:table-cell>
          <table:table-cell table:style-name="ce69" table:formula="of:=[$DigitalitzacioEmpresa.J116]">
            <text:p/>
          </table:table-cell>
          <table:table-cell table:style-name="ce54" table:number-columns-repeated="4"/>
          <table:table-cell table:style-name="ce77" table:formula="of:=IF(COUNTIF([.C116:.I116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9">
          <table:covered-table-cell table:style-name="ce8"/>
          <table:table-cell table:style-name="ce35" office:value-type="string" calcext:value-type="string">
            <text:p>e) S'han integrat elements de detecció de parts del cos per a implementar accions en les interfícies naturals d'usuari.</text:p>
          </table:table-cell>
          <table:table-cell table:style-name="ce54" table:formula="of:=[$ProxiMarkt.J117]">
            <text:p/>
          </table:table-cell>
          <table:table-cell table:style-name="ce69" table:formula="of:=[$DigitalitzacioEmpresa.J117]">
            <text:p/>
          </table:table-cell>
          <table:table-cell table:style-name="ce54" table:number-columns-repeated="4"/>
          <table:table-cell table:style-name="ce77" table:formula="of:=IF(COUNTIF([.C117:.I117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f) S'ha integrat la realitat augmentada en les interfícies d'usuari.</text:p>
          </table:table-cell>
          <table:table-cell table:style-name="ce54" table:formula="of:=[$ProxiMarkt.J118]">
            <text:p/>
          </table:table-cell>
          <table:table-cell table:style-name="ce69" table:formula="of:=[$DigitalitzacioEmpresa.J118]">
            <text:p/>
          </table:table-cell>
          <table:table-cell table:style-name="ce54" table:number-columns-repeated="4"/>
          <table:table-cell table:style-name="ce77" table:formula="of:=IF(COUNTIF([.C118:.I118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18">
          <table:covered-table-cell table:style-name="ce8"/>
          <table:table-cell table:style-name="ce34" office:value-type="string" calcext:value-type="string">
            <text:p>RA3- Crea components visuals valorant i emprant ferramentes específiques.</text:p>
          </table:table-cell>
          <table:table-cell table:style-name="ce54" table:formula="of:=[$ProxiMarkt.J119]" office:value-type="string" office:string-value="X" calcext:value-type="string">
            <text:p>X</text:p>
          </table:table-cell>
          <table:table-cell table:style-name="ce69" table:formula="of:=[$DigitalitzacioEmpresa.J119]">
            <text:p/>
          </table:table-cell>
          <table:table-cell table:style-name="ce54" table:number-columns-repeated="4"/>
          <table:table-cell table:style-name="ce77" table:formula="of:=IF(COUNTIF([.C119:.I119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a) S'han identificat les ferramentes per a disseny i prova de components. </text:p>
          </table:table-cell>
          <table:table-cell table:style-name="ce54" table:formula="of:=[$ProxiMarkt.J120]">
            <text:p/>
          </table:table-cell>
          <table:table-cell table:style-name="ce69" table:formula="of:=[$DigitalitzacioEmpresa.J120]">
            <text:p/>
          </table:table-cell>
          <table:table-cell table:style-name="ce54" table:number-columns-repeated="4"/>
          <table:table-cell table:style-name="ce77" table:formula="of:=IF(COUNTIF([.C120:.I120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b) S'han creat components visuals. </text:p>
          </table:table-cell>
          <table:table-cell table:style-name="ce54" table:formula="of:=[$ProxiMarkt.J121]" office:value-type="string" office:string-value="X" calcext:value-type="string">
            <text:p>X</text:p>
          </table:table-cell>
          <table:table-cell table:style-name="ce69" table:formula="of:=[$DigitalitzacioEmpresa.J121]">
            <text:p/>
          </table:table-cell>
          <table:table-cell table:style-name="ce54" table:number-columns-repeated="4"/>
          <table:table-cell table:style-name="ce77" table:formula="of:=IF(COUNTIF([.C121:.I121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c) S'han definit les seues propietats i assignat valors per defecte. </text:p>
          </table:table-cell>
          <table:table-cell table:style-name="ce54" table:formula="of:=[$ProxiMarkt.J122]" office:value-type="string" office:string-value="X" calcext:value-type="string">
            <text:p>X</text:p>
          </table:table-cell>
          <table:table-cell table:style-name="ce69" table:formula="of:=[$DigitalitzacioEmpresa.J122]">
            <text:p/>
          </table:table-cell>
          <table:table-cell table:style-name="ce54" table:number-columns-repeated="4"/>
          <table:table-cell table:style-name="ce77" table:formula="of:=IF(COUNTIF([.C122:.I122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9">
          <table:covered-table-cell table:style-name="ce8"/>
          <table:table-cell table:style-name="ce35" office:value-type="string" calcext:value-type="string">
            <text:p>d) S'han determinat els esdeveniments als quals ha de respondre el component i se'ls han associat les accions corresponents. </text:p>
          </table:table-cell>
          <table:table-cell table:style-name="ce54" table:formula="of:=[$ProxiMarkt.J123]" office:value-type="string" office:string-value="X" calcext:value-type="string">
            <text:p>X</text:p>
          </table:table-cell>
          <table:table-cell table:style-name="ce69" table:formula="of:=[$DigitalitzacioEmpresa.J123]">
            <text:p/>
          </table:table-cell>
          <table:table-cell table:style-name="ce54" table:number-columns-repeated="4"/>
          <table:table-cell table:style-name="ce77" table:formula="of:=IF(COUNTIF([.C123:.I123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e) S'han realitzat proves unitàries sobre els components Desenvolupats. </text:p>
          </table:table-cell>
          <table:table-cell table:style-name="ce54" table:formula="of:=[$ProxiMarkt.J124]">
            <text:p/>
          </table:table-cell>
          <table:table-cell table:style-name="ce69" table:formula="of:=[$DigitalitzacioEmpresa.J124]">
            <text:p/>
          </table:table-cell>
          <table:table-cell table:style-name="ce54" table:number-columns-repeated="4"/>
          <table:table-cell table:style-name="ce77" table:formula="of:=IF(COUNTIF([.C124:.I124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f) S'han documentat els components creats.</text:p>
          </table:table-cell>
          <table:table-cell table:style-name="ce54" table:formula="of:=[$ProxiMarkt.J125]" office:value-type="string" office:string-value="X" calcext:value-type="string">
            <text:p>X</text:p>
          </table:table-cell>
          <table:table-cell table:style-name="ce69" table:formula="of:=[$DigitalitzacioEmpresa.J125]">
            <text:p/>
          </table:table-cell>
          <table:table-cell table:style-name="ce54" table:number-columns-repeated="4"/>
          <table:table-cell table:style-name="ce77" table:formula="of:=IF(COUNTIF([.C125:.I125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g) S'han empaquetat components. </text:p>
          </table:table-cell>
          <table:table-cell table:style-name="ce54" table:formula="of:=[$ProxiMarkt.J126]" office:value-type="string" office:string-value="X" calcext:value-type="string">
            <text:p>X</text:p>
          </table:table-cell>
          <table:table-cell table:style-name="ce69" table:formula="of:=[$DigitalitzacioEmpresa.J126]">
            <text:p/>
          </table:table-cell>
          <table:table-cell table:style-name="ce54" table:number-columns-repeated="4"/>
          <table:table-cell table:style-name="ce77" table:formula="of:=IF(COUNTIF([.C126:.I126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h) S'han programat aplicacions la interfície gràfica de les quals utilitza els components creats</text:p>
          </table:table-cell>
          <table:table-cell table:style-name="ce54" table:formula="of:=[$ProxiMarkt.J127]" office:value-type="string" office:string-value="X" calcext:value-type="string">
            <text:p>X</text:p>
          </table:table-cell>
          <table:table-cell table:style-name="ce69" table:formula="of:=[$DigitalitzacioEmpresa.J127]">
            <text:p/>
          </table:table-cell>
          <table:table-cell table:style-name="ce54" table:number-columns-repeated="4"/>
          <table:table-cell table:style-name="ce77" table:formula="of:=IF(COUNTIF([.C127:.I127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2">
          <table:covered-table-cell table:style-name="ce8"/>
          <table:table-cell table:style-name="ce34" office:value-type="string" calcext:value-type="string">
            <text:p>RA4- Dissenya interfícies gràfiques identificant i aplicant criteris d'usabilitat.</text:p>
          </table:table-cell>
          <table:table-cell table:style-name="ce54" table:formula="of:=[$ProxiMarkt.J128]" office:value-type="string" office:string-value="X" calcext:value-type="string">
            <text:p>X</text:p>
          </table:table-cell>
          <table:table-cell table:style-name="ce69" table:formula="of:=[$DigitalitzacioEmpresa.J128]">
            <text:p/>
          </table:table-cell>
          <table:table-cell table:style-name="ce54" table:number-columns-repeated="4"/>
          <table:table-cell table:style-name="ce77" table:formula="of:=IF(COUNTIF([.C128:.I128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a) S'han identificat els principals estàndards d'usabilitat i accessibilitat.</text:p>
          </table:table-cell>
          <table:table-cell table:style-name="ce54" table:formula="of:=[$ProxiMarkt.J129]">
            <text:p/>
          </table:table-cell>
          <table:table-cell table:style-name="ce69" table:formula="of:=[$DigitalitzacioEmpresa.J129]">
            <text:p/>
          </table:table-cell>
          <table:table-cell table:style-name="ce54" table:number-columns-repeated="4"/>
          <table:table-cell table:style-name="ce77" table:formula="of:=IF(COUNTIF([.C129:.I129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b) S'ha valorat la importància de l'ús d'estàndards per a la creació d'interfícies. <text:s/></text:p>
          </table:table-cell>
          <table:table-cell table:style-name="ce54" table:formula="of:=[$ProxiMarkt.J130]">
            <text:p/>
          </table:table-cell>
          <table:table-cell table:style-name="ce69" table:formula="of:=[$DigitalitzacioEmpresa.J130]">
            <text:p/>
          </table:table-cell>
          <table:table-cell table:style-name="ce54" table:number-columns-repeated="4"/>
          <table:table-cell table:style-name="ce77" table:formula="of:=IF(COUNTIF([.C130:.I130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c) S'han creat diferents tipus de menús l'estructura i el contingut dels quals seguixen els estàndards establits.</text:p>
          </table:table-cell>
          <table:table-cell table:style-name="ce54" table:formula="of:=[$ProxiMarkt.J131]" office:value-type="string" office:string-value="X" calcext:value-type="string">
            <text:p>X</text:p>
          </table:table-cell>
          <table:table-cell table:style-name="ce69" table:formula="of:=[$DigitalitzacioEmpresa.J131]">
            <text:p/>
          </table:table-cell>
          <table:table-cell table:style-name="ce54" table:number-columns-repeated="4"/>
          <table:table-cell table:style-name="ce77" table:formula="of:=IF(COUNTIF([.C131:.I131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9">
          <table:covered-table-cell table:style-name="ce8"/>
          <table:table-cell table:style-name="ce35" office:value-type="string" calcext:value-type="string">
            <text:p>d) S'han distribuït les accions en menús, barres de ferramentes, botons de comando, entre altres, seguint un criteri coherent.</text:p>
          </table:table-cell>
          <table:table-cell table:style-name="ce54" table:formula="of:=[$ProxiMarkt.J132]" office:value-type="string" office:string-value="X" calcext:value-type="string">
            <text:p>X</text:p>
          </table:table-cell>
          <table:table-cell table:style-name="ce69" table:formula="of:=[$DigitalitzacioEmpresa.J132]">
            <text:p/>
          </table:table-cell>
          <table:table-cell table:style-name="ce54" table:number-columns-repeated="4"/>
          <table:table-cell table:style-name="ce77" table:formula="of:=IF(COUNTIF([.C132:.I132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e) S'han distribuït adequadament els controls en la interfície d'usuari.</text:p>
          </table:table-cell>
          <table:table-cell table:style-name="ce54" table:formula="of:=[$ProxiMarkt.J133]" office:value-type="string" office:string-value="X" calcext:value-type="string">
            <text:p>X</text:p>
          </table:table-cell>
          <table:table-cell table:style-name="ce69" table:formula="of:=[$DigitalitzacioEmpresa.J133]">
            <text:p/>
          </table:table-cell>
          <table:table-cell table:style-name="ce54" table:number-columns-repeated="4"/>
          <table:table-cell table:style-name="ce77" table:formula="of:=IF(COUNTIF([.C133:.I133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f) S'ha utilitzat el tipus de control més apropiat en cada cas.</text:p>
          </table:table-cell>
          <table:table-cell table:style-name="ce54" table:formula="of:=[$ProxiMarkt.J134]" office:value-type="string" office:string-value="X" calcext:value-type="string">
            <text:p>X</text:p>
          </table:table-cell>
          <table:table-cell table:style-name="ce69" table:formula="of:=[$DigitalitzacioEmpresa.J134]">
            <text:p/>
          </table:table-cell>
          <table:table-cell table:style-name="ce54" table:number-columns-repeated="4"/>
          <table:table-cell table:style-name="ce77" table:formula="of:=IF(COUNTIF([.C134:.I134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g) S'ha dissenyat l'aspecte de la interfície d'usuari (colors i fonts entre altres) atenent la seua llegibilitat.</text:p>
          </table:table-cell>
          <table:table-cell table:style-name="ce54" table:formula="of:=[$ProxiMarkt.J135]" office:value-type="string" office:string-value="X" calcext:value-type="string">
            <text:p>X</text:p>
          </table:table-cell>
          <table:table-cell table:style-name="ce69" table:formula="of:=[$DigitalitzacioEmpresa.J135]">
            <text:p/>
          </table:table-cell>
          <table:table-cell table:style-name="ce54" table:number-columns-repeated="4"/>
          <table:table-cell table:style-name="ce77" table:formula="of:=IF(COUNTIF([.C135:.I135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h) S'ha verificat que els missatges generats per l'aplicació són adequats en extensió i claredat.</text:p>
          </table:table-cell>
          <table:table-cell table:style-name="ce54" table:formula="of:=[$ProxiMarkt.J136]">
            <text:p/>
          </table:table-cell>
          <table:table-cell table:style-name="ce69" table:formula="of:=[$DigitalitzacioEmpresa.J136]">
            <text:p/>
          </table:table-cell>
          <table:table-cell table:style-name="ce54" table:number-columns-repeated="4"/>
          <table:table-cell table:style-name="ce77" table:formula="of:=IF(COUNTIF([.C136:.I136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11">
          <table:covered-table-cell table:style-name="ce8"/>
          <table:table-cell table:style-name="ce35" office:value-type="string" calcext:value-type="string">
            <text:p>i) S'han realitzat proves per a avaluar la usabilitat i accessibilitat de l'aplicació.</text:p>
          </table:table-cell>
          <table:table-cell table:style-name="ce54" table:formula="of:=[$ProxiMarkt.J137]">
            <text:p/>
          </table:table-cell>
          <table:table-cell table:style-name="ce69" table:formula="of:=[$DigitalitzacioEmpresa.J137]">
            <text:p/>
          </table:table-cell>
          <table:table-cell table:style-name="ce54" table:number-columns-repeated="4"/>
          <table:table-cell table:style-name="ce77" table:formula="of:=IF(COUNTIF([.C137:.I137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19">
          <table:covered-table-cell table:style-name="ce8"/>
          <table:table-cell table:style-name="ce34" office:value-type="string" calcext:value-type="string">
            <text:p>RA5- Crea informes avaluant i utilitzant ferramentes gràfiques.</text:p>
          </table:table-cell>
          <table:table-cell table:style-name="ce54" table:formula="of:=[$ProxiMarkt.J138]">
            <text:p/>
          </table:table-cell>
          <table:table-cell table:style-name="ce69" table:formula="of:=[$DigitalitzacioEmpresa.J138]">
            <text:p/>
          </table:table-cell>
          <table:table-cell table:style-name="ce54" table:number-columns-repeated="4"/>
          <table:table-cell table:style-name="ce77" table:formula="of:=IF(COUNTIF([.C138:.I138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a) S'ha establit l'estructura de l'informe.</text:p>
          </table:table-cell>
          <table:table-cell table:style-name="ce54" table:formula="of:=[$ProxiMarkt.J139]">
            <text:p/>
          </table:table-cell>
          <table:table-cell table:style-name="ce69" table:formula="of:=[$DigitalitzacioEmpresa.J139]">
            <text:p/>
          </table:table-cell>
          <table:table-cell table:style-name="ce54" table:number-columns-repeated="4"/>
          <table:table-cell table:style-name="ce77" table:formula="of:=IF(COUNTIF([.C139:.I139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b) S'han generat informes bàsics a partir d'una font de dades mitjançant assistents. </text:p>
          </table:table-cell>
          <table:table-cell table:style-name="ce54" table:formula="of:=[$ProxiMarkt.J140]">
            <text:p/>
          </table:table-cell>
          <table:table-cell table:style-name="ce69" table:formula="of:=[$DigitalitzacioEmpresa.J140]">
            <text:p/>
          </table:table-cell>
          <table:table-cell table:style-name="ce54" table:number-columns-repeated="4"/>
          <table:table-cell table:style-name="ce77" table:formula="of:=IF(COUNTIF([.C140:.I140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c) S'han establit filtres sobre els valors a presentar en els informes. </text:p>
          </table:table-cell>
          <table:table-cell table:style-name="ce54" table:formula="of:=[$ProxiMarkt.J141]">
            <text:p/>
          </table:table-cell>
          <table:table-cell table:style-name="ce69" table:formula="of:=[$DigitalitzacioEmpresa.J141]">
            <text:p/>
          </table:table-cell>
          <table:table-cell table:style-name="ce54" table:number-columns-repeated="4"/>
          <table:table-cell table:style-name="ce77" table:formula="of:=IF(COUNTIF([.C141:.I141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d) S'han inclòs valors calculats, recomptes i totals.</text:p>
          </table:table-cell>
          <table:table-cell table:style-name="ce54" table:formula="of:=[$ProxiMarkt.J142]">
            <text:p/>
          </table:table-cell>
          <table:table-cell table:style-name="ce69" table:formula="of:=[$DigitalitzacioEmpresa.J142]">
            <text:p/>
          </table:table-cell>
          <table:table-cell table:style-name="ce54" table:number-columns-repeated="4"/>
          <table:table-cell table:style-name="ce77" table:formula="of:=IF(COUNTIF([.C142:.I142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e) S'han inclòs gràfics generats a partir de les dades.</text:p>
          </table:table-cell>
          <table:table-cell table:style-name="ce54" table:formula="of:=[$ProxiMarkt.J143]">
            <text:p/>
          </table:table-cell>
          <table:table-cell table:style-name="ce69" table:formula="of:=[$DigitalitzacioEmpresa.J143]">
            <text:p/>
          </table:table-cell>
          <table:table-cell table:style-name="ce54" table:number-columns-repeated="4"/>
          <table:table-cell table:style-name="ce77" table:formula="of:=IF(COUNTIF([.C143:.I143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f) S'han utilitzat ferramentes per a generar el codi corresponent als informes d'una aplicació. </text:p>
          </table:table-cell>
          <table:table-cell table:style-name="ce54" table:formula="of:=[$ProxiMarkt.J144]">
            <text:p/>
          </table:table-cell>
          <table:table-cell table:style-name="ce69" table:formula="of:=[$DigitalitzacioEmpresa.J144]">
            <text:p/>
          </table:table-cell>
          <table:table-cell table:style-name="ce54" table:number-columns-repeated="4"/>
          <table:table-cell table:style-name="ce77" table:formula="of:=IF(COUNTIF([.C144:.I144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g) S'ha modificat el codi corresponent als informes.</text:p>
          </table:table-cell>
          <table:table-cell table:style-name="ce54" table:formula="of:=[$ProxiMarkt.J145]">
            <text:p/>
          </table:table-cell>
          <table:table-cell table:style-name="ce69" table:formula="of:=[$DigitalitzacioEmpresa.J145]">
            <text:p/>
          </table:table-cell>
          <table:table-cell table:style-name="ce54" table:number-columns-repeated="4"/>
          <table:table-cell table:style-name="ce77" table:formula="of:=IF(COUNTIF([.C145:.I145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h) S'ha Desenvolupat una aplicació que inclou informes incrustats</text:p>
          </table:table-cell>
          <table:table-cell table:style-name="ce54" table:formula="of:=[$ProxiMarkt.J146]">
            <text:p/>
          </table:table-cell>
          <table:table-cell table:style-name="ce69" table:formula="of:=[$DigitalitzacioEmpresa.J146]">
            <text:p/>
          </table:table-cell>
          <table:table-cell table:style-name="ce54" table:number-columns-repeated="4"/>
          <table:table-cell table:style-name="ce77" table:formula="of:=IF(COUNTIF([.C146:.I146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7">
          <table:covered-table-cell table:style-name="ce8"/>
          <table:table-cell table:style-name="ce34" office:value-type="string" calcext:value-type="string">
            <text:p>RA6- Documenta aplicacions seleccionant i utilitzant ferramentes específiques.</text:p>
          </table:table-cell>
          <table:table-cell table:style-name="ce54" table:formula="of:=[$ProxiMarkt.J147]" office:value-type="string" office:string-value="X" calcext:value-type="string">
            <text:p>X</text:p>
          </table:table-cell>
          <table:table-cell table:style-name="ce69" table:formula="of:=[$DigitalitzacioEmpresa.J147]">
            <text:p/>
          </table:table-cell>
          <table:table-cell table:style-name="ce54" table:number-columns-repeated="4"/>
          <table:table-cell table:style-name="ce77" table:formula="of:=IF(COUNTIF([.C147:.I147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a) S'han identificat sistemes de generació d'ajudes.</text:p>
          </table:table-cell>
          <table:table-cell table:style-name="ce54" table:formula="of:=[$ProxiMarkt.J148]" office:value-type="string" office:string-value="X" calcext:value-type="string">
            <text:p>X</text:p>
          </table:table-cell>
          <table:table-cell table:style-name="ce69" table:formula="of:=[$DigitalitzacioEmpresa.J148]">
            <text:p/>
          </table:table-cell>
          <table:table-cell table:style-name="ce54" table:number-columns-repeated="4"/>
          <table:table-cell table:style-name="ce77" table:formula="of:=IF(COUNTIF([.C148:.I148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b) S'han generat ajudes en els formats habituals.</text:p>
          </table:table-cell>
          <table:table-cell table:style-name="ce54" table:formula="of:=[$ProxiMarkt.J149]" office:value-type="string" office:string-value="X" calcext:value-type="string">
            <text:p>X</text:p>
          </table:table-cell>
          <table:table-cell table:style-name="ce69" table:formula="of:=[$DigitalitzacioEmpresa.J149]">
            <text:p/>
          </table:table-cell>
          <table:table-cell table:style-name="ce54" table:number-columns-repeated="4"/>
          <table:table-cell table:style-name="ce77" table:formula="of:=IF(COUNTIF([.C149:.I149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c) S'han generat ajudes sensibles al context.</text:p>
          </table:table-cell>
          <table:table-cell table:style-name="ce54" table:formula="of:=[$ProxiMarkt.J150]" office:value-type="string" office:string-value="X" calcext:value-type="string">
            <text:p>X</text:p>
          </table:table-cell>
          <table:table-cell table:style-name="ce69" table:formula="of:=[$DigitalitzacioEmpresa.J150]">
            <text:p/>
          </table:table-cell>
          <table:table-cell table:style-name="ce54" table:number-columns-repeated="4"/>
          <table:table-cell table:style-name="ce77" table:formula="of:=IF(COUNTIF([.C150:.I150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d) S'ha documentat l'estructura de la informació persistent. </text:p>
          </table:table-cell>
          <table:table-cell table:style-name="ce54" table:formula="of:=[$ProxiMarkt.J151]" office:value-type="string" office:string-value="X" calcext:value-type="string">
            <text:p>X</text:p>
          </table:table-cell>
          <table:table-cell table:style-name="ce69" table:formula="of:=[$DigitalitzacioEmpresa.J151]">
            <text:p/>
          </table:table-cell>
          <table:table-cell table:style-name="ce54" table:number-columns-repeated="4"/>
          <table:table-cell table:style-name="ce77" table:formula="of:=IF(COUNTIF([.C151:.I151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e) S'ha confeccionat el manual d'usuari i la guia de referència. </text:p>
          </table:table-cell>
          <table:table-cell table:style-name="ce54" table:formula="of:=[$ProxiMarkt.J152]" office:value-type="string" office:string-value="X" calcext:value-type="string">
            <text:p>X</text:p>
          </table:table-cell>
          <table:table-cell table:style-name="ce69" table:formula="of:=[$DigitalitzacioEmpresa.J152]">
            <text:p/>
          </table:table-cell>
          <table:table-cell table:style-name="ce54" table:number-columns-repeated="4"/>
          <table:table-cell table:style-name="ce77" table:formula="of:=IF(COUNTIF([.C152:.I152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f) S'han confeccionat els manuals d'instal·lació, configuració i administració. </text:p>
          </table:table-cell>
          <table:table-cell table:style-name="ce54" table:formula="of:=[$ProxiMarkt.J153]" office:value-type="string" office:string-value="X" calcext:value-type="string">
            <text:p>X</text:p>
          </table:table-cell>
          <table:table-cell table:style-name="ce69" table:formula="of:=[$DigitalitzacioEmpresa.J153]">
            <text:p/>
          </table:table-cell>
          <table:table-cell table:style-name="ce54" table:number-columns-repeated="4"/>
          <table:table-cell table:style-name="ce77" table:formula="of:=IF(COUNTIF([.C153:.I153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g) S'han confeccionat tutorials.</text:p>
          </table:table-cell>
          <table:table-cell table:style-name="ce54" table:formula="of:=[$ProxiMarkt.J154]" office:value-type="string" office:string-value="X" calcext:value-type="string">
            <text:p>X</text:p>
          </table:table-cell>
          <table:table-cell table:style-name="ce69" table:formula="of:=[$DigitalitzacioEmpresa.J154]">
            <text:p/>
          </table:table-cell>
          <table:table-cell table:style-name="ce54" table:number-columns-repeated="4"/>
          <table:table-cell table:style-name="ce77" table:formula="of:=IF(COUNTIF([.C154:.I154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7">
          <table:covered-table-cell table:style-name="ce8"/>
          <table:table-cell table:style-name="ce34" office:value-type="string" calcext:value-type="string">
            <text:p>RA7- Prepara aplicacions per a la seua distribució avaluant i utilitzant ferramentes específiques.</text:p>
          </table:table-cell>
          <table:table-cell table:style-name="ce54" table:formula="of:=[$ProxiMarkt.J155]" office:value-type="string" office:string-value="X" calcext:value-type="string">
            <text:p>X</text:p>
          </table:table-cell>
          <table:table-cell table:style-name="ce69" table:formula="of:=[$DigitalitzacioEmpresa.J155]">
            <text:p/>
          </table:table-cell>
          <table:table-cell table:style-name="ce54" table:number-columns-repeated="4"/>
          <table:table-cell table:style-name="ce77" table:formula="of:=IF(COUNTIF([.C155:.I155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a) S'han empaquetat els components que requerix l'aplicació. </text:p>
          </table:table-cell>
          <table:table-cell table:style-name="ce54" table:formula="of:=[$ProxiMarkt.J156]" office:value-type="string" office:string-value="X" calcext:value-type="string">
            <text:p>X</text:p>
          </table:table-cell>
          <table:table-cell table:style-name="ce69" table:formula="of:=[$DigitalitzacioEmpresa.J156]">
            <text:p/>
          </table:table-cell>
          <table:table-cell table:style-name="ce54" table:number-columns-repeated="4"/>
          <table:table-cell table:style-name="ce77" table:formula="of:=IF(COUNTIF([.C156:.I156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b) S'ha personalitzat l'assistent d'instal·lació </text:p>
          </table:table-cell>
          <table:table-cell table:style-name="ce54" table:formula="of:=[$ProxiMarkt.J157]">
            <text:p/>
          </table:table-cell>
          <table:table-cell table:style-name="ce69" table:formula="of:=[$DigitalitzacioEmpresa.J157]">
            <text:p/>
          </table:table-cell>
          <table:table-cell table:style-name="ce54" table:number-columns-repeated="4"/>
          <table:table-cell table:style-name="ce77" table:formula="of:=IF(COUNTIF([.C157:.I157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c) S'ha empaquetat l'aplicació per a ser instal·lada de manera típica, completa o personalitzada. </text:p>
          </table:table-cell>
          <table:table-cell table:style-name="ce54" table:formula="of:=[$ProxiMarkt.J158]" office:value-type="string" office:string-value="X" calcext:value-type="string">
            <text:p>X</text:p>
          </table:table-cell>
          <table:table-cell table:style-name="ce69" table:formula="of:=[$DigitalitzacioEmpresa.J158]">
            <text:p/>
          </table:table-cell>
          <table:table-cell table:style-name="ce54" table:number-columns-repeated="4"/>
          <table:table-cell table:style-name="ce77" table:formula="of:=IF(COUNTIF([.C158:.I158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d) S'han generat paquets d'instal·lació utilitzant l'entorn de Desenvolupament. </text:p>
          </table:table-cell>
          <table:table-cell table:style-name="ce54" table:formula="of:=[$ProxiMarkt.J159]" office:value-type="string" office:string-value="X" calcext:value-type="string">
            <text:p>X</text:p>
          </table:table-cell>
          <table:table-cell table:style-name="ce69" table:formula="of:=[$DigitalitzacioEmpresa.J159]">
            <text:p/>
          </table:table-cell>
          <table:table-cell table:style-name="ce54" table:number-columns-repeated="4"/>
          <table:table-cell table:style-name="ce77" table:formula="of:=IF(COUNTIF([.C159:.I159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e) S'han generat paquets d'instal·lació utilitzant ferramentes externes. </text:p>
          </table:table-cell>
          <table:table-cell table:style-name="ce54" table:formula="of:=[$ProxiMarkt.J160]" office:value-type="string" office:string-value="X" calcext:value-type="string">
            <text:p>X</text:p>
          </table:table-cell>
          <table:table-cell table:style-name="ce69" table:formula="of:=[$DigitalitzacioEmpresa.J160]">
            <text:p/>
          </table:table-cell>
          <table:table-cell table:style-name="ce54" table:number-columns-repeated="4"/>
          <table:table-cell table:style-name="ce77" table:formula="of:=IF(COUNTIF([.C160:.I160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f) S'han generat paquets instal·lables en mode desatés. </text:p>
          </table:table-cell>
          <table:table-cell table:style-name="ce54" table:formula="of:=[$ProxiMarkt.J161]">
            <text:p/>
          </table:table-cell>
          <table:table-cell table:style-name="ce69" table:formula="of:=[$DigitalitzacioEmpresa.J161]">
            <text:p/>
          </table:table-cell>
          <table:table-cell table:style-name="ce54" table:number-columns-repeated="4"/>
          <table:table-cell table:style-name="ce77" table:formula="of:=IF(COUNTIF([.C161:.I161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g) S'ha preparat el paquet d'instal·lació perquè l'aplicació puga ser correctament desinstal·lada. </text:p>
          </table:table-cell>
          <table:table-cell table:style-name="ce54" table:formula="of:=[$ProxiMarkt.J162]">
            <text:p/>
          </table:table-cell>
          <table:table-cell table:style-name="ce69" table:formula="of:=[$DigitalitzacioEmpresa.J162]">
            <text:p/>
          </table:table-cell>
          <table:table-cell table:style-name="ce54" table:number-columns-repeated="4"/>
          <table:table-cell table:style-name="ce77" table:formula="of:=IF(COUNTIF([.C162:.I162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h) S'ha preparat l'aplicació per a ser descarregada des d'un servidor web i executada</text:p>
          </table:table-cell>
          <table:table-cell table:style-name="ce54" table:formula="of:=[$ProxiMarkt.J163]" office:value-type="string" office:string-value="X" calcext:value-type="string">
            <text:p>X</text:p>
          </table:table-cell>
          <table:table-cell table:style-name="ce69" table:formula="of:=[$DigitalitzacioEmpresa.J163]">
            <text:p/>
          </table:table-cell>
          <table:table-cell table:style-name="ce54" table:number-columns-repeated="4"/>
          <table:table-cell table:style-name="ce77" table:formula="of:=IF(COUNTIF([.C163:.I163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20">
          <table:covered-table-cell table:style-name="ce8"/>
          <table:table-cell table:style-name="ce34" office:value-type="string" calcext:value-type="string">
            <text:p>RA8- Avalua el funcionament d'aplicacions dissenyant i executant proves.</text:p>
          </table:table-cell>
          <table:table-cell table:style-name="ce54" table:formula="of:=[$ProxiMarkt.J164]">
            <text:p/>
          </table:table-cell>
          <table:table-cell table:style-name="ce69" table:formula="of:=[$DigitalitzacioEmpresa.J164]">
            <text:p/>
          </table:table-cell>
          <table:table-cell table:style-name="ce54" table:number-columns-repeated="4"/>
          <table:table-cell table:style-name="ce77" table:formula="of:=IF(COUNTIF([.C164:.I164]; &quot;X&quot;) &gt; 0; &quot;X&quot;; &quot;&quot;)">
            <text:p/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a) S'ha establit una estratègia de proves. </text:p>
          </table:table-cell>
          <table:table-cell table:style-name="ce54" table:formula="of:=[$ProxiMarkt.J165]" office:value-type="string" office:string-value="X" calcext:value-type="string">
            <text:p>X</text:p>
          </table:table-cell>
          <table:table-cell table:style-name="ce69" table:formula="of:=[$DigitalitzacioEmpresa.J165]">
            <text:p/>
          </table:table-cell>
          <table:table-cell table:style-name="ce54" table:number-columns-repeated="4"/>
          <table:table-cell table:style-name="ce77" table:formula="of:=IF(COUNTIF([.C165:.I165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b) S'han realitzat proves d'integració dels diferents elements. </text:p>
          </table:table-cell>
          <table:table-cell table:style-name="ce54" table:formula="of:=[$ProxiMarkt.J166]" office:value-type="string" office:string-value="X" calcext:value-type="string">
            <text:p>X</text:p>
          </table:table-cell>
          <table:table-cell table:style-name="ce69" table:formula="of:=[$DigitalitzacioEmpresa.J166]">
            <text:p/>
          </table:table-cell>
          <table:table-cell table:style-name="ce54" table:number-columns-repeated="4"/>
          <table:table-cell table:style-name="ce77" table:formula="of:=IF(COUNTIF([.C166:.I166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c) S'han realitzat proves de regressió. </text:p>
          </table:table-cell>
          <table:table-cell table:style-name="ce54" table:formula="of:=[$ProxiMarkt.J167]" office:value-type="string" office:string-value="X" calcext:value-type="string">
            <text:p>X</text:p>
          </table:table-cell>
          <table:table-cell table:style-name="ce69" table:formula="of:=[$DigitalitzacioEmpresa.J167]">
            <text:p/>
          </table:table-cell>
          <table:table-cell table:style-name="ce54" table:number-columns-repeated="4"/>
          <table:table-cell table:style-name="ce77" table:formula="of:=IF(COUNTIF([.C167:.I167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d) S'han realitzat proves de volum i estrés. </text:p>
          </table:table-cell>
          <table:table-cell table:style-name="ce54" table:formula="of:=[$ProxiMarkt.J168]" office:value-type="string" office:string-value="X" calcext:value-type="string">
            <text:p>X</text:p>
          </table:table-cell>
          <table:table-cell table:style-name="ce69" table:formula="of:=[$DigitalitzacioEmpresa.J168]">
            <text:p/>
          </table:table-cell>
          <table:table-cell table:style-name="ce54" table:number-columns-repeated="4"/>
          <table:table-cell table:style-name="ce77" table:formula="of:=IF(COUNTIF([.C168:.I168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e) S'han realitzat proves de seguretat. </text:p>
          </table:table-cell>
          <table:table-cell table:style-name="ce54" table:formula="of:=[$ProxiMarkt.J169]" office:value-type="string" office:string-value="X" calcext:value-type="string">
            <text:p>X</text:p>
          </table:table-cell>
          <table:table-cell table:style-name="ce69" table:formula="of:=[$DigitalitzacioEmpresa.J169]">
            <text:p/>
          </table:table-cell>
          <table:table-cell table:style-name="ce54" table:number-columns-repeated="4"/>
          <table:table-cell table:style-name="ce77" table:formula="of:=IF(COUNTIF([.C169:.I169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f) S'han realitzat proves d'ús de recursos per part de l'aplicació.</text:p>
          </table:table-cell>
          <table:table-cell table:style-name="ce54" table:formula="of:=[$ProxiMarkt.J170]" office:value-type="string" office:string-value="X" calcext:value-type="string">
            <text:p>X</text:p>
          </table:table-cell>
          <table:table-cell table:style-name="ce69" table:formula="of:=[$DigitalitzacioEmpresa.J170]">
            <text:p/>
          </table:table-cell>
          <table:table-cell table:style-name="ce54" table:number-columns-repeated="4"/>
          <table:table-cell table:style-name="ce77" table:formula="of:=IF(COUNTIF([.C170:.I170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5">
          <table:covered-table-cell table:style-name="ce8"/>
          <table:table-cell table:style-name="ce35" office:value-type="string" calcext:value-type="string">
            <text:p>g) S'ha documentat l'estratègia de proves i els resultats obtinguts. </text:p>
          </table:table-cell>
          <table:table-cell table:style-name="ce54" table:formula="of:=[$ProxiMarkt.J171]" office:value-type="string" office:string-value="X" calcext:value-type="string">
            <text:p>X</text:p>
          </table:table-cell>
          <table:table-cell table:style-name="ce69" table:formula="of:=[$DigitalitzacioEmpresa.J171]">
            <text:p/>
          </table:table-cell>
          <table:table-cell table:style-name="ce54" table:number-columns-repeated="4"/>
          <table:table-cell table:style-name="ce77" table:formula="of:=IF(COUNTIF([.C171:.I171]; &quot;X&quot;) &gt; 0; &quot;X&quot;; &quot;&quot;)" office:value-type="string" office:string-value="X" calcext:value-type="string">
            <text:p>X</text:p>
          </table:table-cell>
          <table:table-cell table:style-name="ce54"/>
          <table:table-cell table:style-name="ce15" table:number-columns-repeated="20"/>
        </table:table-row>
        <table:table-row table:style-name="ro8">
          <table:table-cell table:style-name="ce19" office:value-type="string" calcext:value-type="string" table:number-columns-spanned="1" table:number-rows-spanned="51">
            <text:p>PSP</text:p>
          </table:table-cell>
          <table:table-cell table:style-name="ce36" office:value-type="string" calcext:value-type="string">
            <text:p>RA1- Desenvolupa aplicacions compostes per diversos processos reconeixent i aplicant principis de Programació paral·lela.</text:p>
          </table:table-cell>
          <table:table-cell table:style-name="ce55" table:formula="of:=[$ProxiMarkt.J172]">
            <text:p/>
          </table:table-cell>
          <table:table-cell table:style-name="ce70" table:formula="of:=[$DigitalitzacioEmpresa.J172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172:.I172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style-name="ce15"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a) S'han reconegut les característiques de la programació concurrent i els seus àmbits d'aplicació.</text:p>
          </table:table-cell>
          <table:table-cell table:style-name="ce55" table:formula="of:=[$ProxiMarkt.J173]">
            <text:p/>
          </table:table-cell>
          <table:table-cell table:style-name="ce70" table:formula="of:=[$DigitalitzacioEmpresa.J173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173:.I173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style-name="ce15" table:number-columns-repeated="20"/>
        </table:table-row>
        <table:table-row table:style-name="ro9">
          <table:covered-table-cell table:style-name="ce19"/>
          <table:table-cell table:style-name="ce37" office:value-type="string" calcext:value-type="string">
            <text:p>b) S'han identificat les diferències entre programació paral·lela i programació distribuïda, els seus avantatges i inconvenients.</text:p>
          </table:table-cell>
          <table:table-cell table:style-name="ce55" table:formula="of:=[$ProxiMarkt.J174]">
            <text:p/>
          </table:table-cell>
          <table:table-cell table:style-name="ce70" table:formula="of:=[$DigitalitzacioEmpresa.J174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174:.I174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style-name="ce15"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c) S'han analitzat les característiques dels processos i de la seua execució pel sistema operatiu.</text:p>
          </table:table-cell>
          <table:table-cell table:style-name="ce55" table:formula="of:=[$ProxiMarkt.J175]">
            <text:p/>
          </table:table-cell>
          <table:table-cell table:style-name="ce70" table:formula="of:=[$DigitalitzacioEmpresa.J175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175:.I175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style-name="ce15"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d) S'han caracteritzat els fils d'execució i descrit la seua relació amb els processos.</text:p>
          </table:table-cell>
          <table:table-cell table:style-name="ce55" table:formula="of:=[$ProxiMarkt.J176]">
            <text:p/>
          </table:table-cell>
          <table:table-cell table:style-name="ce70" table:formula="of:=[$DigitalitzacioEmpresa.J176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176:.I176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style-name="ce15"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e) S'han utilitzat classes per a programar aplicacions que creguen subprocesos.</text:p>
          </table:table-cell>
          <table:table-cell table:style-name="ce55" table:formula="of:=[$ProxiMarkt.J177]">
            <text:p/>
          </table:table-cell>
          <table:table-cell table:style-name="ce70" table:formula="of:=[$DigitalitzacioEmpresa.J177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177:.I177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style-name="ce15"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f) S'han utilitzat mecanismes per a compartir informació amb els subprocesos iniciats.</text:p>
          </table:table-cell>
          <table:table-cell table:style-name="ce55" table:formula="of:=[$ProxiMarkt.J178]">
            <text:p/>
          </table:table-cell>
          <table:table-cell table:style-name="ce70" table:formula="of:=[$DigitalitzacioEmpresa.J178]">
            <text:p/>
          </table:table-cell>
          <table:table-cell table:style-name="ce55" table:number-columns-repeated="4"/>
          <table:table-cell table:style-name="ce78" table:formula="of:=IF(COUNTIF([.C178:.I178]; &quot;X&quot;) &gt; 0; &quot;X&quot;; &quot;&quot;)">
            <text:p/>
          </table:table-cell>
          <table:table-cell table:style-name="ce55"/>
          <table:table-cell table:style-name="ce15"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g) S'han utilitzat mecanismes per a sincronitzar i obtindre el valor retornat pels subprocesos iniciats.</text:p>
          </table:table-cell>
          <table:table-cell table:style-name="ce55" table:formula="of:=[$ProxiMarkt.J179]">
            <text:p/>
          </table:table-cell>
          <table:table-cell table:style-name="ce70" table:formula="of:=[$DigitalitzacioEmpresa.J179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179:.I179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style-name="ce15" table:number-columns-repeated="20"/>
        </table:table-row>
        <table:table-row table:style-name="ro9">
          <table:covered-table-cell table:style-name="ce19"/>
          <table:table-cell table:style-name="ce37" office:value-type="string" calcext:value-type="string">
            <text:p>h) S'han Desenvolupat aplicacions que gestionen i utilitzen processos per a l'execució de diverses tasques en paral·lel.</text:p>
          </table:table-cell>
          <table:table-cell table:style-name="ce55" table:formula="of:=[$ProxiMarkt.J180]">
            <text:p/>
          </table:table-cell>
          <table:table-cell table:style-name="ce70" table:formula="of:=[$DigitalitzacioEmpresa.J180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180:.I180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style-name="ce15"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i) S'han depurat i documentat les aplicacions desenvolupades</text:p>
          </table:table-cell>
          <table:table-cell table:style-name="ce55" table:formula="of:=[$ProxiMarkt.J181]">
            <text:p/>
          </table:table-cell>
          <table:table-cell table:style-name="ce70" table:formula="of:=[$DigitalitzacioEmpresa.J181]">
            <text:p/>
          </table:table-cell>
          <table:table-cell table:style-name="ce55" table:number-columns-repeated="4"/>
          <table:table-cell table:style-name="ce78" table:formula="of:=IF(COUNTIF([.C181:.I181]; &quot;X&quot;) &gt; 0; &quot;X&quot;; &quot;&quot;)">
            <text:p/>
          </table:table-cell>
          <table:table-cell table:style-name="ce55"/>
          <table:table-cell table:style-name="ce15" table:number-columns-repeated="20"/>
        </table:table-row>
        <table:table-row table:style-name="ro21">
          <table:covered-table-cell table:style-name="ce19"/>
          <table:table-cell table:style-name="ce36" office:value-type="string" calcext:value-type="string">
            <text:p>RA2- Desenvolupa aplicacions compostes per diversos fils d'execució analitzant i aplicant </text:p>
            <text:p>Llibreries específiques del llenguatge de programació.</text:p>
          </table:table-cell>
          <table:table-cell table:style-name="ce55" table:formula="of:=[$ProxiMarkt.J182]">
            <text:p/>
          </table:table-cell>
          <table:table-cell table:style-name="ce70" table:formula="of:=[$DigitalitzacioEmpresa.J182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182:.I182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a) S'han identificat situacions en les quals resulte útil la utilització de diversos fils en un programa.</text:p>
          </table:table-cell>
          <table:table-cell table:style-name="ce55" table:formula="of:=[$ProxiMarkt.J183]">
            <text:p/>
          </table:table-cell>
          <table:table-cell table:style-name="ce70" table:formula="of:=[$DigitalitzacioEmpresa.J183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183:.I183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b) S'han reconegut els mecanismes per a crear, iniciar i finalitzar fils.</text:p>
          </table:table-cell>
          <table:table-cell table:style-name="ce55" table:formula="of:=[$ProxiMarkt.J184]">
            <text:p/>
          </table:table-cell>
          <table:table-cell table:style-name="ce70" table:formula="of:=[$DigitalitzacioEmpresa.J184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184:.I184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c) S'han programat aplicacions que implementen diversos fils.</text:p>
          </table:table-cell>
          <table:table-cell table:style-name="ce55" table:formula="of:=[$ProxiMarkt.J185]">
            <text:p/>
          </table:table-cell>
          <table:table-cell table:style-name="ce70" table:formula="of:=[$DigitalitzacioEmpresa.J185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185:.I185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d) S'han identificat els possibles estats d'execució d'un fil i programat aplicacions que els gestionen.</text:p>
          </table:table-cell>
          <table:table-cell table:style-name="ce55" table:formula="of:=[$ProxiMarkt.J186]">
            <text:p/>
          </table:table-cell>
          <table:table-cell table:style-name="ce70" table:formula="of:=[$DigitalitzacioEmpresa.J186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186:.I186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e) S'han utilitzat mecanismes per a compartir informació entre diversos fils d'un mateix procés.</text:p>
          </table:table-cell>
          <table:table-cell table:style-name="ce55" table:formula="of:=[$ProxiMarkt.J187]">
            <text:p/>
          </table:table-cell>
          <table:table-cell table:style-name="ce70" table:formula="of:=[$DigitalitzacioEmpresa.J187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187:.I187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f) S'han Desenvolupat programes formats per diversos fils sincronitzats mitjançant tècniques específiques.</text:p>
          </table:table-cell>
          <table:table-cell table:style-name="ce55" table:formula="of:=[$ProxiMarkt.J188]">
            <text:p/>
          </table:table-cell>
          <table:table-cell table:style-name="ce70" table:formula="of:=[$DigitalitzacioEmpresa.J188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188:.I188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g) S'ha establit i controlat la prioritat de cada un dels fils d'execució.</text:p>
          </table:table-cell>
          <table:table-cell table:style-name="ce55" table:formula="of:=[$ProxiMarkt.J189]">
            <text:p/>
          </table:table-cell>
          <table:table-cell table:style-name="ce70" table:formula="of:=[$DigitalitzacioEmpresa.J189]">
            <text:p/>
          </table:table-cell>
          <table:table-cell table:style-name="ce55" table:number-columns-repeated="4"/>
          <table:table-cell table:style-name="ce78" table:formula="of:=IF(COUNTIF([.C189:.I189]; &quot;X&quot;) &gt; 0; &quot;X&quot;; &quot;&quot;)">
            <text:p/>
          </table:table-cell>
          <table:table-cell table:style-name="ce55"/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h) S'han depurat i documentat els programes Desenvolupats.</text:p>
          </table:table-cell>
          <table:table-cell table:style-name="ce55" table:formula="of:=[$ProxiMarkt.J190]">
            <text:p/>
          </table:table-cell>
          <table:table-cell table:style-name="ce70" table:formula="of:=[$DigitalitzacioEmpresa.J190]">
            <text:p/>
          </table:table-cell>
          <table:table-cell table:style-name="ce55" table:number-columns-repeated="4"/>
          <table:table-cell table:style-name="ce78" table:formula="of:=IF(COUNTIF([.C190:.I190]; &quot;X&quot;) &gt; 0; &quot;X&quot;; &quot;&quot;)">
            <text:p/>
          </table:table-cell>
          <table:table-cell table:style-name="ce55"/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i) S'ha analitzat el context d'execució dels fils.</text:p>
          </table:table-cell>
          <table:table-cell table:style-name="ce55" table:formula="of:=[$ProxiMarkt.J191]">
            <text:p/>
          </table:table-cell>
          <table:table-cell table:style-name="ce70" table:formula="of:=[$DigitalitzacioEmpresa.J191]">
            <text:p/>
          </table:table-cell>
          <table:table-cell table:style-name="ce55" table:number-columns-repeated="4"/>
          <table:table-cell table:style-name="ce78" table:formula="of:=IF(COUNTIF([.C191:.I191]; &quot;X&quot;) &gt; 0; &quot;X&quot;; &quot;&quot;)">
            <text:p/>
          </table:table-cell>
          <table:table-cell table:style-name="ce55"/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j) S'han analitzat llibreries específiques del llenguatge de programació que permeten la programació multifil.</text:p>
          </table:table-cell>
          <table:table-cell table:style-name="ce55" table:formula="of:=[$ProxiMarkt.J192]">
            <text:p/>
          </table:table-cell>
          <table:table-cell table:style-name="ce70" table:formula="of:=[$DigitalitzacioEmpresa.J192]">
            <text:p/>
          </table:table-cell>
          <table:table-cell table:style-name="ce55" table:number-columns-repeated="4"/>
          <table:table-cell table:style-name="ce78" table:formula="of:=IF(COUNTIF([.C192:.I192]; &quot;X&quot;) &gt; 0; &quot;X&quot;; &quot;&quot;)">
            <text:p/>
          </table:table-cell>
          <table:table-cell table:style-name="ce55"/>
          <table:table-cell table:style-name="ce15"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k) S'han reconegut els problemes derivats de la compartició d'informació entre els fils d'un mateix procés.</text:p>
          </table:table-cell>
          <table:table-cell table:style-name="ce55" table:formula="of:=[$ProxiMarkt.J193]">
            <text:p/>
          </table:table-cell>
          <table:table-cell table:style-name="ce70" table:formula="of:=[$DigitalitzacioEmpresa.J193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193:.I193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style-name="ce15" table:number-columns-repeated="20"/>
        </table:table-row>
        <table:table-row table:style-name="ro22">
          <table:covered-table-cell table:style-name="ce19"/>
          <table:table-cell table:style-name="ce36" office:value-type="string" calcext:value-type="string">
            <text:p>RA3- Programa mecanismes de comunicació en xarxa emprant sockets i analitzant l'escenari d'execució.</text:p>
          </table:table-cell>
          <table:table-cell table:style-name="ce55" table:formula="of:=[$ProxiMarkt.J194]">
            <text:p/>
          </table:table-cell>
          <table:table-cell table:style-name="ce70" table:formula="of:=[$DigitalitzacioEmpresa.J194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194:.I194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style-name="ce15"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a) S'han identificat escenaris que requerixen establir comunicació en xarxa entre diverses aplicacions.</text:p>
          </table:table-cell>
          <table:table-cell table:style-name="ce55" table:formula="of:=[$ProxiMarkt.J195]">
            <text:p/>
          </table:table-cell>
          <table:table-cell table:style-name="ce70" table:formula="of:=[$DigitalitzacioEmpresa.J195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195:.I195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b) S'han identificat els rols de client i de servidor i les seues funcions associades.</text:p>
          </table:table-cell>
          <table:table-cell table:style-name="ce55" table:formula="of:=[$ProxiMarkt.J196]">
            <text:p/>
          </table:table-cell>
          <table:table-cell table:style-name="ce70" table:formula="of:=[$DigitalitzacioEmpresa.J196]">
            <text:p/>
          </table:table-cell>
          <table:table-cell table:style-name="ce55" table:number-columns-repeated="4"/>
          <table:table-cell table:style-name="ce78" table:formula="of:=IF(COUNTIF([.C196:.I196]; &quot;X&quot;) &gt; 0; &quot;X&quot;; &quot;&quot;)">
            <text:p/>
          </table:table-cell>
          <table:table-cell table:style-name="ce55"/>
          <table:table-cell table:number-columns-repeated="20"/>
        </table:table-row>
        <table:table-row table:style-name="ro9">
          <table:covered-table-cell table:style-name="ce19"/>
          <table:table-cell table:style-name="ce37" office:value-type="string" calcext:value-type="string">
            <text:p>c) S'han reconegut llibreries i mecanismes del llenguatge de programació que permeten programar aplicacions en xarxa.</text:p>
          </table:table-cell>
          <table:table-cell table:style-name="ce55" table:formula="of:=[$ProxiMarkt.J197]">
            <text:p/>
          </table:table-cell>
          <table:table-cell table:style-name="ce70" table:formula="of:=[$DigitalitzacioEmpresa.J197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197:.I197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d) S'ha analitzat el concepte de socket, els seus tipus i característiques.</text:p>
          </table:table-cell>
          <table:table-cell table:style-name="ce55" table:formula="of:=[$ProxiMarkt.J198]">
            <text:p/>
          </table:table-cell>
          <table:table-cell table:style-name="ce70" table:formula="of:=[$DigitalitzacioEmpresa.J198]">
            <text:p/>
          </table:table-cell>
          <table:table-cell table:style-name="ce55" table:number-columns-repeated="4"/>
          <table:table-cell table:style-name="ce78" table:formula="of:=IF(COUNTIF([.C198:.I198]; &quot;X&quot;) &gt; 0; &quot;X&quot;; &quot;&quot;)">
            <text:p/>
          </table:table-cell>
          <table:table-cell table:style-name="ce55"/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e) S'han utilitzat sockets per a programar una aplicació client que es comunique amb un servidor.</text:p>
          </table:table-cell>
          <table:table-cell table:style-name="ce55" table:formula="of:=[$ProxiMarkt.J199]">
            <text:p/>
          </table:table-cell>
          <table:table-cell table:style-name="ce70" table:formula="of:=[$DigitalitzacioEmpresa.J199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199:.I199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f) S'ha Desenvolupat una aplicació servidor en xarxa i verificat el seu funcionament.</text:p>
          </table:table-cell>
          <table:table-cell table:style-name="ce55" table:formula="of:=[$ProxiMarkt.J200]">
            <text:p/>
          </table:table-cell>
          <table:table-cell table:style-name="ce70" table:formula="of:=[$DigitalitzacioEmpresa.J200]">
            <text:p/>
          </table:table-cell>
          <table:table-cell table:style-name="ce55" table:number-columns-repeated="4"/>
          <table:table-cell table:style-name="ce78" table:formula="of:=IF(COUNTIF([.C200:.I200]; &quot;X&quot;) &gt; 0; &quot;X&quot;; &quot;&quot;)">
            <text:p/>
          </table:table-cell>
          <table:table-cell table:style-name="ce55"/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g) S'han desenvolupat aplicacions que utilitzen sockets per a intercanviar <text:s/>informació.</text:p>
          </table:table-cell>
          <table:table-cell table:style-name="ce55" table:formula="of:=[$ProxiMarkt.J201]">
            <text:p/>
          </table:table-cell>
          <table:table-cell table:style-name="ce70" table:formula="of:=[$DigitalitzacioEmpresa.J201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201:.I201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i) S'han utilitzat fils per a possibilitar la comunicació simultània de diversos clients amb el servidor.</text:p>
          </table:table-cell>
          <table:table-cell table:style-name="ce55" table:formula="of:=[$ProxiMarkt.J202]">
            <text:p/>
          </table:table-cell>
          <table:table-cell table:style-name="ce70" table:formula="of:=[$DigitalitzacioEmpresa.J202]">
            <text:p/>
          </table:table-cell>
          <table:table-cell table:style-name="ce55" table:number-columns-repeated="4"/>
          <table:table-cell table:style-name="ce78" table:formula="of:=IF(COUNTIF([.C202:.I202]; &quot;X&quot;) &gt; 0; &quot;X&quot;; &quot;&quot;)">
            <text:p/>
          </table:table-cell>
          <table:table-cell table:style-name="ce55"/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j) S'han caracteritzat els models de comunicació més usuals en les arquitectures d'aplicacions distribuïdes.</text:p>
          </table:table-cell>
          <table:table-cell table:style-name="ce55" table:formula="of:=[$ProxiMarkt.J203]">
            <text:p/>
          </table:table-cell>
          <table:table-cell table:style-name="ce70" table:formula="of:=[$DigitalitzacioEmpresa.J203]">
            <text:p/>
          </table:table-cell>
          <table:table-cell table:style-name="ce55" table:number-columns-repeated="4"/>
          <table:table-cell table:style-name="ce78" table:formula="of:=IF(COUNTIF([.C203:.I203]; &quot;X&quot;) &gt; 0; &quot;X&quot;; &quot;&quot;)">
            <text:p/>
          </table:table-cell>
          <table:table-cell table:style-name="ce55"/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k) S'han depurat i documentat les aplicacions desenvolupades.</text:p>
          </table:table-cell>
          <table:table-cell table:style-name="ce55" table:formula="of:=[$ProxiMarkt.J204]">
            <text:p/>
          </table:table-cell>
          <table:table-cell table:style-name="ce70" table:formula="of:=[$DigitalitzacioEmpresa.J204]">
            <text:p/>
          </table:table-cell>
          <table:table-cell table:style-name="ce55" table:number-columns-repeated="4"/>
          <table:table-cell table:style-name="ce78" table:formula="of:=IF(COUNTIF([.C204:.I204]; &quot;X&quot;) &gt; 0; &quot;X&quot;; &quot;&quot;)">
            <text:p/>
          </table:table-cell>
          <table:table-cell table:style-name="ce55"/>
          <table:table-cell table:number-columns-repeated="20"/>
        </table:table-row>
        <table:table-row table:style-name="ro22">
          <table:covered-table-cell table:style-name="ce19"/>
          <table:table-cell table:style-name="ce36" office:value-type="string" calcext:value-type="string">
            <text:p>RA4- Desenvolupa aplicacions que oferixen servicis en xarxa, utilitzant llibreries de classes i aplicant </text:p>
            <text:p>criteris d'eficiència i disponibilitat.</text:p>
          </table:table-cell>
          <table:table-cell table:style-name="ce55" table:formula="of:=[$ProxiMarkt.J205]">
            <text:p/>
          </table:table-cell>
          <table:table-cell table:style-name="ce70" table:formula="of:=[$DigitalitzacioEmpresa.J205]">
            <text:p/>
          </table:table-cell>
          <table:table-cell table:style-name="ce55" table:number-columns-repeated="4"/>
          <table:table-cell table:style-name="ce78" table:formula="of:=IF(COUNTIF([.C205:.I205]; &quot;X&quot;) &gt; 0; &quot;X&quot;; &quot;&quot;)">
            <text:p/>
          </table:table-cell>
          <table:table-cell table:style-name="ce55"/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a) S'han identificat diferents protocols estàndard de comunicació per a la implementació de servicis en xarxa.</text:p>
          </table:table-cell>
          <table:table-cell table:style-name="ce55" table:formula="of:=[$ProxiMarkt.J206]">
            <text:p/>
          </table:table-cell>
          <table:table-cell table:style-name="ce70" table:formula="of:=[$DigitalitzacioEmpresa.J206]">
            <text:p/>
          </table:table-cell>
          <table:table-cell table:style-name="ce55" table:number-columns-repeated="4"/>
          <table:table-cell table:style-name="ce78" table:formula="of:=IF(COUNTIF([.C206:.I206]; &quot;X&quot;) &gt; 0; &quot;X&quot;; &quot;&quot;)">
            <text:p/>
          </table:table-cell>
          <table:table-cell table:style-name="ce55"/>
          <table:table-cell table:number-columns-repeated="20"/>
        </table:table-row>
        <table:table-row table:style-name="ro9">
          <table:covered-table-cell table:style-name="ce19"/>
          <table:table-cell table:style-name="ce37" office:value-type="string" calcext:value-type="string">
            <text:p>b) S'han reconegut els avantatges de la utilització de protocols estàndard per a la comunicació entre aplicacions i processos.</text:p>
          </table:table-cell>
          <table:table-cell table:style-name="ce55" table:formula="of:=[$ProxiMarkt.J207]">
            <text:p/>
          </table:table-cell>
          <table:table-cell table:style-name="ce70" table:formula="of:=[$DigitalitzacioEmpresa.J207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207:.I207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number-columns-repeated="20"/>
        </table:table-row>
        <table:table-row table:style-name="ro9">
          <table:covered-table-cell table:style-name="ce19"/>
          <table:table-cell table:style-name="ce37" office:value-type="string" calcext:value-type="string">
            <text:p>c) S'han analitzat llibreries que permeten implementar servicis en xarxa utilitzant protocols estàndard de comunicació.</text:p>
          </table:table-cell>
          <table:table-cell table:style-name="ce55" table:formula="of:=[$ProxiMarkt.J208]">
            <text:p/>
          </table:table-cell>
          <table:table-cell table:style-name="ce70" table:formula="of:=[$DigitalitzacioEmpresa.J208]">
            <text:p/>
          </table:table-cell>
          <table:table-cell table:style-name="ce55" table:number-columns-repeated="4"/>
          <table:table-cell table:style-name="ce78" table:formula="of:=IF(COUNTIF([.C208:.I208]; &quot;X&quot;) &gt; 0; &quot;X&quot;; &quot;&quot;)">
            <text:p/>
          </table:table-cell>
          <table:table-cell table:style-name="ce55"/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d) S'han Desenvolupat i provat servicis de comunicació en xarxa.</text:p>
          </table:table-cell>
          <table:table-cell table:style-name="ce55" table:formula="of:=[$ProxiMarkt.J209]">
            <text:p/>
          </table:table-cell>
          <table:table-cell table:style-name="ce70" table:formula="of:=[$DigitalitzacioEmpresa.J209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209:.I209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e) S'han utilitzat clients de comunicacions per a verificar el funcionament dels servicis.</text:p>
          </table:table-cell>
          <table:table-cell table:style-name="ce55" table:formula="of:=[$ProxiMarkt.J210]">
            <text:p/>
          </table:table-cell>
          <table:table-cell table:style-name="ce70" table:formula="of:=[$DigitalitzacioEmpresa.J210]" office:value-type="string" office:string-value="X" calcext:value-type="string">
            <text:p>X</text:p>
          </table:table-cell>
          <table:table-cell table:style-name="ce55" table:number-columns-repeated="4"/>
          <table:table-cell table:style-name="ce78" table:formula="of:=IF(COUNTIF([.C210:.I210]; &quot;X&quot;) &gt; 0; &quot;X&quot;; &quot;&quot;)" office:value-type="string" office:string-value="X" calcext:value-type="string">
            <text:p>X</text:p>
          </table:table-cell>
          <table:table-cell table:style-name="ce55"/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f) S'han incorporat mecanismes per a possibilitar la comunicació simultània de diversos clients amb el servici.</text:p>
          </table:table-cell>
          <table:table-cell table:style-name="ce55" table:formula="of:=[$ProxiMarkt.J211]">
            <text:p/>
          </table:table-cell>
          <table:table-cell table:style-name="ce70" table:formula="of:=[$DigitalitzacioEmpresa.J211]">
            <text:p/>
          </table:table-cell>
          <table:table-cell table:style-name="ce55" table:number-columns-repeated="4"/>
          <table:table-cell table:style-name="ce78" table:formula="of:=IF(COUNTIF([.C211:.I211]; &quot;X&quot;) &gt; 0; &quot;X&quot;; &quot;&quot;)">
            <text:p/>
          </table:table-cell>
          <table:table-cell table:style-name="ce55"/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g) S'ha verificat la disponibilitat del servici.</text:p>
          </table:table-cell>
          <table:table-cell table:style-name="ce55" table:formula="of:=[$ProxiMarkt.J212]">
            <text:p/>
          </table:table-cell>
          <table:table-cell table:style-name="ce70" table:formula="of:=[$DigitalitzacioEmpresa.J212]">
            <text:p/>
          </table:table-cell>
          <table:table-cell table:style-name="ce55" table:number-columns-repeated="4"/>
          <table:table-cell table:style-name="ce78" table:formula="of:=IF(COUNTIF([.C212:.I212]; &quot;X&quot;) &gt; 0; &quot;X&quot;; &quot;&quot;)">
            <text:p/>
          </table:table-cell>
          <table:table-cell table:style-name="ce55"/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h) S'han depurat i documentat les aplicacions desenvolupades.</text:p>
          </table:table-cell>
          <table:table-cell table:style-name="ce55" table:formula="of:=[$ProxiMarkt.J213]">
            <text:p/>
          </table:table-cell>
          <table:table-cell table:style-name="ce70" table:formula="of:=[$DigitalitzacioEmpresa.J213]">
            <text:p/>
          </table:table-cell>
          <table:table-cell table:style-name="ce55" table:number-columns-repeated="4"/>
          <table:table-cell table:style-name="ce78" table:formula="of:=IF(COUNTIF([.C213:.I213]; &quot;X&quot;) &gt; 0; &quot;X&quot;; &quot;&quot;)">
            <text:p/>
          </table:table-cell>
          <table:table-cell table:style-name="ce55"/>
          <table:table-cell table:number-columns-repeated="20"/>
        </table:table-row>
        <table:table-row table:style-name="ro22">
          <table:covered-table-cell table:style-name="ce19"/>
          <table:table-cell table:style-name="ce36" office:value-type="string" calcext:value-type="string">
            <text:p>RA5- Protegix les aplicacions i les dades definint i aplicant criteris de seguretat en l'accés, Emmagatzematge i transmissió de la informació.</text:p>
          </table:table-cell>
          <table:table-cell table:style-name="ce55" table:formula="of:=[$ProxiMarkt.J214]">
            <text:p/>
          </table:table-cell>
          <table:table-cell table:style-name="ce70" table:formula="of:=[$DigitalitzacioEmpresa.J214]">
            <text:p/>
          </table:table-cell>
          <table:table-cell table:style-name="ce55" table:number-columns-repeated="4"/>
          <table:table-cell table:style-name="ce78" table:formula="of:=IF(COUNTIF([.C214:.I214]; &quot;X&quot;) &gt; 0; &quot;X&quot;; &quot;&quot;)">
            <text:p/>
          </table:table-cell>
          <table:table-cell table:style-name="ce55"/>
          <table:table-cell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a) S'han identificat i aplicat principis i pràctiques de programació segura.</text:p>
          </table:table-cell>
          <table:table-cell table:style-name="ce55" table:formula="of:=[$ProxiMarkt.J215]">
            <text:p/>
          </table:table-cell>
          <table:table-cell table:style-name="ce70" table:formula="of:=[$DigitalitzacioEmpresa.J215]">
            <text:p/>
          </table:table-cell>
          <table:table-cell table:style-name="ce55" table:number-columns-repeated="4"/>
          <table:table-cell table:style-name="ce78" table:formula="of:=IF(COUNTIF([.C215:.I215]; &quot;X&quot;) &gt; 0; &quot;X&quot;; &quot;&quot;)">
            <text:p/>
          </table:table-cell>
          <table:table-cell table:style-name="ce55"/>
          <table:table-cell table:number-columns-repeated="20"/>
        </table:table-row>
        <table:table-row table:style-name="ro5">
          <table:covered-table-cell table:style-name="ce19"/>
          <table:table-cell table:style-name="ce37" office:value-type="string" calcext:value-type="string">
            <text:p>b) S'han analitzat les principals tècniques i pràctiques criptogràfiques.</text:p>
          </table:table-cell>
          <table:table-cell table:style-name="ce55" table:formula="of:=[$ProxiMarkt.J216]">
            <text:p/>
          </table:table-cell>
          <table:table-cell table:style-name="ce70" table:formula="of:=[$DigitalitzacioEmpresa.J216]">
            <text:p/>
          </table:table-cell>
          <table:table-cell table:style-name="ce55" table:number-columns-repeated="4"/>
          <table:table-cell table:style-name="ce78" table:formula="of:=IF(COUNTIF([.C216:.I216]; &quot;X&quot;) &gt; 0; &quot;X&quot;; &quot;&quot;)">
            <text:p/>
          </table:table-cell>
          <table:table-cell table:style-name="ce55"/>
          <table:table-cell table:number-columns-repeated="20"/>
        </table:table-row>
        <table:table-row table:style-name="ro9">
          <table:covered-table-cell table:style-name="ce19"/>
          <table:table-cell table:style-name="ce37" office:value-type="string" calcext:value-type="string">
            <text:p>c) S'han definit i implantat polítiques de seguretat per a limitar i controlar l'accés dels usuaris a les aplicacions desenvolupades.</text:p>
          </table:table-cell>
          <table:table-cell table:style-name="ce55" table:formula="of:=[$ProxiMarkt.J217]">
            <text:p/>
          </table:table-cell>
          <table:table-cell table:style-name="ce70" table:formula="of:=[$DigitalitzacioEmpresa.J217]">
            <text:p/>
          </table:table-cell>
          <table:table-cell table:style-name="ce55" table:number-columns-repeated="4"/>
          <table:table-cell table:style-name="ce78" table:formula="of:=IF(COUNTIF([.C217:.I217]; &quot;X&quot;) &gt; 0; &quot;X&quot;; &quot;&quot;)">
            <text:p/>
          </table:table-cell>
          <table:table-cell table:style-name="ce55"/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d) S'han utilitzat esquemes de seguretat basats en rols.</text:p>
          </table:table-cell>
          <table:table-cell table:style-name="ce55" table:formula="of:=[$ProxiMarkt.J218]">
            <text:p/>
          </table:table-cell>
          <table:table-cell table:style-name="ce70" table:formula="of:=[$DigitalitzacioEmpresa.J218]">
            <text:p/>
          </table:table-cell>
          <table:table-cell table:style-name="ce55" table:number-columns-repeated="4"/>
          <table:table-cell table:style-name="ce78" table:formula="of:=IF(COUNTIF([.C218:.I218]; &quot;X&quot;) &gt; 0; &quot;X&quot;; &quot;&quot;)">
            <text:p/>
          </table:table-cell>
          <table:table-cell table:style-name="ce55"/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e) S'han emprat algorismes criptogràfics per a protegir l'accés a la informació emmagatzemada.</text:p>
          </table:table-cell>
          <table:table-cell table:style-name="ce55" table:formula="of:=[$ProxiMarkt.J219]">
            <text:p/>
          </table:table-cell>
          <table:table-cell table:style-name="ce70" table:formula="of:=[$DigitalitzacioEmpresa.J219]">
            <text:p/>
          </table:table-cell>
          <table:table-cell table:style-name="ce55" table:number-columns-repeated="4"/>
          <table:table-cell table:style-name="ce78" table:formula="of:=IF(COUNTIF([.C219:.I219]; &quot;X&quot;) &gt; 0; &quot;X&quot;; &quot;&quot;)">
            <text:p/>
          </table:table-cell>
          <table:table-cell table:style-name="ce55"/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f) S'han identificat mètodes per a assegurar la informació transmesa. <text:s text:c="41"/></text:p>
          </table:table-cell>
          <table:table-cell table:style-name="ce55" table:formula="of:=[$ProxiMarkt.J220]">
            <text:p/>
          </table:table-cell>
          <table:table-cell table:style-name="ce70" table:formula="of:=[$DigitalitzacioEmpresa.J220]">
            <text:p/>
          </table:table-cell>
          <table:table-cell table:style-name="ce55" table:number-columns-repeated="4"/>
          <table:table-cell table:style-name="ce78" table:formula="of:=IF(COUNTIF([.C220:.I220]; &quot;X&quot;) &gt; 0; &quot;X&quot;; &quot;&quot;)">
            <text:p/>
          </table:table-cell>
          <table:table-cell table:style-name="ce55"/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g) S'han Desenvolupat aplicacions que utilitzen comunicacions segures per a la transmissió d'informació.</text:p>
          </table:table-cell>
          <table:table-cell table:style-name="ce55" table:formula="of:=[$ProxiMarkt.J221]">
            <text:p/>
          </table:table-cell>
          <table:table-cell table:style-name="ce70" table:formula="of:=[$DigitalitzacioEmpresa.J221]">
            <text:p/>
          </table:table-cell>
          <table:table-cell table:style-name="ce55" table:number-columns-repeated="4"/>
          <table:table-cell table:style-name="ce78" table:formula="of:=IF(COUNTIF([.C221:.I221]; &quot;X&quot;) &gt; 0; &quot;X&quot;; &quot;&quot;)">
            <text:p/>
          </table:table-cell>
          <table:table-cell table:style-name="ce55"/>
          <table:table-cell table:number-columns-repeated="20"/>
        </table:table-row>
        <table:table-row table:style-name="ro11">
          <table:covered-table-cell table:style-name="ce19"/>
          <table:table-cell table:style-name="ce37" office:value-type="string" calcext:value-type="string">
            <text:p>h) S'han depurat i documentat les aplicacions desenvolupades.</text:p>
          </table:table-cell>
          <table:table-cell table:style-name="ce55" table:formula="of:=[$ProxiMarkt.J222]">
            <text:p/>
          </table:table-cell>
          <table:table-cell table:style-name="ce70" table:formula="of:=[$DigitalitzacioEmpresa.J222]">
            <text:p/>
          </table:table-cell>
          <table:table-cell table:style-name="ce55" table:number-columns-repeated="4"/>
          <table:table-cell table:style-name="ce78" table:formula="of:=IF(COUNTIF([.C222:.I222]; &quot;X&quot;) &gt; 0; &quot;X&quot;; &quot;&quot;)">
            <text:p/>
          </table:table-cell>
          <table:table-cell table:style-name="ce55"/>
          <table:table-cell table:number-columns-repeated="20"/>
        </table:table-row>
        <table:table-row table:style-name="ro23">
          <table:table-cell table:style-name="ce20" office:value-type="string" calcext:value-type="string" table:number-columns-spanned="1" table:number-rows-spanned="43">
            <text:p>SGE</text:p>
          </table:table-cell>
          <table:table-cell table:style-name="ce39" office:value-type="string" calcext:value-type="string">
            <text:p>RA1- Identifica sistemes de planificació de recursos empresarials i de gestió de relacions amb </text:p>
            <text:p>clients (ERP-CRM) reconeixent les seues característiques i verificant la configuració del sistema</text:p>
            <text:p> Informàtic.</text:p>
          </table:table-cell>
          <table:table-cell table:style-name="ce56" table:formula="of:=[$ProxiMarkt.J223]">
            <text:p/>
          </table:table-cell>
          <table:table-cell table:style-name="ce71" table:formula="of:=[$DigitalitzacioEmpresa.J223]">
            <text:p/>
          </table:table-cell>
          <table:table-cell table:style-name="ce56" table:number-columns-repeated="4"/>
          <table:table-cell table:style-name="ce79" table:formula="of:=IF(COUNTIF([.C223:.I223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a) S'han reconegut els diferents sistemes ERP-CRM que existixen en el mercat. </text:p>
          </table:table-cell>
          <table:table-cell table:style-name="ce56" table:formula="of:=[$ProxiMarkt.J224]">
            <text:p/>
          </table:table-cell>
          <table:table-cell table:style-name="ce71" table:formula="of:=[$DigitalitzacioEmpresa.J224]">
            <text:p/>
          </table:table-cell>
          <table:table-cell table:style-name="ce56" table:number-columns-repeated="4"/>
          <table:table-cell table:style-name="ce79" table:formula="of:=IF(COUNTIF([.C224:.I224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b) S'han comparat sistemes ERP-CRM en funció de les seues característiques i requisits. <text:s text:c="34"/></text:p>
          </table:table-cell>
          <table:table-cell table:style-name="ce56" table:formula="of:=[$ProxiMarkt.J225]">
            <text:p/>
          </table:table-cell>
          <table:table-cell table:style-name="ce71" table:formula="of:=[$DigitalitzacioEmpresa.J225]">
            <text:p/>
          </table:table-cell>
          <table:table-cell table:style-name="ce56" table:number-columns-repeated="4"/>
          <table:table-cell table:style-name="ce79" table:formula="of:=IF(COUNTIF([.C225:.I225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c) S'ha identificat el sistema operatiu adequat a cada sistema ERP-CRM. </text:p>
          </table:table-cell>
          <table:table-cell table:style-name="ce56" table:formula="of:=[$ProxiMarkt.J226]">
            <text:p/>
          </table:table-cell>
          <table:table-cell table:style-name="ce71" table:formula="of:=[$DigitalitzacioEmpresa.J226]">
            <text:p/>
          </table:table-cell>
          <table:table-cell table:style-name="ce56" table:number-columns-repeated="4"/>
          <table:table-cell table:style-name="ce79" table:formula="of:=IF(COUNTIF([.C226:.I226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d) S'ha identificat el sistema gestor de dades adequat a cada sistema ERP-CRM. </text:p>
          </table:table-cell>
          <table:table-cell table:style-name="ce56" table:formula="of:=[$ProxiMarkt.J227]">
            <text:p/>
          </table:table-cell>
          <table:table-cell table:style-name="ce71" table:formula="of:=[$DigitalitzacioEmpresa.J227]">
            <text:p/>
          </table:table-cell>
          <table:table-cell table:style-name="ce56" table:number-columns-repeated="4"/>
          <table:table-cell table:style-name="ce79" table:formula="of:=IF(COUNTIF([.C227:.I227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9">
          <table:covered-table-cell table:style-name="ce20"/>
          <table:table-cell table:style-name="ce40" office:value-type="string" calcext:value-type="string">
            <text:p>e) S'han verificat les configuracions del sistema operatiu i del gestor de dades per a garantir la funcionalitat del ERP-CRM. </text:p>
          </table:table-cell>
          <table:table-cell table:style-name="ce56" table:formula="of:=[$ProxiMarkt.J228]">
            <text:p/>
          </table:table-cell>
          <table:table-cell table:style-name="ce71" table:formula="of:=[$DigitalitzacioEmpresa.J228]">
            <text:p/>
          </table:table-cell>
          <table:table-cell table:style-name="ce56" table:number-columns-repeated="4"/>
          <table:table-cell table:style-name="ce79" table:formula="of:=IF(COUNTIF([.C228:.I228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f) S'han documentat les operacions realitzades.</text:p>
          </table:table-cell>
          <table:table-cell table:style-name="ce56" table:formula="of:=[$ProxiMarkt.J229]">
            <text:p/>
          </table:table-cell>
          <table:table-cell table:style-name="ce71" table:formula="of:=[$DigitalitzacioEmpresa.J229]">
            <text:p/>
          </table:table-cell>
          <table:table-cell table:style-name="ce56" table:number-columns-repeated="4"/>
          <table:table-cell table:style-name="ce79" table:formula="of:=IF(COUNTIF([.C229:.I229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g) S'han documentat les incidències produïdes durant el procés. </text:p>
          </table:table-cell>
          <table:table-cell table:style-name="ce56" table:formula="of:=[$ProxiMarkt.J230]">
            <text:p/>
          </table:table-cell>
          <table:table-cell table:style-name="ce71" table:formula="of:=[$DigitalitzacioEmpresa.J230]">
            <text:p/>
          </table:table-cell>
          <table:table-cell table:style-name="ce56" table:number-columns-repeated="4"/>
          <table:table-cell table:style-name="ce79" table:formula="of:=IF(COUNTIF([.C230:.I230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7">
          <table:covered-table-cell table:style-name="ce20"/>
          <table:table-cell table:style-name="ce39" office:value-type="string" calcext:value-type="string">
            <text:p>RA2- Implanta sistemes ERP-CRM interpretant la documentació tècnica i identificant les </text:p>
            <text:p>Diferents opcions i mòduls.</text:p>
          </table:table-cell>
          <table:table-cell table:style-name="ce56" table:formula="of:=[$ProxiMarkt.J231]">
            <text:p/>
          </table:table-cell>
          <table:table-cell table:style-name="ce71" table:formula="of:=[$DigitalitzacioEmpresa.J231]" office:value-type="string" office:string-value="X" calcext:value-type="string">
            <text:p>X</text:p>
          </table:table-cell>
          <table:table-cell table:style-name="ce56" table:number-columns-repeated="4"/>
          <table:table-cell table:style-name="ce79" table:formula="of:=IF(COUNTIF([.C231:.I231]; &quot;X&quot;) &gt; 0; &quot;X&quot;; &quot;&quot;)" office:value-type="string" office:string-value="X" calcext:value-type="string">
            <text:p>X</text:p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a) S'han identificat els mòduls que componen el ERP-CRM.</text:p>
          </table:table-cell>
          <table:table-cell table:style-name="ce56" table:formula="of:=[$ProxiMarkt.J232]">
            <text:p/>
          </table:table-cell>
          <table:table-cell table:style-name="ce71" table:formula="of:=[$DigitalitzacioEmpresa.J232]" office:value-type="string" office:string-value="X" calcext:value-type="string">
            <text:p>X</text:p>
          </table:table-cell>
          <table:table-cell table:style-name="ce56" table:number-columns-repeated="4"/>
          <table:table-cell table:style-name="ce79" table:formula="of:=IF(COUNTIF([.C232:.I232]; &quot;X&quot;) &gt; 0; &quot;X&quot;; &quot;&quot;)" office:value-type="string" office:string-value="X" calcext:value-type="string">
            <text:p>X</text:p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b) S'han realitzat diferents tipus d'instal·lacions.</text:p>
          </table:table-cell>
          <table:table-cell table:style-name="ce56" table:formula="of:=[$ProxiMarkt.J233]">
            <text:p/>
          </table:table-cell>
          <table:table-cell table:style-name="ce71" table:formula="of:=[$DigitalitzacioEmpresa.J233]" office:value-type="string" office:string-value="X" calcext:value-type="string">
            <text:p>X</text:p>
          </table:table-cell>
          <table:table-cell table:style-name="ce56" table:number-columns-repeated="4"/>
          <table:table-cell table:style-name="ce79" table:formula="of:=IF(COUNTIF([.C233:.I233]; &quot;X&quot;) &gt; 0; &quot;X&quot;; &quot;&quot;)" office:value-type="string" office:string-value="X" calcext:value-type="string">
            <text:p>X</text:p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c) S'han configurat els mòduls instal·lats.</text:p>
          </table:table-cell>
          <table:table-cell table:style-name="ce56" table:formula="of:=[$ProxiMarkt.J234]">
            <text:p/>
          </table:table-cell>
          <table:table-cell table:style-name="ce71" table:formula="of:=[$DigitalitzacioEmpresa.J234]" office:value-type="string" office:string-value="X" calcext:value-type="string">
            <text:p>X</text:p>
          </table:table-cell>
          <table:table-cell table:style-name="ce56" table:number-columns-repeated="4"/>
          <table:table-cell table:style-name="ce79" table:formula="of:=IF(COUNTIF([.C234:.I234]; &quot;X&quot;) &gt; 0; &quot;X&quot;; &quot;&quot;)" office:value-type="string" office:string-value="X" calcext:value-type="string">
            <text:p>X</text:p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d) S'han realitzat instal·lacions adaptades a les necessitats plantejades en diferents suposats.</text:p>
          </table:table-cell>
          <table:table-cell table:style-name="ce56" table:formula="of:=[$ProxiMarkt.J235]">
            <text:p/>
          </table:table-cell>
          <table:table-cell table:style-name="ce71" table:formula="of:=[$DigitalitzacioEmpresa.J235]" office:value-type="string" office:string-value="X" calcext:value-type="string">
            <text:p>X</text:p>
          </table:table-cell>
          <table:table-cell table:style-name="ce56" table:number-columns-repeated="4"/>
          <table:table-cell table:style-name="ce79" table:formula="of:=IF(COUNTIF([.C235:.I235]; &quot;X&quot;) &gt; 0; &quot;X&quot;; &quot;&quot;)" office:value-type="string" office:string-value="X" calcext:value-type="string">
            <text:p>X</text:p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e) S'ha verificat el funcionament del ERP-CRM.</text:p>
          </table:table-cell>
          <table:table-cell table:style-name="ce56" table:formula="of:=[$ProxiMarkt.J236]">
            <text:p/>
          </table:table-cell>
          <table:table-cell table:style-name="ce71" table:formula="of:=[$DigitalitzacioEmpresa.J236]" office:value-type="string" office:string-value="X" calcext:value-type="string">
            <text:p>X</text:p>
          </table:table-cell>
          <table:table-cell table:style-name="ce56" table:number-columns-repeated="4"/>
          <table:table-cell table:style-name="ce79" table:formula="of:=IF(COUNTIF([.C236:.I236]; &quot;X&quot;) &gt; 0; &quot;X&quot;; &quot;&quot;)" office:value-type="string" office:string-value="X" calcext:value-type="string">
            <text:p>X</text:p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f) S'han documentat les operacions realitzades i les incidències.</text:p>
          </table:table-cell>
          <table:table-cell table:style-name="ce56" table:formula="of:=[$ProxiMarkt.J237]">
            <text:p/>
          </table:table-cell>
          <table:table-cell table:style-name="ce71" table:formula="of:=[$DigitalitzacioEmpresa.J237]" office:value-type="string" office:string-value="X" calcext:value-type="string">
            <text:p>X</text:p>
          </table:table-cell>
          <table:table-cell table:style-name="ce56" table:number-columns-repeated="4"/>
          <table:table-cell table:style-name="ce79" table:formula="of:=IF(COUNTIF([.C237:.I237]; &quot;X&quot;) &gt; 0; &quot;X&quot;; &quot;&quot;)" office:value-type="string" office:string-value="X" calcext:value-type="string">
            <text:p>X</text:p>
          </table:table-cell>
          <table:table-cell table:style-name="ce56"/>
          <table:table-cell table:number-columns-repeated="20"/>
        </table:table-row>
        <table:table-row table:style-name="ro24">
          <table:covered-table-cell table:style-name="ce20"/>
          <table:table-cell table:style-name="ce39" office:value-type="string" calcext:value-type="string">
            <text:p>RA3- Realitza operacions de gestió i consulta de la informació seguint les especificacions de </text:p>
            <text:p>disseny i utilitzant les ferramentes proporcionades pels sistemes ERP-CRM.</text:p>
          </table:table-cell>
          <table:table-cell table:style-name="ce56" table:formula="of:=[$ProxiMarkt.J238]">
            <text:p/>
          </table:table-cell>
          <table:table-cell table:style-name="ce71" table:formula="of:=[$DigitalitzacioEmpresa.J238]" office:value-type="string" office:string-value="X" calcext:value-type="string">
            <text:p>X</text:p>
          </table:table-cell>
          <table:table-cell table:style-name="ce56" table:number-columns-repeated="4"/>
          <table:table-cell table:style-name="ce79" table:formula="of:=IF(COUNTIF([.C238:.I238]; &quot;X&quot;) &gt; 0; &quot;X&quot;; &quot;&quot;)" office:value-type="string" office:string-value="X" calcext:value-type="string">
            <text:p>X</text:p>
          </table:table-cell>
          <table:table-cell table:style-name="ce56"/>
          <table:table-cell table:number-columns-repeated="20"/>
        </table:table-row>
        <table:table-row table:style-name="ro9">
          <table:covered-table-cell table:style-name="ce20"/>
          <table:table-cell table:style-name="ce40" office:value-type="string" calcext:value-type="string">
            <text:p>a) S'han utilitzat ferramentes i llenguatges de consulta i manipulació de dades proporcionades pels sistemes ERP-CRM.</text:p>
          </table:table-cell>
          <table:table-cell table:style-name="ce56" table:formula="of:=[$ProxiMarkt.J239]">
            <text:p/>
          </table:table-cell>
          <table:table-cell table:style-name="ce71" table:formula="of:=[$DigitalitzacioEmpresa.J239]" office:value-type="string" office:string-value="X" calcext:value-type="string">
            <text:p>X</text:p>
          </table:table-cell>
          <table:table-cell table:style-name="ce56" table:number-columns-repeated="4"/>
          <table:table-cell table:style-name="ce79" table:formula="of:=IF(COUNTIF([.C239:.I239]; &quot;X&quot;) &gt; 0; &quot;X&quot;; &quot;&quot;)" office:value-type="string" office:string-value="X" calcext:value-type="string">
            <text:p>X</text:p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b) S'han generat formularis.</text:p>
          </table:table-cell>
          <table:table-cell table:style-name="ce56" table:formula="of:=[$ProxiMarkt.J240]">
            <text:p/>
          </table:table-cell>
          <table:table-cell table:style-name="ce71" table:formula="of:=[$DigitalitzacioEmpresa.J240]" office:value-type="string" office:string-value="X" calcext:value-type="string">
            <text:p>X</text:p>
          </table:table-cell>
          <table:table-cell table:style-name="ce56" table:number-columns-repeated="4"/>
          <table:table-cell table:style-name="ce79" table:formula="of:=IF(COUNTIF([.C240:.I240]; &quot;X&quot;) &gt; 0; &quot;X&quot;; &quot;&quot;)" office:value-type="string" office:string-value="X" calcext:value-type="string">
            <text:p>X</text:p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c) S'han generat informes.</text:p>
          </table:table-cell>
          <table:table-cell table:style-name="ce56" table:formula="of:=[$ProxiMarkt.J241]">
            <text:p/>
          </table:table-cell>
          <table:table-cell table:style-name="ce71" table:formula="of:=[$DigitalitzacioEmpresa.J241]" office:value-type="string" office:string-value="X" calcext:value-type="string">
            <text:p>X</text:p>
          </table:table-cell>
          <table:table-cell table:style-name="ce56" table:number-columns-repeated="4"/>
          <table:table-cell table:style-name="ce79" table:formula="of:=IF(COUNTIF([.C241:.I241]; &quot;X&quot;) &gt; 0; &quot;X&quot;; &quot;&quot;)" office:value-type="string" office:string-value="X" calcext:value-type="string">
            <text:p>X</text:p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d) S'han exportat dades i informes.</text:p>
          </table:table-cell>
          <table:table-cell table:style-name="ce56" table:formula="of:=[$ProxiMarkt.J242]">
            <text:p/>
          </table:table-cell>
          <table:table-cell table:style-name="ce71" table:formula="of:=[$DigitalitzacioEmpresa.J242]">
            <text:p/>
          </table:table-cell>
          <table:table-cell table:style-name="ce56" table:number-columns-repeated="4"/>
          <table:table-cell table:style-name="ce79" table:formula="of:=IF(COUNTIF([.C242:.I242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e) S'han automatitzat les extraccions de dades mitjançant processos.</text:p>
          </table:table-cell>
          <table:table-cell table:style-name="ce56" table:formula="of:=[$ProxiMarkt.J243]">
            <text:p/>
          </table:table-cell>
          <table:table-cell table:style-name="ce71" table:formula="of:=[$DigitalitzacioEmpresa.J243]">
            <text:p/>
          </table:table-cell>
          <table:table-cell table:style-name="ce56" table:number-columns-repeated="4"/>
          <table:table-cell table:style-name="ce79" table:formula="of:=IF(COUNTIF([.C243:.I243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f) S'ha verificat el rendiment del sistema ERP-CRM.</text:p>
          </table:table-cell>
          <table:table-cell table:style-name="ce56" table:formula="of:=[$ProxiMarkt.J244]">
            <text:p/>
          </table:table-cell>
          <table:table-cell table:style-name="ce71" table:formula="of:=[$DigitalitzacioEmpresa.J244]">
            <text:p/>
          </table:table-cell>
          <table:table-cell table:style-name="ce56" table:number-columns-repeated="4"/>
          <table:table-cell table:style-name="ce79" table:formula="of:=IF(COUNTIF([.C244:.I244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g) S'han documentat les operacions realitzades i les incidències observades.</text:p>
          </table:table-cell>
          <table:table-cell table:style-name="ce56" table:formula="of:=[$ProxiMarkt.J245]">
            <text:p/>
          </table:table-cell>
          <table:table-cell table:style-name="ce71" table:formula="of:=[$DigitalitzacioEmpresa.J245]">
            <text:p/>
          </table:table-cell>
          <table:table-cell table:style-name="ce56" table:number-columns-repeated="4"/>
          <table:table-cell table:style-name="ce79" table:formula="of:=IF(COUNTIF([.C245:.I245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h) S'ha obtingut informació rellevant a partir de les dades processades.</text:p>
          </table:table-cell>
          <table:table-cell table:style-name="ce56" table:formula="of:=[$ProxiMarkt.J246]">
            <text:p/>
          </table:table-cell>
          <table:table-cell table:style-name="ce71" table:formula="of:=[$DigitalitzacioEmpresa.J246]">
            <text:p/>
          </table:table-cell>
          <table:table-cell table:style-name="ce56" table:number-columns-repeated="4"/>
          <table:table-cell table:style-name="ce79" table:formula="of:=IF(COUNTIF([.C246:.I246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25">
          <table:covered-table-cell table:style-name="ce20"/>
          <table:table-cell table:style-name="ce39" office:value-type="string" calcext:value-type="string">
            <text:p>RA4- Adapta sistemes ERP-CRM identificant els requeriments d'un supòsit empresarial i </text:p>
            <text:p>utilitzant les ferramentes proporcionades per estos.</text:p>
          </table:table-cell>
          <table:table-cell table:style-name="ce56" table:formula="of:=[$ProxiMarkt.J247]">
            <text:p/>
          </table:table-cell>
          <table:table-cell table:style-name="ce71" table:formula="of:=[$DigitalitzacioEmpresa.J247]">
            <text:p/>
          </table:table-cell>
          <table:table-cell table:style-name="ce56" table:number-columns-repeated="4"/>
          <table:table-cell table:style-name="ce79" table:formula="of:=IF(COUNTIF([.C247:.I247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a) S'han identificat les possibilitats d'adaptació del ERP-CRM.</text:p>
          </table:table-cell>
          <table:table-cell table:style-name="ce56" table:formula="of:=[$ProxiMarkt.J248]">
            <text:p/>
          </table:table-cell>
          <table:table-cell table:style-name="ce71" table:formula="of:=[$DigitalitzacioEmpresa.J248]">
            <text:p/>
          </table:table-cell>
          <table:table-cell table:style-name="ce56" table:number-columns-repeated="4"/>
          <table:table-cell table:style-name="ce79" table:formula="of:=IF(COUNTIF([.C248:.I248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b) S'han adaptat definicions de camps, taules i vistes de la base de dades del ERP-CRM.</text:p>
          </table:table-cell>
          <table:table-cell table:style-name="ce56" table:formula="of:=[$ProxiMarkt.J249]">
            <text:p/>
          </table:table-cell>
          <table:table-cell table:style-name="ce71" table:formula="of:=[$DigitalitzacioEmpresa.J249]" office:value-type="string" office:string-value="X" calcext:value-type="string">
            <text:p>X</text:p>
          </table:table-cell>
          <table:table-cell table:style-name="ce56" table:number-columns-repeated="4"/>
          <table:table-cell table:style-name="ce79" table:formula="of:=IF(COUNTIF([.C249:.I249]; &quot;X&quot;) &gt; 0; &quot;X&quot;; &quot;&quot;)" office:value-type="string" office:string-value="X" calcext:value-type="string">
            <text:p>X</text:p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c) S'han adaptat consultes.</text:p>
          </table:table-cell>
          <table:table-cell table:style-name="ce56" table:formula="of:=[$ProxiMarkt.J250]">
            <text:p/>
          </table:table-cell>
          <table:table-cell table:style-name="ce71" table:formula="of:=[$DigitalitzacioEmpresa.J250]">
            <text:p/>
          </table:table-cell>
          <table:table-cell table:style-name="ce56" table:number-columns-repeated="4"/>
          <table:table-cell table:style-name="ce79" table:formula="of:=IF(COUNTIF([.C250:.I250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d) S'han adaptat interfícies d'entrada de dades i de processos.</text:p>
          </table:table-cell>
          <table:table-cell table:style-name="ce56" table:formula="of:=[$ProxiMarkt.J251]">
            <text:p/>
          </table:table-cell>
          <table:table-cell table:style-name="ce71" table:formula="of:=[$DigitalitzacioEmpresa.J251]" office:value-type="string" office:string-value="X" calcext:value-type="string">
            <text:p>X</text:p>
          </table:table-cell>
          <table:table-cell table:style-name="ce56" table:number-columns-repeated="4"/>
          <table:table-cell table:style-name="ce79" table:formula="of:=IF(COUNTIF([.C251:.I251]; &quot;X&quot;) &gt; 0; &quot;X&quot;; &quot;&quot;)" office:value-type="string" office:string-value="X" calcext:value-type="string">
            <text:p>X</text:p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e) S'han personalitzat informes.</text:p>
          </table:table-cell>
          <table:table-cell table:style-name="ce56" table:formula="of:=[$ProxiMarkt.J252]">
            <text:p/>
          </table:table-cell>
          <table:table-cell table:style-name="ce71" table:formula="of:=[$DigitalitzacioEmpresa.J252]">
            <text:p/>
          </table:table-cell>
          <table:table-cell table:style-name="ce56" table:number-columns-repeated="4"/>
          <table:table-cell table:style-name="ce79" table:formula="of:=IF(COUNTIF([.C252:.I252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f) S'han creat panells de control.</text:p>
          </table:table-cell>
          <table:table-cell table:style-name="ce56" table:formula="of:=[$ProxiMarkt.J253]">
            <text:p/>
          </table:table-cell>
          <table:table-cell table:style-name="ce71" table:formula="of:=[$DigitalitzacioEmpresa.J253]" office:value-type="string" office:string-value="X" calcext:value-type="string">
            <text:p>X</text:p>
          </table:table-cell>
          <table:table-cell table:style-name="ce56" table:number-columns-repeated="4"/>
          <table:table-cell table:style-name="ce79" table:formula="of:=IF(COUNTIF([.C253:.I253]; &quot;X&quot;) &gt; 0; &quot;X&quot;; &quot;&quot;)" office:value-type="string" office:string-value="X" calcext:value-type="string">
            <text:p>X</text:p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g) S'han adaptat procediments emmagatzemats de servidor.</text:p>
          </table:table-cell>
          <table:table-cell table:style-name="ce56" table:formula="of:=[$ProxiMarkt.J254]">
            <text:p/>
          </table:table-cell>
          <table:table-cell table:style-name="ce71" table:formula="of:=[$DigitalitzacioEmpresa.J254]" office:value-type="string" office:string-value="X" calcext:value-type="string">
            <text:p>X</text:p>
          </table:table-cell>
          <table:table-cell table:style-name="ce56" table:number-columns-repeated="4"/>
          <table:table-cell table:style-name="ce79" table:formula="of:=IF(COUNTIF([.C254:.I254]; &quot;X&quot;) &gt; 0; &quot;X&quot;; &quot;&quot;)" office:value-type="string" office:string-value="X" calcext:value-type="string">
            <text:p>X</text:p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h) S'han realitzat proves. <text:s text:c="35"/></text:p>
          </table:table-cell>
          <table:table-cell table:style-name="ce56" table:formula="of:=[$ProxiMarkt.J255]">
            <text:p/>
          </table:table-cell>
          <table:table-cell table:style-name="ce71" table:formula="of:=[$DigitalitzacioEmpresa.J255]" office:value-type="string" office:string-value="X" calcext:value-type="string">
            <text:p>X</text:p>
          </table:table-cell>
          <table:table-cell table:style-name="ce56" table:number-columns-repeated="4"/>
          <table:table-cell table:style-name="ce79" table:formula="of:=IF(COUNTIF([.C255:.I255]; &quot;X&quot;) &gt; 0; &quot;X&quot;; &quot;&quot;)" office:value-type="string" office:string-value="X" calcext:value-type="string">
            <text:p>X</text:p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i) S'han documentat les operacions realitzades i les incidències observades.</text:p>
          </table:table-cell>
          <table:table-cell table:style-name="ce56" table:formula="of:=[$ProxiMarkt.J256]">
            <text:p/>
          </table:table-cell>
          <table:table-cell table:style-name="ce71" table:formula="of:=[$DigitalitzacioEmpresa.J256]">
            <text:p/>
          </table:table-cell>
          <table:table-cell table:style-name="ce56" table:number-columns-repeated="4"/>
          <table:table-cell table:style-name="ce79" table:formula="of:=IF(COUNTIF([.C256:.I256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j) S'han realitzat integracions amb un altre sistema de gestió empresarial.</text:p>
          </table:table-cell>
          <table:table-cell table:style-name="ce56" table:formula="of:=[$ProxiMarkt.J257]">
            <text:p/>
          </table:table-cell>
          <table:table-cell table:style-name="ce71" table:formula="of:=[$DigitalitzacioEmpresa.J257]">
            <text:p/>
          </table:table-cell>
          <table:table-cell table:style-name="ce56" table:number-columns-repeated="4"/>
          <table:table-cell table:style-name="ce79" table:formula="of:=IF(COUNTIF([.C257:.I257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6">
          <table:covered-table-cell table:style-name="ce20"/>
          <table:table-cell table:style-name="ce39" office:value-type="string" calcext:value-type="string">
            <text:p>RA5- Desenvolupa components per a un sistema ERP-CRM analitzant i utilitzant el llenguatge de </text:p>
            <text:p>programació incorporat.</text:p>
          </table:table-cell>
          <table:table-cell table:style-name="ce56" table:formula="of:=[$ProxiMarkt.J258]">
            <text:p/>
          </table:table-cell>
          <table:table-cell table:style-name="ce71" table:formula="of:=[$DigitalitzacioEmpresa.J258]">
            <text:p/>
          </table:table-cell>
          <table:table-cell table:style-name="ce56" table:number-columns-repeated="4"/>
          <table:table-cell table:style-name="ce79" table:formula="of:=IF(COUNTIF([.C258:.I258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a) S'han reconegut les sentències del llenguatge propi del sistema ERP/CRM.</text:p>
          </table:table-cell>
          <table:table-cell table:style-name="ce56" table:formula="of:=[$ProxiMarkt.J259]">
            <text:p/>
          </table:table-cell>
          <table:table-cell table:style-name="ce71" table:formula="of:=[$DigitalitzacioEmpresa.J259]" office:value-type="string" office:string-value="X" calcext:value-type="string">
            <text:p>X</text:p>
          </table:table-cell>
          <table:table-cell table:style-name="ce56" table:number-columns-repeated="4"/>
          <table:table-cell table:style-name="ce79" table:formula="of:=IF(COUNTIF([.C259:.I259]; &quot;X&quot;) &gt; 0; &quot;X&quot;; &quot;&quot;)" office:value-type="string" office:string-value="X" calcext:value-type="string">
            <text:p>X</text:p>
          </table:table-cell>
          <table:table-cell table:style-name="ce56"/>
          <table:table-cell table:number-columns-repeated="20"/>
        </table:table-row>
        <table:table-row table:style-name="ro9">
          <table:covered-table-cell table:style-name="ce20"/>
          <table:table-cell table:style-name="ce40" office:value-type="string" calcext:value-type="string">
            <text:p>b) S'han utilitzat els elements de programació del llenguatge per a crear components de manipulació de dades i extracció d'informació.</text:p>
          </table:table-cell>
          <table:table-cell table:style-name="ce56" table:formula="of:=[$ProxiMarkt.J260]">
            <text:p/>
          </table:table-cell>
          <table:table-cell table:style-name="ce71" table:formula="of:=[$DigitalitzacioEmpresa.J260]">
            <text:p/>
          </table:table-cell>
          <table:table-cell table:style-name="ce56" table:number-columns-repeated="4"/>
          <table:table-cell table:style-name="ce79" table:formula="of:=IF(COUNTIF([.C260:.I260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c) S'han modificat component programari per a afegir noves funcionalitats al sistema.</text:p>
          </table:table-cell>
          <table:table-cell table:style-name="ce56" table:formula="of:=[$ProxiMarkt.J261]">
            <text:p/>
          </table:table-cell>
          <table:table-cell table:style-name="ce71" table:formula="of:=[$DigitalitzacioEmpresa.J261]">
            <text:p/>
          </table:table-cell>
          <table:table-cell table:style-name="ce56" table:number-columns-repeated="4"/>
          <table:table-cell table:style-name="ce79" table:formula="of:=IF(COUNTIF([.C261:.I261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d) S'han integrat el nou component programari en el sistema ERP/CRM.</text:p>
          </table:table-cell>
          <table:table-cell table:style-name="ce56" table:formula="of:=[$ProxiMarkt.J262]">
            <text:p/>
          </table:table-cell>
          <table:table-cell table:style-name="ce71" table:formula="of:=[$DigitalitzacioEmpresa.J262]" office:value-type="string" office:string-value="X" calcext:value-type="string">
            <text:p>X</text:p>
          </table:table-cell>
          <table:table-cell table:style-name="ce56" table:number-columns-repeated="4"/>
          <table:table-cell table:style-name="ce79" table:formula="of:=IF(COUNTIF([.C262:.I262]; &quot;X&quot;) &gt; 0; &quot;X&quot;; &quot;&quot;)" office:value-type="string" office:string-value="X" calcext:value-type="string">
            <text:p>X</text:p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e) S'ha verificat el correcte funcionament dels components creats.</text:p>
          </table:table-cell>
          <table:table-cell table:style-name="ce56" table:formula="of:=[$ProxiMarkt.J263]">
            <text:p/>
          </table:table-cell>
          <table:table-cell table:style-name="ce71" table:formula="of:=[$DigitalitzacioEmpresa.J263]" office:value-type="string" office:string-value="X" calcext:value-type="string">
            <text:p>X</text:p>
          </table:table-cell>
          <table:table-cell table:style-name="ce56" table:number-columns-repeated="4"/>
          <table:table-cell table:style-name="ce79" table:formula="of:=IF(COUNTIF([.C263:.I263]; &quot;X&quot;) &gt; 0; &quot;X&quot;; &quot;&quot;)" office:value-type="string" office:string-value="X" calcext:value-type="string">
            <text:p>X</text:p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f) S'han documentat tots els components creats o modificats.</text:p>
          </table:table-cell>
          <table:table-cell table:style-name="ce56" table:formula="of:=[$ProxiMarkt.J264]">
            <text:p/>
          </table:table-cell>
          <table:table-cell table:style-name="ce71" table:formula="of:=[$DigitalitzacioEmpresa.J264]" office:value-type="string" office:string-value="X" calcext:value-type="string">
            <text:p>X</text:p>
          </table:table-cell>
          <table:table-cell table:style-name="ce56" table:number-columns-repeated="4"/>
          <table:table-cell table:style-name="ce79" table:formula="of:=IF(COUNTIF([.C264:.I264]; &quot;X&quot;) &gt; 0; &quot;X&quot;; &quot;&quot;)" office:value-type="string" office:string-value="X" calcext:value-type="string">
            <text:p>X</text:p>
          </table:table-cell>
          <table:table-cell table:style-name="ce56"/>
          <table:table-cell table:number-columns-repeated="20"/>
        </table:table-row>
        <table:table-row table:style-name="ro5">
          <table:covered-table-cell table:style-name="ce20"/>
          <table:table-cell table:style-name="ce40" office:value-type="string" calcext:value-type="string">
            <text:p>g) S'ha analitzat l'arquitectura del ’ERP-CRM.</text:p>
          </table:table-cell>
          <table:table-cell table:style-name="ce56" table:formula="of:=[$ProxiMarkt.J265]">
            <text:p/>
          </table:table-cell>
          <table:table-cell table:style-name="ce71" table:formula="of:=[$DigitalitzacioEmpresa.J265]">
            <text:p/>
          </table:table-cell>
          <table:table-cell table:style-name="ce56" table:number-columns-repeated="4"/>
          <table:table-cell table:style-name="ce79" table:formula="of:=IF(COUNTIF([.C265:.I265]; &quot;X&quot;) &gt; 0; &quot;X&quot;; &quot;&quot;)">
            <text:p/>
          </table:table-cell>
          <table:table-cell table:style-name="ce56"/>
          <table:table-cell table:number-columns-repeated="20"/>
        </table:table-row>
        <table:table-row table:style-name="ro26">
          <table:table-cell table:style-name="ce21" office:value-type="string" calcext:value-type="string" table:number-columns-spanned="1" table:number-rows-spanned="51">
            <text:p>DASP</text:p>
          </table:table-cell>
          <table:table-cell table:style-name="ce41" office:value-type="string" calcext:value-type="string">
            <text:p>RA1- Analitza el concepte de digitalització i la seua repercussió en els sectors productius tenint en </text:p>
            <text:p>compte l'activitat de l'empresa i identificant entorns IT (Information Technology: </text:p>
            <text:p>Tecnologia de la informació) i OT (Operation Technology: tecnologia d'operació) </text:p>
            <text:p>Característics.</text:p>
          </table:table-cell>
          <table:table-cell table:style-name="ce57" table:formula="of:=[$ProxiMarkt.J266]">
            <text:p/>
          </table:table-cell>
          <table:table-cell table:style-name="ce72" table:formula="of:=[$DigitalitzacioEmpresa.J266]" office:value-type="string" office:string-value="X" calcext:value-type="string">
            <text:p>X</text:p>
          </table:table-cell>
          <table:table-cell table:style-name="ce57" table:number-columns-repeated="4"/>
          <table:table-cell table:style-name="ce80" table:formula="of:=IF(COUNTIF([.C266:.I266]; &quot;X&quot;) &gt; 0; &quot;X&quot;; &quot;&quot;)" office:value-type="string" office:string-value="X" calcext:value-type="string">
            <text:p>X</text:p>
          </table:table-cell>
          <table:table-cell table:style-name="ce57"/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a) S'ha descrit en què consistix el concepte de digitalització.</text:p>
          </table:table-cell>
          <table:table-cell table:style-name="ce57" table:formula="of:=[$ProxiMarkt.J267]">
            <text:p/>
          </table:table-cell>
          <table:table-cell table:style-name="ce72" table:formula="of:=[$DigitalitzacioEmpresa.J267]" office:value-type="string" office:string-value="X" calcext:value-type="string">
            <text:p>X</text:p>
          </table:table-cell>
          <table:table-cell table:style-name="ce57" table:number-columns-repeated="4"/>
          <table:table-cell table:style-name="ce80" table:formula="of:=IF(COUNTIF([.C267:.I267]; &quot;X&quot;) &gt; 0; &quot;X&quot;; &quot;&quot;)" office:value-type="string" office:string-value="X" calcext:value-type="string">
            <text:p>X</text:p>
          </table:table-cell>
          <table:table-cell table:style-name="ce57"/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b) S'ha relacionat la implantació de la tecnologia digital amb l'organització de les empreses.</text:p>
          </table:table-cell>
          <table:table-cell table:style-name="ce57" table:formula="of:=[$ProxiMarkt.J268]">
            <text:p/>
          </table:table-cell>
          <table:table-cell table:style-name="ce72" table:formula="of:=[$DigitalitzacioEmpresa.J268]">
            <text:p/>
          </table:table-cell>
          <table:table-cell table:style-name="ce57" table:number-columns-repeated="4"/>
          <table:table-cell table:style-name="ce80" table:formula="of:=IF(COUNTIF([.C268:.I268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c) S'han establit les diferències i similituds entre els entorns <text:s/>IT i OT.</text:p>
          </table:table-cell>
          <table:table-cell table:style-name="ce57" table:formula="of:=[$ProxiMarkt.J269]">
            <text:p/>
          </table:table-cell>
          <table:table-cell table:style-name="ce72" table:formula="of:=[$DigitalitzacioEmpresa.J269]" office:value-type="string" office:string-value="X" calcext:value-type="string">
            <text:p>X</text:p>
          </table:table-cell>
          <table:table-cell table:style-name="ce57" table:number-columns-repeated="4"/>
          <table:table-cell table:style-name="ce80" table:formula="of:=IF(COUNTIF([.C269:.I269]; &quot;X&quot;) &gt; 0; &quot;X&quot;; &quot;&quot;)" office:value-type="string" office:string-value="X" calcext:value-type="string">
            <text:p>X</text:p>
          </table:table-cell>
          <table:table-cell table:style-name="ce57"/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d) S'han identificat els departaments típics de les empreses que poden constituir entorns IT.</text:p>
          </table:table-cell>
          <table:table-cell table:style-name="ce57" table:formula="of:=[$ProxiMarkt.J270]">
            <text:p/>
          </table:table-cell>
          <table:table-cell table:style-name="ce72" table:formula="of:=[$DigitalitzacioEmpresa.J270]" office:value-type="string" office:string-value="X" calcext:value-type="string">
            <text:p>X</text:p>
          </table:table-cell>
          <table:table-cell table:style-name="ce57" table:number-columns-repeated="4"/>
          <table:table-cell table:style-name="ce80" table:formula="of:=IF(COUNTIF([.C270:.I270]; &quot;X&quot;) &gt; 0; &quot;X&quot;; &quot;&quot;)" office:value-type="string" office:string-value="X" calcext:value-type="string">
            <text:p>X</text:p>
          </table:table-cell>
          <table:table-cell table:style-name="ce57"/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e) S'han seleccionat les tecnologies típiques de la digitalització en planta i en negoci.</text:p>
          </table:table-cell>
          <table:table-cell table:style-name="ce57" table:formula="of:=[$ProxiMarkt.J271]">
            <text:p/>
          </table:table-cell>
          <table:table-cell table:style-name="ce72" table:formula="of:=[$DigitalitzacioEmpresa.J271]" office:value-type="string" office:string-value="X" calcext:value-type="string">
            <text:p>X</text:p>
          </table:table-cell>
          <table:table-cell table:style-name="ce57" table:number-columns-repeated="4"/>
          <table:table-cell table:style-name="ce80" table:formula="of:=IF(COUNTIF([.C271:.I271]; &quot;X&quot;) &gt; 0; &quot;X&quot;; &quot;&quot;)" office:value-type="string" office:string-value="X" calcext:value-type="string">
            <text:p>X</text:p>
          </table:table-cell>
          <table:table-cell table:style-name="ce57"/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f) S'ha analitzat la importància de la connexió entre entorns IT i OT. <text:s text:c="56"/></text:p>
          </table:table-cell>
          <table:table-cell table:style-name="ce57" table:formula="of:=[$ProxiMarkt.J272]">
            <text:p/>
          </table:table-cell>
          <table:table-cell table:style-name="ce72" table:formula="of:=[$DigitalitzacioEmpresa.J272]" office:value-type="string" office:string-value="X" calcext:value-type="string">
            <text:p>X</text:p>
          </table:table-cell>
          <table:table-cell table:style-name="ce57" table:number-columns-repeated="4"/>
          <table:table-cell table:style-name="ce80" table:formula="of:=IF(COUNTIF([.C272:.I272]; &quot;X&quot;) &gt; 0; &quot;X&quot;; &quot;&quot;)" office:value-type="string" office:string-value="X" calcext:value-type="string">
            <text:p>X</text:p>
          </table:table-cell>
          <table:table-cell table:style-name="ce57"/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g) S'han analitzat els avantatges de digitalitzar una empresa industrial d'extrem a extrem.</text:p>
          </table:table-cell>
          <table:table-cell table:style-name="ce57" table:formula="of:=[$ProxiMarkt.J273]">
            <text:p/>
          </table:table-cell>
          <table:table-cell table:style-name="ce72" table:formula="of:=[$DigitalitzacioEmpresa.J273]" office:value-type="string" office:string-value="X" calcext:value-type="string">
            <text:p>X</text:p>
          </table:table-cell>
          <table:table-cell table:style-name="ce57" table:number-columns-repeated="4"/>
          <table:table-cell table:style-name="ce80" table:formula="of:=IF(COUNTIF([.C273:.I273]; &quot;X&quot;) &gt; 0; &quot;X&quot;; &quot;&quot;)" office:value-type="string" office:string-value="X" calcext:value-type="string">
            <text:p>X</text:p>
          </table:table-cell>
          <table:table-cell table:style-name="ce57"/>
          <table:table-cell table:number-columns-repeated="20"/>
        </table:table-row>
        <table:table-row table:style-name="ro27">
          <table:covered-table-cell table:style-name="ce21"/>
          <table:table-cell table:style-name="ce41" office:value-type="string" calcext:value-type="string">
            <text:p>RA2- Caracteritza les tecnologies habilitadores digitals necessàries per a l'adequació/transformació </text:p>
            <text:p>de les empreses a entorns digitals Descrivint les seues característiques i aplicacions</text:p>
          </table:table-cell>
          <table:table-cell table:style-name="ce57" table:formula="of:=[$ProxiMarkt.J274]">
            <text:p/>
          </table:table-cell>
          <table:table-cell table:style-name="ce72" table:formula="of:=[$DigitalitzacioEmpresa.J274]" office:value-type="string" office:string-value="X" calcext:value-type="string">
            <text:p>X</text:p>
          </table:table-cell>
          <table:table-cell table:style-name="ce57" table:number-columns-repeated="4"/>
          <table:table-cell table:style-name="ce80" table:formula="of:=IF(COUNTIF([.C274:.I274]; &quot;X&quot;) &gt; 0; &quot;X&quot;; &quot;&quot;)" office:value-type="string" office:string-value="X" calcext:value-type="string">
            <text:p>X</text:p>
          </table:table-cell>
          <table:table-cell table:style-name="ce57"/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a) S'han identificat les principals tecnologies habilitadores digitals.</text:p>
          </table:table-cell>
          <table:table-cell table:style-name="ce57" table:formula="of:=[$ProxiMarkt.J275]">
            <text:p/>
          </table:table-cell>
          <table:table-cell table:style-name="ce72" table:formula="of:=[$DigitalitzacioEmpresa.J275]" office:value-type="string" office:string-value="X" calcext:value-type="string">
            <text:p>X</text:p>
          </table:table-cell>
          <table:table-cell table:style-name="ce57" table:number-columns-repeated="4"/>
          <table:table-cell table:style-name="ce80" table:formula="of:=IF(COUNTIF([.C275:.I275]; &quot;X&quot;) &gt; 0; &quot;X&quot;; &quot;&quot;)" office:value-type="string" office:string-value="X" calcext:value-type="string">
            <text:p>X</text:p>
          </table:table-cell>
          <table:table-cell table:style-name="ce57"/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b) S'han relacionat les THD amb el Desenvolupament de productes i servicis.</text:p>
          </table:table-cell>
          <table:table-cell table:style-name="ce57" table:formula="of:=[$ProxiMarkt.J276]">
            <text:p/>
          </table:table-cell>
          <table:table-cell table:style-name="ce72" table:formula="of:=[$DigitalitzacioEmpresa.J276]">
            <text:p/>
          </table:table-cell>
          <table:table-cell table:style-name="ce57" table:number-columns-repeated="4"/>
          <table:table-cell table:style-name="ce80" table:formula="of:=IF(COUNTIF([.C276:.I276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c) S'ha relacionat la importància de les THD amb l'economia sostenible i eficient.</text:p>
          </table:table-cell>
          <table:table-cell table:style-name="ce57" table:formula="of:=[$ProxiMarkt.J277]">
            <text:p/>
          </table:table-cell>
          <table:table-cell table:style-name="ce72" table:formula="of:=[$DigitalitzacioEmpresa.J277]" office:value-type="string" office:string-value="X" calcext:value-type="string">
            <text:p>X</text:p>
          </table:table-cell>
          <table:table-cell table:style-name="ce57" table:number-columns-repeated="4"/>
          <table:table-cell table:style-name="ce80" table:formula="of:=IF(COUNTIF([.C277:.I277]; &quot;X&quot;) &gt; 0; &quot;X&quot;; &quot;&quot;)" office:value-type="string" office:string-value="X" calcext:value-type="string">
            <text:p>X</text:p>
          </table:table-cell>
          <table:table-cell table:style-name="ce57"/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d) S'han identificat nous mercats generats per les THD.</text:p>
          </table:table-cell>
          <table:table-cell table:style-name="ce57" table:formula="of:=[$ProxiMarkt.J278]">
            <text:p/>
          </table:table-cell>
          <table:table-cell table:style-name="ce72" table:formula="of:=[$DigitalitzacioEmpresa.J278]">
            <text:p/>
          </table:table-cell>
          <table:table-cell table:style-name="ce57" table:number-columns-repeated="4"/>
          <table:table-cell table:style-name="ce80" table:formula="of:=IF(COUNTIF([.C278:.I278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e) S'ha analitzat la implicació de THD tant en la part de negoci com en la part de planta.</text:p>
          </table:table-cell>
          <table:table-cell table:style-name="ce57" table:formula="of:=[$ProxiMarkt.J279]">
            <text:p/>
          </table:table-cell>
          <table:table-cell table:style-name="ce72" table:formula="of:=[$DigitalitzacioEmpresa.J279]">
            <text:p/>
          </table:table-cell>
          <table:table-cell table:style-name="ce57" table:number-columns-repeated="4"/>
          <table:table-cell table:style-name="ce80" table:formula="of:=IF(COUNTIF([.C279:.I279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9">
          <table:covered-table-cell table:style-name="ce21"/>
          <table:table-cell table:style-name="ce42" office:value-type="string" calcext:value-type="string">
            <text:p>f) S'han identificat les millores produïdes a causa de la implantació de les tecnologies habilitadores en relació amb els entorns IT i OT.</text:p>
          </table:table-cell>
          <table:table-cell table:style-name="ce57" table:formula="of:=[$ProxiMarkt.J280]">
            <text:p/>
          </table:table-cell>
          <table:table-cell table:style-name="ce72" table:formula="of:=[$DigitalitzacioEmpresa.J280]">
            <text:p/>
          </table:table-cell>
          <table:table-cell table:style-name="ce57" table:number-columns-repeated="4"/>
          <table:table-cell table:style-name="ce80" table:formula="of:=IF(COUNTIF([.C280:.I280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g) S'ha elaborat un informe que relacione, les tecnologies amb les seues característiques i àrees d'aplicació</text:p>
          </table:table-cell>
          <table:table-cell table:style-name="ce57" table:formula="of:=[$ProxiMarkt.J281]">
            <text:p/>
          </table:table-cell>
          <table:table-cell table:style-name="ce72" table:formula="of:=[$DigitalitzacioEmpresa.J281]">
            <text:p/>
          </table:table-cell>
          <table:table-cell table:style-name="ce57" table:number-columns-repeated="4"/>
          <table:table-cell table:style-name="ce80" table:formula="of:=IF(COUNTIF([.C281:.I281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9">
          <table:covered-table-cell table:style-name="ce21"/>
          <table:table-cell table:style-name="ce41" office:value-type="string" calcext:value-type="string">
            <text:p>RA3- Identifica sistemes basats en cloud/núvol i la seua influència en el Desenvolupament dels sistemes </text:p>
            <text:p>Digitals.</text:p>
          </table:table-cell>
          <table:table-cell table:style-name="ce57" table:formula="of:=[$ProxiMarkt.J282]">
            <text:p/>
          </table:table-cell>
          <table:table-cell table:style-name="ce72" table:formula="of:=[$DigitalitzacioEmpresa.J282]">
            <text:p/>
          </table:table-cell>
          <table:table-cell table:style-name="ce57" table:number-columns-repeated="4"/>
          <table:table-cell table:style-name="ce80" table:formula="of:=IF(COUNTIF([.C282:.I282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a) S'han identificat els diferents nivells de la cloud/núvol.</text:p>
          </table:table-cell>
          <table:table-cell table:style-name="ce57" table:formula="of:=[$ProxiMarkt.J283]">
            <text:p/>
          </table:table-cell>
          <table:table-cell table:style-name="ce72" table:formula="of:=[$DigitalitzacioEmpresa.J283]">
            <text:p/>
          </table:table-cell>
          <table:table-cell table:style-name="ce57" table:number-columns-repeated="4"/>
          <table:table-cell table:style-name="ce80" table:formula="of:=IF(COUNTIF([.C283:.I283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9">
          <table:covered-table-cell table:style-name="ce21"/>
          <table:table-cell table:style-name="ce42" office:value-type="string" calcext:value-type="string">
            <text:p>b) S'han identificat les principals funcions de la cloud/núvol (processament de dades, intercanvi d'informació, execució d'aplicacions, entre altres).</text:p>
          </table:table-cell>
          <table:table-cell table:style-name="ce57" table:formula="of:=[$ProxiMarkt.J284]">
            <text:p/>
          </table:table-cell>
          <table:table-cell table:style-name="ce72" table:formula="of:=[$DigitalitzacioEmpresa.J284]">
            <text:p/>
          </table:table-cell>
          <table:table-cell table:style-name="ce57" table:number-columns-repeated="4"/>
          <table:table-cell table:style-name="ce80" table:formula="of:=IF(COUNTIF([.C284:.I284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c) S'ha descrit el concepte d’edge computing i la seua relació amb la cloud/núvol.</text:p>
          </table:table-cell>
          <table:table-cell table:style-name="ce57" table:formula="of:=[$ProxiMarkt.J285]">
            <text:p/>
          </table:table-cell>
          <table:table-cell table:style-name="ce72" table:formula="of:=[$DigitalitzacioEmpresa.J285]">
            <text:p/>
          </table:table-cell>
          <table:table-cell table:style-name="ce57" table:number-columns-repeated="4"/>
          <table:table-cell table:style-name="ce80" table:formula="of:=IF(COUNTIF([.C285:.I285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d) S'han definit els conceptes de fog i mist i les seues zones d'aplicació en el conjunt.</text:p>
          </table:table-cell>
          <table:table-cell table:style-name="ce57" table:formula="of:=[$ProxiMarkt.J286]">
            <text:p/>
          </table:table-cell>
          <table:table-cell table:style-name="ce72" table:formula="of:=[$DigitalitzacioEmpresa.J286]">
            <text:p/>
          </table:table-cell>
          <table:table-cell table:style-name="ce57" table:number-columns-repeated="4"/>
          <table:table-cell table:style-name="ce80" table:formula="of:=IF(COUNTIF([.C286:.I286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e) S'han identificat els avantatges que proporciona la utilització de la cloud/núvol en els sistemes connectats.</text:p>
          </table:table-cell>
          <table:table-cell table:style-name="ce57" table:formula="of:=[$ProxiMarkt.J287]">
            <text:p/>
          </table:table-cell>
          <table:table-cell table:style-name="ce72" table:formula="of:=[$DigitalitzacioEmpresa.J287]">
            <text:p/>
          </table:table-cell>
          <table:table-cell table:style-name="ce57" table:number-columns-repeated="4"/>
          <table:table-cell table:style-name="ce80" table:formula="of:=IF(COUNTIF([.C287:.I287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24">
          <table:covered-table-cell table:style-name="ce21"/>
          <table:table-cell table:style-name="ce41" office:value-type="string" calcext:value-type="string">
            <text:p>RA4- Identifica aplicacions de la IA (intel·ligència artificial) en entorns del sector on està </text:p>
            <text:p>emmarcat el títol descrivint les millores Implícites en la seua implementació</text:p>
          </table:table-cell>
          <table:table-cell table:style-name="ce57" table:formula="of:=[$ProxiMarkt.J288]">
            <text:p/>
          </table:table-cell>
          <table:table-cell table:style-name="ce72" table:formula="of:=[$DigitalitzacioEmpresa.J288]">
            <text:p/>
          </table:table-cell>
          <table:table-cell table:style-name="ce57" table:number-columns-repeated="4"/>
          <table:table-cell table:style-name="ce80" table:formula="of:=IF(COUNTIF([.C288:.I288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a) S'ha identificat la importància de la IA en l'automatització de processos i la seua optimització.</text:p>
          </table:table-cell>
          <table:table-cell table:style-name="ce57" table:formula="of:=[$ProxiMarkt.J289]">
            <text:p/>
          </table:table-cell>
          <table:table-cell table:style-name="ce72" table:formula="of:=[$DigitalitzacioEmpresa.J289]">
            <text:p/>
          </table:table-cell>
          <table:table-cell table:style-name="ce57" table:number-columns-repeated="4"/>
          <table:table-cell table:style-name="ce80" table:formula="of:=IF(COUNTIF([.C289:.I289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9">
          <table:covered-table-cell table:style-name="ce21"/>
          <table:table-cell table:style-name="ce42" office:value-type="string" calcext:value-type="string">
            <text:p>b) S'ha relacionat la IA amb la recollida massiva de dades (Big data) i el seu tractament (anàlisi) amb la rendibilitat de les empreses.</text:p>
          </table:table-cell>
          <table:table-cell table:style-name="ce57" table:formula="of:=[$ProxiMarkt.J290]">
            <text:p/>
          </table:table-cell>
          <table:table-cell table:style-name="ce72" table:formula="of:=[$DigitalitzacioEmpresa.J290]">
            <text:p/>
          </table:table-cell>
          <table:table-cell table:style-name="ce57" table:number-columns-repeated="4"/>
          <table:table-cell table:style-name="ce80" table:formula="of:=IF(COUNTIF([.C290:.I290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c) S'ha valorat la importància present i futura de la IA.</text:p>
          </table:table-cell>
          <table:table-cell table:style-name="ce57" table:formula="of:=[$ProxiMarkt.J291]">
            <text:p/>
          </table:table-cell>
          <table:table-cell table:style-name="ce72" table:formula="of:=[$DigitalitzacioEmpresa.J291]">
            <text:p/>
          </table:table-cell>
          <table:table-cell table:style-name="ce57" table:number-columns-repeated="4"/>
          <table:table-cell table:style-name="ce80" table:formula="of:=IF(COUNTIF([.C291:.I291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d) S'han identificat els sectors amb implantació més rellevant d'IA.</text:p>
          </table:table-cell>
          <table:table-cell table:style-name="ce57" table:formula="of:=[$ProxiMarkt.J292]">
            <text:p/>
          </table:table-cell>
          <table:table-cell table:style-name="ce72" table:formula="of:=[$DigitalitzacioEmpresa.J292]">
            <text:p/>
          </table:table-cell>
          <table:table-cell table:style-name="ce57" table:number-columns-repeated="4"/>
          <table:table-cell table:style-name="ce80" table:formula="of:=IF(COUNTIF([.C292:.I292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e) S'han identificat els llenguatges de programació en IA.</text:p>
          </table:table-cell>
          <table:table-cell table:style-name="ce57" table:formula="of:=[$ProxiMarkt.J293]">
            <text:p/>
          </table:table-cell>
          <table:table-cell table:style-name="ce72" table:formula="of:=[$DigitalitzacioEmpresa.J293]">
            <text:p/>
          </table:table-cell>
          <table:table-cell table:style-name="ce57" table:number-columns-repeated="4"/>
          <table:table-cell table:style-name="ce80" table:formula="of:=IF(COUNTIF([.C293:.I293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5">
          <table:covered-table-cell table:style-name="ce21"/>
          <table:table-cell table:style-name="ce42" office:value-type="string" calcext:value-type="string">
            <text:p>f) S'ha descrit com influïx la IA en el sector del títol</text:p>
          </table:table-cell>
          <table:table-cell table:style-name="ce57" table:formula="of:=[$ProxiMarkt.J294]">
            <text:p/>
          </table:table-cell>
          <table:table-cell table:style-name="ce72" table:formula="of:=[$DigitalitzacioEmpresa.J294]">
            <text:p/>
          </table:table-cell>
          <table:table-cell table:style-name="ce57" table:number-columns-repeated="4"/>
          <table:table-cell table:style-name="ce80" table:formula="of:=IF(COUNTIF([.C294:.I294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25">
          <table:covered-table-cell table:style-name="ce21"/>
          <table:table-cell table:style-name="ce41" office:value-type="string" calcext:value-type="string">
            <text:p>RA5- Avalua la importància de les dades, així com la seua protecció en una economia digital globalitzada, definint sistemes de seguretat i ciberseguretat tant a nivell d'equip/sistema, com a Globals</text:p>
          </table:table-cell>
          <table:table-cell table:style-name="ce57" table:formula="of:=[$ProxiMarkt.J295]">
            <text:p/>
          </table:table-cell>
          <table:table-cell table:style-name="ce72" table:formula="of:=[$DigitalitzacioEmpresa.J295]">
            <text:p/>
          </table:table-cell>
          <table:table-cell table:style-name="ce57" table:number-columns-repeated="4"/>
          <table:table-cell table:style-name="ce80" table:formula="of:=IF(COUNTIF([.C295:.I295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a) S'ha establit la diferència entre dada i informació.</text:p>
          </table:table-cell>
          <table:table-cell table:style-name="ce57" table:formula="of:=[$ProxiMarkt.J296]">
            <text:p/>
          </table:table-cell>
          <table:table-cell table:style-name="ce72" table:formula="of:=[$DigitalitzacioEmpresa.J296]">
            <text:p/>
          </table:table-cell>
          <table:table-cell table:style-name="ce57" table:number-columns-repeated="4"/>
          <table:table-cell table:style-name="ce80" table:formula="of:=IF(COUNTIF([.C296:.I296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b) S'ha descrit el cicle de vida de la dada.</text:p>
          </table:table-cell>
          <table:table-cell table:style-name="ce57" table:formula="of:=[$ProxiMarkt.J297]">
            <text:p/>
          </table:table-cell>
          <table:table-cell table:style-name="ce72" table:formula="of:=[$DigitalitzacioEmpresa.J297]">
            <text:p/>
          </table:table-cell>
          <table:table-cell table:style-name="ce57" table:number-columns-repeated="4"/>
          <table:table-cell table:style-name="ce80" table:formula="of:=IF(COUNTIF([.C297:.I297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c) S'ha identificat la relació entre Big data, anàlisi de dades, machine/ deep learning i intel·ligència artificial.</text:p>
          </table:table-cell>
          <table:table-cell table:style-name="ce57" table:formula="of:=[$ProxiMarkt.J298]">
            <text:p/>
          </table:table-cell>
          <table:table-cell table:style-name="ce72" table:formula="of:=[$DigitalitzacioEmpresa.J298]">
            <text:p/>
          </table:table-cell>
          <table:table-cell table:style-name="ce57" table:number-columns-repeated="4"/>
          <table:table-cell table:style-name="ce80" table:formula="of:=IF(COUNTIF([.C298:.I298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d) S'han descrit les característiques que definixen Big data.</text:p>
          </table:table-cell>
          <table:table-cell table:style-name="ce57" table:formula="of:=[$ProxiMarkt.J299]">
            <text:p/>
          </table:table-cell>
          <table:table-cell table:style-name="ce72" table:formula="of:=[$DigitalitzacioEmpresa.J299]">
            <text:p/>
          </table:table-cell>
          <table:table-cell table:style-name="ce57" table:number-columns-repeated="4"/>
          <table:table-cell table:style-name="ce80" table:formula="of:=IF(COUNTIF([.C299:.I299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e) S'han descrit les etapes típiques de la ciència de dades i la seua relació en el procés.</text:p>
          </table:table-cell>
          <table:table-cell table:style-name="ce57" table:formula="of:=[$ProxiMarkt.J300]">
            <text:p/>
          </table:table-cell>
          <table:table-cell table:style-name="ce72" table:formula="of:=[$DigitalitzacioEmpresa.J300]">
            <text:p/>
          </table:table-cell>
          <table:table-cell table:style-name="ce57" table:number-columns-repeated="4"/>
          <table:table-cell table:style-name="ce80" table:formula="of:=IF(COUNTIF([.C300:.I300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f) S'han descrit els procediments de magatzematge de dades en la cloud/núvol.</text:p>
          </table:table-cell>
          <table:table-cell table:style-name="ce57" table:formula="of:=[$ProxiMarkt.J301]">
            <text:p/>
          </table:table-cell>
          <table:table-cell table:style-name="ce72" table:formula="of:=[$DigitalitzacioEmpresa.J301]">
            <text:p/>
          </table:table-cell>
          <table:table-cell table:style-name="ce57" table:number-columns-repeated="4"/>
          <table:table-cell table:style-name="ce80" table:formula="of:=IF(COUNTIF([.C301:.I301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g) S'ha descrit la importància del cloud computing </text:p>
          </table:table-cell>
          <table:table-cell table:style-name="ce57" table:formula="of:=[$ProxiMarkt.J302]">
            <text:p/>
          </table:table-cell>
          <table:table-cell table:style-name="ce72" table:formula="of:=[$DigitalitzacioEmpresa.J302]">
            <text:p/>
          </table:table-cell>
          <table:table-cell table:style-name="ce57" table:number-columns-repeated="4"/>
          <table:table-cell table:style-name="ce80" table:formula="of:=IF(COUNTIF([.C302:.I302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h) S'han identificat els principals objectius de la ciència de dades en les diferents empreses.</text:p>
          </table:table-cell>
          <table:table-cell table:style-name="ce57" table:formula="of:=[$ProxiMarkt.J303]">
            <text:p/>
          </table:table-cell>
          <table:table-cell table:style-name="ce72" table:formula="of:=[$DigitalitzacioEmpresa.J303]">
            <text:p/>
          </table:table-cell>
          <table:table-cell table:style-name="ce57" table:number-columns-repeated="4"/>
          <table:table-cell table:style-name="ce80" table:formula="of:=IF(COUNTIF([.C303:.I303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i) S'ha valorat la importància de la seguretat i la seua regulació en relació amb les dades.</text:p>
          </table:table-cell>
          <table:table-cell table:style-name="ce57" table:formula="of:=[$ProxiMarkt.J304]">
            <text:p/>
          </table:table-cell>
          <table:table-cell table:style-name="ce72" table:formula="of:=[$DigitalitzacioEmpresa.J304]">
            <text:p/>
          </table:table-cell>
          <table:table-cell table:style-name="ce57" table:number-columns-repeated="4"/>
          <table:table-cell table:style-name="ce80" table:formula="of:=IF(COUNTIF([.C304:.I304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28">
          <table:covered-table-cell table:style-name="ce21"/>
          <table:table-cell table:style-name="ce41" office:value-type="string" calcext:value-type="string">
            <text:p>RA6- Desenvolupa un projecte de transformació digital d'una empresa d'un sector relacionat amb el títol, tenint en compte els canvis que s'han de produir en funció dels objectius </text:p>
            <text:p>De l'empresa.</text:p>
          </table:table-cell>
          <table:table-cell table:style-name="ce57" table:formula="of:=[$ProxiMarkt.J305]">
            <text:p/>
          </table:table-cell>
          <table:table-cell table:style-name="ce72" table:formula="of:=[$DigitalitzacioEmpresa.J305]">
            <text:p/>
          </table:table-cell>
          <table:table-cell table:style-name="ce57" table:number-columns-repeated="4"/>
          <table:table-cell table:style-name="ce80" table:formula="of:=IF(COUNTIF([.C305:.I305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a) S'han identificat els objectius estratègics de l'empresa.</text:p>
          </table:table-cell>
          <table:table-cell table:style-name="ce57" table:formula="of:=[$ProxiMarkt.J306]">
            <text:p/>
          </table:table-cell>
          <table:table-cell table:style-name="ce72" table:formula="of:=[$DigitalitzacioEmpresa.J306]">
            <text:p/>
          </table:table-cell>
          <table:table-cell table:style-name="ce57" table:number-columns-repeated="4"/>
          <table:table-cell table:style-name="ce80" table:formula="of:=IF(COUNTIF([.C306:.I306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b) S'han identificat i alineat les àrees de producció/negocie i de comunicacions.</text:p>
          </table:table-cell>
          <table:table-cell table:style-name="ce57" table:formula="of:=[$ProxiMarkt.J307]">
            <text:p/>
          </table:table-cell>
          <table:table-cell table:style-name="ce72" table:formula="of:=[$DigitalitzacioEmpresa.J307]">
            <text:p/>
          </table:table-cell>
          <table:table-cell table:style-name="ce57" table:number-columns-repeated="4"/>
          <table:table-cell table:style-name="ce80" table:formula="of:=IF(COUNTIF([.C307:.I307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c) S'han identificat les àrees susceptibles de ser digitalitzades.</text:p>
          </table:table-cell>
          <table:table-cell table:style-name="ce57" table:formula="of:=[$ProxiMarkt.J308]">
            <text:p/>
          </table:table-cell>
          <table:table-cell table:style-name="ce72" table:formula="of:=[$DigitalitzacioEmpresa.J308]">
            <text:p/>
          </table:table-cell>
          <table:table-cell table:style-name="ce57" table:number-columns-repeated="4"/>
          <table:table-cell table:style-name="ce80" table:formula="of:=IF(COUNTIF([.C308:.I308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d) S'ha analitzat l'encaix de AD (àrees digitalitzades) entre si i amb les quals no ho estan.</text:p>
          </table:table-cell>
          <table:table-cell table:style-name="ce57" table:formula="of:=[$ProxiMarkt.J309]">
            <text:p/>
          </table:table-cell>
          <table:table-cell table:style-name="ce72" table:formula="of:=[$DigitalitzacioEmpresa.J309]">
            <text:p/>
          </table:table-cell>
          <table:table-cell table:style-name="ce57" table:number-columns-repeated="4"/>
          <table:table-cell table:style-name="ce80" table:formula="of:=IF(COUNTIF([.C309:.I309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e) S'han tingut en compte les necessitats presents i futures de l'empresa.</text:p>
          </table:table-cell>
          <table:table-cell table:style-name="ce57" table:formula="of:=[$ProxiMarkt.J310]">
            <text:p/>
          </table:table-cell>
          <table:table-cell table:style-name="ce72" table:formula="of:=[$DigitalitzacioEmpresa.J310]">
            <text:p/>
          </table:table-cell>
          <table:table-cell table:style-name="ce57" table:number-columns-repeated="4"/>
          <table:table-cell table:style-name="ce80" table:formula="of:=IF(COUNTIF([.C310:.I310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f) S'han relacionat cada una de les àrees amb la implantació de les tecnologies.</text:p>
          </table:table-cell>
          <table:table-cell table:style-name="ce57" table:formula="of:=[$ProxiMarkt.J311]">
            <text:p/>
          </table:table-cell>
          <table:table-cell table:style-name="ce72" table:formula="of:=[$DigitalitzacioEmpresa.J311]">
            <text:p/>
          </table:table-cell>
          <table:table-cell table:style-name="ce57" table:number-columns-repeated="4"/>
          <table:table-cell table:style-name="ce80" table:formula="of:=IF(COUNTIF([.C311:.I311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g) S'han analitzat les possibles bretxes de seguretat en cada una de les àrees.</text:p>
          </table:table-cell>
          <table:table-cell table:style-name="ce57" table:formula="of:=[$ProxiMarkt.J312]">
            <text:p/>
          </table:table-cell>
          <table:table-cell table:style-name="ce72" table:formula="of:=[$DigitalitzacioEmpresa.J312]">
            <text:p/>
          </table:table-cell>
          <table:table-cell table:style-name="ce57" table:number-columns-repeated="4"/>
          <table:table-cell table:style-name="ce80" table:formula="of:=IF(COUNTIF([.C312:.I312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h) S'ha definit el tractament de les dades i la seua anàlisi.</text:p>
          </table:table-cell>
          <table:table-cell table:style-name="ce57" table:formula="of:=[$ProxiMarkt.J313]">
            <text:p/>
          </table:table-cell>
          <table:table-cell table:style-name="ce72" table:formula="of:=[$DigitalitzacioEmpresa.J313]">
            <text:p/>
          </table:table-cell>
          <table:table-cell table:style-name="ce57" table:number-columns-repeated="4"/>
          <table:table-cell table:style-name="ce80" table:formula="of:=IF(COUNTIF([.C313:.I313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i) S'ha tingut en compte la integració entre dades, aplicacions, plataformes que els suporten, entre altres.</text:p>
          </table:table-cell>
          <table:table-cell table:style-name="ce57" table:formula="of:=[$ProxiMarkt.J314]">
            <text:p/>
          </table:table-cell>
          <table:table-cell table:style-name="ce72" table:formula="of:=[$DigitalitzacioEmpresa.J314]">
            <text:p/>
          </table:table-cell>
          <table:table-cell table:style-name="ce57" table:number-columns-repeated="4"/>
          <table:table-cell table:style-name="ce80" table:formula="of:=IF(COUNTIF([.C314:.I314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j) S'han documentat els canvis realitzats en funció de l'estratègia.</text:p>
          </table:table-cell>
          <table:table-cell table:style-name="ce57" table:formula="of:=[$ProxiMarkt.J315]">
            <text:p/>
          </table:table-cell>
          <table:table-cell table:style-name="ce72" table:formula="of:=[$DigitalitzacioEmpresa.J315]">
            <text:p/>
          </table:table-cell>
          <table:table-cell table:style-name="ce57" table:number-columns-repeated="4"/>
          <table:table-cell table:style-name="ce80" table:formula="of:=IF(COUNTIF([.C315:.I315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11">
          <table:covered-table-cell table:style-name="ce21"/>
          <table:table-cell table:style-name="ce42" office:value-type="string" calcext:value-type="string">
            <text:p>k) S'han tingut en compte la idoneïtat dels recursos humans.</text:p>
          </table:table-cell>
          <table:table-cell table:style-name="ce57" table:formula="of:=[$ProxiMarkt.J316]">
            <text:p/>
          </table:table-cell>
          <table:table-cell table:style-name="ce72" table:formula="of:=[$DigitalitzacioEmpresa.J316]">
            <text:p/>
          </table:table-cell>
          <table:table-cell table:style-name="ce57" table:number-columns-repeated="4"/>
          <table:table-cell table:style-name="ce80" table:formula="of:=IF(COUNTIF([.C316:.I316]; &quot;X&quot;) &gt; 0; &quot;X&quot;; &quot;&quot;)">
            <text:p/>
          </table:table-cell>
          <table:table-cell table:style-name="ce57"/>
          <table:table-cell table:number-columns-repeated="20"/>
        </table:table-row>
        <table:table-row table:style-name="ro29">
          <table:table-cell table:style-name="ce22" office:value-type="string" calcext:value-type="string" table:number-columns-spanned="1" table:number-rows-spanned="40">
            <text:p>SASP</text:p>
          </table:table-cell>
          <table:table-cell table:style-name="ce43" office:value-type="string" calcext:value-type="string">
            <text:p>RA1- Identifica els aspectes ambientals, socials i de governança (ASG) relatius a la sostenibilitat tenint en compte el concepte de Desenvolupament sostenible i els marcs internacionals que Contribuïxen a la seua consecució</text:p>
          </table:table-cell>
          <table:table-cell table:style-name="ce58" table:formula="of:=[$ProxiMarkt.J317]">
            <text:p/>
          </table:table-cell>
          <table:table-cell table:style-name="ce73" table:formula="of:=[$DigitalitzacioEmpresa.J317]">
            <text:p/>
          </table:table-cell>
          <table:table-cell table:style-name="ce58" table:number-columns-repeated="4"/>
          <table:table-cell table:style-name="ce81" table:formula="of:=IF(COUNTIF([.C317:.I317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9">
          <table:covered-table-cell table:style-name="ce22"/>
          <table:table-cell table:style-name="ce44" office:value-type="string" calcext:value-type="string">
            <text:p>a) S'ha descrit el concepte de sostenibilitat, establint els marcs internacionals associats al Desenvolupament sostenible.</text:p>
          </table:table-cell>
          <table:table-cell table:style-name="ce58" table:formula="of:=[$ProxiMarkt.J318]">
            <text:p/>
          </table:table-cell>
          <table:table-cell table:style-name="ce73" table:formula="of:=[$DigitalitzacioEmpresa.J318]">
            <text:p/>
          </table:table-cell>
          <table:table-cell table:style-name="ce58" table:number-columns-repeated="4"/>
          <table:table-cell table:style-name="ce81" table:formula="of:=IF(COUNTIF([.C318:.I318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9">
          <table:covered-table-cell table:style-name="ce22"/>
          <table:table-cell table:style-name="ce44" office:value-type="string" calcext:value-type="string">
            <text:p>b) S'han identificat els assumptes ambientals, socials i de governança que influïxen en el Desenvolupament sostenible de les organitzacions empresarials.</text:p>
          </table:table-cell>
          <table:table-cell table:style-name="ce58" table:formula="of:=[$ProxiMarkt.J319]">
            <text:p/>
          </table:table-cell>
          <table:table-cell table:style-name="ce73" table:formula="of:=[$DigitalitzacioEmpresa.J319]">
            <text:p/>
          </table:table-cell>
          <table:table-cell table:style-name="ce58" table:number-columns-repeated="4"/>
          <table:table-cell table:style-name="ce81" table:formula="of:=IF(COUNTIF([.C319:.I319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9">
          <table:covered-table-cell table:style-name="ce22"/>
          <table:table-cell table:style-name="ce44" office:value-type="string" calcext:value-type="string">
            <text:p>c) S'han relacionat els Objectius de Desenvolupament Sostenible (ODS) amb la seua importància per a la consecució de l'Agenda 2030.</text:p>
          </table:table-cell>
          <table:table-cell table:style-name="ce58" table:formula="of:=[$ProxiMarkt.J320]">
            <text:p/>
          </table:table-cell>
          <table:table-cell table:style-name="ce73" table:formula="of:=[$DigitalitzacioEmpresa.J320]">
            <text:p/>
          </table:table-cell>
          <table:table-cell table:style-name="ce58" table:number-columns-repeated="4"/>
          <table:table-cell table:style-name="ce81" table:formula="of:=IF(COUNTIF([.C320:.I320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9">
          <table:covered-table-cell table:style-name="ce22"/>
          <table:table-cell table:style-name="ce44" office:value-type="string" calcext:value-type="string">
            <text:p>d) S'ha analitzat la importància d'identificar els aspectes ASG més rellevants per als grups d'interés de les organitzacions relacionant-los amb els riscos i oportunitats que suposen per a la pròpia organització.</text:p>
          </table:table-cell>
          <table:table-cell table:style-name="ce58" table:formula="of:=[$ProxiMarkt.J321]">
            <text:p/>
          </table:table-cell>
          <table:table-cell table:style-name="ce73" table:formula="of:=[$DigitalitzacioEmpresa.J321]">
            <text:p/>
          </table:table-cell>
          <table:table-cell table:style-name="ce58" table:number-columns-repeated="4"/>
          <table:table-cell table:style-name="ce81" table:formula="of:=IF(COUNTIF([.C321:.I321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9">
          <table:covered-table-cell table:style-name="ce22"/>
          <table:table-cell table:style-name="ce44" office:value-type="string" calcext:value-type="string">
            <text:p>e) S'han identificat els principals estàndards de mètriques per a l'avaluació de l'acompliment en sostenibilitat i el seu paper en la rendició de comptes que marca la legislació vigent i les futures regulacions en Desenvolupament.</text:p>
          </table:table-cell>
          <table:table-cell table:style-name="ce58" table:formula="of:=[$ProxiMarkt.J322]">
            <text:p/>
          </table:table-cell>
          <table:table-cell table:style-name="ce73" table:formula="of:=[$DigitalitzacioEmpresa.J322]">
            <text:p/>
          </table:table-cell>
          <table:table-cell table:style-name="ce58" table:number-columns-repeated="4"/>
          <table:table-cell table:style-name="ce81" table:formula="of:=IF(COUNTIF([.C322:.I322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9">
          <table:covered-table-cell table:style-name="ce22"/>
          <table:table-cell table:style-name="ce44" office:value-type="string" calcext:value-type="string">
            <text:p>f) S'ha descrit la inversió socialment responsable i el paper dels analistes, inversors, agències i índexs de sostenibilitat en el foment de la sostenibilitat.</text:p>
          </table:table-cell>
          <table:table-cell table:style-name="ce58" table:formula="of:=[$ProxiMarkt.J323]">
            <text:p/>
          </table:table-cell>
          <table:table-cell table:style-name="ce73" table:formula="of:=[$DigitalitzacioEmpresa.J323]">
            <text:p/>
          </table:table-cell>
          <table:table-cell table:style-name="ce58" table:number-columns-repeated="4"/>
          <table:table-cell table:style-name="ce81" table:formula="of:=IF(COUNTIF([.C323:.I323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24">
          <table:covered-table-cell table:style-name="ce22"/>
          <table:table-cell table:style-name="ce43" office:value-type="string" calcext:value-type="string">
            <text:p>RA2- Caracteritza els reptes ambientals i socials als quals s'enfronta la societat, descrivint els impactes sobre les persones i els sectors productius i proposant accions per a minimitzar-los.</text:p>
          </table:table-cell>
          <table:table-cell table:style-name="ce58" table:formula="of:=[$ProxiMarkt.J324]" office:value-type="string" office:string-value="X" calcext:value-type="string">
            <text:p>X</text:p>
          </table:table-cell>
          <table:table-cell table:style-name="ce73" table:formula="of:=[$DigitalitzacioEmpresa.J324]">
            <text:p/>
          </table:table-cell>
          <table:table-cell table:style-name="ce58" table:number-columns-repeated="4"/>
          <table:table-cell table:style-name="ce81" table:formula="of:=IF(COUNTIF([.C324:.I324]; &quot;X&quot;) &gt; 0; &quot;X&quot;; &quot;&quot;)" office:value-type="string" office:string-value="X" calcext:value-type="string">
            <text:p>X</text:p>
          </table:table-cell>
          <table:table-cell table:style-name="ce58"/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a) S'han identificat els principals reptes ambientals i socials.</text:p>
          </table:table-cell>
          <table:table-cell table:style-name="ce58" table:formula="of:=[$ProxiMarkt.J325]">
            <text:p/>
          </table:table-cell>
          <table:table-cell table:style-name="ce73" table:formula="of:=[$DigitalitzacioEmpresa.J325]">
            <text:p/>
          </table:table-cell>
          <table:table-cell table:style-name="ce58" table:number-columns-repeated="4"/>
          <table:table-cell table:style-name="ce81" table:formula="of:=IF(COUNTIF([.C325:.I325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b) S'han relacionat els reptes ambientals i socials amb el Desenvolupament de l'activitat econòmica.</text:p>
          </table:table-cell>
          <table:table-cell table:style-name="ce58" table:formula="of:=[$ProxiMarkt.J326]" office:value-type="string" office:string-value="X" calcext:value-type="string">
            <text:p>X</text:p>
          </table:table-cell>
          <table:table-cell table:style-name="ce73" table:formula="of:=[$DigitalitzacioEmpresa.J326]">
            <text:p/>
          </table:table-cell>
          <table:table-cell table:style-name="ce58" table:number-columns-repeated="4"/>
          <table:table-cell table:style-name="ce81" table:formula="of:=IF(COUNTIF([.C326:.I326]; &quot;X&quot;) &gt; 0; &quot;X&quot;; &quot;&quot;)" office:value-type="string" office:string-value="X" calcext:value-type="string">
            <text:p>X</text:p>
          </table:table-cell>
          <table:table-cell table:style-name="ce58"/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c) S'ha analitzat l'efecte dels impactes ambientals i socials sobre les persones i els sectors productius.</text:p>
          </table:table-cell>
          <table:table-cell table:style-name="ce58" table:formula="of:=[$ProxiMarkt.J327]" office:value-type="string" office:string-value="X" calcext:value-type="string">
            <text:p>X</text:p>
          </table:table-cell>
          <table:table-cell table:style-name="ce73" table:formula="of:=[$DigitalitzacioEmpresa.J327]">
            <text:p/>
          </table:table-cell>
          <table:table-cell table:style-name="ce58" table:number-columns-repeated="4"/>
          <table:table-cell table:style-name="ce81" table:formula="of:=IF(COUNTIF([.C327:.I327]; &quot;X&quot;) &gt; 0; &quot;X&quot;; &quot;&quot;)" office:value-type="string" office:string-value="X" calcext:value-type="string">
            <text:p>X</text:p>
          </table:table-cell>
          <table:table-cell table:style-name="ce58"/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d) S'han identificat les mesures i accions encaminades a minimitzar els impactes ambientals i socials.</text:p>
          </table:table-cell>
          <table:table-cell table:style-name="ce58" table:formula="of:=[$ProxiMarkt.J328]" office:value-type="string" office:string-value="X" calcext:value-type="string">
            <text:p>X</text:p>
          </table:table-cell>
          <table:table-cell table:style-name="ce73" table:formula="of:=[$DigitalitzacioEmpresa.J328]">
            <text:p/>
          </table:table-cell>
          <table:table-cell table:style-name="ce58" table:number-columns-repeated="4"/>
          <table:table-cell table:style-name="ce81" table:formula="of:=IF(COUNTIF([.C328:.I328]; &quot;X&quot;) &gt; 0; &quot;X&quot;; &quot;&quot;)" office:value-type="string" office:string-value="X" calcext:value-type="string">
            <text:p>X</text:p>
          </table:table-cell>
          <table:table-cell table:style-name="ce58"/>
          <table:table-cell table:number-columns-repeated="20"/>
        </table:table-row>
        <table:table-row table:style-name="ro9">
          <table:covered-table-cell table:style-name="ce22"/>
          <table:table-cell table:style-name="ce44" office:value-type="string" calcext:value-type="string">
            <text:p>e) S'ha analitzat la importància d'establir aliances i treballar de manera transversal i coordinada per a abordar amb èxit els reptes ambientals i socials.</text:p>
          </table:table-cell>
          <table:table-cell table:style-name="ce58" table:formula="of:=[$ProxiMarkt.J329]" office:value-type="string" office:string-value="X" calcext:value-type="string">
            <text:p>X</text:p>
          </table:table-cell>
          <table:table-cell table:style-name="ce73" table:formula="of:=[$DigitalitzacioEmpresa.J329]">
            <text:p/>
          </table:table-cell>
          <table:table-cell table:style-name="ce58" table:number-columns-repeated="4"/>
          <table:table-cell table:style-name="ce81" table:formula="of:=IF(COUNTIF([.C329:.I329]; &quot;X&quot;) &gt; 0; &quot;X&quot;; &quot;&quot;)" office:value-type="string" office:string-value="X" calcext:value-type="string">
            <text:p>X</text:p>
          </table:table-cell>
          <table:table-cell table:style-name="ce58"/>
          <table:table-cell table:number-columns-repeated="20"/>
        </table:table-row>
        <table:table-row table:style-name="ro19">
          <table:covered-table-cell table:style-name="ce22"/>
          <table:table-cell table:style-name="ce43" office:value-type="string" calcext:value-type="string">
            <text:p>RA3- Establix l'aplicació de criteris de sostenibilitat en l'acompliment professional i personal, identificant els elements necessaris</text:p>
          </table:table-cell>
          <table:table-cell table:style-name="ce58" table:formula="of:=[$ProxiMarkt.J330]" office:value-type="string" office:string-value="X" calcext:value-type="string">
            <text:p>X</text:p>
          </table:table-cell>
          <table:table-cell table:style-name="ce73" table:formula="of:=[$DigitalitzacioEmpresa.J330]">
            <text:p/>
          </table:table-cell>
          <table:table-cell table:style-name="ce58" table:number-columns-repeated="4"/>
          <table:table-cell table:style-name="ce81" table:formula="of:=IF(COUNTIF([.C330:.I330]; &quot;X&quot;) &gt; 0; &quot;X&quot;; &quot;&quot;)" office:value-type="string" office:string-value="X" calcext:value-type="string">
            <text:p>X</text:p>
          </table:table-cell>
          <table:table-cell table:style-name="ce58"/>
          <table:table-cell table:number-columns-repeated="20"/>
        </table:table-row>
        <table:table-row table:style-name="ro5">
          <table:covered-table-cell table:style-name="ce22"/>
          <table:table-cell table:style-name="ce44" office:value-type="string" calcext:value-type="string">
            <text:p>a) S'han identificat els ODS més rellevants per a l'activitat professional que realitza.</text:p>
          </table:table-cell>
          <table:table-cell table:style-name="ce58" table:formula="of:=[$ProxiMarkt.J331]" office:value-type="string" office:string-value="X" calcext:value-type="string">
            <text:p>X</text:p>
          </table:table-cell>
          <table:table-cell table:style-name="ce73" table:formula="of:=[$DigitalitzacioEmpresa.J331]">
            <text:p/>
          </table:table-cell>
          <table:table-cell table:style-name="ce58" table:number-columns-repeated="4"/>
          <table:table-cell table:style-name="ce81" table:formula="of:=IF(COUNTIF([.C331:.I331]; &quot;X&quot;) &gt; 0; &quot;X&quot;; &quot;&quot;)" office:value-type="string" office:string-value="X" calcext:value-type="string">
            <text:p>X</text:p>
          </table:table-cell>
          <table:table-cell table:style-name="ce58"/>
          <table:table-cell table:number-columns-repeated="20"/>
        </table:table-row>
        <table:table-row table:style-name="ro5">
          <table:covered-table-cell table:style-name="ce22"/>
          <table:table-cell table:style-name="ce44" office:value-type="string" calcext:value-type="string">
            <text:p>b) S'han analitzat els riscos i oportunitats que representen els ODS.</text:p>
          </table:table-cell>
          <table:table-cell table:style-name="ce58" table:formula="of:=[$ProxiMarkt.J332]" office:value-type="string" office:string-value="X" calcext:value-type="string">
            <text:p>X</text:p>
          </table:table-cell>
          <table:table-cell table:style-name="ce73" table:formula="of:=[$DigitalitzacioEmpresa.J332]">
            <text:p/>
          </table:table-cell>
          <table:table-cell table:style-name="ce58" table:number-columns-repeated="4"/>
          <table:table-cell table:style-name="ce81" table:formula="of:=IF(COUNTIF([.C332:.I332]; &quot;X&quot;) &gt; 0; &quot;X&quot;; &quot;&quot;)" office:value-type="string" office:string-value="X" calcext:value-type="string">
            <text:p>X</text:p>
          </table:table-cell>
          <table:table-cell table:style-name="ce58"/>
          <table:table-cell table:number-columns-repeated="20"/>
        </table:table-row>
        <table:table-row table:style-name="ro9">
          <table:covered-table-cell table:style-name="ce22"/>
          <table:table-cell table:style-name="ce44" office:value-type="string" calcext:value-type="string">
            <text:p>c) S'han identificat les accions necessàries per a atendre alguns dels reptes ambientals i socials des de l'activitat professional i l'entorn personal.</text:p>
          </table:table-cell>
          <table:table-cell table:style-name="ce58" table:formula="of:=[$ProxiMarkt.J333]" office:value-type="string" office:string-value="X" calcext:value-type="string">
            <text:p>X</text:p>
          </table:table-cell>
          <table:table-cell table:style-name="ce73" table:formula="of:=[$DigitalitzacioEmpresa.J333]">
            <text:p/>
          </table:table-cell>
          <table:table-cell table:style-name="ce58" table:number-columns-repeated="4"/>
          <table:table-cell table:style-name="ce81" table:formula="of:=IF(COUNTIF([.C333:.I333]; &quot;X&quot;) &gt; 0; &quot;X&quot;; &quot;&quot;)" office:value-type="string" office:string-value="X" calcext:value-type="string">
            <text:p>X</text:p>
          </table:table-cell>
          <table:table-cell table:style-name="ce58"/>
          <table:table-cell table:number-columns-repeated="20"/>
        </table:table-row>
        <table:table-row table:style-name="ro21">
          <table:covered-table-cell table:style-name="ce22"/>
          <table:table-cell table:style-name="ce43" office:value-type="string" calcext:value-type="string">
            <text:p>RA4- Proposa productes i servicis responsables tenint en compte els principis de l'economia circular.</text:p>
          </table:table-cell>
          <table:table-cell table:style-name="ce58" table:formula="of:=[$ProxiMarkt.J334]">
            <text:p/>
          </table:table-cell>
          <table:table-cell table:style-name="ce73" table:formula="of:=[$DigitalitzacioEmpresa.J334]">
            <text:p/>
          </table:table-cell>
          <table:table-cell table:style-name="ce58" table:number-columns-repeated="4"/>
          <table:table-cell table:style-name="ce81" table:formula="of:=IF(COUNTIF([.C334:.I334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a) S'ha caracteritzat el model de producció i consum actual.</text:p>
          </table:table-cell>
          <table:table-cell table:style-name="ce58" table:formula="of:=[$ProxiMarkt.J335]">
            <text:p/>
          </table:table-cell>
          <table:table-cell table:style-name="ce73" table:formula="of:=[$DigitalitzacioEmpresa.J335]">
            <text:p/>
          </table:table-cell>
          <table:table-cell table:style-name="ce58" table:number-columns-repeated="4"/>
          <table:table-cell table:style-name="ce81" table:formula="of:=IF(COUNTIF([.C335:.I335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b) S'han identificat els principis de l'economia verda i circular.</text:p>
          </table:table-cell>
          <table:table-cell table:style-name="ce58" table:formula="of:=[$ProxiMarkt.J336]">
            <text:p/>
          </table:table-cell>
          <table:table-cell table:style-name="ce73" table:formula="of:=[$DigitalitzacioEmpresa.J336]">
            <text:p/>
          </table:table-cell>
          <table:table-cell table:style-name="ce58" table:number-columns-repeated="4"/>
          <table:table-cell table:style-name="ce81" table:formula="of:=IF(COUNTIF([.C336:.I336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c) S'han contrastat els beneficis de l'economia verda i circular enfront del model clàssic de producció.</text:p>
          </table:table-cell>
          <table:table-cell table:style-name="ce58" table:formula="of:=[$ProxiMarkt.J337]">
            <text:p/>
          </table:table-cell>
          <table:table-cell table:style-name="ce73" table:formula="of:=[$DigitalitzacioEmpresa.J337]">
            <text:p/>
          </table:table-cell>
          <table:table-cell table:style-name="ce58" table:number-columns-repeated="4"/>
          <table:table-cell table:style-name="ce81" table:formula="of:=IF(COUNTIF([.C337:.I337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d) S'han aplicat principis d'ecodisseny.</text:p>
          </table:table-cell>
          <table:table-cell table:style-name="ce58" table:formula="of:=[$ProxiMarkt.J338]">
            <text:p/>
          </table:table-cell>
          <table:table-cell table:style-name="ce73" table:formula="of:=[$DigitalitzacioEmpresa.J338]">
            <text:p/>
          </table:table-cell>
          <table:table-cell table:style-name="ce58" table:number-columns-repeated="4"/>
          <table:table-cell table:style-name="ce81" table:formula="of:=IF(COUNTIF([.C338:.I338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e) S'ha analitzat el cicle de vida del producte.</text:p>
          </table:table-cell>
          <table:table-cell table:style-name="ce58" table:formula="of:=[$ProxiMarkt.J339]">
            <text:p/>
          </table:table-cell>
          <table:table-cell table:style-name="ce73" table:formula="of:=[$DigitalitzacioEmpresa.J339]">
            <text:p/>
          </table:table-cell>
          <table:table-cell table:style-name="ce58" table:number-columns-repeated="4"/>
          <table:table-cell table:style-name="ce81" table:formula="of:=IF(COUNTIF([.C339:.I339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f) S'han identificat els processos de producció i els criteris de sostenibilitat aplicats.</text:p>
          </table:table-cell>
          <table:table-cell table:style-name="ce58" table:formula="of:=[$ProxiMarkt.J340]">
            <text:p/>
          </table:table-cell>
          <table:table-cell table:style-name="ce73" table:formula="of:=[$DigitalitzacioEmpresa.J340]">
            <text:p/>
          </table:table-cell>
          <table:table-cell table:style-name="ce58" table:number-columns-repeated="4"/>
          <table:table-cell table:style-name="ce81" table:formula="of:=IF(COUNTIF([.C340:.I340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18">
          <table:covered-table-cell table:style-name="ce22"/>
          <table:table-cell table:style-name="ce43" office:value-type="string" calcext:value-type="string">
            <text:p>RA5- Realitza activitats sostenibles minimitzant l'impacte de les mateixes en el medi ambient.</text:p>
          </table:table-cell>
          <table:table-cell table:style-name="ce58" table:formula="of:=[$ProxiMarkt.J341]">
            <text:p/>
          </table:table-cell>
          <table:table-cell table:style-name="ce73" table:formula="of:=[$DigitalitzacioEmpresa.J341]">
            <text:p/>
          </table:table-cell>
          <table:table-cell table:style-name="ce58" table:number-columns-repeated="4"/>
          <table:table-cell table:style-name="ce81" table:formula="of:=IF(COUNTIF([.C341:.I341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a) S'ha caracteritzat el model de producció i consum actual.</text:p>
          </table:table-cell>
          <table:table-cell table:style-name="ce58" table:formula="of:=[$ProxiMarkt.J342]">
            <text:p/>
          </table:table-cell>
          <table:table-cell table:style-name="ce73" table:formula="of:=[$DigitalitzacioEmpresa.J342]">
            <text:p/>
          </table:table-cell>
          <table:table-cell table:style-name="ce58" table:number-columns-repeated="4"/>
          <table:table-cell table:style-name="ce81" table:formula="of:=IF(COUNTIF([.C342:.I342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b) S'han identificat els principis de l'economia verda i circular.</text:p>
          </table:table-cell>
          <table:table-cell table:style-name="ce58" table:formula="of:=[$ProxiMarkt.J343]">
            <text:p/>
          </table:table-cell>
          <table:table-cell table:style-name="ce73" table:formula="of:=[$DigitalitzacioEmpresa.J343]">
            <text:p/>
          </table:table-cell>
          <table:table-cell table:style-name="ce58" table:number-columns-repeated="4"/>
          <table:table-cell table:style-name="ce81" table:formula="of:=IF(COUNTIF([.C343:.I343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c) S'han contrastat els beneficis de l'economia verda i circular enfront del model clàssic de producció.</text:p>
          </table:table-cell>
          <table:table-cell table:style-name="ce58" table:formula="of:=[$ProxiMarkt.J344]">
            <text:p/>
          </table:table-cell>
          <table:table-cell table:style-name="ce73" table:formula="of:=[$DigitalitzacioEmpresa.J344]">
            <text:p/>
          </table:table-cell>
          <table:table-cell table:style-name="ce58" table:number-columns-repeated="4"/>
          <table:table-cell table:style-name="ce81" table:formula="of:=IF(COUNTIF([.C344:.I344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d) S'ha avaluat l'impacte de les activitats personals i professionals.</text:p>
          </table:table-cell>
          <table:table-cell table:style-name="ce58" table:formula="of:=[$ProxiMarkt.J345]">
            <text:p/>
          </table:table-cell>
          <table:table-cell table:style-name="ce73" table:formula="of:=[$DigitalitzacioEmpresa.J345]">
            <text:p/>
          </table:table-cell>
          <table:table-cell table:style-name="ce58" table:number-columns-repeated="4"/>
          <table:table-cell table:style-name="ce81" table:formula="of:=IF(COUNTIF([.C345:.I345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e) S'han aplicat principis d'ecodisseny.</text:p>
          </table:table-cell>
          <table:table-cell table:style-name="ce58" table:formula="of:=[$ProxiMarkt.J346]">
            <text:p/>
          </table:table-cell>
          <table:table-cell table:style-name="ce73" table:formula="of:=[$DigitalitzacioEmpresa.J346]">
            <text:p/>
          </table:table-cell>
          <table:table-cell table:style-name="ce58" table:number-columns-repeated="4"/>
          <table:table-cell table:style-name="ce81" table:formula="of:=IF(COUNTIF([.C346:.I346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f) S'han aplicat estratègies sostenibles.</text:p>
          </table:table-cell>
          <table:table-cell table:style-name="ce58" table:formula="of:=[$ProxiMarkt.J347]">
            <text:p/>
          </table:table-cell>
          <table:table-cell table:style-name="ce73" table:formula="of:=[$DigitalitzacioEmpresa.J347]">
            <text:p/>
          </table:table-cell>
          <table:table-cell table:style-name="ce58" table:number-columns-repeated="4"/>
          <table:table-cell table:style-name="ce81" table:formula="of:=IF(COUNTIF([.C347:.I347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g) S'ha analitzat el cicle de vida del producte.</text:p>
          </table:table-cell>
          <table:table-cell table:style-name="ce58" table:formula="of:=[$ProxiMarkt.J348]">
            <text:p/>
          </table:table-cell>
          <table:table-cell table:style-name="ce73" table:formula="of:=[$DigitalitzacioEmpresa.J348]">
            <text:p/>
          </table:table-cell>
          <table:table-cell table:style-name="ce58" table:number-columns-repeated="4"/>
          <table:table-cell table:style-name="ce81" table:formula="of:=IF(COUNTIF([.C348:.I348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h) S'han identificat els processos de producció i els criteris de sostenibilitat aplicats.</text:p>
          </table:table-cell>
          <table:table-cell table:style-name="ce58" table:formula="of:=[$ProxiMarkt.J349]">
            <text:p/>
          </table:table-cell>
          <table:table-cell table:style-name="ce73" table:formula="of:=[$DigitalitzacioEmpresa.J349]">
            <text:p/>
          </table:table-cell>
          <table:table-cell table:style-name="ce58" table:number-columns-repeated="4"/>
          <table:table-cell table:style-name="ce81" table:formula="of:=IF(COUNTIF([.C349:.I349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11">
          <table:covered-table-cell table:style-name="ce22"/>
          <table:table-cell table:style-name="ce44" office:value-type="string" calcext:value-type="string">
            <text:p>i) S'ha aplicat la normativa ambiental.</text:p>
          </table:table-cell>
          <table:table-cell table:style-name="ce58" table:formula="of:=[$ProxiMarkt.J350]">
            <text:p/>
          </table:table-cell>
          <table:table-cell table:style-name="ce73" table:formula="of:=[$DigitalitzacioEmpresa.J350]">
            <text:p/>
          </table:table-cell>
          <table:table-cell table:style-name="ce58" table:number-columns-repeated="4"/>
          <table:table-cell table:style-name="ce81" table:formula="of:=IF(COUNTIF([.C350:.I350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4">
          <table:covered-table-cell table:style-name="ce22"/>
          <table:table-cell table:style-name="ce43" office:value-type="string" calcext:value-type="string">
            <text:p>RA6- Analitza un pla de sostenibilitat d'una empresa del sector, identificant els seus grups de </text:p>
            <text:p>interés, els aspectes ASG materials i justificant accions per a la seua gestió i mesurament.</text:p>
          </table:table-cell>
          <table:table-cell table:style-name="ce58" table:formula="of:=[$ProxiMarkt.J351]">
            <text:p/>
          </table:table-cell>
          <table:table-cell table:style-name="ce73" table:formula="of:=[$DigitalitzacioEmpresa.J351]">
            <text:p/>
          </table:table-cell>
          <table:table-cell table:style-name="ce58" table:number-columns-repeated="4"/>
          <table:table-cell table:style-name="ce81" table:formula="of:=IF(COUNTIF([.C351:.I351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30">
          <table:covered-table-cell table:style-name="ce22"/>
          <table:table-cell table:style-name="ce44" office:value-type="string" calcext:value-type="string">
            <text:p>a) S'han identificat els principals grups d'interés de l'empresa.</text:p>
          </table:table-cell>
          <table:table-cell table:style-name="ce58" table:formula="of:=[$ProxiMarkt.J352]">
            <text:p/>
          </table:table-cell>
          <table:table-cell table:style-name="ce73" table:formula="of:=[$DigitalitzacioEmpresa.J352]">
            <text:p/>
          </table:table-cell>
          <table:table-cell table:style-name="ce58" table:number-columns-repeated="4"/>
          <table:table-cell table:style-name="ce81" table:formula="of:=IF(COUNTIF([.C352:.I352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21">
          <table:covered-table-cell table:style-name="ce22"/>
          <table:table-cell table:style-name="ce44" office:value-type="string" calcext:value-type="string">
            <text:p>b) S'han analitzat els aspectes ASG materials, les expectatives dels grups d'interés i la importància dels aspectes ASG en relació amb els objectius empresarials. <text:s text:c="63"/></text:p>
          </table:table-cell>
          <table:table-cell table:style-name="ce58" table:formula="of:=[$ProxiMarkt.J353]">
            <text:p/>
          </table:table-cell>
          <table:table-cell table:style-name="ce73" table:formula="of:=[$DigitalitzacioEmpresa.J353]">
            <text:p/>
          </table:table-cell>
          <table:table-cell table:style-name="ce58" table:number-columns-repeated="4"/>
          <table:table-cell table:style-name="ce81" table:formula="of:=IF(COUNTIF([.C353:.I353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9">
          <table:covered-table-cell table:style-name="ce22"/>
          <table:table-cell table:style-name="ce44" office:value-type="string" calcext:value-type="string">
            <text:p>c) S'han definit accions encaminades a minimitzar els impactes negatius i aprofitar les oportunitats que plantegen els principals aspectes ASG identificats.</text:p>
          </table:table-cell>
          <table:table-cell table:style-name="ce58" table:formula="of:=[$ProxiMarkt.J354]">
            <text:p/>
          </table:table-cell>
          <table:table-cell table:style-name="ce73" table:formula="of:=[$DigitalitzacioEmpresa.J354]">
            <text:p/>
          </table:table-cell>
          <table:table-cell table:style-name="ce58" table:number-columns-repeated="4"/>
          <table:table-cell table:style-name="ce81" table:formula="of:=IF(COUNTIF([.C354:.I354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18">
          <table:covered-table-cell table:style-name="ce22"/>
          <table:table-cell table:style-name="ce44" office:value-type="string" calcext:value-type="string">
            <text:p>d) S'han determinat les mètriques d'avaluació de l'acompliment de l'empresa d'acord amb els estàndards de sostenibilitat més àmpliament utilitzats.</text:p>
          </table:table-cell>
          <table:table-cell table:style-name="ce58" table:formula="of:=[$ProxiMarkt.J355]">
            <text:p/>
          </table:table-cell>
          <table:table-cell table:style-name="ce73" table:formula="of:=[$DigitalitzacioEmpresa.J355]">
            <text:p/>
          </table:table-cell>
          <table:table-cell table:style-name="ce58" table:number-columns-repeated="4"/>
          <table:table-cell table:style-name="ce81" table:formula="of:=IF(COUNTIF([.C355:.I355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14">
          <table:covered-table-cell table:style-name="ce22"/>
          <table:table-cell table:style-name="ce44" office:value-type="string" calcext:value-type="string">
            <text:p>e) S'ha elaborat un informe de sostenibilitat amb el pla i els indicadors proposats.</text:p>
          </table:table-cell>
          <table:table-cell table:style-name="ce58" table:formula="of:=[$ProxiMarkt.J356]">
            <text:p/>
          </table:table-cell>
          <table:table-cell table:style-name="ce73" table:formula="of:=[$DigitalitzacioEmpresa.J356]">
            <text:p/>
          </table:table-cell>
          <table:table-cell table:style-name="ce58" table:number-columns-repeated="4"/>
          <table:table-cell table:style-name="ce81" table:formula="of:=IF(COUNTIF([.C356:.I356]; &quot;X&quot;) &gt; 0; &quot;X&quot;; &quot;&quot;)">
            <text:p/>
          </table:table-cell>
          <table:table-cell table:style-name="ce58"/>
          <table:table-cell table:number-columns-repeated="20"/>
        </table:table-row>
        <table:table-row table:style-name="ro31">
          <table:table-cell table:style-name="ce23" office:value-type="string" calcext:value-type="string" table:number-columns-spanned="1" table:number-rows-spanned="37">
            <text:p>PIM</text:p>
          </table:table-cell>
          <table:table-cell table:style-name="ce47" office:value-type="string" calcext:value-type="string">
            <text:p><text:span text:style-name="T1">RA1-</text:span><text:span text:style-name="T2"> </text:span><text:span text:style-name="T3">Identifica necessitats del sector productiu relacionant-les amb projectes tipus que les puguen satisfer.</text:span></text:p>
          </table:table-cell>
          <table:table-cell table:style-name="ce65" table:formula="of:=[$ProxiMarkt.J357]" office:value-type="string" office:string-value="X" calcext:value-type="string">
            <text:p>X</text:p>
          </table:table-cell>
          <table:table-cell table:style-name="ce74" table:formula="of:=[$DigitalitzacioEmpresa.J357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57:.I357]; &quot;X&quot;) &gt; 0; &quot;X&quot;; &quot;&quot;)" office:value-type="string" office:string-value="X" calcext:value-type="string">
            <text:p>X</text:p>
          </table:table-cell>
          <table:table-cell table:style-name="ce61"/>
          <table:table-cell table:number-columns-repeated="20"/>
        </table:table-row>
        <table:table-row table:style-name="ro9">
          <table:covered-table-cell table:style-name="ce23"/>
          <table:table-cell table:style-name="ce48" office:value-type="string" calcext:value-type="string">
            <text:p>a) S'han classificat les empreses del sector per les seues característiques organitzatives i el tipus de producte o servici que oferixen.</text:p>
          </table:table-cell>
          <table:table-cell table:style-name="ce65" table:formula="of:=[$ProxiMarkt.J358]">
            <text:p/>
          </table:table-cell>
          <table:table-cell table:style-name="ce74" table:formula="of:=[$DigitalitzacioEmpresa.J358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58:.I358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11">
          <table:covered-table-cell table:style-name="ce23"/>
          <table:table-cell table:style-name="ce48" office:value-type="string" calcext:value-type="string">
            <text:p>b) S'han caracteritzat les empreses tipus indicant l'estructura organitzativa i les funcions de cada departament.</text:p>
          </table:table-cell>
          <table:table-cell table:style-name="ce65" table:formula="of:=[$ProxiMarkt.J359]">
            <text:p/>
          </table:table-cell>
          <table:table-cell table:style-name="ce74" table:formula="of:=[$DigitalitzacioEmpresa.J359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59:.I359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11">
          <table:covered-table-cell table:style-name="ce23"/>
          <table:table-cell table:style-name="ce48" office:value-type="string" calcext:value-type="string">
            <text:p>c) S'han identificat les necessitats més demandades a les empreses.</text:p>
          </table:table-cell>
          <table:table-cell table:style-name="ce65" table:formula="of:=[$ProxiMarkt.J360]">
            <text:p/>
          </table:table-cell>
          <table:table-cell table:style-name="ce74" table:formula="of:=[$DigitalitzacioEmpresa.J360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60:.I360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11">
          <table:covered-table-cell table:style-name="ce23"/>
          <table:table-cell table:style-name="ce48" office:value-type="string" calcext:value-type="string">
            <text:p>d) S'han valorat les oportunitats de negoci previsibles en el sector.</text:p>
          </table:table-cell>
          <table:table-cell table:style-name="ce65" table:formula="of:=[$ProxiMarkt.J361]" office:value-type="string" office:string-value="X" calcext:value-type="string">
            <text:p>X</text:p>
          </table:table-cell>
          <table:table-cell table:style-name="ce74" table:formula="of:=[$DigitalitzacioEmpresa.J361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61:.I361]; &quot;X&quot;) &gt; 0; &quot;X&quot;; &quot;&quot;)" office:value-type="string" office:string-value="X" calcext:value-type="string">
            <text:p>X</text:p>
          </table:table-cell>
          <table:table-cell table:style-name="ce61"/>
          <table:table-cell table:number-columns-repeated="20"/>
        </table:table-row>
        <table:table-row table:style-name="ro11">
          <table:covered-table-cell table:style-name="ce23"/>
          <table:table-cell table:style-name="ce48" office:value-type="string" calcext:value-type="string">
            <text:p>e) S'ha identificat el tipus de projecte requerit per a donar resposta a les demandes previstes.</text:p>
          </table:table-cell>
          <table:table-cell table:style-name="ce65" table:formula="of:=[$ProxiMarkt.J362]" office:value-type="string" office:string-value="X" calcext:value-type="string">
            <text:p>X</text:p>
          </table:table-cell>
          <table:table-cell table:style-name="ce74" table:formula="of:=[$DigitalitzacioEmpresa.J362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62:.I362]; &quot;X&quot;) &gt; 0; &quot;X&quot;; &quot;&quot;)" office:value-type="string" office:string-value="X" calcext:value-type="string">
            <text:p>X</text:p>
          </table:table-cell>
          <table:table-cell table:style-name="ce61"/>
          <table:table-cell table:number-columns-repeated="20"/>
        </table:table-row>
        <table:table-row table:style-name="ro11">
          <table:covered-table-cell table:style-name="ce23"/>
          <table:table-cell table:style-name="ce48" office:value-type="string" calcext:value-type="string">
            <text:p>f) S'han determinat les característiques específiques requerides al projecte.</text:p>
          </table:table-cell>
          <table:table-cell table:style-name="ce65" table:formula="of:=[$ProxiMarkt.J363]" office:value-type="string" office:string-value="X" calcext:value-type="string">
            <text:p>X</text:p>
          </table:table-cell>
          <table:table-cell table:style-name="ce74" table:formula="of:=[$DigitalitzacioEmpresa.J363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63:.I363]; &quot;X&quot;) &gt; 0; &quot;X&quot;; &quot;&quot;)" office:value-type="string" office:string-value="X" calcext:value-type="string">
            <text:p>X</text:p>
          </table:table-cell>
          <table:table-cell table:style-name="ce61"/>
          <table:table-cell table:number-columns-repeated="20"/>
        </table:table-row>
        <table:table-row table:style-name="ro11">
          <table:covered-table-cell table:style-name="ce23"/>
          <table:table-cell table:style-name="ce48" office:value-type="string" calcext:value-type="string">
            <text:p>g) S'han determinat les obligacions fiscals, laborals i de prevenció de riscos i les seues condicions d'aplicació.</text:p>
          </table:table-cell>
          <table:table-cell table:style-name="ce65" table:formula="of:=[$ProxiMarkt.J364]">
            <text:p/>
          </table:table-cell>
          <table:table-cell table:style-name="ce74" table:formula="of:=[$DigitalitzacioEmpresa.J364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64:.I364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9">
          <table:covered-table-cell table:style-name="ce23"/>
          <table:table-cell table:style-name="ce48" office:value-type="string" calcext:value-type="string">
            <text:p>h) S'han identificat possibles ajudes o subvencions per a la incorporació de noves tecnologies de producció o de servici que es proposen.</text:p>
          </table:table-cell>
          <table:table-cell table:style-name="ce65" table:formula="of:=[$ProxiMarkt.J365]">
            <text:p/>
          </table:table-cell>
          <table:table-cell table:style-name="ce74" table:formula="of:=[$DigitalitzacioEmpresa.J365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65:.I365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11">
          <table:covered-table-cell table:style-name="ce23"/>
          <table:table-cell table:style-name="ce48" office:value-type="string" calcext:value-type="string">
            <text:p>i) S'ha elaborat el guió de treball que se seguirà per a l'elaboració del projecte.</text:p>
          </table:table-cell>
          <table:table-cell table:style-name="ce65" table:formula="of:=[$ProxiMarkt.J366]" office:value-type="string" office:string-value="X" calcext:value-type="string">
            <text:p>X</text:p>
          </table:table-cell>
          <table:table-cell table:style-name="ce74" table:formula="of:=[$DigitalitzacioEmpresa.J366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66:.I366]; &quot;X&quot;) &gt; 0; &quot;X&quot;; &quot;&quot;)" office:value-type="string" office:string-value="X" calcext:value-type="string">
            <text:p>X</text:p>
          </table:table-cell>
          <table:table-cell table:style-name="ce61"/>
          <table:table-cell table:number-columns-repeated="20"/>
        </table:table-row>
        <table:table-row table:style-name="ro9">
          <table:covered-table-cell table:style-name="ce23"/>
          <table:table-cell table:style-name="ce47" office:value-type="string" calcext:value-type="string">
            <text:p>RA2- Dissenya projectes relacionats amb les competències expressades en el títol, incloent i Desenvolupant les fases que el componen.</text:p>
          </table:table-cell>
          <table:table-cell table:style-name="ce65" table:formula="of:=[$ProxiMarkt.J367]" office:value-type="string" office:string-value="X" calcext:value-type="string">
            <text:p>X</text:p>
          </table:table-cell>
          <table:table-cell table:style-name="ce74" table:formula="of:=[$DigitalitzacioEmpresa.J367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67:.I367]; &quot;X&quot;) &gt; 0; &quot;X&quot;; &quot;&quot;)" office:value-type="string" office:string-value="X" calcext:value-type="string">
            <text:p>X</text:p>
          </table:table-cell>
          <table:table-cell table:style-name="ce61"/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a) S'ha recopilat informació relativa als aspectes que seran tractats en el projecte.</text:p>
          </table:table-cell>
          <table:table-cell table:style-name="ce65" table:formula="of:=[$ProxiMarkt.J368]" office:value-type="string" office:string-value="X" calcext:value-type="string">
            <text:p>X</text:p>
          </table:table-cell>
          <table:table-cell table:style-name="ce74" table:formula="of:=[$DigitalitzacioEmpresa.J368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68:.I368]; &quot;X&quot;) &gt; 0; &quot;X&quot;; &quot;&quot;)" office:value-type="string" office:string-value="X" calcext:value-type="string">
            <text:p>X</text:p>
          </table:table-cell>
          <table:table-cell table:style-name="ce61"/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b) S'ha realitzat l'estudi de viabilitat tècnica d'este.</text:p>
          </table:table-cell>
          <table:table-cell table:style-name="ce65" table:formula="of:=[$ProxiMarkt.J369]">
            <text:p/>
          </table:table-cell>
          <table:table-cell table:style-name="ce74" table:formula="of:=[$DigitalitzacioEmpresa.J369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69:.I369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c) S'han identificat les fases o parts que componen el projecte i el seu contingut.</text:p>
          </table:table-cell>
          <table:table-cell table:style-name="ce65" table:formula="of:=[$ProxiMarkt.J370]" office:value-type="string" office:string-value="X" calcext:value-type="string">
            <text:p>X</text:p>
          </table:table-cell>
          <table:table-cell table:style-name="ce74" table:formula="of:=[$DigitalitzacioEmpresa.J370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70:.I370]; &quot;X&quot;) &gt; 0; &quot;X&quot;; &quot;&quot;)" office:value-type="string" office:string-value="X" calcext:value-type="string">
            <text:p>X</text:p>
          </table:table-cell>
          <table:table-cell table:style-name="ce61"/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d) S'han establit els objectius que es pretenen aconseguir identificant el seu abast.</text:p>
          </table:table-cell>
          <table:table-cell table:style-name="ce65" table:formula="of:=[$ProxiMarkt.J371]" office:value-type="string" office:string-value="X" calcext:value-type="string">
            <text:p>X</text:p>
          </table:table-cell>
          <table:table-cell table:style-name="ce74" table:formula="of:=[$DigitalitzacioEmpresa.J371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71:.I371]; &quot;X&quot;) &gt; 0; &quot;X&quot;; &quot;&quot;)" office:value-type="string" office:string-value="X" calcext:value-type="string">
            <text:p>X</text:p>
          </table:table-cell>
          <table:table-cell table:style-name="ce61"/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e) S'han previst els recursos materials i personals necessaris per a realitzar el projecte.</text:p>
          </table:table-cell>
          <table:table-cell table:style-name="ce65" table:formula="of:=[$ProxiMarkt.J372]" office:value-type="string" office:string-value="X" calcext:value-type="string">
            <text:p>X</text:p>
          </table:table-cell>
          <table:table-cell table:style-name="ce74" table:formula="of:=[$DigitalitzacioEmpresa.J372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72:.I372]; &quot;X&quot;) &gt; 0; &quot;X&quot;; &quot;&quot;)" office:value-type="string" office:string-value="X" calcext:value-type="string">
            <text:p>X</text:p>
          </table:table-cell>
          <table:table-cell table:style-name="ce61"/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f) S'ha realitzat el pressupost econòmic corresponent.</text:p>
          </table:table-cell>
          <table:table-cell table:style-name="ce65" table:formula="of:=[$ProxiMarkt.J373]">
            <text:p/>
          </table:table-cell>
          <table:table-cell table:style-name="ce74" table:formula="of:=[$DigitalitzacioEmpresa.J373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73:.I373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g) S'han identificat les necessitats de finançament per a la posada en marxa d'este.</text:p>
          </table:table-cell>
          <table:table-cell table:style-name="ce65" table:formula="of:=[$ProxiMarkt.J374]">
            <text:p/>
          </table:table-cell>
          <table:table-cell table:style-name="ce74" table:formula="of:=[$DigitalitzacioEmpresa.J374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74:.I374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h) S'ha definit i elaborat la documentació necessària per al seu disseny.</text:p>
          </table:table-cell>
          <table:table-cell table:style-name="ce65" table:formula="of:=[$ProxiMarkt.J375]">
            <text:p/>
          </table:table-cell>
          <table:table-cell table:style-name="ce74" table:formula="of:=[$DigitalitzacioEmpresa.J375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75:.I375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i) S'han identificat els aspectes que s'han de controlar per a garantir la qualitat del projecte.</text:p>
          </table:table-cell>
          <table:table-cell table:style-name="ce65" table:formula="of:=[$ProxiMarkt.J376]" office:value-type="string" office:string-value="X" calcext:value-type="string">
            <text:p>X</text:p>
          </table:table-cell>
          <table:table-cell table:style-name="ce74" table:formula="of:=[$DigitalitzacioEmpresa.J376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76:.I376]; &quot;X&quot;) &gt; 0; &quot;X&quot;; &quot;&quot;)" office:value-type="string" office:string-value="X" calcext:value-type="string">
            <text:p>X</text:p>
          </table:table-cell>
          <table:table-cell table:style-name="ce61"/>
          <table:table-cell table:number-columns-repeated="20"/>
        </table:table-row>
        <table:table-row table:style-name="ro9">
          <table:covered-table-cell table:style-name="ce23"/>
          <table:table-cell table:style-name="ce47" office:value-type="string" calcext:value-type="string">
            <text:p>RA3- Planifica la posada en funcionament o execució del projecte, determinant el pla d'intervenció i la documentació associada.</text:p>
          </table:table-cell>
          <table:table-cell table:style-name="ce65" table:formula="of:=[$ProxiMarkt.J377]">
            <text:p/>
          </table:table-cell>
          <table:table-cell table:style-name="ce74" table:formula="of:=[$DigitalitzacioEmpresa.J377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77:.I377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a) S'han seqüenciat les activitats, ordenant-les en funció de les necessitats d'implementació.</text:p>
          </table:table-cell>
          <table:table-cell table:style-name="ce65" table:formula="of:=[$ProxiMarkt.J378]">
            <text:p/>
          </table:table-cell>
          <table:table-cell table:style-name="ce74" table:formula="of:=[$DigitalitzacioEmpresa.J378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78:.I378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b) S'han determinat els recursos i la logística necessària per a cada activitat.</text:p>
          </table:table-cell>
          <table:table-cell table:style-name="ce65" table:formula="of:=[$ProxiMarkt.J379]">
            <text:p/>
          </table:table-cell>
          <table:table-cell table:style-name="ce74" table:formula="of:=[$DigitalitzacioEmpresa.J379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79:.I379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c) S'han identificat les necessitats de permisos i autoritzacions per a dur a terme les activitats.</text:p>
          </table:table-cell>
          <table:table-cell table:style-name="ce65" table:formula="of:=[$ProxiMarkt.J380]">
            <text:p/>
          </table:table-cell>
          <table:table-cell table:style-name="ce74" table:formula="of:=[$DigitalitzacioEmpresa.J380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80:.I380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d) S'han determinat els procediments d'actuació o execució de les activitats.</text:p>
          </table:table-cell>
          <table:table-cell table:style-name="ce65" table:formula="of:=[$ProxiMarkt.J381]">
            <text:p/>
          </table:table-cell>
          <table:table-cell table:style-name="ce74" table:formula="of:=[$DigitalitzacioEmpresa.J381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81:.I381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9">
          <table:covered-table-cell table:style-name="ce23"/>
          <table:table-cell table:style-name="ce48" office:value-type="string" calcext:value-type="string">
            <text:p>e) S'han identificat els riscos inherents a l'execució, definint el pla de prevenció de riscos i els mitjans i equips necessaris.</text:p>
          </table:table-cell>
          <table:table-cell table:style-name="ce65" table:formula="of:=[$ProxiMarkt.J382]">
            <text:p/>
          </table:table-cell>
          <table:table-cell table:style-name="ce74" table:formula="of:=[$DigitalitzacioEmpresa.J382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82:.I382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f) S'han planificat l'assignació de recursos materials i humans i els temps d'execució.</text:p>
          </table:table-cell>
          <table:table-cell table:style-name="ce65" table:formula="of:=[$ProxiMarkt.J383]">
            <text:p/>
          </table:table-cell>
          <table:table-cell table:style-name="ce74" table:formula="of:=[$DigitalitzacioEmpresa.J383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83:.I383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g) S'ha fet la valoració econòmica que dona resposta a les condicions de l'execució.</text:p>
          </table:table-cell>
          <table:table-cell table:style-name="ce65" table:formula="of:=[$ProxiMarkt.J384]">
            <text:p/>
          </table:table-cell>
          <table:table-cell table:style-name="ce74" table:formula="of:=[$DigitalitzacioEmpresa.J384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84:.I384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h) S'ha definit i elaborat la documentació necessària per a l'execució.</text:p>
          </table:table-cell>
          <table:table-cell table:style-name="ce65" table:formula="of:=[$ProxiMarkt.J385]">
            <text:p/>
          </table:table-cell>
          <table:table-cell table:style-name="ce74" table:formula="of:=[$DigitalitzacioEmpresa.J385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85:.I385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9">
          <table:covered-table-cell table:style-name="ce23"/>
          <table:table-cell table:style-name="ce47" office:value-type="string" calcext:value-type="string">
            <text:p>RA4- Definix els procediments per al seguiment i control en l'execució del projecte, justificant la selecció de variables i instruments emprats.</text:p>
          </table:table-cell>
          <table:table-cell table:style-name="ce65" table:formula="of:=[$ProxiMarkt.J386]" office:value-type="string" office:string-value="X" calcext:value-type="string">
            <text:p>X</text:p>
          </table:table-cell>
          <table:table-cell table:style-name="ce74" table:formula="of:=[$DigitalitzacioEmpresa.J386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86:.I386]; &quot;X&quot;) &gt; 0; &quot;X&quot;; &quot;&quot;)" office:value-type="string" office:string-value="X" calcext:value-type="string">
            <text:p>X</text:p>
          </table:table-cell>
          <table:table-cell table:style-name="ce61"/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a) S'ha definit el procediment d'avaluació de les activitats o intervencions.</text:p>
          </table:table-cell>
          <table:table-cell table:style-name="ce65" table:formula="of:=[$ProxiMarkt.J387]">
            <text:p/>
          </table:table-cell>
          <table:table-cell table:style-name="ce74" table:formula="of:=[$DigitalitzacioEmpresa.J387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87:.I387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5">
          <table:covered-table-cell table:style-name="ce23"/>
          <table:table-cell table:style-name="ce48" office:value-type="string" calcext:value-type="string">
            <text:p>b) S'han definit els indicadors de qualitat per a realitzar l'avaluació.</text:p>
          </table:table-cell>
          <table:table-cell table:style-name="ce65" table:formula="of:=[$ProxiMarkt.J388]">
            <text:p/>
          </table:table-cell>
          <table:table-cell table:style-name="ce74" table:formula="of:=[$DigitalitzacioEmpresa.J388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88:.I388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9">
          <table:covered-table-cell table:style-name="ce23"/>
          <table:table-cell table:style-name="ce48" office:value-type="string" calcext:value-type="string">
            <text:p>c) S'ha definit el procediment per a l'avaluació de les incidències que puguen presentar-se durant la realització de les activitats, la seua possible solució i registre.</text:p>
          </table:table-cell>
          <table:table-cell table:style-name="ce65" table:formula="of:=[$ProxiMarkt.J389]">
            <text:p/>
          </table:table-cell>
          <table:table-cell table:style-name="ce74" table:formula="of:=[$DigitalitzacioEmpresa.J389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89:.I389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9">
          <table:covered-table-cell table:style-name="ce23"/>
          <table:table-cell table:style-name="ce48" office:value-type="string" calcext:value-type="string">
            <text:p>d) S'ha definit el procediment per a gestionar els possibles canvis en els recursos i en les activitats, incloent-hi el sistema de registre d'estos.</text:p>
          </table:table-cell>
          <table:table-cell table:style-name="ce65" table:formula="of:=[$ProxiMarkt.J390]">
            <text:p/>
          </table:table-cell>
          <table:table-cell table:style-name="ce74" table:formula="of:=[$DigitalitzacioEmpresa.J390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90:.I390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11">
          <table:covered-table-cell table:style-name="ce23"/>
          <table:table-cell table:style-name="ce48" office:value-type="string" calcext:value-type="string">
            <text:p>e) S'ha definit i elaborat la documentació necessària per a l'avaluació de les activitats i del projecte.</text:p>
          </table:table-cell>
          <table:table-cell table:style-name="ce65" table:formula="of:=[$ProxiMarkt.J391]" office:value-type="string" office:string-value="X" calcext:value-type="string">
            <text:p>X</text:p>
          </table:table-cell>
          <table:table-cell table:style-name="ce74" table:formula="of:=[$DigitalitzacioEmpresa.J391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91:.I391]; &quot;X&quot;) &gt; 0; &quot;X&quot;; &quot;&quot;)" office:value-type="string" office:string-value="X" calcext:value-type="string">
            <text:p>X</text:p>
          </table:table-cell>
          <table:table-cell table:style-name="ce61"/>
          <table:table-cell table:number-columns-repeated="20"/>
        </table:table-row>
        <table:table-row table:style-name="ro9">
          <table:covered-table-cell table:style-name="ce23"/>
          <table:table-cell table:style-name="ce48" office:value-type="string" calcext:value-type="string">
            <text:p>f) S'ha establit el procediment per a la participació en l'avaluació dels usuaris o clients i s'han elaborat els documents específics.</text:p>
          </table:table-cell>
          <table:table-cell table:style-name="ce65" table:formula="of:=[$ProxiMarkt.J392]">
            <text:p/>
          </table:table-cell>
          <table:table-cell table:style-name="ce74" table:formula="of:=[$DigitalitzacioEmpresa.J392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92:.I392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11">
          <table:covered-table-cell table:style-name="ce23"/>
          <table:table-cell table:style-name="ce48" office:value-type="string" calcext:value-type="string">
            <text:p>g) S'ha establit un sistema per a garantir el compliment del plec de condicions del projecte quan este existix.</text:p>
          </table:table-cell>
          <table:table-cell table:style-name="ce65" table:formula="of:=[$ProxiMarkt.J393]">
            <text:p/>
          </table:table-cell>
          <table:table-cell table:style-name="ce74" table:formula="of:=[$DigitalitzacioEmpresa.J393]">
            <text:p/>
          </table:table-cell>
          <table:table-cell table:style-name="ce61" table:number-columns-repeated="2"/>
          <table:table-cell table:style-name="ce59"/>
          <table:table-cell table:style-name="ce61"/>
          <table:table-cell table:style-name="ce82" table:formula="of:=IF(COUNTIF([.C393:.I393]; &quot;X&quot;) &gt; 0; &quot;X&quot;; &quot;&quot;)">
            <text:p/>
          </table:table-cell>
          <table:table-cell table:style-name="ce61"/>
          <table:table-cell table:number-columns-repeated="20"/>
        </table:table-row>
        <table:table-row table:style-name="ro32" table:number-rows-repeated="3">
          <table:table-cell table:style-name="ce24"/>
          <table:table-cell table:number-columns-repeated="29"/>
        </table:table-row>
        <table:table-row table:style-name="ro5" table:number-rows-repeated="1048179">
          <table:table-cell table:number-columns-repeated="30"/>
        </table:table-row>
        <table:table-row table:style-name="ro5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Aptos Narrow1" svg:font-family="'Aptos Narrow'" style:font-family-generic="swiss"/>
    <style:font-face style:name="Cabin" svg:font-family="Cabi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imes New Roman" svg:font-family="'Times New Roman'" style:font-family-generic="swiss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">
      <number:number number:decimal-places="0" number:min-decimal-places="0" number:min-integer-digits="1" number:grouping="true"/>
      <number:text loext:blank-width-char="€1">   ;-#.##0 _€</number:text>
    </number:number-style>
    <number:number-style style:name="N126">
      <number:number number:decimal-places="0" number:min-decimal-places="0" number:min-integer-digits="1" number:grouping="true"/>
      <number:text loext:blank-width-char="€1">   ;[RED]-#.##0 _€</number:text>
    </number:number-style>
    <number:number-style style:name="N127">
      <number:number number:decimal-places="2" number:min-decimal-places="2" number:min-integer-digits="1" number:grouping="true"/>
      <number:text loext:blank-width-char="€1">   ;-#.##0,00 _€</number:text>
    </number:number-style>
    <number:number-style style:name="N128">
      <number:number number:decimal-places="2" number:min-decimal-places="2" number:min-integer-digits="1" number:grouping="true"/>
      <number:text loext:blank-width-char="€1">   ;[RED]-#.##0,00 _€</number:text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;[&lt;0]-* #.##0 _€_-</number:text>
    </number:number-style>
    <number:number-style style:name="N131P1" style:volatile="true">
      <number:text loext:blank-width-char="-"> </number:text>
      <number:fill-character> </number:fill-character>
      <number:text>- _€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=0" style:apply-style-name="N131P0"/>
      <style:map style:condition="value()&lt;0" style:apply-style-name="N131P1"/>
    </number:text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5P2" style:volatile="true">
      <number:text loext:blank-width-char="-"> </number:text>
      <number:fill-character> </number:fill-character>
      <number:text loext:blank-width-char="-3">- €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;[&lt;0]-* #.##0,00 _€_-</number:text>
    </number:number-style>
    <number:number-style style:name="N138P1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""</number:text>
    </number:number-style>
    <number:text-style style:name="N138">
      <number:text loext:blank-width-char="-"> </number:text>
      <number:text-content/>
      <number:text loext:blank-width-char="-"> "</number:text>
      <style:map style:condition="value()&gt;=0" style:apply-style-name="N138P0"/>
      <style:map style:condition="value()&lt;0" style:apply-style-name="N138P1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21cm" fo:margin-bottom="1.21cm" fo:margin-left="1.08cm" fo:margin-right="1.0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*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20:38:39.111879566">00:00:00</text:time></text:p>
        </style:region-right>
      </style:header>
      <style:header-left style:display="false"/>
      <style:header-first style:display="false"/>
      <style:footer>
        <text:p>*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A_5f_criteris_5f_DAW" style:display-name="PageStyle_RA_criteris_D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_5f_criteris_5f_ASIX" style:display-name="PageStyle_RA_criteris_ASIX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à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A_5f_criteris_5f_DAM" style:display-name="PageStyle_RA_criteris_DAM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75</meta:editing-cycles>
    <meta:creation-date>2025-03-12T12:08:41</meta:creation-date>
    <dc:date>2025-07-10T20:55:44.232994934</dc:date>
    <meta:generator>LibreOffice/24.2.7.2$Linux_X86_64 LibreOffice_project/420$Build-2</meta:generator>
    <meta:editing-duration>PT2H38M31S</meta:editing-duration>
    <meta:document-statistic meta:table-count="3" meta:cell-count="3395" meta:object-count="0"/>
    <meta:user-defined meta:name="AppVersion">16.0300</meta:user-defined>
  </office:meta>
</office:document-meta>
</file>